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Console" svg:font-family="'Liberation Console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279cm"/>
    </style:style>
    <style:style style:name="co4" style:family="table-column">
      <style:table-column-properties fo:break-before="auto" style:column-width="0.496cm"/>
    </style:style>
    <style:style style:name="co5" style:family="table-column">
      <style:table-column-properties fo:break-before="auto" style:column-width="27.294cm"/>
    </style:style>
    <style:style style:name="co6" style:family="table-column">
      <style:table-column-properties fo:break-before="auto" style:column-width="9.707cm"/>
    </style:style>
    <style:style style:name="co7" style:family="table-column">
      <style:table-column-properties fo:break-before="auto" style:column-width="16.014cm"/>
    </style:style>
    <style:style style:name="co8" style:family="table-column">
      <style:table-column-properties fo:break-before="auto" style:column-width="9.451cm"/>
    </style:style>
    <style:style style:name="co9" style:family="table-column">
      <style:table-column-properties fo:break-before="auto" style:column-width="2.314cm"/>
    </style:style>
    <style:style style:name="co10" style:family="table-column">
      <style:table-column-properties fo:break-before="auto" style:column-width="7.599cm"/>
    </style:style>
    <style:style style:name="co11" style:family="table-column">
      <style:table-column-properties fo:break-before="auto" style:column-width="0.517cm"/>
    </style:style>
    <style:style style:name="co12" style:family="table-column">
      <style:table-column-properties fo:break-before="auto" style:column-width="16.207cm"/>
    </style:style>
    <style:style style:name="co13" style:family="table-column">
      <style:table-column-properties fo:break-before="auto" style:column-width="16.133cm"/>
    </style:style>
    <style:style style:name="co14" style:family="table-column">
      <style:table-column-properties fo:break-before="auto" style:column-width="10.024cm"/>
    </style:style>
    <style:style style:name="co15" style:family="table-column">
      <style:table-column-properties fo:break-before="auto" style:column-width="9.015cm"/>
    </style:style>
    <style:style style:name="co16" style:family="table-column">
      <style:table-column-properties fo:break-before="auto" style:column-width="27.157cm"/>
    </style:style>
    <style:style style:name="co17" style:family="table-column">
      <style:table-column-properties fo:break-before="auto" style:column-width="8.634cm"/>
    </style:style>
    <style:style style:name="co18" style:family="table-column">
      <style:table-column-properties fo:break-before="auto" style:column-width="8.661cm"/>
    </style:style>
    <style:style style:name="co19" style:family="table-column">
      <style:table-column-properties fo:break-before="auto" style:column-width="7.708cm"/>
    </style:style>
    <style:style style:name="co20" style:family="table-column">
      <style:table-column-properties fo:break-before="auto" style:column-width="4.33cm"/>
    </style:style>
    <style:style style:name="co21" style:family="table-column">
      <style:table-column-properties fo:break-before="auto" style:column-width="10.596cm"/>
    </style:style>
    <style:style style:name="co22" style:family="table-column">
      <style:table-column-properties fo:break-before="auto" style:column-width="8.28cm"/>
    </style:style>
    <style:style style:name="co23" style:family="table-column">
      <style:table-column-properties fo:break-before="auto" style:column-width="11.031cm"/>
    </style:style>
    <style:style style:name="co24" style:family="table-column">
      <style:table-column-properties fo:break-before="auto" style:column-width="10.541cm"/>
    </style:style>
    <style:style style:name="co25" style:family="table-column">
      <style:table-column-properties fo:break-before="auto" style:column-width="20.8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73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007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ucida Consol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Liberation Mono"/>
    </style:style>
    <style:style style:name="ce28" style:family="table-cell" style:parent-style-name="Default">
      <style:text-properties style:font-name="Liberation Mono" style:font-name-asian="Segoe UI" style:font-name-complex="Tahoma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value-type" style:repeat-content="false"/>
      <style:paragraph-properties fo:margin-left="0cm"/>
      <style:text-properties style:font-name="Lucida Console"/>
    </style:style>
    <style:style style:name="ce14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font-name="Lucida Console"/>
    </style:style>
    <style:style style:name="ce12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ext-properties style:font-name="Liberation Console" style:font-name-asian="Segoe UI" style:font-name-complex="Tahoma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start"/>
    </style:style>
    <style:style style:name="T1" style:family="text">
      <style:text-properties fo:font-weight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2" form:id="control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3" form:id="control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4" form:id="control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5" form:id="control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6" form:id="control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7" form:id="control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8" form:id="control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9" form:id="control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10" form:id="control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11" form:id="control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12" form:id="control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13" form:id="control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14" form:id="control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5" form:id="control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16" form:id="control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17" form:id="control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8" form:id="control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19" form:id="control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20" form:id="control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21" form:id="control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22" form:id="control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0" form:control-implementation="ooo:com.sun.star.form.component.CheckBox" xml:id="control23" form:id="control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1" form:control-implementation="ooo:com.sun.star.form.component.CheckBox" xml:id="control24" form:id="control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25" form:id="control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26" form:id="control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27" form:id="control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28" form:id="control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29" form:id="control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30" form:id="control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31" form:id="control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32" form:id="control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33" form:id="control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34" form:id="control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35" form:id="control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36" form:id="control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37" form:id="control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38" form:id="control3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39" form:id="control3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40" form:id="control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41" form:id="control4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42" form:id="control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43" form:id="control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44" form:id="control4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45" form:id="control4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46" form:id="control4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47" form:id="control4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48" form:id="control4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49" form:id="control4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50" form:id="control5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51" form:id="control5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52" form:id="control5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53" form:id="control5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54" form:id="control5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55" form:id="control5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56" form:id="control5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57" form:id="control5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8" form:id="control5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9" form:id="control5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0" form:id="control6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1" form:id="control6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2" form:id="control6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3" form:id="control6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64" form:id="control6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5" form:id="control6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6" form:id="control6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67" form:id="control6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68" form:id="control6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69" form:id="control6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70" form:id="control7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1" form:id="control7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72" form:id="control7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73" form:id="control7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" form:id="control7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75" form:id="control7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76" form:id="control7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77" form:id="control7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8" form:id="control7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" form:id="control7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" form:id="control8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1" form:id="control8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2" form:id="control8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3" form:id="control8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4" form:id="control8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5" form:id="control8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6" form:id="control8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7" form:id="control8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8" form:id="control8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9" form:id="control8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0" form:id="control9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1" form:id="control9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2" form:id="control9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3" form:id="control9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94" form:id="control9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5" form:id="control9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6" form:id="control9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7" form:id="control9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" form:id="control9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" form:id="control9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" form:id="control1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" form:id="control10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" form:id="control10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" form:id="control10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4" form:id="control10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5" form:id="control10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" form:id="control10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" form:id="control10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" form:id="control10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" form:id="control10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" form:id="control1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" form:id="control1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" form:id="control1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3" form:id="control1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4" form:id="control1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5" form:id="control1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6" form:id="control1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7" form:id="control1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8" form:id="control1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9" form:id="control1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120" form:id="control1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121" form:id="control1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22" form:id="control1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23" form:id="control1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24" form:id="control1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25" form:id="control1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6" form:id="control1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7" form:id="control1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8" form:id="control1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9" form:id="control1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30" form:id="control1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31" form:id="control1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32" form:id="control1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33" form:id="control1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34" form:id="control1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35" form:id="control1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6" form:id="control1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7" form:id="control1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8" form:id="control13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9" form:id="control13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0" form:id="control1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1" form:id="control14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42" form:id="control1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43" form:id="control1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44" form:id="control14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45" form:id="control14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46" form:id="control14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47" form:id="control14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48" form:id="control14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49" form:id="control14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0" form:id="control15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1" form:id="control15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2" form:id="control15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3" form:id="control15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4" form:id="control15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5" form:id="control15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56" form:id="control15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57" form:id="control15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58" form:id="control15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59" form:id="control15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160" form:id="control16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161" form:id="control16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162" form:id="control16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32"/>
        <table:table-column table:style-name="co1" table:number-columns-repeated="2" table:default-cell-style-name="ce19"/>
        <table:table-column table:style-name="co1" table:number-columns-repeated="16376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7"/>
          <table:table-cell table:style-name="ce19" table:number-columns-repeated="16376"/>
        </table:table-row>
        <table:table-row table:style-name="ro2">
          <table:table-cell table:style-name="ce2" office:value-type="string" calcext:value-type="string" table:number-columns-spanned="6" table:number-rows-spanned="1">
            <text:p>The following table summarises what needs to be done in order to add a new type, property, query or mutation to the system. The uppercase placeholders TYPE, PROPERTY/ALL, QUERY and MUTATION should be replaced by the actual, appropriately-cased type, property, query or mutation name(s), following the Java/JavaBean conventions for naming types, fields and property accessor methods. Existing workspace resources are hyperlinked for convenience.</text:p>
          </table:table-cell>
          <table:covered-table-cell table:number-columns-repeated="5"/>
          <table:table-cell table:number-columns-repeated="2"/>
          <table:table-cell table:style-name="ce19" table:number-columns-repeated="1637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1" draw:style-name="gr1" draw:text-style-name="P1" svg:width="0.5cm" svg:height="0.5cm" svg:x="0.009cm" svg:y="0.443cm" draw:control="control2"/>
          </table:table-cell>
          <table:table-cell table:style-name="ce29" office:value-type="string" calcext:value-type="string">
            <text:p>Notes</text:p>
          </table:table-cell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TYPE</text:p>
          </table:table-cell>
          <table:table-cell table:style-name="ce25">
            <draw:control draw:z-index="0" draw:name="Control 2" draw:style-name="gr1" draw:text-style-name="P1" svg:width="0.5cm" svg:height="0.5cm" svg:x="0.009cm" svg:y="0.431cm" draw:control="control1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YPEInput</text:p>
          </table:table-cell>
          <table:table-cell table:style-name="ce25">
            <draw:control draw:z-index="2" draw:name="Control 3" draw:style-name="gr1" draw:text-style-name="P1" svg:width="0.5cm" svg:height="0.5cm" svg:x="0.009cm" svg:y="0.434cm" draw:control="control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YPEPage</text:p>
          </table:table-cell>
          <table:table-cell table:style-name="ce25">
            <draw:control draw:z-index="3" draw:name="Control 4" draw:style-name="gr1" draw:text-style-name="P1" svg:width="0.5cm" svg:height="0.5cm" svg:x="0.009cm" svg:y="0.434cm" draw:control="control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TYPE</text:p>
          </table:table-cell>
          <table:table-cell table:style-name="ce25">
            <draw:control draw:z-index="4" draw:name="Control 5" draw:style-name="gr1" draw:text-style-name="P1" svg:width="0.5cm" svg:height="0.5cm" svg:x="0.009cm" svg:y="0.435cm" draw:control="control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5" draw:name="Control 6" draw:style-name="gr1" draw:text-style-name="P1" svg:width="0.5cm" svg:height="0.5cm" svg:x="0.009cm" svg:y="0.001cm" draw:control="control6"/>
            <draw:control draw:z-index="6" draw:name="Control 7" draw:style-name="gr1" draw:text-style-name="P1" svg:width="0.5cm" svg:height="0.5cm" svg:x="0.009cm" svg:y="0.426cm" draw:control="control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7" draw:name="Control 8" draw:style-name="gr1" draw:text-style-name="P1" svg:width="0.5cm" svg:height="0.5cm" svg:x="0.009cm" svg:y="0.427cm" draw:control="control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TYPE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9" draw:name="Control 242" draw:style-name="gr1" draw:text-style-name="P1" svg:width="0.5cm" svg:height="0.5cm" svg:x="0.022cm" svg:y="0.442cm" draw:control="control130"/>
          </table:table-cell>
          <table:table-cell table:style-name="ce5" office:value-type="string" calcext:value-type="string">
            <text:p>Extend <text:a xlink:href="" xlink:type="simple">AbstractBaseEntity.Builder</text:a> / <text:a xlink:href="" xlink:type="simple">AbstractTrackedEntity.Builder</text:a> / <text:a xlink:href="" xlink:type="simple">AbstractLinkableEntity.Builder</text:a>. One Builder.PROPERTY field per TYPE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8" draw:name="Control 10" draw:style-name="gr1" draw:text-style-name="P1" svg:width="0.5cm" svg:height="0.5cm" svg:x="0.009cm" svg:y="0.428cm" draw:control="control9"/>
          </table:table-cell>
          <table:table-cell table:style-name="ce5" office:value-type="string" calcext:value-type="string">
            <text:p>One Builder.withPROPERTY() method per TYPE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9" draw:name="Control 11" draw:style-name="gr1" draw:text-style-name="P1" svg:width="0.5cm" svg:height="0.5cm" svg:x="0.009cm" svg:y="0.43cm" draw:control="control10"/>
          </table:table-cell>
          <table:table-cell table:style-name="ce5" office:value-type="string" calcext:value-type="string">
            <text:p>One _object.setPROPERTY() call per TYPE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0" draw:name="Control 12" draw:style-name="gr1" draw:text-style-name="P1" svg:width="0.5cm" svg:height="0.5cm" svg:x="0.009cm" svg:y="0.43cm" draw:control="control11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Input.Builder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Input.Builder</text:a>. One Builder.PROPERTY field per TYPEInput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11" draw:name="Control 13" draw:style-name="gr1" draw:text-style-name="P1" svg:width="0.5cm" svg:height="0.5cm" svg:x="0.009cm" svg:y="0cm" draw:control="control12"/>
            <draw:control draw:z-index="12" draw:name="Control 14" draw:style-name="gr1" draw:text-style-name="P1" svg:width="0.5cm" svg:height="0.5cm" svg:x="0.009cm" svg:y="0.421cm" draw:control="control13"/>
          </table:table-cell>
          <table:table-cell table:style-name="ce5" office:value-type="string" calcext:value-type="string">
            <text:p>One Builder.withPROPERTY() method per TYPEInput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13" draw:name="Control 15" draw:style-name="gr1" draw:text-style-name="P1" svg:width="0.5cm" svg:height="0.5cm" svg:x="0.009cm" svg:y="0.422cm" draw:control="control14"/>
          </table:table-cell>
          <table:table-cell table:style-name="ce5" office:value-type="string" calcext:value-type="string">
            <text:p>One _object.setPROPERTY() call per TYPEInput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Page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Page&lt;TYPE&gt;</text:a>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Page.Builder</text:p>
          </table:table-cell>
          <table:table-cell table:style-name="ce23" office:value-type="string" calcext:value-type="string">
            <text:p>+build()</text:p>
          </table:table-cell>
          <table:table-cell table:style-name="ce25">
            <draw:control draw:z-index="14" draw:name="Control 16" draw:style-name="gr1" draw:text-style-name="P1" svg:width="0.5cm" svg:height="0.5cm" svg:x="0.009cm" svg:y="0cm" draw:control="control15"/>
            <draw:control draw:z-index="157" draw:name="Control 1133" draw:style-name="gr1" draw:text-style-name="P1" svg:width="0.5cm" svg:height="0.5cm" svg:x="0.022cm" svg:y="0.442cm" draw:control="control158"/>
          </table:table-cell>
          <table:table-cell table:style-name="ce5" office:value-type="string" calcext:value-type="string">
            <text:p>Extend <text:a xlink:href="" xlink:type="simple">AbstractPage.Builder&lt;Builder, TYPEPage, TYPE&gt;</text:a> and return build(new TYPEPage());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TYPETes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58" draw:name="Control 1142" draw:style-name="gr1" draw:text-style-name="P1" svg:width="0.5cm" svg:height="0.5cm" svg:x="0.022cm" svg:y="0.442cm" draw:control="control159"/>
          </table:table-cell>
          <table:table-cell table:style-name="ce5" office:value-type="string" calcext:value-type="string">
            <text:p>JUnit test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TYPESubjec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55" draw:name="Control 110" draw:style-name="gr1" draw:text-style-name="P1" svg:width="0.5cm" svg:height="0.5cm" svg:x="0.022cm" svg:y="0.442cm" draw:control="control156"/>
          </table:table-cell>
          <table:table-cell table:style-name="ce5" office:value-type="string" calcext:value-type="string">
            <text:p>Google Truth extension for testing.</text:p>
          </table:table-cell>
          <table:table-cell table:number-columns-repeated="2"/>
          <table:table-cell table:style-name="ce19" table:number-columns-repeated="16376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<text:a xlink:href="" xlink:type="simple">apolloClient</text:a></text:p>
          </table:table-cell>
          <table:table-cell table:style-name="ce23" office:value-type="string" calcext:value-type="string">
            <text:p>~cache.possibleTypes</text:p>
          </table:table-cell>
          <table:table-cell table:style-name="ce25">
            <draw:control draw:z-index="135" draw:name="Control 986" draw:style-name="gr1" draw:text-style-name="P1" svg:width="0.5cm" svg:height="0.5cm" svg:x="0.022cm" svg:y="0.444cm" draw:control="control136"/>
          </table:table-cell>
          <table:table-cell table:style-name="ce5" office:value-type="string" calcext:value-type="string">
            <text:p>Add TYPE to IBaseEntity, ITrackedEntity, ILinkableEntity as appropriate and TYPEPage to IPage.</text:p>
          </table:table-cell>
          <table:table-cell table:style-name="Default" table:number-columns-repeated="2"/>
          <table:table-cell table:style-name="ce19" table:number-columns-repeated="16376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TYPE_FIELDS</text:p>
          </table:table-cell>
          <table:table-cell table:style-name="ce25">
            <draw:control draw:z-index="137" draw:name="Control 987" draw:style-name="gr1" draw:text-style-name="P1" svg:width="0.5cm" svg:height="0.5cm" svg:x="0.022cm" svg:y="0.445cm" draw:control="control138"/>
          </table:table-cell>
          <table:table-cell table:style-name="ce5" office:value-type="string" calcext:value-type="string">
            <text:p>A GraphQL fragment that fetches the fields specific to TYPE</text:p>
          </table:table-cell>
          <table:table-cell table:style-name="Default" table:number-columns-repeated="2"/>
          <table:table-cell table:style-name="ce19" table:number-columns-repeated="16376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READ_TYPES</text:p>
          </table:table-cell>
          <table:table-cell table:style-name="ce25">
            <draw:control draw:z-index="138" draw:name="Control 988" draw:style-name="gr1" draw:text-style-name="P1" svg:width="0.5cm" svg:height="0.5cm" svg:x="0.022cm" svg:y="0.447cm" draw:control="control139"/>
          </table:table-cell>
          <table:table-cell table:style-name="ce5" office:value-type="string" calcext:value-type="string">
            <text:p>A GraphQL query that fetches TYPE instances, typically filtered and paginated</text:p>
          </table:table-cell>
          <table:table-cell table:style-name="Default" table:number-columns-repeated="2"/>
          <table:table-cell table:style-name="ce19" table:number-columns-repeated="16376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CREATE_TYPE</text:p>
          </table:table-cell>
          <table:table-cell table:style-name="ce25"/>
          <table:table-cell table:style-name="ce5" office:value-type="string" calcext:value-type="string">
            <text:p>A GraphQL mutation to create a TYPE instance</text:p>
          </table:table-cell>
          <table:table-cell table:style-name="Default" table:number-columns-repeated="2"/>
          <table:table-cell table:style-name="ce19" table:number-columns-repeated="16376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UPDATE_TYPE</text:p>
          </table:table-cell>
          <table:table-cell table:style-name="ce25">
            <draw:control draw:z-index="139" draw:name="Control 989" draw:style-name="gr1" draw:text-style-name="P1" svg:width="0.5cm" svg:height="0.5cm" svg:x="0.022cm" svg:y="-0.001cm" draw:control="control140"/>
          </table:table-cell>
          <table:table-cell table:style-name="ce5" office:value-type="string" calcext:value-type="string">
            <text:p>A GraphQL mutation to update a TYPE instance</text:p>
          </table:table-cell>
          <table:table-cell table:style-name="Default" table:number-columns-repeated="2"/>
          <table:table-cell table:style-name="ce19" table:number-columns-repeated="16376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DELETE_TYPE</text:p>
          </table:table-cell>
          <table:table-cell table:style-name="ce25">
            <draw:control draw:z-index="136" draw:name="Control 111" draw:style-name="gr1" draw:text-style-name="P1" svg:width="0.5cm" svg:height="0.5cm" svg:x="0.022cm" svg:y="0.447cm" draw:control="control137"/>
            <draw:control draw:z-index="140" draw:name="Control 990" draw:style-name="gr1" draw:text-style-name="P1" svg:width="0.5cm" svg:height="0.5cm" svg:x="0.022cm" svg:y="0.001cm" draw:control="control141"/>
          </table:table-cell>
          <table:table-cell table:style-name="ce5" office:value-type="string" calcext:value-type="string">
            <text:p>A GraphQL mutation to delete a TYPE instance</text:p>
          </table:table-cell>
          <table:table-cell table:style-name="Default"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1" draw:name="Control 135" draw:style-name="gr1" draw:text-style-name="P1" svg:width="0.5cm" svg:height="0.5cm" svg:x="0.034cm" svg:y="0.439cm" draw:control="control122"/>
          </table:table-cell>
          <table:table-cell table:style-name="ce5" office:value-type="string" calcext:value-type="string">
            <text:p>The Apollo GraphQL TYPE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TYPEInput</text:a>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2" draw:name="Control 149" draw:style-name="gr1" draw:text-style-name="P1" svg:width="0.5cm" svg:height="0.5cm" svg:x="0.034cm" svg:y="0.44cm" draw:control="control123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3" draw:name="Control 163" draw:style-name="gr1" draw:text-style-name="P1" svg:width="0.5cm" svg:height="0.5cm" svg:x="0.034cm" svg:y="0.44cm" draw:control="control124"/>
          </table:table-cell>
          <table:table-cell table:style-name="ce5" office:value-type="string" calcext:value-type="string">
            <text:p>The form validation TYPE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19" draw:name="Control 93" draw:style-name="gr1" draw:text-style-name="P1" svg:width="0.5cm" svg:height="0.5cm" svg:x="0.034cm" svg:y="0.441cm" draw:control="control120"/>
          </table:table-cell>
          <table:table-cell table:style-name="ce5" office:value-type="string" calcext:value-type="string">
            <text:p>If TYPE has a corresponding app page.</text:p>
          </table:table-cell>
          <table:table-cell table:number-columns-repeated="2"/>
          <table:table-cell table:style-name="ce19" table:number-columns-repeated="16376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TYPE</text:p>
          </table:table-cell>
          <table:table-cell table:style-name="ce25">
            <draw:control draw:z-index="120" draw:name="Control 94" draw:style-name="gr1" draw:text-style-name="P1" svg:width="0.5cm" svg:height="0.5cm" svg:x="0.034cm" svg:y="0.441cm" draw:control="control121"/>
          </table:table-cell>
          <table:table-cell table:style-name="ce5" office:value-type="string" calcext:value-type="string">
            <text:p><text:span text:style-name="T2">Only if TYPE is a persistent GraphQL </text:span>type (not a GraphQL input)</text:p>
          </table:table-cell>
          <table:table-cell table:style-name="Default"/>
          <table:table-cell/>
          <table:table-cell table:style-name="ce19" table:number-columns-repeated="16376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~schema-h2.sql</text:a></text:p>
          </table:table-cell>
          <table:table-cell table:style-name="ce23" office:value-type="string" calcext:value-type="string">
            <text:p>+TYPE</text:p>
          </table:table-cell>
          <table:table-cell table:style-name="ce25" office:value-type="string" calcext:value-type="string">
            <text:p/>
            <draw:control draw:z-index="15" draw:name="Control 19" draw:style-name="gr1" draw:text-style-name="P1" svg:width="0.5cm" svg:height="0.5cm" svg:x="0.009cm" svg:y="0.414cm" draw:control="control16"/>
          </table:table-cell>
          <table:table-cell table:style-name="ce5" office:value-type="string" calcext:value-type="string">
            <text:p><text:span text:style-name="T2">Only if TYPE is a persistent GraphQL </text:span>type (not a GraphQL input)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TYPE</text:p>
          </table:table-cell>
          <table:table-cell table:style-name="ce25" office:value-type="string" calcext:value-type="string">
            <text:p/>
            <draw:control draw:z-index="132" draw:name="Control 980" draw:style-name="gr1" draw:text-style-name="P1" svg:width="0.5cm" svg:height="0.5cm" svg:x="0.022cm" svg:y="0.447cm" draw:control="control133"/>
          </table:table-cell>
          <table:table-cell table:style-name="ce7" office:value-type="string" calcext:value-type="string">
            <text:p/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TYPEInput</text:p>
          </table:table-cell>
          <table:table-cell table:style-name="ce25">
            <draw:control draw:z-index="133" draw:name="Control 981" draw:style-name="gr1" draw:text-style-name="P1" svg:width="0.5cm" svg:height="0.5cm" svg:x="0.022cm" svg:y="0.447cm" draw:control="control13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TYPEPage</text:p>
          </table:table-cell>
          <table:table-cell table:style-name="ce25">
            <draw:control draw:z-index="134" draw:name="Control 982" draw:style-name="gr1" draw:text-style-name="P1" svg:width="0.5cm" svg:height="0.5cm" svg:x="0.022cm" svg:y="0.447cm" draw:control="control13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TYPEQueryFilter</text:p>
          </table:table-cell>
          <table:table-cell table:style-name="ce25">
            <draw:control draw:z-index="131" draw:name="Control 979" draw:style-name="gr1" draw:text-style-name="P1" svg:width="0.5cm" svg:height="0.5cm" svg:x="0.022cm" svg:y="0.447cm" draw:control="control13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TYPEController()</text:p>
          </table:table-cell>
          <table:table-cell table:style-name="ce25"/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TYPEPageController<text:span text:style-name="T1">()</text:span></text:p>
          </table:table-cell>
          <table:table-cell table:style-name="ce25">
            <draw:control draw:z-index="142" draw:name="Control 997" draw:style-name="gr1" draw:text-style-name="P1" svg:width="0.5cm" svg:height="0.5cm" svg:x="0.022cm" svg:y="0.002cm" draw:control="control14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41" draw:name="Control 996" draw:style-name="gr1" draw:text-style-name="P1" svg:width="0.5cm" svg:height="0.5cm" svg:x="0.022cm" svg:y="0.002cm" draw:control="control142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TYPE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75" draw:name="Control 243" draw:style-name="gr1" draw:text-style-name="P1" svg:width="0.5cm" svg:height="0.5cm" svg:x="0.008cm" svg:y="0.001cm" draw:control="control76"/>
          </table:table-cell>
          <table:table-cell table:style-name="ce5" office:value-type="string" calcext:value-type="string">
            <text:p>Extend <text:a xlink:href="" xlink:type="simple">AbstractBaseEntity.Builder</text:a> (DOESN'T EXIST!) / <text:a xlink:href="" xlink:type="simple">AbstractTrackedEntity.Builder</text:a> / <text:a xlink:href="" xlink:type="simple">AbstractLinkableEntity.Builder</text:a>. One Builder.PROPERTY field per TYPE 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16" draw:name="Control 25" draw:style-name="gr1" draw:text-style-name="P1" svg:width="0.5cm" svg:height="0.5cm" svg:x="0.009cm" svg:y="0cm" draw:control="control17"/>
          </table:table-cell>
          <table:table-cell table:style-name="ce5" office:value-type="string" calcext:value-type="string">
            <text:p>One Builder.withPROPERTY() method per TYPE 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17" draw:name="Control 26" draw:style-name="gr1" draw:text-style-name="P1" svg:width="0.5cm" svg:height="0.5cm" svg:x="0.009cm" svg:y="0.001cm" draw:control="control18"/>
            <draw:control draw:z-index="18" draw:name="Control 27" draw:style-name="gr1" draw:text-style-name="P1" svg:width="0.5cm" svg:height="0.5cm" svg:x="0.009cm" svg:y="0.399cm" draw:control="control19"/>
          </table:table-cell>
          <table:table-cell table:style-name="ce5" office:value-type="string" calcext:value-type="string">
            <text:p>One _object.setPROPERTY() call per TYPE 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9" draw:name="Control 28" draw:style-name="gr1" draw:text-style-name="P1" svg:width="0.5cm" svg:height="0.5cm" svg:x="0.009cm" svg:y="0.4cm" draw:control="control20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Inpu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20" draw:name="Control 29" draw:style-name="gr1" draw:text-style-name="P1" svg:width="0.5cm" svg:height="0.5cm" svg:x="0.009cm" svg:y="0.401cm" draw:control="control21"/>
          </table:table-cell>
          <table:table-cell table:style-name="ce5" office:value-type="string" calcext:value-type="string">
            <text:p>Extend <text:a xlink:href="" xlink:type="simple">AbstractBaseEntityInput.Builder</text:a>. One Builder.PROPERTY field per TYPEInput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21" draw:name="Control 30" draw:style-name="gr1" draw:text-style-name="P1" svg:width="0.5cm" svg:height="0.5cm" svg:x="0.009cm" svg:y="0.402cm" draw:control="control22"/>
          </table:table-cell>
          <table:table-cell table:style-name="ce5" office:value-type="string" calcext:value-type="string">
            <text:p>One Builder.withPROPERTY() method per TYPEInput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22" draw:name="Control 31" draw:style-name="gr1" draw:text-style-name="P1" svg:width="0.5cm" svg:height="0.5cm" svg:x="0.009cm" svg:y="0.402cm" draw:control="control23"/>
          </table:table-cell>
          <table:table-cell table:style-name="ce5" office:value-type="string" calcext:value-type="string">
            <text:p>One _object.setPROPERTY() call per TYPEInput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Page</text:p>
          </table:table-cell>
          <table:table-cell table:style-name="ce15"/>
          <table:table-cell table:style-name="ce25">
            <draw:control draw:z-index="23" draw:name="Control 32" draw:style-name="gr1" draw:text-style-name="P1" svg:width="0.5cm" svg:height="0.5cm" svg:x="0.009cm" svg:y="0.404cm" draw:control="control24"/>
          </table:table-cell>
          <table:table-cell table:style-name="ce5" office:value-type="string" calcext:value-type="string">
            <text:p>Extend <text:a xlink:href="" xlink:type="simple">AbstractPage&lt;TYPE&gt;</text:a>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Page.Builder</text:p>
          </table:table-cell>
          <table:table-cell table:style-name="ce23" office:value-type="string" calcext:value-type="string">
            <text:p>+build()</text:p>
          </table:table-cell>
          <table:table-cell table:style-name="ce25">
            <draw:control draw:z-index="24" draw:name="Control 33" draw:style-name="gr1" draw:text-style-name="P1" svg:width="0.5cm" svg:height="0.5cm" svg:x="0.009cm" svg:y="0.404cm" draw:control="control25"/>
          </table:table-cell>
          <table:table-cell table:style-name="ce5" office:value-type="string" calcext:value-type="string">
            <text:p>Extend <text:a xlink:href="" xlink:type="simple">AbstractPage.Builder&lt;Builder, TYPEPage, TYPE&gt;</text:a> and return build(new TYPEPage());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Controller</text:p>
          </table:table-cell>
          <table:table-cell table:style-name="ce15"/>
          <table:table-cell table:style-name="ce25">
            <draw:control draw:z-index="25" draw:name="Control 34" draw:style-name="gr1" draw:text-style-name="P1" svg:width="0.5cm" svg:height="0.5cm" svg:x="0.009cm" svg:y="0.405cm" draw:control="control2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PageController</text:p>
          </table:table-cell>
          <table:table-cell table:style-name="ce15"/>
          <table:table-cell table:style-name="ce25"/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TYPE</text:p>
          </table:table-cell>
          <table:table-cell table:style-name="ce15"/>
          <table:table-cell table:style-name="ce25">
            <draw:control draw:z-index="76" draw:name="Control 245" draw:style-name="gr1" draw:text-style-name="P1" svg:width="0.5cm" svg:height="0.5cm" svg:x="0.008cm" svg:y="0.001cm" draw:control="control77"/>
          </table:table-cell>
          <table:table-cell table:style-name="ce5" office:value-type="string" calcext:value-type="string">
            <text:p>Extend <text:a xlink:href="" xlink:type="simple">DataFetchersDelegateIBaseEntity&lt;TYPE&gt;</text:a> / <text:a xlink:href="" xlink:type="simple">DataFetchersDelegateITrackedEntity&lt;TYPE&gt;</text:a> / <text:a xlink:href="" xlink:type="simple">DataFetchersDelegateILinkableEntity&lt;TYPE&gt;</text:a>.</text:p>
          </table:table-cell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TYPEImpl</text:p>
          </table:table-cell>
          <table:table-cell table:style-name="ce15"/>
          <table:table-cell table:style-name="ce25">
            <draw:control draw:z-index="130" draw:name="Control 37" draw:style-name="gr1" draw:text-style-name="P1" svg:width="0.5cm" svg:height="0.5cm" svg:x="0.022cm" svg:y="-0.001cm" draw:control="control131"/>
          </table:table-cell>
          <table:table-cell table:style-name="ce5" office:value-type="string" calcext:value-type="string">
            <text:p>Extend <text:a xlink:href="" xlink:type="simple">DataFetchersDelegateIBaseEntityImpl&lt;TYPE&gt;</text:a> / <text:a xlink:href="" xlink:type="simple">DataFetchersDelegateITrackedEntityImpl&lt;TYPE&gt;</text:a> / <text:a xlink:href="" xlink:type="simple">DataFetchersDelegateILinkableEntityImpl&lt;TYPE&gt;</text:a>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DataFetchersDelegateTYPEPage</text:p>
          </table:table-cell>
          <table:table-cell table:style-name="ce15"/>
          <table:table-cell table:style-name="ce25">
            <draw:control draw:z-index="26" draw:name="Control 38" draw:style-name="gr1" draw:text-style-name="P1" svg:width="0.5cm" svg:height="0.5cm" svg:x="0.009cm" svg:y="0.408cm" draw:control="control27"/>
            <draw:control draw:z-index="159" draw:name="Control 244" draw:style-name="gr1" draw:text-style-name="P1" svg:width="0.5cm" svg:height="0.5cm" svg:x="0.022cm" svg:y="0.007cm" draw:control="control160"/>
          </table:table-cell>
          <table:table-cell table:style-name="ce5" office:value-type="string" calcext:value-type="string">
            <text:p>Extend <text:a xlink:href="" xlink:type="simple">DataFetchersDelegatePage&lt;TYPEPage, TYPE&gt;</text:a>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DataFetchersDelegateTYPEPageImpl</text:p>
          </table:table-cell>
          <table:table-cell table:style-name="ce15"/>
          <table:table-cell table:style-name="ce25">
            <draw:control draw:z-index="27" draw:name="Control 39" draw:style-name="gr1" draw:text-style-name="P1" svg:width="0.5cm" svg:height="0.5cm" svg:x="0.009cm" svg:y="0.41cm" draw:control="control28"/>
            <draw:control draw:z-index="29" draw:name="Control 41" draw:style-name="gr1" draw:text-style-name="P1" svg:width="0.5cm" svg:height="0.5cm" svg:x="0.009cm" svg:y="0.411cm" draw:control="control30"/>
          </table:table-cell>
          <table:table-cell table:style-name="ce5" office:value-type="string" calcext:value-type="string">
            <text:p>Extend <text:a xlink:href="" xlink:type="simple">DataFetchersDelegateIPageImpl</text:a>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Repository</text:p>
          </table:table-cell>
          <table:table-cell table:style-name="ce15"/>
          <table:table-cell table:style-name="ce25">
            <draw:control draw:z-index="28" draw:name="Control 40" draw:style-name="gr1" draw:text-style-name="P1" svg:width="0.5cm" svg:height="0.5cm" svg:x="0.009cm" svg:y="0.41cm" draw:control="control29"/>
          </table:table-cell>
          <table:table-cell table:style-name="ce5" office:value-type="string" calcext:value-type="string">
            <text:p>Extend JpaRepository&lt;TYPE, Long&gt;, CustomTYPERepositor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0" draw:name="Control 43" draw:style-name="gr1" draw:text-style-name="P1" svg:width="0.5cm" svg:height="0.5cm" svg:x="0.009cm" svg:y="0.412cm" draw:control="control3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ROPERTY()</text:p>
          </table:table-cell>
          <table:table-cell table:style-name="ce25">
            <draw:control draw:z-index="31" draw:name="Control 44" draw:style-name="gr1" draw:text-style-name="P1" svg:width="0.5cm" svg:height="0.5cm" svg:x="0.009cm" svg:y="0.414cm" draw:control="control3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ROPERTY()</text:p>
          </table:table-cell>
          <table:table-cell table:style-name="ce25">
            <draw:control draw:z-index="32" draw:name="Control 45" draw:style-name="gr1" draw:text-style-name="P1" svg:width="0.5cm" svg:height="0.5cm" svg:x="0.009cm" svg:y="0.414cm" draw:control="control3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33" draw:name="Control 46" draw:style-name="gr1" draw:text-style-name="P1" svg:width="0.5cm" svg:height="0.5cm" svg:x="0.009cm" svg:y="0.415cm" draw:control="control3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34" draw:name="Control 47" draw:style-name="gr1" draw:text-style-name="P1" svg:width="0.5cm" svg:height="0.5cm" svg:x="0.009cm" svg:y="0.416cm" draw:control="control3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5" draw:name="Control 48" draw:style-name="gr1" draw:text-style-name="P1" svg:width="0.5cm" svg:height="0.5cm" svg:x="0.009cm" svg:y="0.417cm" draw:control="control3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6" draw:name="Control 49" draw:style-name="gr1" draw:text-style-name="P1" svg:width="0.5cm" svg:height="0.5cm" svg:x="0.009cm" svg:y="0.418cm" draw:control="control3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37" draw:name="Control 50" draw:style-name="gr1" draw:text-style-name="P1" svg:width="0.5cm" svg:height="0.5cm" svg:x="0.009cm" svg:y="0.419cm" draw:control="control3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8" draw:name="Control 51" draw:style-name="gr1" draw:text-style-name="P1" svg:width="0.5cm" svg:height="0.5cm" svg:x="0.009cm" svg:y="0.419cm" draw:control="control39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9" draw:name="Control 52" draw:style-name="gr1" draw:text-style-name="P1" svg:width="0.5cm" svg:height="0.5cm" svg:x="0.009cm" svg:y="0.42cm" draw:control="control40"/>
          </table:table-cell>
          <table:table-cell table:style-name="ce5" office:value-type="string" calcext:value-type="string">
            <text:p><text:span text:style-name="T2">Only if TYPE is a persistent GraphQL type (not a GraphQL input) and o</text:span>nly if PROPERTY is included in TYPE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ROPERTY()</text:p>
          </table:table-cell>
          <table:table-cell table:style-name="ce25">
            <draw:control draw:z-index="40" draw:name="Control 53" draw:style-name="gr1" draw:text-style-name="P1" svg:width="0.5cm" svg:height="0.5cm" svg:x="0.009cm" svg:y="0.421cm" draw:control="control4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ROPERTY()</text:p>
          </table:table-cell>
          <table:table-cell table:style-name="ce25">
            <draw:control draw:z-index="41" draw:name="Control 54" draw:style-name="gr1" draw:text-style-name="P1" svg:width="0.5cm" svg:height="0.5cm" svg:x="0.009cm" svg:y="0.422cm" draw:control="control4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42" draw:name="Control 55" draw:style-name="gr1" draw:text-style-name="P1" svg:width="0.5cm" svg:height="0.5cm" svg:x="0.009cm" svg:y="0.423cm" draw:control="control43"/>
            <draw:control draw:z-index="44" draw:name="Control 57" draw:style-name="gr1" draw:text-style-name="P1" svg:width="0.5cm" svg:height="0.5cm" svg:x="0.009cm" svg:y="0.425cm" draw:control="control4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43" draw:name="Control 56" draw:style-name="gr1" draw:text-style-name="P1" svg:width="0.5cm" svg:height="0.5cm" svg:x="0.009cm" svg:y="0.423cm" draw:control="control44"/>
            <draw:control draw:z-index="45" draw:name="Control 58" draw:style-name="gr1" draw:text-style-name="P1" svg:width="0.5cm" svg:height="0.5cm" svg:x="0.009cm" svg:y="0.425cm" draw:control="control46"/>
          </table:table-cell>
          <table:table-cell table:style-name="ce5" office:value-type="string" calcext:value-type="string">
            <text:p><text:span text:style-name="T2">Only if TYPE is a persistent GraphQL type (not a GraphQL input) and o</text:span>nly if PROPERTY is included in TYPE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46" draw:name="Control 59" draw:style-name="gr1" draw:text-style-name="P1" svg:width="0.5cm" svg:height="0.5cm" svg:x="0.009cm" svg:y="0.427cm" draw:control="control4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~TYPETests</text:p>
          </table:table-cell>
          <table:table-cell table:style-name="ce15"/>
          <table:table-cell table:style-name="ce25">
            <draw:control draw:z-index="160" draw:name="Control 1354" draw:style-name="gr1" draw:text-style-name="P1" svg:width="0.5cm" svg:height="0.5cm" svg:x="0.022cm" svg:y="0.005cm" draw:control="control161"/>
          </table:table-cell>
          <table:table-cell table:style-name="ce5" office:value-type="string" calcext:value-type="string">
            <text:p>Update JUnit tests to exercise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~TYPESubject</text:p>
          </table:table-cell>
          <table:table-cell table:style-name="ce23" office:value-type="string" calcext:value-type="string">
            <text:p>+hasPROPERTY()</text:p>
          </table:table-cell>
          <table:table-cell table:style-name="ce25">
            <draw:control draw:z-index="161" draw:name="Control 1355" draw:style-name="gr1" draw:text-style-name="P1" svg:width="0.5cm" svg:height="0.5cm" svg:x="0.022cm" svg:y="0.005cm" draw:control="control162"/>
          </table:table-cell>
          <table:table-cell table:style-name="ce5" office:value-type="string" calcext:value-type="string">
            <text:p>Google Truth extension for testing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26" draw:name="Control 223" draw:style-name="gr1" draw:text-style-name="P1" svg:width="0.5cm" svg:height="0.5cm" svg:x="0.034cm" svg:y="0.432cm" draw:control="control127"/>
            <draw:control draw:z-index="156" draw:name="Control 221" draw:style-name="gr1" draw:text-style-name="P1" svg:width="0.5cm" svg:height="0.5cm" svg:x="0.022cm" svg:y="0.005cm" draw:control="control157"/>
          </table:table-cell>
          <table:table-cell table:style-name="ce5" office:value-type="string" calcext:value-type="string">
            <text:p>The Apollo GraphQL TYPE.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27" draw:name="Control 225" draw:style-name="gr1" draw:text-style-name="P1" svg:width="0.5cm" svg:height="0.5cm" svg:x="0.034cm" svg:y="0.432cm" draw:control="control128"/>
          </table:table-cell>
          <table:table-cell table:style-name="ce5" office:value-type="string" calcext:value-type="string">
            <text:p>The form validation TYPE.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schema.ts</text:p>
          </table:table-cell>
          <table:table-cell table:style-name="ce23" office:value-type="string" calcext:value-type="string">
            <text:p>+TYPEInput.PROPERTY</text:p>
          </table:table-cell>
          <table:table-cell table:style-name="ce25">
            <draw:control draw:z-index="128" draw:name="Control 227" draw:style-name="gr1" draw:text-style-name="P1" svg:width="0.5cm" svg:height="0.5cm" svg:x="0.034cm" svg:y="0.433cm" draw:control="control129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s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25" draw:name="Control 252" draw:style-name="gr1" draw:text-style-name="P1" svg:width="0.5cm" svg:height="0.5cm" svg:x="0.034cm" svg:y="0.433cm" draw:control="control126"/>
          </table:table-cell>
          <table:table-cell table:style-name="ce5" office:value-type="string" calcext:value-type="string">
            <text:p>If TYPE has a corresponding app page and PROPERTY appears on that page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graphql-queries.ts</text:a></text:p>
          </table:table-cell>
          <table:table-cell table:style-name="ce23" office:value-type="string" calcext:value-type="string">
            <text:p>+PROPERTY</text:p>
          </table:table-cell>
          <table:table-cell table:style-name="ce7">
            <draw:control draw:z-index="124" draw:name="Control 386" draw:style-name="gr1" draw:text-style-name="P1" svg:width="0.5cm" svg:height="0.5cm" svg:x="0.034cm" svg:y="0.415cm" draw:control="control125"/>
          </table:table-cell>
          <table:table-cell table:style-name="ce5" office:value-type="string" calcext:value-type="string">
            <text:p>Add to appropriate TYPEFields fragment(s).</text:p>
          </table:table-cell>
          <table:table-cell table:style-name="ce17"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Details</text:p>
          </table:table-cell>
          <table:table-cell table:style-name="ce23" office:value-type="string" calcext:value-type="string">
            <text:p>+PROPERTY</text:p>
          </table:table-cell>
          <table:table-cell table:style-name="ce7"/>
          <table:table-cell table:style-name="ce5" office:value-type="string" calcext:value-type="string">
            <text:p>Add the new property to the details component.</text:p>
          </table:table-cell>
          <table:table-cell table:style-name="ce17" table:number-columns-repeated="2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 office:value-type="string" calcext:value-type="string">
            <text:p>~TYPEs</text:p>
          </table:table-cell>
          <table:table-cell table:style-name="ce28" office:value-type="string" calcext:value-type="string">
            <text:p>createFieldValues()</text:p>
          </table:table-cell>
          <table:table-cell table:style-name="ce25">
            <draw:control draw:z-index="151" draw:name="Control 1077" draw:style-name="gr1" draw:text-style-name="P1" svg:width="0.5cm" svg:height="0.5cm" svg:x="0.022cm" svg:y="0.003cm" draw:control="control152"/>
          </table:table-cell>
          <table:table-cell office:value-type="string" calcext:value-type="string">
            <text:p>The TYPEs page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3" office:value-type="string" calcext:value-type="string">
            <text:p>createInput()</text:p>
          </table:table-cell>
          <table:table-cell table:style-name="ce25">
            <draw:control draw:z-index="152" draw:name="Control 1078" draw:style-name="gr1" draw:text-style-name="P1" svg:width="0.5cm" svg:height="0.5cm" svg:x="0.022cm" svg:y="0.003cm" draw:control="control153"/>
          </table:table-cell>
          <table:table-cell table:number-columns-repeated="3"/>
          <table:table-cell table:style-name="ce19" table:number-columns-repeated="16376"/>
        </table:table-row>
        <table:table-row table:style-name="ro5">
          <table:table-cell table:style-name="ce25" table:number-columns-repeated="2"/>
          <table:table-cell table:style-name="ce23" office:value-type="string" calcext:value-type="string">
            <text:p>~TYPE-columns.ts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53" draw:name="Control 1087" draw:style-name="gr1" draw:text-style-name="P1" svg:width="0.5cm" svg:height="0.5cm" svg:x="0.022cm" svg:y="0.005cm" draw:control="control154"/>
          </table:table-cell>
          <table:table-cell table:style-name="ce5" office:value-type="string" calcext:value-type="string">
            <text:p>Add the new property to the columns array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TYPE.PROPERTY</text:p>
          </table:table-cell>
          <table:table-cell table:style-name="ce25">
            <draw:control draw:z-index="47" draw:name="Control 61" draw:style-name="gr1" draw:text-style-name="P1" svg:width="0.5cm" svg:height="0.5cm" svg:x="0.009cm" svg:y="0.427cm" draw:control="control48"/>
            <draw:control draw:z-index="148" draw:name="Control 1081" draw:style-name="gr1" draw:text-style-name="P1" svg:width="0.5cm" svg:height="0.5cm" svg:x="0.022cm" svg:y="0.005cm" draw:control="control14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TYPE.PROPERTY</text:p>
          </table:table-cell>
          <table:table-cell table:style-name="ce25">
            <draw:control draw:z-index="48" draw:name="Control 62" draw:style-name="gr1" draw:text-style-name="P1" svg:width="0.5cm" svg:height="0.5cm" svg:x="0.009cm" svg:y="0.429cm" draw:control="control4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TYPE.PROPERTY</text:p>
          </table:table-cell>
          <table:table-cell table:style-name="ce25"/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TYPEInput.PROPERTY</text:p>
          </table:table-cell>
          <table:table-cell table:style-name="ce25">
            <draw:control draw:z-index="144" draw:name="Control 866" draw:style-name="gr1" draw:text-style-name="P1" svg:width="0.5cm" svg:height="0.5cm" svg:x="0.022cm" svg:y="0.005cm" draw:control="control145"/>
          </table:table-cell>
          <table:table-cell table:style-name="ce7" office:value-type="string" calcext:value-type="string">
            <text:p>If TYPE.PROPERTY is updateable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49" draw:name="Control 64" draw:style-name="gr1" draw:text-style-name="P1" svg:width="0.5cm" svg:height="0.5cm" svg:x="0.009cm" svg:y="0.431cm" draw:control="control50"/>
            <draw:control draw:z-index="143" draw:name="Control 851" draw:style-name="gr1" draw:text-style-name="P1" svg:width="0.5cm" svg:height="0.5cm" svg:x="0.022cm" svg:y="0.004cm" draw:control="control14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ROPERTY()</text:p>
          </table:table-cell>
          <table:table-cell table:style-name="ce25">
            <draw:control draw:z-index="50" draw:name="Control 65" draw:style-name="gr1" draw:text-style-name="P1" svg:width="0.5cm" svg:height="0.5cm" svg:x="0.009cm" svg:y="0.431cm" draw:control="control5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ROPERTY()</text:p>
          </table:table-cell>
          <table:table-cell table:style-name="ce25">
            <draw:control draw:z-index="51" draw:name="Control 66" draw:style-name="gr1" draw:text-style-name="P1" svg:width="0.5cm" svg:height="0.5cm" svg:x="0.009cm" svg:y="0.432cm" draw:control="control5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52" draw:name="Control 67" draw:style-name="gr1" draw:text-style-name="P1" svg:width="0.5cm" svg:height="0.5cm" svg:x="0.009cm" svg:y="0.433cm" draw:control="control53"/>
            <draw:control draw:z-index="54" draw:name="Control 69" draw:style-name="gr1" draw:text-style-name="P1" svg:width="0.5cm" svg:height="0.5cm" svg:x="0.009cm" svg:y="0.435cm" draw:control="control5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53" draw:name="Control 68" draw:style-name="gr1" draw:text-style-name="P1" svg:width="0.5cm" svg:height="0.5cm" svg:x="0.009cm" svg:y="0.434cm" draw:control="control54"/>
            <draw:control draw:z-index="55" draw:name="Control 70" draw:style-name="gr1" draw:text-style-name="P1" svg:width="0.5cm" svg:height="0.5cm" svg:x="0.009cm" svg:y="0.435cm" draw:control="control56"/>
          </table:table-cell>
          <table:table-cell table:style-name="ce7" office:value-type="string" calcext:value-type="string">
            <text:p>Only if TYPE is a persistent GraphQL type (not a GraphQL input)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56" draw:name="Control 71" draw:style-name="gr1" draw:text-style-name="P1" svg:width="0.5cm" svg:height="0.5cm" svg:x="0.009cm" svg:y="0.437cm" draw:control="control5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74" draw:name="Control 209" draw:style-name="gr1" draw:text-style-name="P1" svg:width="0.5cm" svg:height="0.5cm" svg:x="0.009cm" svg:y="0.437cm" draw:control="control75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57" draw:name="Control 72" draw:style-name="gr1" draw:text-style-name="P1" svg:width="0.5cm" svg:height="0.5cm" svg:x="0.009cm" svg:y="0.437cm" draw:control="control58"/>
          </table:table-cell>
          <table:table-cell table:style-name="ce5" office:value-type="string" calcext:value-type="string">
            <text:p><text:span text:style-name="T2">Only if TYPE is a persistent GraphQL type (not a GraphQL input) and o</text:span>nly if PROPERTY is included in TYPE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ROPERTY()</text:p>
          </table:table-cell>
          <table:table-cell table:style-name="ce25">
            <draw:control draw:z-index="58" draw:name="Control 73" draw:style-name="gr1" draw:text-style-name="P1" svg:width="0.5cm" svg:height="0.5cm" svg:x="0.009cm" svg:y="0.438cm" draw:control="control5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ROPERTY()</text:p>
          </table:table-cell>
          <table:table-cell table:style-name="ce25">
            <draw:control draw:z-index="59" draw:name="Control 74" draw:style-name="gr1" draw:text-style-name="P1" svg:width="0.5cm" svg:height="0.5cm" svg:x="0.009cm" svg:y="0.439cm" draw:control="control6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60" draw:name="Control 75" draw:style-name="gr1" draw:text-style-name="P1" svg:width="0.5cm" svg:height="0.5cm" svg:x="0.009cm" svg:y="0.44cm" draw:control="control6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61" draw:name="Control 76" draw:style-name="gr1" draw:text-style-name="P1" svg:width="0.5cm" svg:height="0.5cm" svg:x="0.009cm" svg:y="0.44cm" draw:control="control62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62" draw:name="Control 77" draw:style-name="gr1" draw:text-style-name="P1" svg:width="0.5cm" svg:height="0.5cm" svg:x="0.009cm" svg:y="0.442cm" draw:control="control6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63" draw:name="Control 78" draw:style-name="gr1" draw:text-style-name="P1" svg:width="0.5cm" svg:height="0.5cm" svg:x="0.009cm" svg:y="0.442cm" draw:control="control64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Controller</text:p>
          </table:table-cell>
          <table:table-cell table:style-name="ce23" office:value-type="string" calcext:value-type="string">
            <text:p>+PROPERTY()</text:p>
          </table:table-cell>
          <table:table-cell table:style-name="ce25">
            <draw:control draw:z-index="64" draw:name="Control 79" draw:style-name="gr1" draw:text-style-name="P1" svg:width="0.5cm" svg:height="0.5cm" svg:x="0.009cm" svg:y="0.443cm" draw:control="control65"/>
          </table:table-cell>
          <table:table-cell table:style-name="ce5" office:value-type="string" calcext:value-type="string">
            <text:p>Only for structured or parameterised properties of GraphQL types (not GraphQL input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TYPE</text:p>
          </table:table-cell>
          <table:table-cell table:style-name="ce23" office:value-type="string" calcext:value-type="string">
            <text:p>+PROPERTY()</text:p>
          </table:table-cell>
          <table:table-cell table:style-name="ce25">
            <draw:control draw:z-index="65" draw:name="Control 80" draw:style-name="gr1" draw:text-style-name="P1" svg:width="0.5cm" svg:height="0.5cm" svg:x="0.009cm" svg:y="0.444cm" draw:control="control66"/>
          </table:table-cell>
          <table:table-cell table:style-name="ce5" office:value-type="string" calcext:value-type="string">
            <text:p>Only for structured or parameterised properties of GraphQL types (not GraphQL input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TYPEImpl</text:p>
          </table:table-cell>
          <table:table-cell table:style-name="ce23" office:value-type="string" calcext:value-type="string">
            <text:p>+PROPERTY()</text:p>
          </table:table-cell>
          <table:table-cell table:style-name="ce25"/>
          <table:table-cell table:style-name="ce5" office:value-type="string" calcext:value-type="string">
            <text:p>Only for structured or parameterised properties of GraphQL types (not GraphQL input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 office:value-type="string" calcext:value-type="string">
            <text:p>~DataFetchersDelegateMutationImpl</text:p>
          </table:table-cell>
          <table:table-cell table:style-name="ce26" office:value-type="string" calcext:value-type="string">
            <text:p>createTYPE()</text:p>
          </table:table-cell>
          <table:table-cell table:style-name="ce25">
            <draw:control draw:z-index="146" draw:name="Control 972" draw:style-name="gr1" draw:text-style-name="P1" svg:width="0.5cm" svg:height="0.5cm" svg:x="0.022cm" svg:y="0.004cm" draw:control="control147"/>
          </table:table-cell>
          <table:table-cell table:style-name="ce5" office:value-type="string" calcext:value-type="string">
            <text:p>Only for structured or parameterised properties of GraphQL types (not GraphQL input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6" office:value-type="string" calcext:value-type="string">
            <text:p>updateTYPE()</text:p>
          </table:table-cell>
          <table:table-cell table:style-name="ce25">
            <draw:control draw:z-index="147" draw:name="Control 1076" draw:style-name="gr1" draw:text-style-name="P1" svg:width="0.5cm" svg:height="0.5cm" svg:x="0.022cm" svg:y="0.003cm" draw:control="control148"/>
          </table:table-cell>
          <table:table-cell table:style-name="ce5" office:value-type="string" calcext:value-type="string">
            <text:p>Only for structured or parameterised properties of GraphQL types (not GraphQL input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25" table:number-columns-repeated="2"/>
          <table:table-cell table:style-name="ce23" office:value-type="string" calcext:value-type="string">
            <text:p>~TYPEColumns</text:p>
          </table:table-cell>
          <table:table-cell table:style-name="ce23" office:value-type="string" calcext:value-type="string">
            <text:p>OWN_COLUMNS</text:p>
          </table:table-cell>
          <table:table-cell table:style-name="ce25">
            <draw:control draw:z-index="154" draw:name="Control 1125" draw:style-name="gr1" draw:text-style-name="P1" svg:width="0.5cm" svg:height="0.5cm" svg:x="0.022cm" svg:y="0.003cm" draw:control="control155"/>
          </table:table-cell>
          <table:table-cell table:style-name="ce5" office:value-type="string" calcext:value-type="string">
            <text:p>If TYPE is exportable, add column descriptor.</text:p>
          </table:table-cell>
          <table:table-cell table:style-name="Default"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ImportApiController</text:a></text:p>
          </table:table-cell>
          <table:table-cell table:style-name="ce23" office:value-type="string" calcext:value-type="string">
            <text:p>~importTYPEs()</text:p>
          </table:table-cell>
          <table:table-cell table:style-name="ce7">
            <draw:control draw:z-index="149" draw:name="Control 1082" draw:style-name="gr1" draw:text-style-name="P1" svg:width="0.5cm" svg:height="0.5cm" svg:x="0.022cm" svg:y="0.004cm" draw:control="control150"/>
          </table:table-cell>
          <table:table-cell table:style-name="ce5" office:value-type="string" calcext:value-type="string">
            <text:p>Importable types only: handle new property.</text:p>
          </table:table-cell>
          <table:table-cell table:style-name="ce17"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export-ris.ftl</text:a></text:p>
          </table:table-cell>
          <table:table-cell table:style-name="ce15"/>
          <table:table-cell table:style-name="ce7">
            <draw:control draw:z-index="150" draw:name="Control 1083" draw:style-name="gr1" draw:text-style-name="P1" svg:width="0.5cm" svg:height="0.5cm" svg:x="0.022cm" svg:y="0.003cm" draw:control="control151"/>
          </table:table-cell>
          <table:table-cell table:style-name="ce5" office:value-type="string" calcext:value-type="string">
            <text:p>Exportable types only: handle new property.</text:p>
          </table:table-cell>
          <table:table-cell table:style-name="ce17" table:number-columns-repeated="2"/>
          <table:table-cell table:style-name="ce19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QUERY</text:p>
          </table:table-cell>
          <table:table-cell table:style-name="ce25">
            <draw:control draw:z-index="66" draw:name="Control 82" draw:style-name="gr1" draw:text-style-name="P1" svg:width="0.5cm" svg:height="0.5cm" svg:x="0.009cm" svg:y="0.446cm" draw:control="control67"/>
            <draw:control draw:z-index="145" draw:name="Control 895" draw:style-name="gr1" draw:text-style-name="P1" svg:width="0.5cm" svg:height="0.5cm" svg:x="0.022cm" svg:y="0.004cm" draw:control="control14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QUERY()</text:p>
          </table:table-cell>
          <table:table-cell table:style-name="ce25">
            <draw:control draw:z-index="67" draw:name="Control 83" draw:style-name="gr1" draw:text-style-name="P1" svg:width="0.5cm" svg:height="0.5cm" svg:x="0.009cm" svg:y="0.446cm" draw:control="control6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QUERY()</text:p>
          </table:table-cell>
          <table:table-cell table:style-name="ce25">
            <draw:control draw:z-index="68" draw:name="Control 84" draw:style-name="gr1" draw:text-style-name="P1" svg:width="0.5cm" svg:height="0.5cm" svg:x="0.009cm" svg:y="0.448cm" draw:control="control6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69" draw:name="Control 85" draw:style-name="gr1" draw:text-style-name="P1" svg:width="0.5cm" svg:height="0.5cm" svg:x="0.009cm" svg:y="0.448cm" draw:control="control7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QUERY</text:p>
          </table:table-cell>
          <table:table-cell table:style-name="ce25"/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QUERY()</text:p>
          </table:table-cell>
          <table:table-cell table:style-name="ce25">
            <draw:control draw:z-index="70" draw:name="Control 86" draw:style-name="gr1" draw:text-style-name="P1" svg:width="0.5cm" svg:height="0.5cm" svg:x="0.009cm" svg:y="-0.002cm" draw:control="control71"/>
            <draw:control draw:z-index="77" draw:name="Control 246" draw:style-name="gr1" draw:text-style-name="P1" svg:width="0.5cm" svg:height="0.5cm" svg:x="0.008cm" svg:y="0.437cm" draw:control="control7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QUERY(this.QUERY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table:style-name="ce23" office:value-type="string" calcext:value-type="string">
            <text:p>+QUERY()</text:p>
          </table:table-cell>
          <table:table-cell table:style-name="ce25">
            <draw:control draw:z-index="71" draw:name="Control 87" draw:style-name="gr1" draw:text-style-name="P1" svg:width="0.5cm" svg:height="0.5cm" svg:x="0.009cm" svg:y="-0.002cm" draw:control="control72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QUERYWithBindValues()</text:p>
          </table:table-cell>
          <table:table-cell table:style-name="ce25">
            <draw:control draw:z-index="72" draw:name="Control 88" draw:style-name="gr1" draw:text-style-name="P1" svg:width="0.5cm" svg:height="0.5cm" svg:x="0.009cm" svg:y="-0.001cm" draw:control="control73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QUERYResponseBuilder()</text:p>
          </table:table-cell>
          <table:table-cell table:style-name="ce25">
            <draw:control draw:z-index="73" draw:name="Control 89" draw:style-name="gr1" draw:text-style-name="P1" svg:width="0.5cm" svg:height="0.5cm" svg:x="0.009cm" svg:y="0cm" draw:control="control74"/>
            <draw:control draw:z-index="78" draw:name="Control 247" draw:style-name="gr1" draw:text-style-name="P1" svg:width="0.5cm" svg:height="0.5cm" svg:x="0.008cm" svg:y="0.439cm" draw:control="control7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QUERYGraphQLRequest()</text:p>
          </table:table-cell>
          <table:table-cell table:style-name="ce25">
            <draw:control draw:z-index="79" draw:name="Control 248" draw:style-name="gr1" draw:text-style-name="P1" svg:width="0.5cm" svg:height="0.5cm" svg:x="0.008cm" svg:y="0.44cm" draw:control="control8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table:style-name="ce23" office:value-type="string" calcext:value-type="string">
            <text:p>+QUERY()</text:p>
          </table:table-cell>
          <table:table-cell table:style-name="ce25">
            <draw:control draw:z-index="80" draw:name="Control 249" draw:style-name="gr1" draw:text-style-name="P1" svg:width="0.5cm" svg:height="0.5cm" svg:x="0.008cm" svg:y="0.44cm" draw:control="control81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QUERYWithBindValues()</text:p>
          </table:table-cell>
          <table:table-cell table:style-name="ce25">
            <draw:control draw:z-index="81" draw:name="Control 250" draw:style-name="gr1" draw:text-style-name="P1" svg:width="0.5cm" svg:height="0.5cm" svg:x="0.008cm" svg:y="0.442cm" draw:control="control82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QUERYResponseBuilder()</text:p>
          </table:table-cell>
          <table:table-cell table:style-name="ce25">
            <draw:control draw:z-index="82" draw:name="Control 251" draw:style-name="gr1" draw:text-style-name="P1" svg:width="0.5cm" svg:height="0.5cm" svg:x="0.008cm" svg:y="0.442cm" draw:control="control8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QUERY</text:p>
          </table:table-cell>
          <table:table-cell table:style-name="ce25">
            <draw:control draw:z-index="83" draw:name="Control 253" draw:style-name="gr1" draw:text-style-name="P1" svg:width="0.5cm" svg:height="0.5cm" svg:x="0.008cm" svg:y="0.443cm" draw:control="control8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QUERY</text:p>
          </table:table-cell>
          <table:table-cell table:style-name="ce25">
            <draw:control draw:z-index="84" draw:name="Control 254" draw:style-name="gr1" draw:text-style-name="P1" svg:width="0.5cm" svg:height="0.5cm" svg:x="0.008cm" svg:y="0.443cm" draw:control="control8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QUERY()</text:p>
          </table:table-cell>
          <table:table-cell table:style-name="ce25">
            <draw:control draw:z-index="85" draw:name="Control 255" draw:style-name="gr1" draw:text-style-name="P1" svg:width="0.5cm" svg:height="0.5cm" svg:x="0.008cm" svg:y="0.444cm" draw:control="control8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QUERY()</text:p>
          </table:table-cell>
          <table:table-cell table:style-name="ce25">
            <draw:control draw:z-index="86" draw:name="Control 256" draw:style-name="gr1" draw:text-style-name="P1" svg:width="0.5cm" svg:height="0.5cm" svg:x="0.008cm" svg:y="0.445cm" draw:control="control8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87" draw:name="Control 257" draw:style-name="gr1" draw:text-style-name="P1" svg:width="0.5cm" svg:height="0.5cm" svg:x="0.008cm" svg:y="0.446cm" draw:control="control8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QUERY</text:p>
          </table:table-cell>
          <table:table-cell table:style-name="ce25">
            <draw:control draw:z-index="88" draw:name="Control 258" draw:style-name="gr1" draw:text-style-name="P1" svg:width="0.5cm" svg:height="0.5cm" svg:x="0.008cm" svg:y="0.446cm" draw:control="control8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QUERY()</text:p>
          </table:table-cell>
          <table:table-cell table:style-name="ce25">
            <draw:control draw:z-index="89" draw:name="Control 259" draw:style-name="gr1" draw:text-style-name="P1" svg:width="0.5cm" svg:height="0.5cm" svg:x="0.008cm" svg:y="0.447cm" draw:control="control9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90" draw:name="Control 260" draw:style-name="gr1" draw:text-style-name="P1" svg:width="0.5cm" svg:height="0.5cm" svg:x="0.008cm" svg:y="0.447cm" draw:control="control91"/>
          </table:table-cell>
          <table:table-cell table:style-name="ce5" office:value-type="string" calcext:value-type="string">
            <text:p>Call _object.setQUERY(this.QUERY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table:style-name="ce23" office:value-type="string" calcext:value-type="string">
            <text:p>+QUERY()</text:p>
          </table:table-cell>
          <table:table-cell table:style-name="ce25">
            <draw:control draw:z-index="91" draw:name="Control 261" draw:style-name="gr1" draw:text-style-name="P1" svg:width="0.5cm" svg:height="0.5cm" svg:x="0.008cm" svg:y="0.448cm" draw:control="control9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table:style-name="ce23" office:value-type="string" calcext:value-type="string">
            <text:p>+QUERY()</text:p>
          </table:table-cell>
          <table:table-cell table:style-name="ce25"/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table:style-name="ce23" office:value-type="string" calcext:value-type="string">
            <text:p>+QUERY()</text:p>
          </table:table-cell>
          <table:table-cell table:style-name="ce25" office:value-type="string" calcext:value-type="string">
            <text:p/>
            <draw:control draw:z-index="92" draw:name="Control 262" draw:style-name="gr1" draw:text-style-name="P1" svg:width="0.5cm" svg:height="0.5cm" svg:x="0.008cm" svg:y="-0.002cm" draw:control="control93"/>
          </table:table-cell>
          <table:table-cell table:style-name="ce7" office:value-type="string" calcext:value-type="string">
            <text:p/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MUTATION</text:p>
          </table:table-cell>
          <table:table-cell table:style-name="ce25">
            <draw:control draw:z-index="93" draw:name="Control 263" draw:style-name="gr1" draw:text-style-name="P1" svg:width="0.5cm" svg:height="0.5cm" svg:x="0.008cm" svg:y="-0.002cm" draw:control="control9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MUTATION()</text:p>
          </table:table-cell>
          <table:table-cell table:style-name="ce25">
            <draw:control draw:z-index="94" draw:name="Control 264" draw:style-name="gr1" draw:text-style-name="P1" svg:width="0.5cm" svg:height="0.5cm" svg:x="0.008cm" svg:y="-0.002cm" draw:control="control9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MUTATION()</text:p>
          </table:table-cell>
          <table:table-cell table:style-name="ce25">
            <draw:control draw:z-index="95" draw:name="Control 265" draw:style-name="gr1" draw:text-style-name="P1" svg:width="0.5cm" svg:height="0.5cm" svg:x="0.008cm" svg:y="-0.001cm" draw:control="control9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96" draw:name="Control 266" draw:style-name="gr1" draw:text-style-name="P1" svg:width="0.5cm" svg:height="0.5cm" svg:x="0.008cm" svg:y="-0.001cm" draw:control="control9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MUTATION</text:p>
          </table:table-cell>
          <table:table-cell table:style-name="ce25">
            <draw:control draw:z-index="97" draw:name="Control 267" draw:style-name="gr1" draw:text-style-name="P1" svg:width="0.5cm" svg:height="0.5cm" svg:x="0.008cm" svg:y="0cm" draw:control="control9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MUTATION()</text:p>
          </table:table-cell>
          <table:table-cell table:style-name="ce25">
            <draw:control draw:z-index="98" draw:name="Control 268" draw:style-name="gr1" draw:text-style-name="P1" svg:width="0.5cm" svg:height="0.5cm" svg:x="0.008cm" svg:y="0.001cm" draw:control="control9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99" draw:name="Control 269" draw:style-name="gr1" draw:text-style-name="P1" svg:width="0.5cm" svg:height="0.5cm" svg:x="0.008cm" svg:y="0.002cm" draw:control="control100"/>
          </table:table-cell>
          <table:table-cell table:style-name="ce5" office:value-type="string" calcext:value-type="string">
            <text:p>Call _object.setMUTATION(this.MUTATION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Executor</text:a></text:p>
          </table:table-cell>
          <table:table-cell table:style-name="ce23" office:value-type="string" calcext:value-type="string">
            <text:p>+MUTATION()</text:p>
          </table:table-cell>
          <table:table-cell table:style-name="ce25">
            <draw:control draw:z-index="100" draw:name="Control 270" draw:style-name="gr1" draw:text-style-name="P1" svg:width="0.5cm" svg:height="0.5cm" svg:x="0.008cm" svg:y="0.002cm" draw:control="control101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MUTATIONWithBindValues()</text:p>
          </table:table-cell>
          <table:table-cell table:style-name="ce25">
            <draw:control draw:z-index="101" draw:name="Control 271" draw:style-name="gr1" draw:text-style-name="P1" svg:width="0.5cm" svg:height="0.5cm" svg:x="0.008cm" svg:y="0.002cm" draw:control="control102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MUTATIONResponseBuilder()</text:p>
          </table:table-cell>
          <table:table-cell table:style-name="ce25">
            <draw:control draw:z-index="102" draw:name="Control 272" draw:style-name="gr1" draw:text-style-name="P1" svg:width="0.5cm" svg:height="0.5cm" svg:x="0.008cm" svg:y="0.003cm" draw:control="control10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MUTATIONGraphQLRequest()</text:p>
          </table:table-cell>
          <table:table-cell table:style-name="ce25">
            <draw:control draw:z-index="103" draw:name="Control 273" draw:style-name="gr1" draw:text-style-name="P1" svg:width="0.5cm" svg:height="0.5cm" svg:x="0.008cm" svg:y="0.003cm" draw:control="control10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ReactiveExecutor</text:a></text:p>
          </table:table-cell>
          <table:table-cell table:style-name="ce23" office:value-type="string" calcext:value-type="string">
            <text:p>+MUTATION()</text:p>
          </table:table-cell>
          <table:table-cell table:style-name="ce25">
            <draw:control draw:z-index="104" draw:name="Control 274" draw:style-name="gr1" draw:text-style-name="P1" svg:width="0.5cm" svg:height="0.5cm" svg:x="0.008cm" svg:y="0.005cm" draw:control="control105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MUTATIONWithBindValues()</text:p>
          </table:table-cell>
          <table:table-cell table:style-name="ce25">
            <draw:control draw:z-index="105" draw:name="Control 275" draw:style-name="gr1" draw:text-style-name="P1" svg:width="0.5cm" svg:height="0.5cm" svg:x="0.008cm" svg:y="0.005cm" draw:control="control106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MUTATIONResponseBuilder()</text:p>
          </table:table-cell>
          <table:table-cell table:style-name="ce25">
            <draw:control draw:z-index="106" draw:name="Control 276" draw:style-name="gr1" draw:text-style-name="P1" svg:width="0.5cm" svg:height="0.5cm" svg:x="0.008cm" svg:y="0.006cm" draw:control="control10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MUTATIONGraphQLRequest()</text:p>
          </table:table-cell>
          <table:table-cell table:style-name="ce25">
            <draw:control draw:z-index="107" draw:name="Control 277" draw:style-name="gr1" draw:text-style-name="P1" svg:width="0.5cm" svg:height="0.5cm" svg:x="0.008cm" svg:y="0.006cm" draw:control="control10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MUTATION</text:p>
          </table:table-cell>
          <table:table-cell table:style-name="ce25">
            <draw:control draw:z-index="108" draw:name="Control 278" draw:style-name="gr1" draw:text-style-name="P1" svg:width="0.5cm" svg:height="0.5cm" svg:x="0.008cm" svg:y="0.007cm" draw:control="control10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MUTATION</text:p>
          </table:table-cell>
          <table:table-cell table:style-name="ce25">
            <draw:control draw:z-index="109" draw:name="Control 279" draw:style-name="gr1" draw:text-style-name="P1" svg:width="0.5cm" svg:height="0.5cm" svg:x="0.008cm" svg:y="0.007cm" draw:control="control11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MUTATION()</text:p>
          </table:table-cell>
          <table:table-cell table:style-name="ce25">
            <draw:control draw:z-index="110" draw:name="Control 280" draw:style-name="gr1" draw:text-style-name="P1" svg:width="0.5cm" svg:height="0.5cm" svg:x="0.008cm" svg:y="0.008cm" draw:control="control11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MUTATION()</text:p>
          </table:table-cell>
          <table:table-cell table:style-name="ce25">
            <draw:control draw:z-index="111" draw:name="Control 281" draw:style-name="gr1" draw:text-style-name="P1" svg:width="0.5cm" svg:height="0.5cm" svg:x="0.008cm" svg:y="0.009cm" draw:control="control11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112" draw:name="Control 282" draw:style-name="gr1" draw:text-style-name="P1" svg:width="0.5cm" svg:height="0.5cm" svg:x="0.008cm" svg:y="0.009cm" draw:control="control11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MUTATION</text:p>
          </table:table-cell>
          <table:table-cell table:style-name="ce25">
            <draw:control draw:z-index="113" draw:name="Control 283" draw:style-name="gr1" draw:text-style-name="P1" svg:width="0.5cm" svg:height="0.5cm" svg:x="0.008cm" svg:y="0.01cm" draw:control="control11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MUTATION()</text:p>
          </table:table-cell>
          <table:table-cell table:style-name="ce25">
            <draw:control draw:z-index="114" draw:name="Control 284" draw:style-name="gr1" draw:text-style-name="P1" svg:width="0.5cm" svg:height="0.5cm" svg:x="0.008cm" svg:y="0.01cm" draw:control="control11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15" draw:name="Control 285" draw:style-name="gr1" draw:text-style-name="P1" svg:width="0.5cm" svg:height="0.5cm" svg:x="0.008cm" svg:y="0.012cm" draw:control="control116"/>
          </table:table-cell>
          <table:table-cell table:style-name="ce5" office:value-type="string" calcext:value-type="string">
            <text:p>Call _object.setMUTATION(this.MUTATION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Controller</text:a></text:p>
          </table:table-cell>
          <table:table-cell table:style-name="ce23" office:value-type="string" calcext:value-type="string">
            <text:p>+MUTATION()</text:p>
          </table:table-cell>
          <table:table-cell table:style-name="ce25">
            <draw:control draw:z-index="116" draw:name="Control 286" draw:style-name="gr1" draw:text-style-name="P1" svg:width="0.5cm" svg:height="0.5cm" svg:x="0.008cm" svg:y="0.012cm" draw:control="control11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</text:a></text:p>
          </table:table-cell>
          <table:table-cell table:style-name="ce23" office:value-type="string" calcext:value-type="string">
            <text:p>+MUTATION()</text:p>
          </table:table-cell>
          <table:table-cell table:style-name="ce25">
            <draw:control draw:z-index="117" draw:name="Control 301" draw:style-name="gr1" draw:text-style-name="P1" svg:width="0.5cm" svg:height="0.5cm" svg:x="0.008cm" svg:y="0cm" draw:control="control11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Impl</text:a></text:p>
          </table:table-cell>
          <table:table-cell table:style-name="ce23" office:value-type="string" calcext:value-type="string">
            <text:p>+MUTATION()</text:p>
          </table:table-cell>
          <table:table-cell table:style-name="ce25">
            <draw:control draw:z-index="118" draw:name="Control 315" draw:style-name="gr1" draw:text-style-name="P1" svg:width="0.5cm" svg:height="0.5cm" svg:x="0.008cm" svg:y="0cm" draw:control="control11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 table:number-rows-repeated="1048415">
          <table:table-cell table:number-columns-repeated="8"/>
          <table:table-cell table:style-name="ce19" table:number-columns-repeated="16376"/>
        </table:table-row>
        <table:table-row table:style-name="ro5">
          <table:table-cell table:number-columns-repeated="8"/>
          <table:table-cell table:style-name="ce19" table:number-columns-repeated="16376"/>
        </table:table-row>
      </table:table>
      <table:table table:name="User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51" form:control-implementation="ooo:com.sun.star.form.component.CheckBox" xml:id="control163" form:id="control1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64" form:id="control1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65" form:id="control1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66" form:id="control1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67" form:id="control1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68" form:id="control1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69" form:id="control1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70" form:id="control1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171" form:id="control1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172" form:id="control1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73" form:id="control1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74" form:id="control1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75" form:id="control1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76" form:id="control1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77" form:id="control1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178" form:id="control1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179" form:id="control1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180" form:id="control1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181" form:id="control1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182" form:id="control1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183" form:id="control1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184" form:id="control1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85" form:id="control1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186" form:id="control1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187" form:id="control1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88" form:id="control1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89" form:id="control1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90" form:id="control1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91" form:id="control1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192" form:id="control1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193" form:id="control1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194" form:id="control1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195" form:id="control1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196" form:id="control1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197" form:id="control1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198" form:id="control1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4" form:control-implementation="ooo:com.sun.star.form.component.CheckBox" xml:id="control199" form:id="control1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200" form:id="control2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201" form:id="control2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202" form:id="control2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203" form:id="control2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204" form:id="control2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205" form:id="control2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9" form:control-implementation="ooo:com.sun.star.form.component.CheckBox" xml:id="control206" form:id="control2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207" form:id="control2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208" form:id="control2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209" form:id="control2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210" form:id="control2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211" form:id="control2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212" form:id="control2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213" form:id="control2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214" form:id="control2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215" form:id="control2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216" form:id="control2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6" form:control-implementation="ooo:com.sun.star.form.component.CheckBox" xml:id="control217" form:id="control2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218" form:id="control2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8" form:control-implementation="ooo:com.sun.star.form.component.CheckBox" xml:id="control219" form:id="control2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9" form:control-implementation="ooo:com.sun.star.form.component.CheckBox" xml:id="control220" form:id="control2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0" form:control-implementation="ooo:com.sun.star.form.component.CheckBox" xml:id="control221" form:id="control2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222" form:id="control2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223" form:id="control2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224" form:id="control2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225" form:id="control2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226" form:id="control2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5" form:control-implementation="ooo:com.sun.star.form.component.CheckBox" xml:id="control227" form:id="control2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228" form:id="control2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229" form:id="control2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230" form:id="control2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231" form:id="control2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232" form:id="control2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233" form:id="control2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234" form:id="control2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235" form:id="control2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236" form:id="control2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1" form:control-implementation="ooo:com.sun.star.form.component.CheckBox" xml:id="control237" form:id="control2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3" form:control-implementation="ooo:com.sun.star.form.component.CheckBox" xml:id="control238" form:id="control2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239" form:id="control2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240" form:id="control2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6" form:control-implementation="ooo:com.sun.star.form.component.CheckBox" xml:id="control241" form:id="control2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242" form:id="control2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8" form:control-implementation="ooo:com.sun.star.form.component.CheckBox" xml:id="control243" form:id="control2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9" form:control-implementation="ooo:com.sun.star.form.component.CheckBox" xml:id="control244" form:id="control2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0" form:control-implementation="ooo:com.sun.star.form.component.CheckBox" xml:id="control245" form:id="control2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4" form:control-implementation="ooo:com.sun.star.form.component.CheckBox" xml:id="control246" form:id="control2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47" form:id="control2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48" form:id="control2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49" form:id="control2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50" form:id="control2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51" form:id="control2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52" form:id="control2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53" form:id="control2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54" form:id="control2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55" form:id="control2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56" form:id="control2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257" form:id="control2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258" form:id="control2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59" form:id="control2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60" form:id="control2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261" form:id="control2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62" form:id="control2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63" form:id="control2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64" form:id="control2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65" form:id="control2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266" form:id="control2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267" form:id="control2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268" form:id="control2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269" form:id="control2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270" form:id="control2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271" form:id="control2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72" form:id="control2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73" form:id="control2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74" form:id="control2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275" form:id="control2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276" form:id="control2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277" form:id="control2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278" form:id="control2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4" form:control-implementation="ooo:com.sun.star.form.component.CheckBox" xml:id="control279" form:id="control2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280" form:id="control2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81" form:id="control2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2" form:id="control2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83" form:id="control2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84" form:id="control2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85" form:id="control2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86" form:id="control2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87" form:id="control2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88" form:id="control2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89" form:id="control2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90" form:id="control2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291" form:id="control2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292" form:id="control2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293" form:id="control2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7" form:control-implementation="ooo:com.sun.star.form.component.CheckBox" xml:id="control294" form:id="control2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95" form:id="control2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6" form:id="control2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97" form:id="control2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98" form:id="control2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99" form:id="control2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300" form:id="control3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301" form:id="control3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302" form:id="control3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303" form:id="control3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304" form:id="control3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305" form:id="control3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06" form:id="control3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07" form:id="control3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08" form:id="control3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309" form:id="control3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310" form:id="control3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311" form:id="control3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312" form:id="control3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313" form:id="control3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314" form:id="control3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315" form:id="control3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316" form:id="control3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317" form:id="control3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318" form:id="control3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319" form:id="control3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6" form:control-implementation="ooo:com.sun.star.form.component.CheckBox" xml:id="control320" form:id="control3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321" form:id="control3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22" form:id="control3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23" form:id="control3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324" form:id="control3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325" form:id="control3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326" form:id="control3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327" form:id="control3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328" form:id="control3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329" form:id="control3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330" form:id="control3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8" form:control-implementation="ooo:com.sun.star.form.component.CheckBox" xml:id="control331" form:id="control3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332" form:id="control3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33" form:id="control3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34" form:id="control3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35" form:id="control3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336" form:id="control3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37" form:id="control3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338" form:id="control3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339" form:id="control3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40" form:id="control3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341" form:id="control3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9"/>
        <table:table-column table:style-name="co2" table:default-cell-style-name="ce19"/>
        <table:table-column table:style-name="co6" table:default-cell-style-name="ce19"/>
        <table:table-column table:style-name="co4" table:default-cell-style-name="ce19"/>
        <table:table-column table:style-name="co7" table:default-cell-style-name="ce34"/>
        <table:table-column table:style-name="co1" table:number-columns-repeated="16378"/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5"/>
          <table:table-cell table:style-name="ce19" table:number-columns-repeated="16378"/>
        </table:table-row>
        <table:table-row table:style-name="ro6">
          <table:table-cell table:style-name="ce2" office:value-type="string" calcext:value-type="string" table:number-columns-spanned="6" table:number-rows-spanned="1">
            <text:p>Add property authorities: [AuthorityKind!], property groups: [Group!], query users: [User!], query userById: User!, query userByUsername: User!, mutation: grantUserAuthorities([AuthorityKind!]), mutation: revokeUserAuthorities([AuthorityKind!])</text:p>
          </table:table-cell>
          <table:covered-table-cell table:number-columns-repeated="5"/>
          <table:table-cell table:style-name="ce19" table:number-columns-repeated="16378"/>
        </table:table-row>
        <table:table-row table:style-name="ro5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3">
            <draw:control draw:z-index="54" draw:name="Control 35" draw:style-name="gr1" draw:text-style-name="P1" svg:width="0.5cm" svg:height="0.5cm" svg:x="0.014cm" svg:y="0.44cm" draw:control="control217"/>
          </table:table-cell>
          <table:table-cell table:style-name="ce14" office:value-type="string" calcext:value-type="string">
            <text:p>Notes</text:p>
          </table:table-cell>
          <table:table-cell table:style-name="ce19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User</text:p>
          </table:table-cell>
          <table:table-cell table:style-name="ce23" office:value-type="string" calcext:value-type="string">
            <text:p>authorities</text:p>
          </table:table-cell>
          <table:table-cell table:style-name="ce15">
            <draw:control draw:z-index="55" draw:name="Control 36" draw:style-name="gr1" draw:text-style-name="P1" svg:width="0.5cm" svg:height="0.5cm" svg:x="0.014cm" svg:y="0.44cm" draw:control="control218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Authorities()</text:p>
          </table:table-cell>
          <table:table-cell table:style-name="ce15">
            <draw:control draw:z-index="56" draw:name="Control 207" draw:style-name="gr1" draw:text-style-name="P1" svg:width="0.5cm" svg:height="0.5cm" svg:x="0.014cm" svg:y="0.442cm" draw:control="control219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Authorities()</text:p>
          </table:table-cell>
          <table:table-cell table:style-name="ce15">
            <draw:control draw:z-index="57" draw:name="Control 208" draw:style-name="gr1" draw:text-style-name="P1" svg:width="0.5cm" svg:height="0.5cm" svg:x="0.014cm" svg:y="0.443cm" draw:control="control220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equals() [^2]</text:p>
          </table:table-cell>
          <table:table-cell table:style-name="ce15">
            <draw:control draw:z-index="58" draw:name="Control 289" draw:style-name="gr1" draw:text-style-name="P1" svg:width="0.5cm" svg:height="0.5cm" svg:x="0.014cm" svg:y="0.445cm" draw:control="control221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hashCode() [^2]</text:p>
          </table:table-cell>
          <table:table-cell table:style-name="ce15">
            <draw:control draw:z-index="37" draw:name="Control 378" draw:style-name="gr1" draw:text-style-name="P1" svg:width="0.5cm" svg:height="0.5cm" svg:x="0.014cm" svg:y="0.41cm" draw:control="control200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 [^2]</text:p>
          </table:table-cell>
          <table:table-cell table:style-name="ce15">
            <draw:control draw:z-index="38" draw:name="Control 380" draw:style-name="gr1" draw:text-style-name="P1" svg:width="0.5cm" svg:height="0.5cm" svg:x="0.014cm" svg:y="0.411cm" draw:control="control201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User.Builder</text:p>
          </table:table-cell>
          <table:table-cell table:style-name="ce23" office:value-type="string" calcext:value-type="string">
            <text:p>authorities</text:p>
          </table:table-cell>
          <table:table-cell table:style-name="ce15">
            <draw:control draw:z-index="39" draw:name="Control 381" draw:style-name="gr1" draw:text-style-name="P1" svg:width="0.5cm" svg:height="0.5cm" svg:x="0.014cm" svg:y="0.412cm" draw:control="control202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Authorities()</text:p>
          </table:table-cell>
          <table:table-cell table:style-name="ce15">
            <draw:control draw:z-index="40" draw:name="Control 382" draw:style-name="gr1" draw:text-style-name="P1" svg:width="0.5cm" svg:height="0.5cm" svg:x="0.014cm" svg:y="0.413cm" draw:control="control203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168" draw:name="Control 383" draw:style-name="gr1" draw:text-style-name="P1" svg:width="0.5cm" svg:height="0.5cm" svg:x="0.014cm" svg:y="0.447cm" draw:control="control331"/>
          </table:table-cell>
          <table:table-cell table:style-name="ce27" office:value-type="string" calcext:value-type="string">
            <text:p>Call _object.setAuthorities(this.authorities)</text:p>
          </table:table-cell>
          <table:table-cell table:style-name="ce19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schema-mariadb.sql</text:a></text:p>
          </table:table-cell>
          <table:table-cell table:style-name="ce23" office:value-type="string" calcext:value-type="string">
            <text:p>User.authorities</text:p>
          </table:table-cell>
          <table:table-cell table:style-name="ce15" office:value-type="string" calcext:value-type="string">
            <text:p/>
            <draw:control draw:z-index="41" draw:name="Control 387" draw:style-name="gr1" draw:text-style-name="P1" svg:width="0.5cm" svg:height="0.5cm" svg:x="0.014cm" svg:y="0.417cm" draw:control="control204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schema-h2.sql</text:a></text:p>
          </table:table-cell>
          <table:table-cell table:style-name="ce23" office:value-type="string" calcext:value-type="string">
            <text:p>User.authorities</text:p>
          </table:table-cell>
          <table:table-cell table:style-name="ce15" office:value-type="string" calcext:value-type="string">
            <text:p/>
            <draw:control draw:z-index="42" draw:name="Control 390" draw:style-name="gr1" draw:text-style-name="P1" svg:width="0.5cm" svg:height="0.5cm" svg:x="0.014cm" svg:y="0.421cm" draw:control="control205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schema.graphqls</text:a></text:p>
          </table:table-cell>
          <table:table-cell table:style-name="ce23" office:value-type="string" calcext:value-type="string">
            <text:p>User.authorities</text:p>
          </table:table-cell>
          <table:table-cell table:style-name="ce15" office:value-type="string" calcext:value-type="string">
            <text:p/>
            <draw:control draw:z-index="43" draw:name="Control 393" draw:style-name="gr1" draw:text-style-name="P1" svg:width="0.5cm" svg:height="0.5cm" svg:x="0.014cm" svg:y="0.423cm" draw:control="control206"/>
          </table:table-cell>
          <table:table-cell table:style-name="ce27" office:value-type="string" calcext:value-type="string">
            <text:p>TODO: support format and aggregation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User</text:p>
          </table:table-cell>
          <table:table-cell table:style-name="ce23" office:value-type="string" calcext:value-type="string">
            <text:p>authorities</text:p>
          </table:table-cell>
          <table:table-cell table:style-name="ce15">
            <draw:control draw:z-index="44" draw:name="Control 394" draw:style-name="gr1" draw:text-style-name="P1" svg:width="0.5cm" svg:height="0.5cm" svg:x="0.014cm" svg:y="0.425cm" draw:control="control207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Authorities()</text:p>
          </table:table-cell>
          <table:table-cell table:style-name="ce15">
            <draw:control draw:z-index="45" draw:name="Control 396" draw:style-name="gr1" draw:text-style-name="P1" svg:width="0.5cm" svg:height="0.5cm" svg:x="0.014cm" svg:y="0.427cm" draw:control="control208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Authorities()</text:p>
          </table:table-cell>
          <table:table-cell table:style-name="ce15">
            <draw:control draw:z-index="46" draw:name="Control 397" draw:style-name="gr1" draw:text-style-name="P1" svg:width="0.5cm" svg:height="0.5cm" svg:x="0.014cm" svg:y="0.427cm" draw:control="control209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equals() [^2]</text:p>
          </table:table-cell>
          <table:table-cell table:style-name="ce15">
            <draw:control draw:z-index="47" draw:name="Control 398" draw:style-name="gr1" draw:text-style-name="P1" svg:width="0.5cm" svg:height="0.5cm" svg:x="0.014cm" svg:y="0.428cm" draw:control="control210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hashCode() [^2]</text:p>
          </table:table-cell>
          <table:table-cell table:style-name="ce15">
            <draw:control draw:z-index="48" draw:name="Control 399" draw:style-name="gr1" draw:text-style-name="P1" svg:width="0.5cm" svg:height="0.5cm" svg:x="0.014cm" svg:y="0.429cm" draw:control="control211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 [^2]</text:p>
          </table:table-cell>
          <table:table-cell table:style-name="ce15">
            <draw:control draw:z-index="49" draw:name="Control 400" draw:style-name="gr1" draw:text-style-name="P1" svg:width="0.5cm" svg:height="0.5cm" svg:x="0.014cm" svg:y="0.43cm" draw:control="control212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User.Builder</text:p>
          </table:table-cell>
          <table:table-cell table:style-name="ce23" office:value-type="string" calcext:value-type="string">
            <text:p>authorities</text:p>
          </table:table-cell>
          <table:table-cell table:style-name="ce15">
            <draw:control draw:z-index="50" draw:name="Control 401" draw:style-name="gr1" draw:text-style-name="P1" svg:width="0.5cm" svg:height="0.5cm" svg:x="0.014cm" svg:y="0.432cm" draw:control="control213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Authorities()</text:p>
          </table:table-cell>
          <table:table-cell table:style-name="ce15">
            <draw:control draw:z-index="51" draw:name="Control 402" draw:style-name="gr1" draw:text-style-name="P1" svg:width="0.5cm" svg:height="0.5cm" svg:x="0.014cm" svg:y="0.431cm" draw:control="control214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/>
          <table:table-cell table:style-name="ce27" office:value-type="string" calcext:value-type="string">
            <text:p>Call _object.setAuthorities(this.authoritie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UserController</text:p>
          </table:table-cell>
          <table:table-cell table:style-name="ce23" office:value-type="string" calcext:value-type="string">
            <text:p>authorities()</text:p>
          </table:table-cell>
          <table:table-cell table:style-name="ce15">
            <draw:control draw:z-index="53" draw:name="Control 410" draw:style-name="gr1" draw:text-style-name="P1" svg:width="0.5cm" svg:height="0.5cm" svg:x="0.014cm" svg:y="0.438cm" draw:control="control216"/>
            <draw:control draw:z-index="169" draw:name="Control 384" draw:style-name="gr1" draw:text-style-name="P1" svg:width="0.5cm" svg:height="0.5cm" svg:x="0.014cm" svg:y="0.004cm" draw:control="control332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DataFetchersDelegateUser</text:p>
          </table:table-cell>
          <table:table-cell table:style-name="ce23" office:value-type="string" calcext:value-type="string">
            <text:p>authorities()</text:p>
          </table:table-cell>
          <table:table-cell table:style-name="ce15">
            <draw:control draw:z-index="52" draw:name="Control 409" draw:style-name="gr1" draw:text-style-name="P1" svg:width="0.5cm" svg:height="0.5cm" svg:x="0.014cm" svg:y="0.439cm" draw:control="control215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DataFetchersDelegateUserImpl</text:p>
          </table:table-cell>
          <table:table-cell table:style-name="ce23" office:value-type="string" calcext:value-type="string">
            <text:p>authorities()</text:p>
          </table:table-cell>
          <table:table-cell table:style-name="ce15"/>
          <table:table-cell table:style-name="ce27" office:value-type="string" calcext:value-type="string">
            <text:p>Only for structured or parameterised properties</text:p>
          </table:table-cell>
          <table:table-cell table:style-name="ce19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User</text:p>
          </table:table-cell>
          <table:table-cell table:style-name="ce23" office:value-type="string" calcext:value-type="string">
            <text:p>groups</text:p>
          </table:table-cell>
          <table:table-cell table:style-name="ce15">
            <draw:control draw:z-index="78" draw:name="Control 324" draw:style-name="gr1" draw:text-style-name="P1" svg:width="0.5cm" svg:height="0.5cm" svg:x="0.014cm" svg:y="0.017cm" draw:control="control241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Groups()</text:p>
          </table:table-cell>
          <table:table-cell table:style-name="ce15">
            <draw:control draw:z-index="79" draw:name="Control 325" draw:style-name="gr1" draw:text-style-name="P1" svg:width="0.5cm" svg:height="0.5cm" svg:x="0.014cm" svg:y="0.017cm" draw:control="control242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Groups()</text:p>
          </table:table-cell>
          <table:table-cell table:style-name="ce15">
            <draw:control draw:z-index="80" draw:name="Control 326" draw:style-name="gr1" draw:text-style-name="P1" svg:width="0.5cm" svg:height="0.5cm" svg:x="0.014cm" svg:y="0.019cm" draw:control="control243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equals() [^2]</text:p>
          </table:table-cell>
          <table:table-cell table:style-name="ce15">
            <draw:control draw:z-index="81" draw:name="Control 327" draw:style-name="gr1" draw:text-style-name="P1" svg:width="0.5cm" svg:height="0.5cm" svg:x="0.014cm" svg:y="0.02cm" draw:control="control244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hashCode() [^2]</text:p>
          </table:table-cell>
          <table:table-cell table:style-name="ce15">
            <draw:control draw:z-index="59" draw:name="Control 290" draw:style-name="gr1" draw:text-style-name="P1" svg:width="0.5cm" svg:height="0.5cm" svg:x="0.014cm" svg:y="0.438cm" draw:control="control222"/>
            <draw:control draw:z-index="82" draw:name="Control 328" draw:style-name="gr1" draw:text-style-name="P1" svg:width="0.5cm" svg:height="0.5cm" svg:x="0.014cm" svg:y="0.021cm" draw:control="control245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 [^2]</text:p>
          </table:table-cell>
          <table:table-cell table:style-name="ce15">
            <draw:control draw:z-index="60" draw:name="Control 291" draw:style-name="gr1" draw:text-style-name="P1" svg:width="0.5cm" svg:height="0.5cm" svg:x="0.014cm" svg:y="0.439cm" draw:control="control223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User.Builder</text:p>
          </table:table-cell>
          <table:table-cell table:style-name="ce23" office:value-type="string" calcext:value-type="string">
            <text:p>groups</text:p>
          </table:table-cell>
          <table:table-cell table:style-name="ce15">
            <draw:control draw:z-index="61" draw:name="Control 292" draw:style-name="gr1" draw:text-style-name="P1" svg:width="0.5cm" svg:height="0.5cm" svg:x="0.014cm" svg:y="0.44cm" draw:control="control224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Groups()</text:p>
          </table:table-cell>
          <table:table-cell table:style-name="ce15">
            <draw:control draw:z-index="62" draw:name="Control 293" draw:style-name="gr1" draw:text-style-name="P1" svg:width="0.5cm" svg:height="0.5cm" svg:x="0.014cm" svg:y="0.442cm" draw:control="control225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63" draw:name="Control 294" draw:style-name="gr1" draw:text-style-name="P1" svg:width="0.5cm" svg:height="0.5cm" svg:x="0.014cm" svg:y="0.443cm" draw:control="control226"/>
          </table:table-cell>
          <table:table-cell table:style-name="ce27" office:value-type="string" calcext:value-type="string">
            <text:p>Call _object.setGroups(this.groups)</text:p>
          </table:table-cell>
          <table:table-cell table:style-name="ce19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schema-mariadb.sql</text:a></text:p>
          </table:table-cell>
          <table:table-cell table:style-name="ce23" office:value-type="string" calcext:value-type="string">
            <text:p>User.groups</text:p>
          </table:table-cell>
          <table:table-cell table:style-name="ce15" office:value-type="string" calcext:value-type="string">
            <text:p/>
            <draw:control draw:z-index="64" draw:name="Control 298" draw:style-name="gr1" draw:text-style-name="P1" svg:width="0.5cm" svg:height="0.5cm" svg:x="0.014cm" svg:y="0.445cm" draw:control="control227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schema-h2.sql</text:a></text:p>
          </table:table-cell>
          <table:table-cell table:style-name="ce23" office:value-type="string" calcext:value-type="string">
            <text:p>User.groups</text:p>
          </table:table-cell>
          <table:table-cell table:style-name="ce15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schema.graphqls</text:a></text:p>
          </table:table-cell>
          <table:table-cell table:style-name="ce23" office:value-type="string" calcext:value-type="string">
            <text:p>User.groups</text:p>
          </table:table-cell>
          <table:table-cell table:style-name="ce15" office:value-type="string" calcext:value-type="string">
            <text:p/>
            <draw:control draw:z-index="65" draw:name="Control 303" draw:style-name="gr1" draw:text-style-name="P1" svg:width="0.5cm" svg:height="0.5cm" svg:x="0.014cm" svg:y="0.001cm" draw:control="control228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User</text:p>
          </table:table-cell>
          <table:table-cell table:style-name="ce23" office:value-type="string" calcext:value-type="string">
            <text:p>groups</text:p>
          </table:table-cell>
          <table:table-cell table:style-name="ce15">
            <draw:control draw:z-index="66" draw:name="Control 305" draw:style-name="gr1" draw:text-style-name="P1" svg:width="0.5cm" svg:height="0.5cm" svg:x="0.014cm" svg:y="0.002cm" draw:control="control229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Groups()</text:p>
          </table:table-cell>
          <table:table-cell table:style-name="ce15">
            <draw:control draw:z-index="67" draw:name="Control 306" draw:style-name="gr1" draw:text-style-name="P1" svg:width="0.5cm" svg:height="0.5cm" svg:x="0.014cm" svg:y="0.002cm" draw:control="control230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Groups()</text:p>
          </table:table-cell>
          <table:table-cell table:style-name="ce15">
            <draw:control draw:z-index="68" draw:name="Control 307" draw:style-name="gr1" draw:text-style-name="P1" svg:width="0.5cm" svg:height="0.5cm" svg:x="0.014cm" svg:y="0.003cm" draw:control="control231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equals() [^2]</text:p>
          </table:table-cell>
          <table:table-cell table:style-name="ce15">
            <draw:control draw:z-index="69" draw:name="Control 308" draw:style-name="gr1" draw:text-style-name="P1" svg:width="0.5cm" svg:height="0.5cm" svg:x="0.014cm" svg:y="0.004cm" draw:control="control232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hashCode() [^2]</text:p>
          </table:table-cell>
          <table:table-cell table:style-name="ce15">
            <draw:control draw:z-index="70" draw:name="Control 309" draw:style-name="gr1" draw:text-style-name="P1" svg:width="0.5cm" svg:height="0.5cm" svg:x="0.014cm" svg:y="0.004cm" draw:control="control233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 [^2]</text:p>
          </table:table-cell>
          <table:table-cell table:style-name="ce15">
            <draw:control draw:z-index="71" draw:name="Control 310" draw:style-name="gr1" draw:text-style-name="P1" svg:width="0.5cm" svg:height="0.5cm" svg:x="0.014cm" svg:y="0.006cm" draw:control="control234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User.Builder</text:p>
          </table:table-cell>
          <table:table-cell table:style-name="ce23" office:value-type="string" calcext:value-type="string">
            <text:p>groups</text:p>
          </table:table-cell>
          <table:table-cell table:style-name="ce15">
            <draw:control draw:z-index="72" draw:name="Control 311" draw:style-name="gr1" draw:text-style-name="P1" svg:width="0.5cm" svg:height="0.5cm" svg:x="0.014cm" svg:y="0.007cm" draw:control="control235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Groups()</text:p>
          </table:table-cell>
          <table:table-cell table:style-name="ce15">
            <draw:control draw:z-index="73" draw:name="Control 312" draw:style-name="gr1" draw:text-style-name="P1" svg:width="0.5cm" svg:height="0.5cm" svg:x="0.014cm" svg:y="0.009cm" draw:control="control236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74" draw:name="Control 313" draw:style-name="gr1" draw:text-style-name="P1" svg:width="0.5cm" svg:height="0.5cm" svg:x="0.014cm" svg:y="0.008cm" draw:control="control237"/>
          </table:table-cell>
          <table:table-cell table:style-name="ce27" office:value-type="string" calcext:value-type="string">
            <text:p>Call _object.setGroups(this.group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UserController</text:p>
          </table:table-cell>
          <table:table-cell table:style-name="ce23" office:value-type="string" calcext:value-type="string">
            <text:p>groups()</text:p>
          </table:table-cell>
          <table:table-cell table:style-name="ce15">
            <draw:control draw:z-index="75" draw:name="Control 320" draw:style-name="gr1" draw:text-style-name="P1" svg:width="0.5cm" svg:height="0.5cm" svg:x="0.014cm" svg:y="0.016cm" draw:control="control238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DataFetchersDelegateUser</text:p>
          </table:table-cell>
          <table:table-cell table:style-name="ce23" office:value-type="string" calcext:value-type="string">
            <text:p>groups()</text:p>
          </table:table-cell>
          <table:table-cell table:style-name="ce15">
            <draw:control draw:z-index="76" draw:name="Control 321" draw:style-name="gr1" draw:text-style-name="P1" svg:width="0.5cm" svg:height="0.5cm" svg:x="0.014cm" svg:y="0.015cm" draw:control="control239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DataFetchersDelegateUserImpl</text:p>
          </table:table-cell>
          <table:table-cell table:style-name="ce23" office:value-type="string" calcext:value-type="string">
            <text:p>groups()</text:p>
          </table:table-cell>
          <table:table-cell table:style-name="ce15">
            <draw:control draw:z-index="77" draw:name="Control 322" draw:style-name="gr1" draw:text-style-name="P1" svg:width="0.5cm" svg:height="0.5cm" svg:x="0.014cm" svg:y="0.016cm" draw:control="control240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9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users</text:p>
          </table:table-cell>
          <table:table-cell table:style-name="ce15">
            <draw:control draw:z-index="83" draw:name="Control 329" draw:style-name="gr1" draw:text-style-name="P1" svg:width="0.5cm" svg:height="0.5cm" svg:x="0.014cm" svg:y="0.044cm" draw:control="control246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Users()</text:p>
          </table:table-cell>
          <table:table-cell table:style-name="ce15">
            <draw:control draw:z-index="84" draw:name="Control 330" draw:style-name="gr1" draw:text-style-name="P1" svg:width="0.5cm" svg:height="0.5cm" svg:x="0.014cm" svg:y="0.044cm" draw:control="control247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s()</text:p>
          </table:table-cell>
          <table:table-cell table:style-name="ce15" office:value-type="string" calcext:value-type="string">
            <text:p/>
            <draw:control draw:z-index="85" draw:name="Control 331" draw:style-name="gr1" draw:text-style-name="P1" svg:width="0.5cm" svg:height="0.5cm" svg:x="0.014cm" svg:y="0.045cm" draw:control="control248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170" draw:name="Control 295" draw:style-name="gr1" draw:text-style-name="P1" svg:width="0.5cm" svg:height="0.5cm" svg:x="0.014cm" svg:y="0.045cm" draw:control="control333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.Builder</text:a></text:p>
          </table:table-cell>
          <table:table-cell table:style-name="ce23" office:value-type="string" calcext:value-type="string">
            <text:p>users</text:p>
          </table:table-cell>
          <table:table-cell table:style-name="ce15">
            <draw:control draw:z-index="86" draw:name="Control 332" draw:style-name="gr1" draw:text-style-name="P1" svg:width="0.5cm" svg:height="0.5cm" svg:x="0.014cm" svg:y="0.046cm" draw:control="control249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Users()</text:p>
          </table:table-cell>
          <table:table-cell table:style-name="ce15">
            <draw:control draw:z-index="87" draw:name="Control 333" draw:style-name="gr1" draw:text-style-name="P1" svg:width="0.5cm" svg:height="0.5cm" svg:x="0.014cm" svg:y="0.047cm" draw:control="control250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88" draw:name="Control 334" draw:style-name="gr1" draw:text-style-name="P1" svg:width="0.5cm" svg:height="0.5cm" svg:x="0.014cm" svg:y="0.048cm" draw:control="control251"/>
          </table:table-cell>
          <table:table-cell table:style-name="ce27" office:value-type="string" calcext:value-type="string">
            <text:p>Call _object.setUsers(this.users)</text:p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Executor</text:a></text:p>
          </table:table-cell>
          <table:table-cell table:style-name="ce23" office:value-type="string" calcext:value-type="string">
            <text:p>users()</text:p>
          </table:table-cell>
          <table:table-cell table:style-name="ce15">
            <draw:control draw:z-index="89" draw:name="Control 335" draw:style-name="gr1" draw:text-style-name="P1" svg:width="0.5cm" svg:height="0.5cm" svg:x="0.014cm" svg:y="0.049cm" draw:control="control252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usersWithBindValues()</text:p>
          </table:table-cell>
          <table:table-cell table:style-name="ce15">
            <draw:control draw:z-index="90" draw:name="Control 336" draw:style-name="gr1" draw:text-style-name="P1" svg:width="0.5cm" svg:height="0.5cm" svg:x="0.014cm" svg:y="0.05cm" draw:control="control253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sResponseBuilder()</text:p>
          </table:table-cell>
          <table:table-cell table:style-name="ce15">
            <draw:control draw:z-index="91" draw:name="Control 337" draw:style-name="gr1" draw:text-style-name="P1" svg:width="0.5cm" svg:height="0.5cm" svg:x="0.014cm" svg:y="0.051cm" draw:control="control254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sGraphQLRequest()</text:p>
          </table:table-cell>
          <table:table-cell table:style-name="ce15" office:value-type="string" calcext:value-type="string">
            <text:p/>
            <draw:control draw:z-index="92" draw:name="Control 338" draw:style-name="gr1" draw:text-style-name="P1" svg:width="0.5cm" svg:height="0.5cm" svg:x="0.014cm" svg:y="0.051cm" draw:control="control255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ReactiveExecutor</text:a></text:p>
          </table:table-cell>
          <table:table-cell table:style-name="ce23" office:value-type="string" calcext:value-type="string">
            <text:p>users()</text:p>
          </table:table-cell>
          <table:table-cell table:style-name="ce15">
            <draw:control draw:z-index="0" draw:name="Control 79" draw:style-name="gr1" draw:text-style-name="P1" svg:width="0.5cm" svg:height="0.5cm" svg:x="0.009cm" svg:y="0.443cm" draw:control="control163"/>
            <draw:control draw:z-index="93" draw:name="Control 339" draw:style-name="gr1" draw:text-style-name="P1" svg:width="0.5cm" svg:height="0.5cm" svg:x="0.014cm" svg:y="0.052cm" draw:control="control256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usersWithBindValues()</text:p>
          </table:table-cell>
          <table:table-cell table:style-name="ce15">
            <draw:control draw:z-index="1" draw:name="Control 80" draw:style-name="gr1" draw:text-style-name="P1" svg:width="0.5cm" svg:height="0.5cm" svg:x="0.009cm" svg:y="0.444cm" draw:control="control164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sResponseBuilder()</text:p>
          </table:table-cell>
          <table:table-cell table:style-name="ce15">
            <draw:control draw:z-index="2" draw:name="Control 81" draw:style-name="gr1" draw:text-style-name="P1" svg:width="0.5cm" svg:height="0.5cm" svg:x="0.009cm" svg:y="0.444cm" draw:control="control165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sGraphQLRequest()</text:p>
          </table:table-cell>
          <table:table-cell table:style-name="ce15">
            <draw:control draw:z-index="3" draw:name="Control 82" draw:style-name="gr1" draw:text-style-name="P1" svg:width="0.5cm" svg:height="0.5cm" svg:x="0.009cm" svg:y="0.446cm" draw:control="control166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schema.graphqls</text:a></text:p>
          </table:table-cell>
          <table:table-cell table:style-name="ce23" office:value-type="string" calcext:value-type="string">
            <text:p>users</text:p>
          </table:table-cell>
          <table:table-cell table:style-name="ce15" office:value-type="string" calcext:value-type="string">
            <text:p/>
            <draw:control draw:z-index="4" draw:name="Control 83" draw:style-name="gr1" draw:text-style-name="P1" svg:width="0.5cm" svg:height="0.5cm" svg:x="0.009cm" svg:y="0.446cm" draw:control="control167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users</text:p>
          </table:table-cell>
          <table:table-cell table:style-name="ce15">
            <draw:control draw:z-index="5" draw:name="Control 84" draw:style-name="gr1" draw:text-style-name="P1" svg:width="0.5cm" svg:height="0.5cm" svg:x="0.009cm" svg:y="0.448cm" draw:control="control168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s()</text:p>
          </table:table-cell>
          <table:table-cell table:style-name="ce15">
            <draw:control draw:z-index="6" draw:name="Control 85" draw:style-name="gr1" draw:text-style-name="P1" svg:width="0.5cm" svg:height="0.5cm" svg:x="0.009cm" svg:y="0.448cm" draw:control="control169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Users()</text:p>
          </table:table-cell>
          <table:table-cell table:style-name="ce15"/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7" draw:name="Control 86" draw:style-name="gr1" draw:text-style-name="P1" svg:width="0.5cm" svg:height="0.5cm" svg:x="0.009cm" svg:y="-0.002cm" draw:control="control170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.Builder</text:a></text:p>
          </table:table-cell>
          <table:table-cell table:style-name="ce23" office:value-type="string" calcext:value-type="string">
            <text:p>users</text:p>
          </table:table-cell>
          <table:table-cell table:style-name="ce15">
            <draw:control draw:z-index="8" draw:name="Control 87" draw:style-name="gr1" draw:text-style-name="P1" svg:width="0.5cm" svg:height="0.5cm" svg:x="0.009cm" svg:y="-0.002cm" draw:control="control171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Users()</text:p>
          </table:table-cell>
          <table:table-cell table:style-name="ce15">
            <draw:control draw:z-index="9" draw:name="Control 88" draw:style-name="gr1" draw:text-style-name="P1" svg:width="0.5cm" svg:height="0.5cm" svg:x="0.009cm" svg:y="-0.001cm" draw:control="control172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10" draw:name="Control 89" draw:style-name="gr1" draw:text-style-name="P1" svg:width="0.5cm" svg:height="0.5cm" svg:x="0.009cm" svg:y="0cm" draw:control="control173"/>
            <draw:control draw:z-index="26" draw:name="Control 187" draw:style-name="gr1" draw:text-style-name="P1" svg:width="0.5cm" svg:height="0.5cm" svg:x="0.014cm" svg:y="0.446cm" draw:control="control189"/>
          </table:table-cell>
          <table:table-cell table:style-name="ce27" office:value-type="string" calcext:value-type="string">
            <text:p>Call _object.setUsers(this.users)</text:p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Controller</text:a></text:p>
          </table:table-cell>
          <table:table-cell table:style-name="ce23" office:value-type="string" calcext:value-type="string">
            <text:p>users()</text:p>
          </table:table-cell>
          <table:table-cell table:style-name="ce15" office:value-type="string" calcext:value-type="string">
            <text:p/>
            <draw:control draw:z-index="11" draw:name="Control 181" draw:style-name="gr1" draw:text-style-name="P1" svg:width="0.5cm" svg:height="0.5cm" svg:x="0.009cm" svg:y="0.44cm" draw:control="control174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</text:a></text:p>
          </table:table-cell>
          <table:table-cell table:style-name="ce23" office:value-type="string" calcext:value-type="string">
            <text:p>users()</text:p>
          </table:table-cell>
          <table:table-cell table:style-name="ce15" office:value-type="string" calcext:value-type="string">
            <text:p/>
            <draw:control draw:z-index="12" draw:name="Control 182" draw:style-name="gr1" draw:text-style-name="P1" svg:width="0.5cm" svg:height="0.5cm" svg:x="0.009cm" svg:y="0.442cm" draw:control="control175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Impl</text:a></text:p>
          </table:table-cell>
          <table:table-cell table:style-name="ce23" office:value-type="string" calcext:value-type="string">
            <text:p>users()</text:p>
          </table:table-cell>
          <table:table-cell table:style-name="ce15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userById</text:p>
          </table:table-cell>
          <table:table-cell table:style-name="ce15">
            <draw:control draw:z-index="131" draw:name="Control 354" draw:style-name="gr1" draw:text-style-name="P1" svg:width="0.5cm" svg:height="0.5cm" svg:x="0.014cm" svg:y="0.043cm" draw:control="control294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UserById()</text:p>
          </table:table-cell>
          <table:table-cell table:style-name="ce15">
            <draw:control draw:z-index="132" draw:name="Control 355" draw:style-name="gr1" draw:text-style-name="P1" svg:width="0.5cm" svg:height="0.5cm" svg:x="0.014cm" svg:y="0.044cm" draw:control="control295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Id()</text:p>
          </table:table-cell>
          <table:table-cell table:style-name="ce15" office:value-type="string" calcext:value-type="string">
            <text:p/>
            <draw:control draw:z-index="133" draw:name="Control 356" draw:style-name="gr1" draw:text-style-name="P1" svg:width="0.5cm" svg:height="0.5cm" svg:x="0.014cm" svg:y="0.045cm" draw:control="control296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171" draw:name="Control 296" draw:style-name="gr1" draw:text-style-name="P1" svg:width="0.5cm" svg:height="0.5cm" svg:x="0.014cm" svg:y="0.045cm" draw:control="control334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.Builder</text:a></text:p>
          </table:table-cell>
          <table:table-cell table:style-name="ce23" office:value-type="string" calcext:value-type="string">
            <text:p>userById</text:p>
          </table:table-cell>
          <table:table-cell table:style-name="ce15">
            <draw:control draw:z-index="134" draw:name="Control 357" draw:style-name="gr1" draw:text-style-name="P1" svg:width="0.5cm" svg:height="0.5cm" svg:x="0.014cm" svg:y="0.046cm" draw:control="control297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UserById()</text:p>
          </table:table-cell>
          <table:table-cell table:style-name="ce15">
            <draw:control draw:z-index="135" draw:name="Control 358" draw:style-name="gr1" draw:text-style-name="P1" svg:width="0.5cm" svg:height="0.5cm" svg:x="0.014cm" svg:y="0.047cm" draw:control="control298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136" draw:name="Control 359" draw:style-name="gr1" draw:text-style-name="P1" svg:width="0.5cm" svg:height="0.5cm" svg:x="0.014cm" svg:y="0.048cm" draw:control="control299"/>
          </table:table-cell>
          <table:table-cell table:style-name="ce27" office:value-type="string" calcext:value-type="string">
            <text:p>Call _object.setUserById(this.userById)</text:p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Executor</text:a></text:p>
          </table:table-cell>
          <table:table-cell table:style-name="ce23" office:value-type="string" calcext:value-type="string">
            <text:p>userById()</text:p>
          </table:table-cell>
          <table:table-cell table:style-name="ce15">
            <draw:control draw:z-index="137" draw:name="Control 360" draw:style-name="gr1" draw:text-style-name="P1" svg:width="0.5cm" svg:height="0.5cm" svg:x="0.014cm" svg:y="0.049cm" draw:control="control300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userByIdWithBindValues()</text:p>
          </table:table-cell>
          <table:table-cell table:style-name="ce15">
            <draw:control draw:z-index="138" draw:name="Control 361" draw:style-name="gr1" draw:text-style-name="P1" svg:width="0.5cm" svg:height="0.5cm" svg:x="0.014cm" svg:y="0.05cm" draw:control="control301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IdResponseBuilder()</text:p>
          </table:table-cell>
          <table:table-cell table:style-name="ce15">
            <draw:control draw:z-index="139" draw:name="Control 362" draw:style-name="gr1" draw:text-style-name="P1" svg:width="0.5cm" svg:height="0.5cm" svg:x="0.014cm" svg:y="0.051cm" draw:control="control302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IdGraphQLRequest()</text:p>
          </table:table-cell>
          <table:table-cell table:style-name="ce15" office:value-type="string" calcext:value-type="string">
            <text:p/>
            <draw:control draw:z-index="140" draw:name="Control 363" draw:style-name="gr1" draw:text-style-name="P1" svg:width="0.5cm" svg:height="0.5cm" svg:x="0.014cm" svg:y="0.05cm" draw:control="control303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ReactiveExecutor</text:a></text:p>
          </table:table-cell>
          <table:table-cell table:style-name="ce23" office:value-type="string" calcext:value-type="string">
            <text:p>userById()</text:p>
          </table:table-cell>
          <table:table-cell table:style-name="ce15">
            <draw:control draw:z-index="117" draw:name="Control 183" draw:style-name="gr1" draw:text-style-name="P1" svg:width="0.5cm" svg:height="0.5cm" svg:x="0.009cm" svg:y="0.443cm" draw:control="control280"/>
            <draw:control draw:z-index="141" draw:name="Control 364" draw:style-name="gr1" draw:text-style-name="P1" svg:width="0.5cm" svg:height="0.5cm" svg:x="0.014cm" svg:y="0.052cm" draw:control="control304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userByIdWithBindValues()</text:p>
          </table:table-cell>
          <table:table-cell table:style-name="ce15">
            <draw:control draw:z-index="118" draw:name="Control 340" draw:style-name="gr1" draw:text-style-name="P1" svg:width="0.5cm" svg:height="0.5cm" svg:x="0.009cm" svg:y="0.444cm" draw:control="control281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IdResponseBuilder()</text:p>
          </table:table-cell>
          <table:table-cell table:style-name="ce15">
            <draw:control draw:z-index="119" draw:name="Control 341" draw:style-name="gr1" draw:text-style-name="P1" svg:width="0.5cm" svg:height="0.5cm" svg:x="0.009cm" svg:y="0.444cm" draw:control="control282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IdGraphQLRequest()</text:p>
          </table:table-cell>
          <table:table-cell table:style-name="ce15">
            <draw:control draw:z-index="120" draw:name="Control 342" draw:style-name="gr1" draw:text-style-name="P1" svg:width="0.5cm" svg:height="0.5cm" svg:x="0.009cm" svg:y="0.446cm" draw:control="control283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schema.graphqls</text:a></text:p>
          </table:table-cell>
          <table:table-cell table:style-name="ce23" office:value-type="string" calcext:value-type="string">
            <text:p>userById</text:p>
          </table:table-cell>
          <table:table-cell table:style-name="ce15" office:value-type="string" calcext:value-type="string">
            <text:p/>
            <draw:control draw:z-index="121" draw:name="Control 343" draw:style-name="gr1" draw:text-style-name="P1" svg:width="0.5cm" svg:height="0.5cm" svg:x="0.009cm" svg:y="0.446cm" draw:control="control284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userById</text:p>
          </table:table-cell>
          <table:table-cell table:style-name="ce15">
            <draw:control draw:z-index="122" draw:name="Control 344" draw:style-name="gr1" draw:text-style-name="P1" svg:width="0.5cm" svg:height="0.5cm" svg:x="0.009cm" svg:y="0.448cm" draw:control="control285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Id()</text:p>
          </table:table-cell>
          <table:table-cell table:style-name="ce15">
            <draw:control draw:z-index="123" draw:name="Control 345" draw:style-name="gr1" draw:text-style-name="P1" svg:width="0.5cm" svg:height="0.5cm" svg:x="0.009cm" svg:y="0.448cm" draw:control="control286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UserById()</text:p>
          </table:table-cell>
          <table:table-cell table:style-name="ce15"/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124" draw:name="Control 346" draw:style-name="gr1" draw:text-style-name="P1" svg:width="0.5cm" svg:height="0.5cm" svg:x="0.009cm" svg:y="-0.001cm" draw:control="control287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.Builder</text:a></text:p>
          </table:table-cell>
          <table:table-cell table:style-name="ce23" office:value-type="string" calcext:value-type="string">
            <text:p>userById</text:p>
          </table:table-cell>
          <table:table-cell table:style-name="ce15">
            <draw:control draw:z-index="125" draw:name="Control 347" draw:style-name="gr1" draw:text-style-name="P1" svg:width="0.5cm" svg:height="0.5cm" svg:x="0.009cm" svg:y="-0.002cm" draw:control="control288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UserById()</text:p>
          </table:table-cell>
          <table:table-cell table:style-name="ce15">
            <draw:control draw:z-index="126" draw:name="Control 348" draw:style-name="gr1" draw:text-style-name="P1" svg:width="0.5cm" svg:height="0.5cm" svg:x="0.009cm" svg:y="-0.001cm" draw:control="control289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127" draw:name="Control 349" draw:style-name="gr1" draw:text-style-name="P1" svg:width="0.5cm" svg:height="0.5cm" svg:x="0.009cm" svg:y="0cm" draw:control="control290"/>
            <draw:control draw:z-index="130" draw:name="Control 353" draw:style-name="gr1" draw:text-style-name="P1" svg:width="0.5cm" svg:height="0.5cm" svg:x="0.014cm" svg:y="0.446cm" draw:control="control293"/>
          </table:table-cell>
          <table:table-cell table:style-name="ce27" office:value-type="string" calcext:value-type="string">
            <text:p>Call _object.setUserById(this.userById)</text:p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Controller</text:a></text:p>
          </table:table-cell>
          <table:table-cell table:style-name="ce23" office:value-type="string" calcext:value-type="string">
            <text:p>userById()</text:p>
          </table:table-cell>
          <table:table-cell table:style-name="ce15" office:value-type="string" calcext:value-type="string">
            <text:p/>
            <draw:control draw:z-index="128" draw:name="Control 350" draw:style-name="gr1" draw:text-style-name="P1" svg:width="0.5cm" svg:height="0.5cm" svg:x="0.009cm" svg:y="0.44cm" draw:control="control291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</text:a></text:p>
          </table:table-cell>
          <table:table-cell table:style-name="ce23" office:value-type="string" calcext:value-type="string">
            <text:p>userById()</text:p>
          </table:table-cell>
          <table:table-cell table:style-name="ce15" office:value-type="string" calcext:value-type="string">
            <text:p/>
            <draw:control draw:z-index="129" draw:name="Control 351" draw:style-name="gr1" draw:text-style-name="P1" svg:width="0.5cm" svg:height="0.5cm" svg:x="0.009cm" svg:y="0.442cm" draw:control="control292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Impl</text:a></text:p>
          </table:table-cell>
          <table:table-cell table:style-name="ce23" office:value-type="string" calcext:value-type="string">
            <text:p>userById()</text:p>
          </table:table-cell>
          <table:table-cell table:style-name="ce15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userByUsername</text:p>
          </table:table-cell>
          <table:table-cell table:style-name="ce15">
            <draw:control draw:z-index="157" draw:name="Control 438" draw:style-name="gr1" draw:text-style-name="P1" svg:width="0.5cm" svg:height="0.5cm" svg:x="0.014cm" svg:y="0.043cm" draw:control="control320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UserByUsername()</text:p>
          </table:table-cell>
          <table:table-cell table:style-name="ce15">
            <draw:control draw:z-index="158" draw:name="Control 439" draw:style-name="gr1" draw:text-style-name="P1" svg:width="0.5cm" svg:height="0.5cm" svg:x="0.014cm" svg:y="0.044cm" draw:control="control321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Username()</text:p>
          </table:table-cell>
          <table:table-cell table:style-name="ce15" office:value-type="string" calcext:value-type="string">
            <text:p/>
            <draw:control draw:z-index="159" draw:name="Control 440" draw:style-name="gr1" draw:text-style-name="P1" svg:width="0.5cm" svg:height="0.5cm" svg:x="0.014cm" svg:y="0.044cm" draw:control="control322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172" draw:name="Control 297" draw:style-name="gr1" draw:text-style-name="P1" svg:width="0.5cm" svg:height="0.5cm" svg:x="0.014cm" svg:y="0.044cm" draw:control="control335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.Builder</text:a></text:p>
          </table:table-cell>
          <table:table-cell table:style-name="ce23" office:value-type="string" calcext:value-type="string">
            <text:p>userByUsername</text:p>
          </table:table-cell>
          <table:table-cell table:style-name="ce15">
            <draw:control draw:z-index="160" draw:name="Control 441" draw:style-name="gr1" draw:text-style-name="P1" svg:width="0.5cm" svg:height="0.5cm" svg:x="0.014cm" svg:y="0.046cm" draw:control="control323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UserByUsername()</text:p>
          </table:table-cell>
          <table:table-cell table:style-name="ce15">
            <draw:control draw:z-index="161" draw:name="Control 442" draw:style-name="gr1" draw:text-style-name="P1" svg:width="0.5cm" svg:height="0.5cm" svg:x="0.014cm" svg:y="0.047cm" draw:control="control324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162" draw:name="Control 443" draw:style-name="gr1" draw:text-style-name="P1" svg:width="0.5cm" svg:height="0.5cm" svg:x="0.014cm" svg:y="0.048cm" draw:control="control325"/>
          </table:table-cell>
          <table:table-cell table:style-name="ce27" office:value-type="string" calcext:value-type="string">
            <text:p>Call _object.setUserByUsername(this.userByUsername)</text:p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Executor</text:a></text:p>
          </table:table-cell>
          <table:table-cell table:style-name="ce23" office:value-type="string" calcext:value-type="string">
            <text:p>userByUsername()</text:p>
          </table:table-cell>
          <table:table-cell table:style-name="ce15">
            <draw:control draw:z-index="163" draw:name="Control 444" draw:style-name="gr1" draw:text-style-name="P1" svg:width="0.5cm" svg:height="0.5cm" svg:x="0.014cm" svg:y="0.049cm" draw:control="control326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userByUsernameWithBindValues()</text:p>
          </table:table-cell>
          <table:table-cell table:style-name="ce15">
            <draw:control draw:z-index="164" draw:name="Control 445" draw:style-name="gr1" draw:text-style-name="P1" svg:width="0.5cm" svg:height="0.5cm" svg:x="0.014cm" svg:y="0.05cm" draw:control="control327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UsernameResponseBuilder()</text:p>
          </table:table-cell>
          <table:table-cell table:style-name="ce15">
            <draw:control draw:z-index="165" draw:name="Control 446" draw:style-name="gr1" draw:text-style-name="P1" svg:width="0.5cm" svg:height="0.5cm" svg:x="0.014cm" svg:y="0.051cm" draw:control="control328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UsernameGraphQLRequest()</text:p>
          </table:table-cell>
          <table:table-cell table:style-name="ce15" office:value-type="string" calcext:value-type="string">
            <text:p/>
            <draw:control draw:z-index="166" draw:name="Control 447" draw:style-name="gr1" draw:text-style-name="P1" svg:width="0.5cm" svg:height="0.5cm" svg:x="0.014cm" svg:y="0.05cm" draw:control="control329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ReactiveExecutor</text:a></text:p>
          </table:table-cell>
          <table:table-cell table:style-name="ce23" office:value-type="string" calcext:value-type="string">
            <text:p>userByUsername()</text:p>
          </table:table-cell>
          <table:table-cell table:style-name="ce15">
            <draw:control draw:z-index="142" draw:name="Control 352" draw:style-name="gr1" draw:text-style-name="P1" svg:width="0.5cm" svg:height="0.5cm" svg:x="0.009cm" svg:y="0.443cm" draw:control="control305"/>
            <draw:control draw:z-index="167" draw:name="Control 448" draw:style-name="gr1" draw:text-style-name="P1" svg:width="0.5cm" svg:height="0.5cm" svg:x="0.014cm" svg:y="0.052cm" draw:control="control330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userByUsernameWithBindValues()</text:p>
          </table:table-cell>
          <table:table-cell table:style-name="ce15">
            <draw:control draw:z-index="143" draw:name="Control 365" draw:style-name="gr1" draw:text-style-name="P1" svg:width="0.5cm" svg:height="0.5cm" svg:x="0.009cm" svg:y="0.443cm" draw:control="control306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UsernameResponseBuilder()</text:p>
          </table:table-cell>
          <table:table-cell table:style-name="ce15">
            <draw:control draw:z-index="144" draw:name="Control 366" draw:style-name="gr1" draw:text-style-name="P1" svg:width="0.5cm" svg:height="0.5cm" svg:x="0.009cm" svg:y="0.444cm" draw:control="control307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UsernameGraphQLRequest()</text:p>
          </table:table-cell>
          <table:table-cell table:style-name="ce15">
            <draw:control draw:z-index="145" draw:name="Control 367" draw:style-name="gr1" draw:text-style-name="P1" svg:width="0.5cm" svg:height="0.5cm" svg:x="0.009cm" svg:y="0.446cm" draw:control="control308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schema.graphqls</text:a></text:p>
          </table:table-cell>
          <table:table-cell table:style-name="ce23" office:value-type="string" calcext:value-type="string">
            <text:p>userByUsername</text:p>
          </table:table-cell>
          <table:table-cell table:style-name="ce15" office:value-type="string" calcext:value-type="string">
            <text:p/>
            <draw:control draw:z-index="146" draw:name="Control 368" draw:style-name="gr1" draw:text-style-name="P1" svg:width="0.5cm" svg:height="0.5cm" svg:x="0.009cm" svg:y="0.446cm" draw:control="control309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userByUsername</text:p>
          </table:table-cell>
          <table:table-cell table:style-name="ce15">
            <draw:control draw:z-index="147" draw:name="Control 369" draw:style-name="gr1" draw:text-style-name="P1" svg:width="0.5cm" svg:height="0.5cm" svg:x="0.009cm" svg:y="0.448cm" draw:control="control310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Username()</text:p>
          </table:table-cell>
          <table:table-cell table:style-name="ce15">
            <draw:control draw:z-index="148" draw:name="Control 370" draw:style-name="gr1" draw:text-style-name="P1" svg:width="0.5cm" svg:height="0.5cm" svg:x="0.009cm" svg:y="0.448cm" draw:control="control311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UserByUsername()</text:p>
          </table:table-cell>
          <table:table-cell table:style-name="ce15"/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149" draw:name="Control 371" draw:style-name="gr1" draw:text-style-name="P1" svg:width="0.5cm" svg:height="0.5cm" svg:x="0.009cm" svg:y="-0.001cm" draw:control="control312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.Builder</text:a></text:p>
          </table:table-cell>
          <table:table-cell table:style-name="ce23" office:value-type="string" calcext:value-type="string">
            <text:p>userByUsername</text:p>
          </table:table-cell>
          <table:table-cell table:style-name="ce15">
            <draw:control draw:z-index="150" draw:name="Control 372" draw:style-name="gr1" draw:text-style-name="P1" svg:width="0.5cm" svg:height="0.5cm" svg:x="0.009cm" svg:y="-0.002cm" draw:control="control313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UserByUsername()</text:p>
          </table:table-cell>
          <table:table-cell table:style-name="ce15">
            <draw:control draw:z-index="151" draw:name="Control 373" draw:style-name="gr1" draw:text-style-name="P1" svg:width="0.5cm" svg:height="0.5cm" svg:x="0.009cm" svg:y="0cm" draw:control="control314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152" draw:name="Control 374" draw:style-name="gr1" draw:text-style-name="P1" svg:width="0.5cm" svg:height="0.5cm" svg:x="0.009cm" svg:y="0cm" draw:control="control315"/>
            <draw:control draw:z-index="156" draw:name="Control 437" draw:style-name="gr1" draw:text-style-name="P1" svg:width="0.5cm" svg:height="0.5cm" svg:x="0.014cm" svg:y="0.446cm" draw:control="control319"/>
          </table:table-cell>
          <table:table-cell table:style-name="ce27" office:value-type="string" calcext:value-type="string">
            <text:p>Call _object.setUserByUsername(this.userByUsername)</text:p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Controller</text:a></text:p>
          </table:table-cell>
          <table:table-cell table:style-name="ce23" office:value-type="string" calcext:value-type="string">
            <text:p>userByUsername()</text:p>
          </table:table-cell>
          <table:table-cell table:style-name="ce15" office:value-type="string" calcext:value-type="string">
            <text:p/>
            <draw:control draw:z-index="153" draw:name="Control 375" draw:style-name="gr1" draw:text-style-name="P1" svg:width="0.5cm" svg:height="0.5cm" svg:x="0.009cm" svg:y="0.44cm" draw:control="control316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</text:a></text:p>
          </table:table-cell>
          <table:table-cell table:style-name="ce23" office:value-type="string" calcext:value-type="string">
            <text:p>userByUsername()</text:p>
          </table:table-cell>
          <table:table-cell table:style-name="ce15" office:value-type="string" calcext:value-type="string">
            <text:p/>
            <draw:control draw:z-index="154" draw:name="Control 376" draw:style-name="gr1" draw:text-style-name="P1" svg:width="0.5cm" svg:height="0.5cm" svg:x="0.009cm" svg:y="0.442cm" draw:control="control317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Impl</text:a></text:p>
          </table:table-cell>
          <table:table-cell table:style-name="ce23" office:value-type="string" calcext:value-type="string">
            <text:p>userByUsername()</text:p>
          </table:table-cell>
          <table:table-cell table:style-name="ce15" office:value-type="string" calcext:value-type="string">
            <text:p/>
            <draw:control draw:z-index="155" draw:name="Control 377" draw:style-name="gr1" draw:text-style-name="P1" svg:width="0.5cm" svg:height="0.5cm" svg:x="0.009cm" svg:y="0.441cm" draw:control="control318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grantUserAuthorities</text:p>
          </table:table-cell>
          <table:table-cell table:style-name="ce15">
            <draw:control draw:z-index="13" draw:name="Control 184" draw:style-name="gr1" draw:text-style-name="P1" svg:width="0.5cm" svg:height="0.5cm" svg:x="0.009cm" svg:y="0.443cm" draw:control="control176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GrantUserAuthorities()</text:p>
          </table:table-cell>
          <table:table-cell table:style-name="ce15">
            <draw:control draw:z-index="27" draw:name="Control 188" draw:style-name="gr1" draw:text-style-name="P1" svg:width="0.5cm" svg:height="0.5cm" svg:x="0.014cm" svg:y="0.447cm" draw:control="control190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GrantUserAuthorities()</text:p>
          </table:table-cell>
          <table:table-cell table:style-name="ce15" office:value-type="string" calcext:value-type="string">
            <text:p/>
            <draw:control draw:z-index="174" draw:name="Control 302" draw:style-name="gr1" draw:text-style-name="P1" svg:width="0.5cm" svg:height="0.5cm" svg:x="0.014cm" svg:y="0.446cm" draw:control="control337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177" draw:name="Control 185" draw:style-name="gr1" draw:text-style-name="P1" svg:width="0.5cm" svg:height="0.5cm" svg:x="0.014cm" svg:y="0.447cm" draw:control="control340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.Builder</text:a></text:p>
          </table:table-cell>
          <table:table-cell table:style-name="ce23" office:value-type="string" calcext:value-type="string">
            <text:p>grantUserAuthorities</text:p>
          </table:table-cell>
          <table:table-cell table:style-name="ce15">
            <draw:control draw:z-index="14" draw:name="Control 186" draw:style-name="gr1" draw:text-style-name="P1" svg:width="0.5cm" svg:height="0.5cm" svg:x="0.009cm" svg:y="0.383cm" draw:control="control177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GrantUserAuthorities()</text:p>
          </table:table-cell>
          <table:table-cell table:style-name="ce15">
            <draw:control draw:z-index="28" draw:name="Control 189" draw:style-name="gr1" draw:text-style-name="P1" svg:width="0.5cm" svg:height="0.5cm" svg:x="0.014cm" svg:y="0.448cm" draw:control="control191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29" draw:name="Control 191" draw:style-name="gr1" draw:text-style-name="P1" svg:width="0.5cm" svg:height="0.5cm" svg:x="0.014cm" svg:y="0.448cm" draw:control="control192"/>
          </table:table-cell>
          <table:table-cell table:style-name="ce27" office:value-type="string" calcext:value-type="string">
            <text:p>Call _object.setGrantUserAuthorities(this.grantUserAuthorities)</text:p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grantUserAuthorities()</text:p>
          </table:table-cell>
          <table:table-cell table:style-name="ce15">
            <draw:control draw:z-index="30" draw:name="Control 201" draw:style-name="gr1" draw:text-style-name="P1" svg:width="0.5cm" svg:height="0.5cm" svg:x="0.014cm" svg:y="0.448cm" draw:control="control193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rantUserAuthoritiesWithBindValues()</text:p>
          </table:table-cell>
          <table:table-cell table:style-name="ce15">
            <draw:control draw:z-index="15" draw:name="Control 190" draw:style-name="gr1" draw:text-style-name="P1" svg:width="0.5cm" svg:height="0.5cm" svg:x="0.009cm" svg:y="0.392cm" draw:control="control178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GrantUserAuthoritiesResponseBuilder()</text:p>
          </table:table-cell>
          <table:table-cell table:style-name="ce15"/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GrantUserAuthoritiesGraphQLRequest()</text:p>
          </table:table-cell>
          <table:table-cell table:style-name="ce15" office:value-type="string" calcext:value-type="string">
            <text:p/>
            <draw:control draw:z-index="16" draw:name="Control 192" draw:style-name="gr1" draw:text-style-name="P1" svg:width="0.5cm" svg:height="0.5cm" svg:x="0.009cm" svg:y="-0.002cm" draw:control="control179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grantUserAuthorities()</text:p>
          </table:table-cell>
          <table:table-cell table:style-name="ce15">
            <draw:control draw:z-index="17" draw:name="Control 193" draw:style-name="gr1" draw:text-style-name="P1" svg:width="0.5cm" svg:height="0.5cm" svg:x="0.009cm" svg:y="-0.001cm" draw:control="control180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rantUserAuthoritiesWithBindValues()</text:p>
          </table:table-cell>
          <table:table-cell table:style-name="ce15">
            <draw:control draw:z-index="18" draw:name="Control 194" draw:style-name="gr1" draw:text-style-name="P1" svg:width="0.5cm" svg:height="0.5cm" svg:x="0.009cm" svg:y="0cm" draw:control="control181"/>
            <draw:control draw:z-index="31" draw:name="Control 202" draw:style-name="gr1" draw:text-style-name="P1" svg:width="0.5cm" svg:height="0.5cm" svg:x="0.014cm" svg:y="0.448cm" draw:control="control194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GrantUserAuthoritiesResponseBuilder()</text:p>
          </table:table-cell>
          <table:table-cell table:style-name="ce15">
            <draw:control draw:z-index="19" draw:name="Control 195" draw:style-name="gr1" draw:text-style-name="P1" svg:width="0.5cm" svg:height="0.5cm" svg:x="0.009cm" svg:y="0.44cm" draw:control="control182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GrantUserAuthoritiesGraphQLRequest()</text:p>
          </table:table-cell>
          <table:table-cell table:style-name="ce15">
            <draw:control draw:z-index="20" draw:name="Control 196" draw:style-name="gr1" draw:text-style-name="P1" svg:width="0.5cm" svg:height="0.5cm" svg:x="0.009cm" svg:y="0.441cm" draw:control="control183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schema.graphqls</text:a></text:p>
          </table:table-cell>
          <table:table-cell table:style-name="ce23" office:value-type="string" calcext:value-type="string">
            <text:p>grantUserAuthorities</text:p>
          </table:table-cell>
          <table:table-cell table:style-name="ce15" office:value-type="string" calcext:value-type="string">
            <text:p/>
            <draw:control draw:z-index="21" draw:name="Control 197" draw:style-name="gr1" draw:text-style-name="P1" svg:width="0.5cm" svg:height="0.5cm" svg:x="0.009cm" svg:y="0.442cm" draw:control="control184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grantUserAuthorities</text:p>
          </table:table-cell>
          <table:table-cell table:style-name="ce15">
            <draw:control draw:z-index="22" draw:name="Control 198" draw:style-name="gr1" draw:text-style-name="P1" svg:width="0.5cm" svg:height="0.5cm" svg:x="0.009cm" svg:y="0.443cm" draw:control="control185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GrantUserAuthorities()</text:p>
          </table:table-cell>
          <table:table-cell table:style-name="ce15"/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GrantUserAuthorities()</text:p>
          </table:table-cell>
          <table:table-cell table:style-name="ce15">
            <draw:control draw:z-index="23" draw:name="Control 199" draw:style-name="gr1" draw:text-style-name="P1" svg:width="0.5cm" svg:height="0.5cm" svg:x="0.009cm" svg:y="0.381cm" draw:control="control186"/>
            <draw:control draw:z-index="32" draw:name="Control 203" draw:style-name="gr1" draw:text-style-name="P1" svg:width="0.5cm" svg:height="0.5cm" svg:x="0.014cm" svg:y="-0.002cm" draw:control="control195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24" draw:name="Control 200" draw:style-name="gr1" draw:text-style-name="P1" svg:width="0.5cm" svg:height="0.5cm" svg:x="0.009cm" svg:y="0.381cm" draw:control="control187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.Builder</text:a></text:p>
          </table:table-cell>
          <table:table-cell table:style-name="ce23" office:value-type="string" calcext:value-type="string">
            <text:p>grantUserAuthorities</text:p>
          </table:table-cell>
          <table:table-cell table:style-name="ce15"/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GrantUserAuthorities()</text:p>
          </table:table-cell>
          <table:table-cell table:style-name="ce15">
            <draw:control draw:z-index="33" draw:name="Control 205" draw:style-name="gr1" draw:text-style-name="P1" svg:width="0.5cm" svg:height="0.5cm" svg:x="0.014cm" svg:y="-0.001cm" draw:control="control196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34" draw:name="Control 287" draw:style-name="gr1" draw:text-style-name="P1" svg:width="0.5cm" svg:height="0.5cm" svg:x="0.014cm" svg:y="-0.001cm" draw:control="control197"/>
          </table:table-cell>
          <table:table-cell table:style-name="ce27" office:value-type="string" calcext:value-type="string">
            <text:p>Call _object.setGrantUserAuthorities(this.grantUserAuthorities)</text:p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grantUserAuthorities()</text:p>
          </table:table-cell>
          <table:table-cell table:style-name="ce15" office:value-type="string" calcext:value-type="string">
            <text:p/>
            <draw:control draw:z-index="35" draw:name="Control 288" draw:style-name="gr1" draw:text-style-name="P1" svg:width="0.5cm" svg:height="0.5cm" svg:x="0.014cm" svg:y="-0.001cm" draw:control="control198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grantUserAuthorities()</text:p>
          </table:table-cell>
          <table:table-cell table:style-name="ce15" office:value-type="string" calcext:value-type="string">
            <text:p/>
            <draw:control draw:z-index="36" draw:name="Control 204" draw:style-name="gr1" draw:text-style-name="P1" svg:width="0.5cm" svg:height="0.5cm" svg:x="0.014cm" svg:y="0.052cm" draw:control="control199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grantUserAuthorities()</text:p>
          </table:table-cell>
          <table:table-cell table:style-name="ce15">
            <draw:control draw:z-index="25" draw:name="Control 206" draw:style-name="gr1" draw:text-style-name="P1" svg:width="0.5cm" svg:height="0.5cm" svg:x="0.009cm" svg:y="-0.002cm" draw:control="control188"/>
            <draw:control draw:z-index="178" draw:name="Control 300" draw:style-name="gr1" draw:text-style-name="P1" svg:width="0.5cm" svg:height="0.5cm" svg:x="0.014cm" svg:y="0.448cm" draw:control="control341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revokeUserAuthorities</text:p>
          </table:table-cell>
          <table:table-cell table:style-name="ce15">
            <draw:control draw:z-index="94" draw:name="Control 379" draw:style-name="gr1" draw:text-style-name="P1" svg:width="0.5cm" svg:height="0.5cm" svg:x="0.009cm" svg:y="0.443cm" draw:control="control257"/>
            <draw:control draw:z-index="173" draw:name="Control 299" draw:style-name="gr1" draw:text-style-name="P1" svg:width="0.5cm" svg:height="0.5cm" svg:x="0.014cm" svg:y="0.448cm" draw:control="control336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RevokeUserAuthorities()</text:p>
          </table:table-cell>
          <table:table-cell table:style-name="ce15">
            <draw:control draw:z-index="107" draw:name="Control 426" draw:style-name="gr1" draw:text-style-name="P1" svg:width="0.5cm" svg:height="0.5cm" svg:x="0.014cm" svg:y="0.447cm" draw:control="control270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RevokeUserAuthorities()</text:p>
          </table:table-cell>
          <table:table-cell table:style-name="ce15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175" draw:name="Control 314" draw:style-name="gr1" draw:text-style-name="P1" svg:width="0.5cm" svg:height="0.5cm" svg:x="0.014cm" svg:y="-0.002cm" draw:control="control338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.Builder</text:a></text:p>
          </table:table-cell>
          <table:table-cell table:style-name="ce23" office:value-type="string" calcext:value-type="string">
            <text:p>revokeUserAuthorities</text:p>
          </table:table-cell>
          <table:table-cell table:style-name="ce15">
            <draw:control draw:z-index="95" draw:name="Control 414" draw:style-name="gr1" draw:text-style-name="P1" svg:width="0.5cm" svg:height="0.5cm" svg:x="0.009cm" svg:y="0.383cm" draw:control="control258"/>
            <draw:control draw:z-index="176" draw:name="Control 304" draw:style-name="gr1" draw:text-style-name="P1" svg:width="0.5cm" svg:height="0.5cm" svg:x="0.014cm" svg:y="-0.002cm" draw:control="control339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RevokeUserAuthorities()</text:p>
          </table:table-cell>
          <table:table-cell table:style-name="ce15">
            <draw:control draw:z-index="108" draw:name="Control 427" draw:style-name="gr1" draw:text-style-name="P1" svg:width="0.5cm" svg:height="0.5cm" svg:x="0.014cm" svg:y="0.448cm" draw:control="control271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109" draw:name="Control 428" draw:style-name="gr1" draw:text-style-name="P1" svg:width="0.5cm" svg:height="0.5cm" svg:x="0.014cm" svg:y="0.448cm" draw:control="control272"/>
          </table:table-cell>
          <table:table-cell table:style-name="ce27" office:value-type="string" calcext:value-type="string">
            <text:p><text:span text:style-name="T2">Call _object.setRevokeUserAuthorities(this.revokeUserAuthorities</text:span>)</text:p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revokeUserAuthorities()</text:p>
          </table:table-cell>
          <table:table-cell table:style-name="ce15">
            <draw:control draw:z-index="110" draw:name="Control 429" draw:style-name="gr1" draw:text-style-name="P1" svg:width="0.5cm" svg:height="0.5cm" svg:x="0.014cm" svg:y="0.448cm" draw:control="control273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revokeUserAuthoritiesWithBindValues()</text:p>
          </table:table-cell>
          <table:table-cell table:style-name="ce15">
            <draw:control draw:z-index="96" draw:name="Control 415" draw:style-name="gr1" draw:text-style-name="P1" svg:width="0.5cm" svg:height="0.5cm" svg:x="0.009cm" svg:y="0.392cm" draw:control="control259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RevokeUserAuthoritiesResponseBuilder()</text:p>
          </table:table-cell>
          <table:table-cell table:style-name="ce15"/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RevokeUserAuthoritiesGraphQLRequest()</text:p>
          </table:table-cell>
          <table:table-cell table:style-name="ce15" office:value-type="string" calcext:value-type="string">
            <text:p/>
            <draw:control draw:z-index="97" draw:name="Control 416" draw:style-name="gr1" draw:text-style-name="P1" svg:width="0.5cm" svg:height="0.5cm" svg:x="0.009cm" svg:y="-0.002cm" draw:control="control260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revokeUserAuthorities()</text:p>
          </table:table-cell>
          <table:table-cell table:style-name="ce15">
            <draw:control draw:z-index="98" draw:name="Control 417" draw:style-name="gr1" draw:text-style-name="P1" svg:width="0.5cm" svg:height="0.5cm" svg:x="0.009cm" svg:y="-0.001cm" draw:control="control261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revokeUserAuthoritiesWithBindValues()</text:p>
          </table:table-cell>
          <table:table-cell table:style-name="ce15">
            <draw:control draw:z-index="99" draw:name="Control 418" draw:style-name="gr1" draw:text-style-name="P1" svg:width="0.5cm" svg:height="0.5cm" svg:x="0.009cm" svg:y="0cm" draw:control="control262"/>
            <draw:control draw:z-index="111" draw:name="Control 430" draw:style-name="gr1" draw:text-style-name="P1" svg:width="0.5cm" svg:height="0.5cm" svg:x="0.014cm" svg:y="0.448cm" draw:control="control274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RevokeUserAuthoritiesResponseBuilder()</text:p>
          </table:table-cell>
          <table:table-cell table:style-name="ce15">
            <draw:control draw:z-index="100" draw:name="Control 419" draw:style-name="gr1" draw:text-style-name="P1" svg:width="0.5cm" svg:height="0.5cm" svg:x="0.009cm" svg:y="0.44cm" draw:control="control263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RevokeUserAuthoritiesGraphQLRequest()</text:p>
          </table:table-cell>
          <table:table-cell table:style-name="ce15">
            <draw:control draw:z-index="101" draw:name="Control 420" draw:style-name="gr1" draw:text-style-name="P1" svg:width="0.5cm" svg:height="0.5cm" svg:x="0.009cm" svg:y="0.441cm" draw:control="control264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schema.graphqls</text:a></text:p>
          </table:table-cell>
          <table:table-cell table:style-name="ce23" office:value-type="string" calcext:value-type="string">
            <text:p>revokeUserAuthorities</text:p>
          </table:table-cell>
          <table:table-cell table:style-name="ce15" office:value-type="string" calcext:value-type="string">
            <text:p/>
            <draw:control draw:z-index="102" draw:name="Control 421" draw:style-name="gr1" draw:text-style-name="P1" svg:width="0.5cm" svg:height="0.5cm" svg:x="0.009cm" svg:y="0.442cm" draw:control="control265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revokeUserAuthorities</text:p>
          </table:table-cell>
          <table:table-cell table:style-name="ce15">
            <draw:control draw:z-index="103" draw:name="Control 422" draw:style-name="gr1" draw:text-style-name="P1" svg:width="0.5cm" svg:height="0.5cm" svg:x="0.009cm" svg:y="0.443cm" draw:control="control266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RevokeUserAuthorities()</text:p>
          </table:table-cell>
          <table:table-cell table:style-name="ce15"/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RevokeUserAuthorities()</text:p>
          </table:table-cell>
          <table:table-cell table:style-name="ce15">
            <draw:control draw:z-index="104" draw:name="Control 423" draw:style-name="gr1" draw:text-style-name="P1" svg:width="0.5cm" svg:height="0.5cm" svg:x="0.009cm" svg:y="0.381cm" draw:control="control267"/>
            <draw:control draw:z-index="112" draw:name="Control 431" draw:style-name="gr1" draw:text-style-name="P1" svg:width="0.5cm" svg:height="0.5cm" svg:x="0.014cm" svg:y="-0.002cm" draw:control="control275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105" draw:name="Control 424" draw:style-name="gr1" draw:text-style-name="P1" svg:width="0.5cm" svg:height="0.5cm" svg:x="0.009cm" svg:y="0.381cm" draw:control="control268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.Builder</text:a></text:p>
          </table:table-cell>
          <table:table-cell table:style-name="ce23" office:value-type="string" calcext:value-type="string">
            <text:p>revokeUserAuthorities</text:p>
          </table:table-cell>
          <table:table-cell table:style-name="ce15"/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RevokeUserAuthorities()</text:p>
          </table:table-cell>
          <table:table-cell table:style-name="ce15">
            <draw:control draw:z-index="113" draw:name="Control 432" draw:style-name="gr1" draw:text-style-name="P1" svg:width="0.5cm" svg:height="0.5cm" svg:x="0.014cm" svg:y="0cm" draw:control="control276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114" draw:name="Control 433" draw:style-name="gr1" draw:text-style-name="P1" svg:width="0.5cm" svg:height="0.5cm" svg:x="0.014cm" svg:y="-0.001cm" draw:control="control277"/>
          </table:table-cell>
          <table:table-cell table:style-name="ce27" office:value-type="string" calcext:value-type="string">
            <text:p><text:span text:style-name="T2">Call _object.setRevokeUserAuthorities(this.revokeUserAuthorities</text:span>)</text:p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revokeUserAuthorities()</text:p>
          </table:table-cell>
          <table:table-cell table:style-name="ce15" office:value-type="string" calcext:value-type="string">
            <text:p/>
            <draw:control draw:z-index="115" draw:name="Control 434" draw:style-name="gr1" draw:text-style-name="P1" svg:width="0.5cm" svg:height="0.5cm" svg:x="0.014cm" svg:y="-0.001cm" draw:control="control278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revokeUserAuthorities()</text:p>
          </table:table-cell>
          <table:table-cell table:style-name="ce15" office:value-type="string" calcext:value-type="string">
            <text:p/>
            <draw:control draw:z-index="116" draw:name="Control 435" draw:style-name="gr1" draw:text-style-name="P1" svg:width="0.5cm" svg:height="0.5cm" svg:x="0.014cm" svg:y="0.052cm" draw:control="control279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revokeUserAuthorities()</text:p>
          </table:table-cell>
          <table:table-cell table:style-name="ce15">
            <draw:control draw:z-index="106" draw:name="Control 425" draw:style-name="gr1" draw:text-style-name="P1" svg:width="0.5cm" svg:height="0.5cm" svg:x="0.009cm" svg:y="-0.002cm" draw:control="control269"/>
          </table:table-cell>
          <table:table-cell table:style-name="ce27"/>
          <table:table-cell table:style-name="ce19" table:number-columns-repeated="16378"/>
        </table:table-row>
        <table:table-row table:style-name="ro5" table:number-rows-repeated="1048394">
          <table:table-cell table:number-columns-repeated="6"/>
          <table:table-cell table:style-name="ce19" table:number-columns-repeated="16378"/>
        </table:table-row>
        <table:table-row table:style-name="ro5">
          <table:table-cell table:number-columns-repeated="6"/>
          <table:table-cell table:style-name="ce19" table:number-columns-repeated="16378"/>
        </table:table-row>
      </table:table>
      <table:table table:name="Group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342" form:id="control3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343" form:id="control3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344" form:id="control3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345" form:id="control3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346" form:id="control3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347" form:id="control3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348" form:id="control3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349" form:id="control3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350" form:id="control3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351" form:id="control3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352" form:id="control3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353" form:id="control3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354" form:id="control3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355" form:id="control3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356" form:id="control3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357" form:id="control3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358" form:id="control3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359" form:id="control3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360" form:id="control3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361" form:id="control3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362" form:id="control3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363" form:id="control3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364" form:id="control3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365" form:id="control3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366" form:id="control3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367" form:id="control3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368" form:id="control3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369" form:id="control3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370" form:id="control3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371" form:id="control3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372" form:id="control3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373" form:id="control3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374" form:id="control3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375" form:id="control3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376" form:id="control3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377" form:id="control3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1" form:control-implementation="ooo:com.sun.star.form.component.CheckBox" xml:id="control378" form:id="control3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379" form:id="control3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380" form:id="control3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381" form:id="control3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382" form:id="control3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383" form:id="control3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384" form:id="control3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385" form:id="control3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386" form:id="control3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387" form:id="control3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388" form:id="control3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389" form:id="control3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390" form:id="control3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391" form:id="control3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392" form:id="control3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393" form:id="control3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394" form:id="control39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395" form:id="control3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396" form:id="control3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397" form:id="control3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398" form:id="control3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399" form:id="control3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400" form:id="control4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401" form:id="control4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402" form:id="control4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403" form:id="control4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404" form:id="control4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405" form:id="control4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406" form:id="control4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407" form:id="control4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408" form:id="control4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409" form:id="control4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410" form:id="control4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411" form:id="control4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412" form:id="control4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413" form:id="control4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414" form:id="control4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415" form:id="control4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416" form:id="control4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417" form:id="control4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418" form:id="control4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419" form:id="control4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20" form:id="control4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9" form:control-implementation="ooo:com.sun.star.form.component.CheckBox" xml:id="control421" form:id="control4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422" form:id="control4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1" form:control-implementation="ooo:com.sun.star.form.component.CheckBox" xml:id="control423" form:id="control4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2" form:control-implementation="ooo:com.sun.star.form.component.CheckBox" xml:id="control424" form:id="control4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3" form:control-implementation="ooo:com.sun.star.form.component.CheckBox" xml:id="control425" form:id="control4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4" form:control-implementation="ooo:com.sun.star.form.component.CheckBox" xml:id="control426" form:id="control4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5" form:control-implementation="ooo:com.sun.star.form.component.CheckBox" xml:id="control427" form:id="control4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6" form:control-implementation="ooo:com.sun.star.form.component.CheckBox" xml:id="control428" form:id="control4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7" form:control-implementation="ooo:com.sun.star.form.component.CheckBox" xml:id="control429" form:id="control4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8" form:control-implementation="ooo:com.sun.star.form.component.CheckBox" xml:id="control430" form:id="control4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9" form:control-implementation="ooo:com.sun.star.form.component.CheckBox" xml:id="control431" form:id="control4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0" form:control-implementation="ooo:com.sun.star.form.component.CheckBox" xml:id="control432" form:id="control4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2" form:control-implementation="ooo:com.sun.star.form.component.CheckBox" xml:id="control433" form:id="control4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3" form:control-implementation="ooo:com.sun.star.form.component.CheckBox" xml:id="control434" form:id="control4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4" form:control-implementation="ooo:com.sun.star.form.component.CheckBox" xml:id="control435" form:id="control4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5" form:control-implementation="ooo:com.sun.star.form.component.CheckBox" xml:id="control436" form:id="control4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6" form:control-implementation="ooo:com.sun.star.form.component.CheckBox" xml:id="control437" form:id="control4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7" form:control-implementation="ooo:com.sun.star.form.component.CheckBox" xml:id="control438" form:id="control4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8" form:control-implementation="ooo:com.sun.star.form.component.CheckBox" xml:id="control439" form:id="control4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9" form:control-implementation="ooo:com.sun.star.form.component.CheckBox" xml:id="control440" form:id="control4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0" form:control-implementation="ooo:com.sun.star.form.component.CheckBox" xml:id="control441" form:id="control4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1" form:control-implementation="ooo:com.sun.star.form.component.CheckBox" xml:id="control442" form:id="control4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2" form:control-implementation="ooo:com.sun.star.form.component.CheckBox" xml:id="control443" form:id="control4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3" form:control-implementation="ooo:com.sun.star.form.component.CheckBox" xml:id="control444" form:id="control4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4" form:control-implementation="ooo:com.sun.star.form.component.CheckBox" xml:id="control445" form:id="control4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6" form:control-implementation="ooo:com.sun.star.form.component.CheckBox" xml:id="control446" form:id="control4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7" form:control-implementation="ooo:com.sun.star.form.component.CheckBox" xml:id="control447" form:id="control4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8" form:control-implementation="ooo:com.sun.star.form.component.CheckBox" xml:id="control448" form:id="control4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9" form:control-implementation="ooo:com.sun.star.form.component.CheckBox" xml:id="control449" form:id="control4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0" form:control-implementation="ooo:com.sun.star.form.component.CheckBox" xml:id="control450" form:id="control4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1" form:control-implementation="ooo:com.sun.star.form.component.CheckBox" xml:id="control451" form:id="control4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2" form:control-implementation="ooo:com.sun.star.form.component.CheckBox" xml:id="control452" form:id="control4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3" form:control-implementation="ooo:com.sun.star.form.component.CheckBox" xml:id="control453" form:id="control4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4" form:control-implementation="ooo:com.sun.star.form.component.CheckBox" xml:id="control454" form:id="control4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5" form:control-implementation="ooo:com.sun.star.form.component.CheckBox" xml:id="control455" form:id="control4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6" form:control-implementation="ooo:com.sun.star.form.component.CheckBox" xml:id="control456" form:id="control4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7" form:control-implementation="ooo:com.sun.star.form.component.CheckBox" xml:id="control457" form:id="control4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8" form:control-implementation="ooo:com.sun.star.form.component.CheckBox" xml:id="control458" form:id="control4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0" form:control-implementation="ooo:com.sun.star.form.component.CheckBox" xml:id="control459" form:id="control4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1" form:control-implementation="ooo:com.sun.star.form.component.CheckBox" xml:id="control460" form:id="control4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2" form:control-implementation="ooo:com.sun.star.form.component.CheckBox" xml:id="control461" form:id="control4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3" form:control-implementation="ooo:com.sun.star.form.component.CheckBox" xml:id="control462" form:id="control4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4" form:control-implementation="ooo:com.sun.star.form.component.CheckBox" xml:id="control463" form:id="control4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5" form:control-implementation="ooo:com.sun.star.form.component.CheckBox" xml:id="control464" form:id="control4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6" form:control-implementation="ooo:com.sun.star.form.component.CheckBox" xml:id="control465" form:id="control4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7" form:control-implementation="ooo:com.sun.star.form.component.CheckBox" xml:id="control466" form:id="control4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8" form:control-implementation="ooo:com.sun.star.form.component.CheckBox" xml:id="control467" form:id="control4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9" form:control-implementation="ooo:com.sun.star.form.component.CheckBox" xml:id="control468" form:id="control4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0" form:control-implementation="ooo:com.sun.star.form.component.CheckBox" xml:id="control469" form:id="control4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1" form:control-implementation="ooo:com.sun.star.form.component.CheckBox" xml:id="control470" form:id="control4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2" form:control-implementation="ooo:com.sun.star.form.component.CheckBox" xml:id="control471" form:id="control4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3" form:control-implementation="ooo:com.sun.star.form.component.CheckBox" xml:id="control472" form:id="control4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4" form:control-implementation="ooo:com.sun.star.form.component.CheckBox" xml:id="control473" form:id="control4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5" form:control-implementation="ooo:com.sun.star.form.component.CheckBox" xml:id="control474" form:id="control4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6" form:control-implementation="ooo:com.sun.star.form.component.CheckBox" xml:id="control475" form:id="control4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7" form:control-implementation="ooo:com.sun.star.form.component.CheckBox" xml:id="control476" form:id="control4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8" form:control-implementation="ooo:com.sun.star.form.component.CheckBox" xml:id="control477" form:id="control4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9" form:control-implementation="ooo:com.sun.star.form.component.CheckBox" xml:id="control478" form:id="control4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0" form:control-implementation="ooo:com.sun.star.form.component.CheckBox" xml:id="control479" form:id="control4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1" form:control-implementation="ooo:com.sun.star.form.component.CheckBox" xml:id="control480" form:id="control4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2" form:control-implementation="ooo:com.sun.star.form.component.CheckBox" xml:id="control481" form:id="control4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3" form:control-implementation="ooo:com.sun.star.form.component.CheckBox" xml:id="control482" form:id="control4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4" form:control-implementation="ooo:com.sun.star.form.component.CheckBox" xml:id="control483" form:id="control4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5" form:control-implementation="ooo:com.sun.star.form.component.CheckBox" xml:id="control484" form:id="control4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6" form:control-implementation="ooo:com.sun.star.form.component.CheckBox" xml:id="control485" form:id="control4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7" form:control-implementation="ooo:com.sun.star.form.component.CheckBox" xml:id="control486" form:id="control4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9" form:control-implementation="ooo:com.sun.star.form.component.CheckBox" xml:id="control487" form:id="control4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1" form:control-implementation="ooo:com.sun.star.form.component.CheckBox" xml:id="control488" form:id="control4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3" form:control-implementation="ooo:com.sun.star.form.component.CheckBox" xml:id="control489" form:id="control4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5" form:control-implementation="ooo:com.sun.star.form.component.CheckBox" xml:id="control490" form:id="control4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6" form:control-implementation="ooo:com.sun.star.form.component.CheckBox" xml:id="control491" form:id="control4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7" form:control-implementation="ooo:com.sun.star.form.component.CheckBox" xml:id="control492" form:id="control4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8" form:control-implementation="ooo:com.sun.star.form.component.CheckBox" xml:id="control493" form:id="control4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9" form:control-implementation="ooo:com.sun.star.form.component.CheckBox" xml:id="control494" form:id="control4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0" form:control-implementation="ooo:com.sun.star.form.component.CheckBox" xml:id="control495" form:id="control4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1" form:control-implementation="ooo:com.sun.star.form.component.CheckBox" xml:id="control496" form:id="control4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2" form:control-implementation="ooo:com.sun.star.form.component.CheckBox" xml:id="control497" form:id="control4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3" form:control-implementation="ooo:com.sun.star.form.component.CheckBox" xml:id="control498" form:id="control4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4" form:control-implementation="ooo:com.sun.star.form.component.CheckBox" xml:id="control499" form:id="control4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5" form:control-implementation="ooo:com.sun.star.form.component.CheckBox" xml:id="control500" form:id="control5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6" form:control-implementation="ooo:com.sun.star.form.component.CheckBox" xml:id="control501" form:id="control5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7" form:control-implementation="ooo:com.sun.star.form.component.CheckBox" xml:id="control502" form:id="control5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8" form:control-implementation="ooo:com.sun.star.form.component.CheckBox" xml:id="control503" form:id="control5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9" form:control-implementation="ooo:com.sun.star.form.component.CheckBox" xml:id="control504" form:id="control5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0" form:control-implementation="ooo:com.sun.star.form.component.CheckBox" xml:id="control505" form:id="control5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9"/>
        <table:table-column table:style-name="co2" table:default-cell-style-name="ce19"/>
        <table:table-column table:style-name="co8" table:default-cell-style-name="ce19"/>
        <table:table-column table:style-name="co4" table:default-cell-style-name="ce19"/>
        <table:table-column table:style-name="co7" table:default-cell-style-name="ce39"/>
        <table:table-column table:style-name="co1" table:default-cell-style-name="ce19"/>
        <table:table-column table:style-name="co1" table:number-columns-repeated="16377"/>
        <table:table-row table:style-name="ro1">
          <table:table-cell table:style-name="ce1" office:value-type="string" calcext:value-type="string">
            <text:p>Group</text:p>
          </table:table-cell>
          <table:table-cell table:number-columns-repeated="6"/>
          <table:table-cell table:style-name="ce19" table:number-columns-repeated="16377"/>
        </table:table-row>
        <table:table-row table:style-name="ro6">
          <table:table-cell table:style-name="ce2" office:value-type="string" calcext:value-type="string" table:number-columns-spanned="6" table:number-rows-spanned="1">
            <text:p>Add Group (authorities: [AuthorityKind!], groupname: String!, members: [User!])</text:p>
          </table:table-cell>
          <table:covered-table-cell table:number-columns-repeated="5"/>
          <table:table-cell/>
          <table:table-cell table:style-name="ce19" table:number-columns-repeated="16377"/>
        </table:table-row>
        <table:table-row table:style-name="ro5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3">
            <draw:control draw:z-index="1" draw:name="Control 1" draw:style-name="gr1" draw:text-style-name="P1" svg:width="0.5cm" svg:height="0.5cm" svg:x="0.009cm" svg:y="0.443cm" draw:control="control343"/>
            <draw:control draw:z-index="52" draw:name="Control 90" draw:style-name="gr1" draw:text-style-name="P1" svg:width="0.5cm" svg:height="0.5cm" svg:x="0.009cm" svg:y="0cm" draw:control="control394"/>
          </table:table-cell>
          <table:table-cell table:style-name="ce14" office:value-type="string" calcext:value-type="string">
            <text:p>Notes</text:p>
          </table:table-cell>
          <table:table-cell/>
          <table:table-cell table:style-name="ce19" table:number-columns-repeated="16377"/>
        </table:table-row>
        <table:table-row table:style-name="ro4">
          <table:table-cell table:style-name="ce23" office:value-type="string" calcext:value-type="string">
            <text:p><text:a xlink:href="" xlink:type="simple">Type</text:a> [^1]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typeMapping.csv</text:a></text:p>
          </table:table-cell>
          <table:table-cell table:style-name="ce23" office:value-type="string" calcext:value-type="string">
            <text:p>Group</text:p>
          </table:table-cell>
          <table:table-cell table:style-name="ce8">
            <draw:control draw:z-index="0" draw:name="Control 2" draw:style-name="gr1" draw:text-style-name="P1" svg:width="0.5cm" svg:height="0.5cm" svg:x="0.009cm" svg:y="0.431cm" draw:control="control342"/>
          </table:table-cell>
          <table:table-cell table:style-name="ce12" office:value-type="string" calcext:value-type="string">
            <text:p>Maps GraphQL type name to Java fully qualified class name.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oupInput</text:p>
          </table:table-cell>
          <table:table-cell table:style-name="ce23">
            <draw:control draw:z-index="2" draw:name="Control 3" draw:style-name="gr1" draw:text-style-name="P1" svg:width="0.5cm" svg:height="0.5cm" svg:x="0.009cm" svg:y="0.434cm" draw:control="control344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oupPage</text:p>
          </table:table-cell>
          <table:table-cell table:style-name="ce23">
            <draw:control draw:z-index="3" draw:name="Control 4" draw:style-name="gr1" draw:text-style-name="P1" svg:width="0.5cm" svg:height="0.5cm" svg:x="0.009cm" svg:y="0.434cm" draw:control="control345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CustomJacksonDeserializers</text:a></text:p>
          </table:table-cell>
          <table:table-cell table:style-name="ce23" office:value-type="string" calcext:value-type="string">
            <text:p>ListGroup</text:p>
          </table:table-cell>
          <table:table-cell table:style-name="ce23">
            <draw:control draw:z-index="4" draw:name="Control 5" draw:style-name="gr1" draw:text-style-name="P1" svg:width="0.5cm" svg:height="0.5cm" svg:x="0.009cm" svg:y="0.435cm" draw:control="control346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7">
          <table:table-cell table:style-name="ce15" table:number-columns-repeated="2"/>
          <table:table-cell table:style-name="ce23" office:value-type="string" calcext:value-type="string">
            <text:p>Group</text:p>
          </table:table-cell>
          <table:table-cell table:style-name="ce23" office:value-type="string" calcext:value-type="string">
            <text:p>(all)</text:p>
          </table:table-cell>
          <table:table-cell table:style-name="ce23">
            <draw:control draw:z-index="5" draw:name="Control 6" draw:style-name="gr1" draw:text-style-name="P1" svg:width="0.5cm" svg:height="0.5cm" svg:x="0.009cm" svg:y="0.822cm" draw:control="control347"/>
          </table:table-cell>
          <table:table-cell table:style-name="ce12" office:value-type="string" calcext:value-type="string">
            <text:p>Extend AbstractBaseEntity / AbstractTrackedEntity / AbstractLinkableEntity. Include Group.Builder.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equals() [^2]</text:p>
          </table:table-cell>
          <table:table-cell table:style-name="ce23">
            <draw:control draw:z-index="6" draw:name="Control 7" draw:style-name="gr1" draw:text-style-name="P1" svg:width="0.5cm" svg:height="0.5cm" svg:x="0.009cm" svg:y="0.426cm" draw:control="control348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hashCode() [^2]</text:p>
          </table:table-cell>
          <table:table-cell table:style-name="ce23">
            <draw:control draw:z-index="7" draw:name="Control 8" draw:style-name="gr1" draw:text-style-name="P1" svg:width="0.5cm" svg:height="0.5cm" svg:x="0.009cm" svg:y="0.427cm" draw:control="control349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GroupInput</text:p>
          </table:table-cell>
          <table:table-cell table:style-name="ce23" office:value-type="string" calcext:value-type="string">
            <text:p>(all)</text:p>
          </table:table-cell>
          <table:table-cell table:style-name="ce23">
            <draw:control draw:z-index="8" draw:name="Control 9" draw:style-name="gr1" draw:text-style-name="P1" svg:width="0.5cm" svg:height="0.5cm" svg:x="0.009cm" svg:y="0.428cm" draw:control="control350"/>
          </table:table-cell>
          <table:table-cell table:style-name="ce12" office:value-type="string" calcext:value-type="string">
            <text:p>Extend AbstractBaseEntityInput. Include GroupInput.Builder.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GroupPage</text:p>
          </table:table-cell>
          <table:table-cell table:style-name="ce23" office:value-type="string" calcext:value-type="string">
            <text:p>(all)</text:p>
          </table:table-cell>
          <table:table-cell table:style-name="ce23">
            <draw:control draw:z-index="9" draw:name="Control 10" draw:style-name="gr1" draw:text-style-name="P1" svg:width="0.5cm" svg:height="0.5cm" svg:x="0.009cm" svg:y="0.428cm" draw:control="control351"/>
          </table:table-cell>
          <table:table-cell table:style-name="ce12" office:value-type="string" calcext:value-type="string">
            <text:p>Extend AbstractPage&lt;Group&gt;. Include GroupPage.Builder.</text:p>
          </table:table-cell>
          <table:table-cell/>
          <table:table-cell table:style-name="ce19" table:number-columns-repeated="16377"/>
        </table:table-row>
        <table:table-row table:style-name="ro8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schema-mariadb.sql</text:a></text:p>
          </table:table-cell>
          <table:table-cell table:style-name="ce23" office:value-type="string" calcext:value-type="string">
            <text:p>Group</text:p>
          </table:table-cell>
          <table:table-cell table:style-name="ce23">
            <draw:control draw:z-index="10" draw:name="Control 13" draw:style-name="gr1" draw:text-style-name="P1" svg:width="0.5cm" svg:height="0.5cm" svg:x="0.013cm" svg:y="1.227cm" draw:control="control352"/>
          </table:table-cell>
          <table:table-cell table:style-name="ce12" office:value-type="string" calcext:value-type="string">
            <text:p>Also implement groups, groupById, groupByGroupname queries and createGroup, updateGroup and deleteGroup mutations.</text:p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schema-h2.sql</text:a></text:p>
          </table:table-cell>
          <table:table-cell table:style-name="ce23" office:value-type="string" calcext:value-type="string">
            <text:p>Group</text:p>
          </table:table-cell>
          <table:table-cell table:style-name="ce23">
            <draw:control draw:z-index="11" draw:name="Control 14" draw:style-name="gr1" draw:text-style-name="P1" svg:width="0.5cm" svg:height="0.5cm" svg:x="0.009cm" svg:y="0.421cm" draw:control="control353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schema.graphqls</text:a></text:p>
          </table:table-cell>
          <table:table-cell table:style-name="ce23" office:value-type="string" calcext:value-type="string">
            <text:p>Group</text:p>
          </table:table-cell>
          <table:table-cell table:style-name="ce23">
            <draw:control draw:z-index="12" draw:name="Control 15" draw:style-name="gr1" draw:text-style-name="P1" svg:width="0.5cm" svg:height="0.5cm" svg:x="0.009cm" svg:y="0.422cm" draw:control="control354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8">
          <table:table-cell table:style-name="ce15" table:number-columns-repeated="2"/>
          <table:table-cell table:style-name="ce23" office:value-type="string" calcext:value-type="string">
            <text:p>Group</text:p>
          </table:table-cell>
          <table:table-cell table:style-name="ce23" office:value-type="string" calcext:value-type="string">
            <text:p>(all)</text:p>
          </table:table-cell>
          <table:table-cell table:style-name="ce23">
            <draw:control draw:z-index="13" draw:name="Control 16" draw:style-name="gr1" draw:text-style-name="P1" svg:width="0.5cm" svg:height="0.5cm" svg:x="0.009cm" svg:y="0.809cm" draw:control="control355"/>
          </table:table-cell>
          <table:table-cell table:style-name="ce12" office:value-type="string" calcext:value-type="string">
            <text:p>Extend AbstractBaseEntity (DOESN'T EXIST!) / AbstractTrackedEntity / AbstractLinkableEntity. Include Group.Builder.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equals() [^2]</text:p>
          </table:table-cell>
          <table:table-cell table:style-name="ce23">
            <draw:control draw:z-index="14" draw:name="Control 17" draw:style-name="gr1" draw:text-style-name="P1" svg:width="0.5cm" svg:height="0.5cm" svg:x="0.009cm" svg:y="0.413cm" draw:control="control356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hashCode() [^2]</text:p>
          </table:table-cell>
          <table:table-cell table:style-name="ce23">
            <draw:control draw:z-index="15" draw:name="Control 18" draw:style-name="gr1" draw:text-style-name="P1" svg:width="0.5cm" svg:height="0.5cm" svg:x="0.009cm" svg:y="0.413cm" draw:control="control357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GroupInput</text:p>
          </table:table-cell>
          <table:table-cell table:style-name="ce23" office:value-type="string" calcext:value-type="string">
            <text:p>(all)</text:p>
          </table:table-cell>
          <table:table-cell table:style-name="ce23">
            <draw:control draw:z-index="16" draw:name="Control 19" draw:style-name="gr1" draw:text-style-name="P1" svg:width="0.5cm" svg:height="0.5cm" svg:x="0.009cm" svg:y="0.414cm" draw:control="control358"/>
          </table:table-cell>
          <table:table-cell table:style-name="ce12" office:value-type="string" calcext:value-type="string">
            <text:p>Extend AbstractBaseEntityInput. Include GroupInput.Builder.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GroupPage</text:p>
          </table:table-cell>
          <table:table-cell table:style-name="ce15"/>
          <table:table-cell table:style-name="ce15">
            <draw:control draw:z-index="17" draw:name="Control 20" draw:style-name="gr1" draw:text-style-name="P1" svg:width="0.5cm" svg:height="0.5cm" svg:x="0.009cm" svg:y="0.415cm" draw:control="control359"/>
          </table:table-cell>
          <table:table-cell table:style-name="ce12" office:value-type="string" calcext:value-type="string">
            <text:p>Extend AbstractPage&lt;Group&gt;. Include GroupPage.Builder.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GroupController</text:p>
          </table:table-cell>
          <table:table-cell table:style-name="ce15"/>
          <table:table-cell table:style-name="ce15">
            <draw:control draw:z-index="18" draw:name="Control 21" draw:style-name="gr1" draw:text-style-name="P1" svg:width="0.5cm" svg:height="0.5cm" svg:x="0.009cm" svg:y="0.416cm" draw:control="control360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GroupPageController</text:p>
          </table:table-cell>
          <table:table-cell table:style-name="ce15"/>
          <table:table-cell table:style-name="ce15">
            <draw:control draw:z-index="19" draw:name="Control 24" draw:style-name="gr1" draw:text-style-name="P1" svg:width="0.5cm" svg:height="0.5cm" svg:x="0.009cm" svg:y="0.419cm" draw:control="control361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7">
          <table:table-cell table:style-name="ce15" table:number-columns-repeated="2"/>
          <table:table-cell table:style-name="ce23" office:value-type="string" calcext:value-type="string">
            <text:p>DataFetchersDelegateGroup</text:p>
          </table:table-cell>
          <table:table-cell table:style-name="ce15"/>
          <table:table-cell table:style-name="ce15">
            <draw:control draw:z-index="20" draw:name="Control 25" draw:style-name="gr1" draw:text-style-name="P1" svg:width="0.5cm" svg:height="0.5cm" svg:x="0.009cm" svg:y="0.805cm" draw:control="control362"/>
          </table:table-cell>
          <table:table-cell table:style-name="ce12" office:value-type="string" calcext:value-type="string">
            <text:p>Extend DataFetchersDelegateIBaseEntity&lt;Group&gt; / DataFetchersDelegateITrackedEntity&lt;Group&gt; / DataFetchersDelegateILinkableEntity&lt;Group&gt;.</text:p>
          </table:table-cell>
          <table:table-cell/>
          <table:table-cell table:style-name="ce19" table:number-columns-repeated="16377"/>
        </table:table-row>
        <table:table-row table:style-name="ro7">
          <table:table-cell table:style-name="ce15" table:number-columns-repeated="2"/>
          <table:table-cell table:style-name="ce23" office:value-type="string" calcext:value-type="string">
            <text:p>DataFetchersDelegateGroupImpl</text:p>
          </table:table-cell>
          <table:table-cell table:style-name="ce15"/>
          <table:table-cell table:style-name="ce15">
            <draw:control draw:z-index="21" draw:name="Control 26" draw:style-name="gr1" draw:text-style-name="P1" svg:width="0.5cm" svg:height="0.5cm" svg:x="0.009cm" svg:y="0.795cm" draw:control="control363"/>
          </table:table-cell>
          <table:table-cell table:style-name="ce12" office:value-type="string" calcext:value-type="string">
            <text:p>Extend DataFetchersDelegateIBaseEntityImpl&lt;Group&gt; / DataFetchersDelegateITrackedEntityImpl&lt;Group&gt; / DataFetchersDelegateILinkableEntityImpl&lt;Group&gt;.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DataFetchersDelegateGroupPage</text:p>
          </table:table-cell>
          <table:table-cell table:style-name="ce15"/>
          <table:table-cell table:style-name="ce15">
            <draw:control draw:z-index="22" draw:name="Control 27" draw:style-name="gr1" draw:text-style-name="P1" svg:width="0.5cm" svg:height="0.5cm" svg:x="0.009cm" svg:y="0.399cm" draw:control="control364"/>
          </table:table-cell>
          <table:table-cell table:style-name="ce12" office:value-type="string" calcext:value-type="string">
            <text:p>Extend DataFetchersDelegatePage&lt;GroupPage, Group&gt;.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DataFetchersDelegateGroupPageImpl</text:p>
          </table:table-cell>
          <table:table-cell table:style-name="ce15"/>
          <table:table-cell table:style-name="ce15">
            <draw:control draw:z-index="23" draw:name="Control 28" draw:style-name="gr1" draw:text-style-name="P1" svg:width="0.5cm" svg:height="0.5cm" svg:x="0.009cm" svg:y="0.4cm" draw:control="control365"/>
          </table:table-cell>
          <table:table-cell table:style-name="ce12" office:value-type="string" calcext:value-type="string">
            <text:p>Extend <text:a xlink:href="" xlink:type="simple">DataFetchersDelegateIPageImpl</text:a>.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GroupRepository</text:p>
          </table:table-cell>
          <table:table-cell table:style-name="ce15"/>
          <table:table-cell table:style-name="ce15">
            <draw:control draw:z-index="24" draw:name="Control 29" draw:style-name="gr1" draw:text-style-name="P1" svg:width="0.5cm" svg:height="0.5cm" svg:x="0.009cm" svg:y="0.401cm" draw:control="control366"/>
          </table:table-cell>
          <table:table-cell table:style-name="ce12" office:value-type="string" calcext:value-type="string">
            <text:p>Extend JpaRepository&lt;Group, Long&gt;, CustomGroupRepository.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groups</text:p>
          </table:table-cell>
          <table:table-cell table:style-name="ce23">
            <draw:control draw:z-index="25" draw:name="Control 59" draw:style-name="gr1" draw:text-style-name="P1" svg:width="0.5cm" svg:height="0.5cm" svg:x="0.009cm" svg:y="0.427cm" draw:control="control367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Groups()</text:p>
          </table:table-cell>
          <table:table-cell table:style-name="ce23">
            <draw:control draw:z-index="26" draw:name="Control 60" draw:style-name="gr1" draw:text-style-name="P1" svg:width="0.5cm" svg:height="0.5cm" svg:x="0.009cm" svg:y="0.427cm" draw:control="control368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s()</text:p>
          </table:table-cell>
          <table:table-cell table:style-name="ce23">
            <draw:control draw:z-index="27" draw:name="Control 63" draw:style-name="gr1" draw:text-style-name="P1" svg:width="0.5cm" svg:height="0.5cm" svg:x="0.009cm" svg:y="0.429cm" draw:control="control369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Executor</text:a></text:p>
          </table:table-cell>
          <table:table-cell table:style-name="ce23" office:value-type="string" calcext:value-type="string">
            <text:p>groups()</text:p>
          </table:table-cell>
          <table:table-cell table:style-name="ce23">
            <draw:control draw:z-index="28" draw:name="Control 64" draw:style-name="gr1" draw:text-style-name="P1" svg:width="0.5cm" svg:height="0.5cm" svg:x="0.009cm" svg:y="0.431cm" draw:control="control37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oupsWithBindValues()</text:p>
          </table:table-cell>
          <table:table-cell table:style-name="ce23">
            <draw:control draw:z-index="29" draw:name="Control 65" draw:style-name="gr1" draw:text-style-name="P1" svg:width="0.5cm" svg:height="0.5cm" svg:x="0.009cm" svg:y="0.431cm" draw:control="control37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sResponseBuilder()</text:p>
          </table:table-cell>
          <table:table-cell table:style-name="ce23">
            <draw:control draw:z-index="30" draw:name="Control 66" draw:style-name="gr1" draw:text-style-name="P1" svg:width="0.5cm" svg:height="0.5cm" svg:x="0.009cm" svg:y="0.432cm" draw:control="control372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sGraphQLRequest()</text:p>
          </table:table-cell>
          <table:table-cell table:style-name="ce23">
            <draw:control draw:z-index="31" draw:name="Control 67" draw:style-name="gr1" draw:text-style-name="P1" svg:width="0.5cm" svg:height="0.5cm" svg:x="0.009cm" svg:y="0.433cm" draw:control="control373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ReactiveExecutor</text:a></text:p>
          </table:table-cell>
          <table:table-cell table:style-name="ce23" office:value-type="string" calcext:value-type="string">
            <text:p>groups()</text:p>
          </table:table-cell>
          <table:table-cell table:style-name="ce23">
            <draw:control draw:z-index="32" draw:name="Control 68" draw:style-name="gr1" draw:text-style-name="P1" svg:width="0.5cm" svg:height="0.5cm" svg:x="0.009cm" svg:y="0.434cm" draw:control="control37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oupsWithBindValues()</text:p>
          </table:table-cell>
          <table:table-cell table:style-name="ce23">
            <draw:control draw:z-index="33" draw:name="Control 69" draw:style-name="gr1" draw:text-style-name="P1" svg:width="0.5cm" svg:height="0.5cm" svg:x="0.009cm" svg:y="0.435cm" draw:control="control37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sResponseBuilder()</text:p>
          </table:table-cell>
          <table:table-cell table:style-name="ce23">
            <draw:control draw:z-index="34" draw:name="Control 70" draw:style-name="gr1" draw:text-style-name="P1" svg:width="0.5cm" svg:height="0.5cm" svg:x="0.009cm" svg:y="0.435cm" draw:control="control376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sGraphQLRequest()</text:p>
          </table:table-cell>
          <table:table-cell table:style-name="ce23">
            <draw:control draw:z-index="35" draw:name="Control 71" draw:style-name="gr1" draw:text-style-name="P1" svg:width="0.5cm" svg:height="0.5cm" svg:x="0.009cm" svg:y="0.437cm" draw:control="control377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groups</text:p>
          </table:table-cell>
          <table:table-cell table:style-name="ce23">
            <draw:control draw:z-index="36" draw:name="Control 72" draw:style-name="gr1" draw:text-style-name="P1" svg:width="0.5cm" svg:height="0.5cm" svg:x="0.009cm" svg:y="0.437cm" draw:control="control378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s()</text:p>
          </table:table-cell>
          <table:table-cell table:style-name="ce23">
            <draw:control draw:z-index="37" draw:name="Control 73" draw:style-name="gr1" draw:text-style-name="P1" svg:width="0.5cm" svg:height="0.5cm" svg:x="0.009cm" svg:y="0.438cm" draw:control="control379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Groups()</text:p>
          </table:table-cell>
          <table:table-cell table:style-name="ce23">
            <draw:control draw:z-index="38" draw:name="Control 74" draw:style-name="gr1" draw:text-style-name="P1" svg:width="0.5cm" svg:height="0.5cm" svg:x="0.009cm" svg:y="0.439cm" draw:control="control380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Controller</text:a></text:p>
          </table:table-cell>
          <table:table-cell table:style-name="ce23" office:value-type="string" calcext:value-type="string">
            <text:p>groups()</text:p>
          </table:table-cell>
          <table:table-cell table:style-name="ce23">
            <draw:control draw:z-index="156" draw:name="Control 234" draw:style-name="gr1" draw:text-style-name="P1" svg:width="0.5cm" svg:height="0.5cm" svg:x="0.012cm" svg:y="0.395cm" draw:control="control498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style-name="ce26"/>
          <table:table-cell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</text:a></text:p>
          </table:table-cell>
          <table:table-cell table:style-name="ce23" office:value-type="string" calcext:value-type="string">
            <text:p>groups()</text:p>
          </table:table-cell>
          <table:table-cell table:style-name="ce15" office:value-type="string" calcext:value-type="string">
            <text:p/>
            <draw:control draw:z-index="157" draw:name="Control 235" draw:style-name="gr1" draw:text-style-name="P1" svg:width="0.5cm" svg:height="0.5cm" svg:x="0.012cm" svg:y="0.395cm" draw:control="control499"/>
          </table:table-cell>
          <table:table-cell table:style-name="Default"/>
          <table:table-cell table:style-name="ce12"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Impl</text:a></text:p>
          </table:table-cell>
          <table:table-cell table:style-name="ce23" office:value-type="string" calcext:value-type="string">
            <text:p>groups()</text:p>
          </table:table-cell>
          <table:table-cell table:style-name="ce15">
            <draw:control draw:z-index="153" draw:name="Control 233" draw:style-name="gr1" draw:text-style-name="P1" svg:width="0.5cm" svg:height="0.5cm" svg:x="0.012cm" svg:y="0.396cm" draw:control="control495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groupById</text:p>
          </table:table-cell>
          <table:table-cell table:style-name="ce23">
            <draw:control draw:z-index="53" draw:name="Control 91" draw:style-name="gr1" draw:text-style-name="P1" svg:width="0.5cm" svg:height="0.5cm" svg:x="0.009cm" svg:y="0.427cm" draw:control="control395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GroupById()</text:p>
          </table:table-cell>
          <table:table-cell table:style-name="ce23">
            <draw:control draw:z-index="54" draw:name="Control 92" draw:style-name="gr1" draw:text-style-name="P1" svg:width="0.5cm" svg:height="0.5cm" svg:x="0.009cm" svg:y="0.426cm" draw:control="control396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Id()</text:p>
          </table:table-cell>
          <table:table-cell table:style-name="ce23">
            <draw:control draw:z-index="55" draw:name="Control 95" draw:style-name="gr1" draw:text-style-name="P1" svg:width="0.5cm" svg:height="0.5cm" svg:x="0.009cm" svg:y="0.429cm" draw:control="control397"/>
          </table:table-cell>
          <table:table-cell table:style-name="ce12" office:value-type="string" calcext:value-type="string">
            <text:p>group</text:p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Executor</text:a></text:p>
          </table:table-cell>
          <table:table-cell table:style-name="ce23" office:value-type="string" calcext:value-type="string">
            <text:p>groupById()</text:p>
          </table:table-cell>
          <table:table-cell table:style-name="ce23">
            <draw:control draw:z-index="56" draw:name="Control 96" draw:style-name="gr1" draw:text-style-name="P1" svg:width="0.5cm" svg:height="0.5cm" svg:x="0.009cm" svg:y="0.431cm" draw:control="control398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oupByIdWithBindValues()</text:p>
          </table:table-cell>
          <table:table-cell table:style-name="ce23">
            <draw:control draw:z-index="57" draw:name="Control 97" draw:style-name="gr1" draw:text-style-name="P1" svg:width="0.5cm" svg:height="0.5cm" svg:x="0.009cm" svg:y="0.431cm" draw:control="control39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IdResponseBuilder()</text:p>
          </table:table-cell>
          <table:table-cell table:style-name="ce23">
            <draw:control draw:z-index="58" draw:name="Control 98" draw:style-name="gr1" draw:text-style-name="P1" svg:width="0.5cm" svg:height="0.5cm" svg:x="0.009cm" svg:y="0.432cm" draw:control="control400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IdGraphQLRequest()</text:p>
          </table:table-cell>
          <table:table-cell table:style-name="ce23">
            <draw:control draw:z-index="59" draw:name="Control 99" draw:style-name="gr1" draw:text-style-name="P1" svg:width="0.5cm" svg:height="0.5cm" svg:x="0.009cm" svg:y="0.432cm" draw:control="control401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ReactiveExecutor</text:a></text:p>
          </table:table-cell>
          <table:table-cell table:style-name="ce23" office:value-type="string" calcext:value-type="string">
            <text:p>groupById()</text:p>
          </table:table-cell>
          <table:table-cell table:style-name="ce23">
            <draw:control draw:z-index="60" draw:name="Control 100" draw:style-name="gr1" draw:text-style-name="P1" svg:width="0.5cm" svg:height="0.5cm" svg:x="0.009cm" svg:y="0.434cm" draw:control="control40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oupByIdWithBindValues()</text:p>
          </table:table-cell>
          <table:table-cell table:style-name="ce23">
            <draw:control draw:z-index="61" draw:name="Control 101" draw:style-name="gr1" draw:text-style-name="P1" svg:width="0.5cm" svg:height="0.5cm" svg:x="0.009cm" svg:y="0.434cm" draw:control="control40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IdResponseBuilder()</text:p>
          </table:table-cell>
          <table:table-cell table:style-name="ce23">
            <draw:control draw:z-index="62" draw:name="Control 102" draw:style-name="gr1" draw:text-style-name="P1" svg:width="0.5cm" svg:height="0.5cm" svg:x="0.009cm" svg:y="0.435cm" draw:control="control404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IdGraphQLRequest()</text:p>
          </table:table-cell>
          <table:table-cell table:style-name="ce23">
            <draw:control draw:z-index="63" draw:name="Control 103" draw:style-name="gr1" draw:text-style-name="P1" svg:width="0.5cm" svg:height="0.5cm" svg:x="0.009cm" svg:y="0.436cm" draw:control="control405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groupById</text:p>
          </table:table-cell>
          <table:table-cell table:style-name="ce23">
            <draw:control draw:z-index="64" draw:name="Control 104" draw:style-name="gr1" draw:text-style-name="P1" svg:width="0.5cm" svg:height="0.5cm" svg:x="0.009cm" svg:y="0.437cm" draw:control="control406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Id()</text:p>
          </table:table-cell>
          <table:table-cell table:style-name="ce23">
            <draw:control draw:z-index="65" draw:name="Control 105" draw:style-name="gr1" draw:text-style-name="P1" svg:width="0.5cm" svg:height="0.5cm" svg:x="0.009cm" svg:y="0.438cm" draw:control="control407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GroupById()</text:p>
          </table:table-cell>
          <table:table-cell table:style-name="ce23">
            <draw:control draw:z-index="66" draw:name="Control 106" draw:style-name="gr1" draw:text-style-name="P1" svg:width="0.5cm" svg:height="0.5cm" svg:x="0.009cm" svg:y="0.439cm" draw:control="control408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Controller</text:a></text:p>
          </table:table-cell>
          <table:table-cell table:style-name="ce23" office:value-type="string" calcext:value-type="string">
            <text:p>groupById()</text:p>
          </table:table-cell>
          <table:table-cell table:style-name="ce23">
            <draw:control draw:z-index="162" draw:name="Control 240" draw:style-name="gr1" draw:text-style-name="P1" svg:width="0.5cm" svg:height="0.5cm" svg:x="0.012cm" svg:y="0.404cm" draw:control="control504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style-name="ce26"/>
          <table:table-cell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</text:a></text:p>
          </table:table-cell>
          <table:table-cell table:style-name="ce23" office:value-type="string" calcext:value-type="string">
            <text:p>groupById()</text:p>
          </table:table-cell>
          <table:table-cell table:style-name="ce15" office:value-type="string" calcext:value-type="string">
            <text:p/>
            <draw:control draw:z-index="159" draw:name="Control 237" draw:style-name="gr1" draw:text-style-name="P1" svg:width="0.5cm" svg:height="0.5cm" svg:x="0.012cm" svg:y="0.395cm" draw:control="control501"/>
          </table:table-cell>
          <table:table-cell table:style-name="Default"/>
          <table:table-cell table:style-name="ce12"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Impl</text:a></text:p>
          </table:table-cell>
          <table:table-cell table:style-name="ce23" office:value-type="string" calcext:value-type="string">
            <text:p>groupById()</text:p>
          </table:table-cell>
          <table:table-cell table:style-name="ce15">
            <draw:control draw:z-index="155" draw:name="Control 107" draw:style-name="gr1" draw:text-style-name="P1" svg:width="0.5cm" svg:height="0.5cm" svg:x="0.012cm" svg:y="0.405cm" draw:control="control497"/>
            <draw:control draw:z-index="158" draw:name="Control 236" draw:style-name="gr1" draw:text-style-name="P1" svg:width="0.5cm" svg:height="0.5cm" svg:x="0.012cm" svg:y="0.395cm" draw:control="control500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groupByGroupname</text:p>
          </table:table-cell>
          <table:table-cell table:style-name="ce23">
            <draw:control draw:z-index="67" draw:name="Control 108" draw:style-name="gr1" draw:text-style-name="P1" svg:width="0.5cm" svg:height="0.5cm" svg:x="0.009cm" svg:y="0.427cm" draw:control="control409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GroupByGroupname()</text:p>
          </table:table-cell>
          <table:table-cell table:style-name="ce23">
            <draw:control draw:z-index="68" draw:name="Control 109" draw:style-name="gr1" draw:text-style-name="P1" svg:width="0.5cm" svg:height="0.5cm" svg:x="0.009cm" svg:y="0.427cm" draw:control="control410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Groupname()</text:p>
          </table:table-cell>
          <table:table-cell table:style-name="ce23">
            <draw:control draw:z-index="69" draw:name="Control 112" draw:style-name="gr1" draw:text-style-name="P1" svg:width="0.5cm" svg:height="0.5cm" svg:x="0.009cm" svg:y="0.428cm" draw:control="control411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Executor</text:a></text:p>
          </table:table-cell>
          <table:table-cell table:style-name="ce23" office:value-type="string" calcext:value-type="string">
            <text:p>groupByGroupname()</text:p>
          </table:table-cell>
          <table:table-cell table:style-name="ce23">
            <draw:control draw:z-index="70" draw:name="Control 113" draw:style-name="gr1" draw:text-style-name="P1" svg:width="0.5cm" svg:height="0.5cm" svg:x="0.009cm" svg:y="0.431cm" draw:control="control41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oupByGroupnameWithBindValues()</text:p>
          </table:table-cell>
          <table:table-cell table:style-name="ce23">
            <draw:control draw:z-index="71" draw:name="Control 114" draw:style-name="gr1" draw:text-style-name="P1" svg:width="0.5cm" svg:height="0.5cm" svg:x="0.009cm" svg:y="0.43cm" draw:control="control41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GroupnameResponseBuilder()</text:p>
          </table:table-cell>
          <table:table-cell table:style-name="ce23">
            <draw:control draw:z-index="72" draw:name="Control 115" draw:style-name="gr1" draw:text-style-name="P1" svg:width="0.5cm" svg:height="0.5cm" svg:x="0.009cm" svg:y="0.432cm" draw:control="control414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GroupnameGraphQLRequest()</text:p>
          </table:table-cell>
          <table:table-cell table:style-name="ce23">
            <draw:control draw:z-index="73" draw:name="Control 116" draw:style-name="gr1" draw:text-style-name="P1" svg:width="0.5cm" svg:height="0.5cm" svg:x="0.009cm" svg:y="0.432cm" draw:control="control415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ReactiveExecutor</text:a></text:p>
          </table:table-cell>
          <table:table-cell table:style-name="ce23" office:value-type="string" calcext:value-type="string">
            <text:p>groupByGroupname()</text:p>
          </table:table-cell>
          <table:table-cell table:style-name="ce23">
            <draw:control draw:z-index="74" draw:name="Control 117" draw:style-name="gr1" draw:text-style-name="P1" svg:width="0.5cm" svg:height="0.5cm" svg:x="0.009cm" svg:y="0.434cm" draw:control="control41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oupByGroupnameWithBindValues()</text:p>
          </table:table-cell>
          <table:table-cell table:style-name="ce23">
            <draw:control draw:z-index="75" draw:name="Control 118" draw:style-name="gr1" draw:text-style-name="P1" svg:width="0.5cm" svg:height="0.5cm" svg:x="0.009cm" svg:y="0.435cm" draw:control="control41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GroupnameResponseBuilder()</text:p>
          </table:table-cell>
          <table:table-cell table:style-name="ce23">
            <draw:control draw:z-index="76" draw:name="Control 119" draw:style-name="gr1" draw:text-style-name="P1" svg:width="0.5cm" svg:height="0.5cm" svg:x="0.009cm" svg:y="0.435cm" draw:control="control418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GroupnameGraphQLRequest()</text:p>
          </table:table-cell>
          <table:table-cell table:style-name="ce23">
            <draw:control draw:z-index="77" draw:name="Control 120" draw:style-name="gr1" draw:text-style-name="P1" svg:width="0.5cm" svg:height="0.5cm" svg:x="0.009cm" svg:y="0.437cm" draw:control="control419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groupByGroupname</text:p>
          </table:table-cell>
          <table:table-cell table:style-name="ce23">
            <draw:control draw:z-index="78" draw:name="Control 121" draw:style-name="gr1" draw:text-style-name="P1" svg:width="0.5cm" svg:height="0.5cm" svg:x="0.009cm" svg:y="0.436cm" draw:control="control420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Groupname()</text:p>
          </table:table-cell>
          <table:table-cell table:style-name="ce23">
            <draw:control draw:z-index="79" draw:name="Control 122" draw:style-name="gr1" draw:text-style-name="P1" svg:width="0.5cm" svg:height="0.5cm" svg:x="0.009cm" svg:y="0.438cm" draw:control="control421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GroupByGroupname()</text:p>
          </table:table-cell>
          <table:table-cell table:style-name="ce23">
            <draw:control draw:z-index="80" draw:name="Control 123" draw:style-name="gr1" draw:text-style-name="P1" svg:width="0.5cm" svg:height="0.5cm" svg:x="0.009cm" svg:y="0.438cm" draw:control="control422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Controller</text:a></text:p>
          </table:table-cell>
          <table:table-cell table:style-name="ce23" office:value-type="string" calcext:value-type="string">
            <text:p>groupByGroupname()</text:p>
          </table:table-cell>
          <table:table-cell table:style-name="ce23">
            <draw:control draw:z-index="163" draw:name="Control 241" draw:style-name="gr1" draw:text-style-name="P1" svg:width="0.5cm" svg:height="0.5cm" svg:x="0.012cm" svg:y="0.414cm" draw:control="control505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style-name="ce26"/>
          <table:table-cell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</text:a></text:p>
          </table:table-cell>
          <table:table-cell table:style-name="ce23" office:value-type="string" calcext:value-type="string">
            <text:p>groupByGroupname()</text:p>
          </table:table-cell>
          <table:table-cell table:style-name="ce15" office:value-type="string" calcext:value-type="string">
            <text:p/>
            <draw:control draw:z-index="161" draw:name="Control 239" draw:style-name="gr1" draw:text-style-name="P1" svg:width="0.5cm" svg:height="0.5cm" svg:x="0.012cm" svg:y="0.395cm" draw:control="control503"/>
          </table:table-cell>
          <table:table-cell table:style-name="Default"/>
          <table:table-cell table:style-name="ce12"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Impl</text:a></text:p>
          </table:table-cell>
          <table:table-cell table:style-name="ce23" office:value-type="string" calcext:value-type="string">
            <text:p>groupByGroupname()</text:p>
          </table:table-cell>
          <table:table-cell table:style-name="ce15">
            <draw:control draw:z-index="154" draw:name="Control 124" draw:style-name="gr1" draw:text-style-name="P1" svg:width="0.5cm" svg:height="0.5cm" svg:x="0.012cm" svg:y="0.415cm" draw:control="control496"/>
            <draw:control draw:z-index="160" draw:name="Control 238" draw:style-name="gr1" draw:text-style-name="P1" svg:width="0.5cm" svg:height="0.5cm" svg:x="0.012cm" svg:y="0.396cm" draw:control="control502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reateGroup</text:p>
          </table:table-cell>
          <table:table-cell table:style-name="ce23">
            <draw:control draw:z-index="39" draw:name="Control 76" draw:style-name="gr1" draw:text-style-name="P1" svg:width="0.5cm" svg:height="0.5cm" svg:x="0.009cm" svg:y="0.44cm" draw:control="control381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CreateGroup()</text:p>
          </table:table-cell>
          <table:table-cell table:style-name="ce23">
            <draw:control draw:z-index="40" draw:name="Control 77" draw:style-name="gr1" draw:text-style-name="P1" svg:width="0.5cm" svg:height="0.5cm" svg:x="0.009cm" svg:y="0.442cm" draw:control="control382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CreateGroup()</text:p>
          </table:table-cell>
          <table:table-cell table:style-name="ce23">
            <draw:control draw:z-index="41" draw:name="Control 78" draw:style-name="gr1" draw:text-style-name="P1" svg:width="0.5cm" svg:height="0.5cm" svg:x="0.009cm" svg:y="0.442cm" draw:control="control383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createGroup()</text:p>
          </table:table-cell>
          <table:table-cell table:style-name="ce23">
            <draw:control draw:z-index="42" draw:name="Control 79" draw:style-name="gr1" draw:text-style-name="P1" svg:width="0.5cm" svg:height="0.5cm" svg:x="0.009cm" svg:y="0.443cm" draw:control="control38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createGroupWithBindValues()</text:p>
          </table:table-cell>
          <table:table-cell table:style-name="ce23">
            <draw:control draw:z-index="43" draw:name="Control 80" draw:style-name="gr1" draw:text-style-name="P1" svg:width="0.5cm" svg:height="0.5cm" svg:x="0.009cm" svg:y="0.444cm" draw:control="control38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CreateGroupResponseBuilder()</text:p>
          </table:table-cell>
          <table:table-cell table:style-name="ce23">
            <draw:control draw:z-index="44" draw:name="Control 81" draw:style-name="gr1" draw:text-style-name="P1" svg:width="0.5cm" svg:height="0.5cm" svg:x="0.009cm" svg:y="0.444cm" draw:control="control386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CreateGroupGraphQLRequest()</text:p>
          </table:table-cell>
          <table:table-cell table:style-name="ce23">
            <draw:control draw:z-index="45" draw:name="Control 82" draw:style-name="gr1" draw:text-style-name="P1" svg:width="0.5cm" svg:height="0.5cm" svg:x="0.009cm" svg:y="0.446cm" draw:control="control387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createGroup()</text:p>
          </table:table-cell>
          <table:table-cell table:style-name="ce23">
            <draw:control draw:z-index="46" draw:name="Control 83" draw:style-name="gr1" draw:text-style-name="P1" svg:width="0.5cm" svg:height="0.5cm" svg:x="0.009cm" svg:y="0.446cm" draw:control="control388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createGroupWithBindValues()</text:p>
          </table:table-cell>
          <table:table-cell table:style-name="ce23">
            <draw:control draw:z-index="47" draw:name="Control 84" draw:style-name="gr1" draw:text-style-name="P1" svg:width="0.5cm" svg:height="0.5cm" svg:x="0.009cm" svg:y="0.448cm" draw:control="control38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CreateGroupResponseBuilder()</text:p>
          </table:table-cell>
          <table:table-cell table:style-name="ce23">
            <draw:control draw:z-index="48" draw:name="Control 85" draw:style-name="gr1" draw:text-style-name="P1" svg:width="0.5cm" svg:height="0.5cm" svg:x="0.009cm" svg:y="0.448cm" draw:control="control390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CreateGroupGraphQLRequest()</text:p>
          </table:table-cell>
          <table:table-cell table:style-name="ce23">
            <draw:control draw:z-index="135" draw:name="Control 211" draw:style-name="gr1" draw:text-style-name="P1" svg:width="0.5cm" svg:height="0.5cm" svg:x="0.012cm" svg:y="0.417cm" draw:control="control477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reateGroup</text:p>
          </table:table-cell>
          <table:table-cell table:style-name="ce23"/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CreateGroup()</text:p>
          </table:table-cell>
          <table:table-cell table:style-name="ce23">
            <draw:control draw:z-index="49" draw:name="Control 87" draw:style-name="gr1" draw:text-style-name="P1" svg:width="0.5cm" svg:height="0.5cm" svg:x="0.009cm" svg:y="-0.002cm" draw:control="control391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CreateGroup()</text:p>
          </table:table-cell>
          <table:table-cell table:style-name="ce23">
            <draw:control draw:z-index="50" draw:name="Control 88" draw:style-name="gr1" draw:text-style-name="P1" svg:width="0.5cm" svg:height="0.5cm" svg:x="0.009cm" svg:y="-0.001cm" draw:control="control392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createGroup()</text:p>
          </table:table-cell>
          <table:table-cell table:style-name="ce23">
            <draw:control draw:z-index="51" draw:name="Control 89" draw:style-name="gr1" draw:text-style-name="P1" svg:width="0.5cm" svg:height="0.5cm" svg:x="0.009cm" svg:y="0cm" draw:control="control393"/>
            <draw:control draw:z-index="134" draw:name="Control 210" draw:style-name="gr1" draw:text-style-name="P1" svg:width="0.5cm" svg:height="0.5cm" svg:x="0.012cm" svg:y="0.419cm" draw:control="control476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26"/>
          <table:table-cell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<text:span text:style-name="T3">createGroup</text:span>()</text:p>
          </table:table-cell>
          <table:table-cell table:style-name="ce15" office:value-type="string" calcext:value-type="string">
            <text:p/>
          </table:table-cell>
          <table:table-cell table:style-name="Default"/>
          <table:table-cell table:style-name="ce39"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<text:span text:style-name="T3">createGroup</text:span>()</text:p>
          </table:table-cell>
          <table:table-cell table:style-name="ce15">
            <draw:control draw:z-index="146" draw:name="Control 224" draw:style-name="gr1" draw:text-style-name="P1" svg:width="0.5cm" svg:height="0.5cm" svg:x="0.012cm" svg:y="0.001cm" draw:control="control488"/>
            <draw:control draw:z-index="149" draw:name="Control 229" draw:style-name="gr1" draw:text-style-name="P1" svg:width="0.5cm" svg:height="0.5cm" svg:x="0.012cm" svg:y="0.421cm" draw:control="control491"/>
          </table:table-cell>
          <table:table-cell table:number-columns-repeated="2"/>
          <table:table-cell table:style-name="ce19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updateGroup</text:p>
          </table:table-cell>
          <table:table-cell table:style-name="ce23">
            <draw:control draw:z-index="81" draw:name="Control 125" draw:style-name="gr1" draw:text-style-name="P1" svg:width="0.5cm" svg:height="0.5cm" svg:x="0.009cm" svg:y="0.44cm" draw:control="control423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UpdateGroup()</text:p>
          </table:table-cell>
          <table:table-cell table:style-name="ce23">
            <draw:control draw:z-index="82" draw:name="Control 126" draw:style-name="gr1" draw:text-style-name="P1" svg:width="0.5cm" svg:height="0.5cm" svg:x="0.009cm" svg:y="0.441cm" draw:control="control424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UpdateGroup()</text:p>
          </table:table-cell>
          <table:table-cell table:style-name="ce23">
            <draw:control draw:z-index="83" draw:name="Control 127" draw:style-name="gr1" draw:text-style-name="P1" svg:width="0.5cm" svg:height="0.5cm" svg:x="0.009cm" svg:y="0.442cm" draw:control="control425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updateGroup()</text:p>
          </table:table-cell>
          <table:table-cell table:style-name="ce23">
            <draw:control draw:z-index="84" draw:name="Control 128" draw:style-name="gr1" draw:text-style-name="P1" svg:width="0.5cm" svg:height="0.5cm" svg:x="0.009cm" svg:y="0.443cm" draw:control="control42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updateGroupWithBindValues()</text:p>
          </table:table-cell>
          <table:table-cell table:style-name="ce23">
            <draw:control draw:z-index="85" draw:name="Control 129" draw:style-name="gr1" draw:text-style-name="P1" svg:width="0.5cm" svg:height="0.5cm" svg:x="0.009cm" svg:y="0.444cm" draw:control="control42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UpdateGroupResponseBuilder()</text:p>
          </table:table-cell>
          <table:table-cell table:style-name="ce23">
            <draw:control draw:z-index="86" draw:name="Control 130" draw:style-name="gr1" draw:text-style-name="P1" svg:width="0.5cm" svg:height="0.5cm" svg:x="0.009cm" svg:y="0.444cm" draw:control="control428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UpdateGroupGraphQLRequest()</text:p>
          </table:table-cell>
          <table:table-cell table:style-name="ce23">
            <draw:control draw:z-index="87" draw:name="Control 131" draw:style-name="gr1" draw:text-style-name="P1" svg:width="0.5cm" svg:height="0.5cm" svg:x="0.009cm" svg:y="0.445cm" draw:control="control429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updateGroup()</text:p>
          </table:table-cell>
          <table:table-cell table:style-name="ce23">
            <draw:control draw:z-index="88" draw:name="Control 132" draw:style-name="gr1" draw:text-style-name="P1" svg:width="0.5cm" svg:height="0.5cm" svg:x="0.009cm" svg:y="0.446cm" draw:control="control43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updateGroupWithBindValues()</text:p>
          </table:table-cell>
          <table:table-cell table:style-name="ce23">
            <draw:control draw:z-index="89" draw:name="Control 133" draw:style-name="gr1" draw:text-style-name="P1" svg:width="0.5cm" svg:height="0.5cm" svg:x="0.009cm" svg:y="0.447cm" draw:control="control43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UpdateGroupResponseBuilder()</text:p>
          </table:table-cell>
          <table:table-cell table:style-name="ce23">
            <draw:control draw:z-index="90" draw:name="Control 134" draw:style-name="gr1" draw:text-style-name="P1" svg:width="0.5cm" svg:height="0.5cm" svg:x="0.009cm" svg:y="0.448cm" draw:control="control432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UpdateGroupGraphQLRequest()</text:p>
          </table:table-cell>
          <table:table-cell table:style-name="ce23">
            <draw:control draw:z-index="136" draw:name="Control 212" draw:style-name="gr1" draw:text-style-name="P1" svg:width="0.5cm" svg:height="0.5cm" svg:x="0.012cm" svg:y="0.425cm" draw:control="control478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updateGroup</text:p>
          </table:table-cell>
          <table:table-cell table:style-name="ce23"/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UpdateGroup()</text:p>
          </table:table-cell>
          <table:table-cell table:style-name="ce23">
            <draw:control draw:z-index="91" draw:name="Control 136" draw:style-name="gr1" draw:text-style-name="P1" svg:width="0.5cm" svg:height="0.5cm" svg:x="0.009cm" svg:y="-0.002cm" draw:control="control433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UpdateGroup()</text:p>
          </table:table-cell>
          <table:table-cell table:style-name="ce23">
            <draw:control draw:z-index="92" draw:name="Control 137" draw:style-name="gr1" draw:text-style-name="P1" svg:width="0.5cm" svg:height="0.5cm" svg:x="0.009cm" svg:y="-0.001cm" draw:control="control434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updateGroup()</text:p>
          </table:table-cell>
          <table:table-cell table:style-name="ce23">
            <draw:control draw:z-index="93" draw:name="Control 138" draw:style-name="gr1" draw:text-style-name="P1" svg:width="0.5cm" svg:height="0.5cm" svg:x="0.009cm" svg:y="0cm" draw:control="control435"/>
            <draw:control draw:z-index="137" draw:name="Control 213" draw:style-name="gr1" draw:text-style-name="P1" svg:width="0.5cm" svg:height="0.5cm" svg:x="0.012cm" svg:y="0.427cm" draw:control="control479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26"/>
          <table:table-cell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<text:span text:style-name="T3">updateGroup</text:span>()</text:p>
          </table:table-cell>
          <table:table-cell table:style-name="ce15" office:value-type="string" calcext:value-type="string">
            <text:p/>
          </table:table-cell>
          <table:table-cell table:style-name="Default"/>
          <table:table-cell table:style-name="ce39"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<text:span text:style-name="T3">updateGroup</text:span>()</text:p>
          </table:table-cell>
          <table:table-cell table:style-name="ce15">
            <draw:control draw:z-index="147" draw:name="Control 226" draw:style-name="gr1" draw:text-style-name="P1" svg:width="0.5cm" svg:height="0.5cm" svg:x="0.012cm" svg:y="0cm" draw:control="control489"/>
            <draw:control draw:z-index="150" draw:name="Control 230" draw:style-name="gr1" draw:text-style-name="P1" svg:width="0.5cm" svg:height="0.5cm" svg:x="0.012cm" svg:y="0.429cm" draw:control="control492"/>
          </table:table-cell>
          <table:table-cell table:number-columns-repeated="2"/>
          <table:table-cell table:style-name="ce19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deleteGroup</text:p>
          </table:table-cell>
          <table:table-cell table:style-name="ce23">
            <draw:control draw:z-index="94" draw:name="Control 139" draw:style-name="gr1" draw:text-style-name="P1" svg:width="0.5cm" svg:height="0.5cm" svg:x="0.009cm" svg:y="0.44cm" draw:control="control436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DeleteGroup()</text:p>
          </table:table-cell>
          <table:table-cell table:style-name="ce23">
            <draw:control draw:z-index="95" draw:name="Control 140" draw:style-name="gr1" draw:text-style-name="P1" svg:width="0.5cm" svg:height="0.5cm" svg:x="0.009cm" svg:y="0.442cm" draw:control="control437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DeleteGroup()</text:p>
          </table:table-cell>
          <table:table-cell table:style-name="ce23">
            <draw:control draw:z-index="96" draw:name="Control 141" draw:style-name="gr1" draw:text-style-name="P1" svg:width="0.5cm" svg:height="0.5cm" svg:x="0.009cm" svg:y="0.441cm" draw:control="control438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deleteGroup()</text:p>
          </table:table-cell>
          <table:table-cell table:style-name="ce23">
            <draw:control draw:z-index="97" draw:name="Control 142" draw:style-name="gr1" draw:text-style-name="P1" svg:width="0.5cm" svg:height="0.5cm" svg:x="0.009cm" svg:y="0.443cm" draw:control="control43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deleteGroupWithBindValues()</text:p>
          </table:table-cell>
          <table:table-cell table:style-name="ce23">
            <draw:control draw:z-index="98" draw:name="Control 143" draw:style-name="gr1" draw:text-style-name="P1" svg:width="0.5cm" svg:height="0.5cm" svg:x="0.009cm" svg:y="0.443cm" draw:control="control44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DeleteGroupResponseBuilder()</text:p>
          </table:table-cell>
          <table:table-cell table:style-name="ce23">
            <draw:control draw:z-index="99" draw:name="Control 144" draw:style-name="gr1" draw:text-style-name="P1" svg:width="0.5cm" svg:height="0.5cm" svg:x="0.009cm" svg:y="0.444cm" draw:control="control441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DeleteGroupGraphQLRequest()</text:p>
          </table:table-cell>
          <table:table-cell table:style-name="ce23">
            <draw:control draw:z-index="100" draw:name="Control 145" draw:style-name="gr1" draw:text-style-name="P1" svg:width="0.5cm" svg:height="0.5cm" svg:x="0.009cm" svg:y="0.445cm" draw:control="control442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deleteGroup()</text:p>
          </table:table-cell>
          <table:table-cell table:style-name="ce23">
            <draw:control draw:z-index="101" draw:name="Control 146" draw:style-name="gr1" draw:text-style-name="P1" svg:width="0.5cm" svg:height="0.5cm" svg:x="0.009cm" svg:y="0.446cm" draw:control="control44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deleteGroupWithBindValues()</text:p>
          </table:table-cell>
          <table:table-cell table:style-name="ce23">
            <draw:control draw:z-index="102" draw:name="Control 147" draw:style-name="gr1" draw:text-style-name="P1" svg:width="0.5cm" svg:height="0.5cm" svg:x="0.009cm" svg:y="0.448cm" draw:control="control44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DeleteGroupResponseBuilder()</text:p>
          </table:table-cell>
          <table:table-cell table:style-name="ce23">
            <draw:control draw:z-index="103" draw:name="Control 148" draw:style-name="gr1" draw:text-style-name="P1" svg:width="0.5cm" svg:height="0.5cm" svg:x="0.009cm" svg:y="0.448cm" draw:control="control445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DeleteGroupGraphQLRequest()</text:p>
          </table:table-cell>
          <table:table-cell table:style-name="ce23">
            <draw:control draw:z-index="138" draw:name="Control 214" draw:style-name="gr1" draw:text-style-name="P1" svg:width="0.5cm" svg:height="0.5cm" svg:x="0.012cm" svg:y="0.433cm" draw:control="control480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deleteGroup</text:p>
          </table:table-cell>
          <table:table-cell table:style-name="ce23"/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DeleteGroup()</text:p>
          </table:table-cell>
          <table:table-cell table:style-name="ce23">
            <draw:control draw:z-index="104" draw:name="Control 150" draw:style-name="gr1" draw:text-style-name="P1" svg:width="0.5cm" svg:height="0.5cm" svg:x="0.009cm" svg:y="-0.002cm" draw:control="control446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DeleteGroup()</text:p>
          </table:table-cell>
          <table:table-cell table:style-name="ce23">
            <draw:control draw:z-index="105" draw:name="Control 151" draw:style-name="gr1" draw:text-style-name="P1" svg:width="0.5cm" svg:height="0.5cm" svg:x="0.009cm" svg:y="0cm" draw:control="control447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deleteGroup()</text:p>
          </table:table-cell>
          <table:table-cell table:style-name="ce23">
            <draw:control draw:z-index="106" draw:name="Control 152" draw:style-name="gr1" draw:text-style-name="P1" svg:width="0.5cm" svg:height="0.5cm" svg:x="0.009cm" svg:y="0cm" draw:control="control448"/>
            <draw:control draw:z-index="139" draw:name="Control 215" draw:style-name="gr1" draw:text-style-name="P1" svg:width="0.5cm" svg:height="0.5cm" svg:x="0.012cm" svg:y="0.435cm" draw:control="control481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26"/>
          <table:table-cell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<text:span text:style-name="T3">deleteGroup</text:span>()</text:p>
          </table:table-cell>
          <table:table-cell table:style-name="ce15" office:value-type="string" calcext:value-type="string">
            <text:p/>
          </table:table-cell>
          <table:table-cell table:style-name="Default"/>
          <table:table-cell table:style-name="ce39"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<text:span text:style-name="T3">deleteGroup</text:span>()</text:p>
          </table:table-cell>
          <table:table-cell table:style-name="ce15">
            <draw:control draw:z-index="148" draw:name="Control 228" draw:style-name="gr1" draw:text-style-name="P1" svg:width="0.5cm" svg:height="0.5cm" svg:x="0.012cm" svg:y="0.001cm" draw:control="control490"/>
            <draw:control draw:z-index="151" draw:name="Control 231" draw:style-name="gr1" draw:text-style-name="P1" svg:width="0.5cm" svg:height="0.5cm" svg:x="0.012cm" svg:y="0.439cm" draw:control="control493"/>
          </table:table-cell>
          <table:table-cell table:number-columns-repeated="2"/>
          <table:table-cell table:style-name="ce19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grantGroupAuthorities</text:p>
          </table:table-cell>
          <table:table-cell table:style-name="ce23">
            <draw:control draw:z-index="107" draw:name="Control 153" draw:style-name="gr1" draw:text-style-name="P1" svg:width="0.5cm" svg:height="0.5cm" svg:x="0.009cm" svg:y="0.44cm" draw:control="control449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antGroupAuthorities()</text:p>
          </table:table-cell>
          <table:table-cell table:style-name="ce23">
            <draw:control draw:z-index="108" draw:name="Control 154" draw:style-name="gr1" draw:text-style-name="P1" svg:width="0.5cm" svg:height="0.5cm" svg:x="0.009cm" svg:y="0.442cm" draw:control="control450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GrantGroupAuthorities()</text:p>
          </table:table-cell>
          <table:table-cell table:style-name="ce23">
            <draw:control draw:z-index="109" draw:name="Control 155" draw:style-name="gr1" draw:text-style-name="P1" svg:width="0.5cm" svg:height="0.5cm" svg:x="0.009cm" svg:y="0.442cm" draw:control="control451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grantGroupAuthorities()</text:p>
          </table:table-cell>
          <table:table-cell table:style-name="ce23">
            <draw:control draw:z-index="110" draw:name="Control 156" draw:style-name="gr1" draw:text-style-name="P1" svg:width="0.5cm" svg:height="0.5cm" svg:x="0.009cm" svg:y="0.443cm" draw:control="control45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antGroupAuthoritiesWithBindValues()</text:p>
          </table:table-cell>
          <table:table-cell table:style-name="ce23">
            <draw:control draw:z-index="111" draw:name="Control 157" draw:style-name="gr1" draw:text-style-name="P1" svg:width="0.5cm" svg:height="0.5cm" svg:x="0.009cm" svg:y="0.444cm" draw:control="control45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antGroupAuthoritiesResponseBuilder()</text:p>
          </table:table-cell>
          <table:table-cell table:style-name="ce23">
            <draw:control draw:z-index="112" draw:name="Control 158" draw:style-name="gr1" draw:text-style-name="P1" svg:width="0.5cm" svg:height="0.5cm" svg:x="0.009cm" svg:y="0.444cm" draw:control="control454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antGroupAuthoritiesGraphQLRequest()</text:p>
          </table:table-cell>
          <table:table-cell table:style-name="ce23">
            <draw:control draw:z-index="113" draw:name="Control 159" draw:style-name="gr1" draw:text-style-name="P1" svg:width="0.5cm" svg:height="0.5cm" svg:x="0.009cm" svg:y="0.446cm" draw:control="control455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grantGroupAuthorities()</text:p>
          </table:table-cell>
          <table:table-cell table:style-name="ce23">
            <draw:control draw:z-index="114" draw:name="Control 160" draw:style-name="gr1" draw:text-style-name="P1" svg:width="0.5cm" svg:height="0.5cm" svg:x="0.009cm" svg:y="0.446cm" draw:control="control45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antGroupAuthoritiesWithBindValues()</text:p>
          </table:table-cell>
          <table:table-cell table:style-name="ce23">
            <draw:control draw:z-index="115" draw:name="Control 161" draw:style-name="gr1" draw:text-style-name="P1" svg:width="0.5cm" svg:height="0.5cm" svg:x="0.009cm" svg:y="0.448cm" draw:control="control45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antGroupAuthoritiesResponseBuilder()</text:p>
          </table:table-cell>
          <table:table-cell table:style-name="ce23">
            <draw:control draw:z-index="116" draw:name="Control 162" draw:style-name="gr1" draw:text-style-name="P1" svg:width="0.5cm" svg:height="0.5cm" svg:x="0.009cm" svg:y="0.448cm" draw:control="control458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antGroupAuthoritiesGraphQLRequest()</text:p>
          </table:table-cell>
          <table:table-cell table:style-name="ce23">
            <draw:control draw:z-index="140" draw:name="Control 216" draw:style-name="gr1" draw:text-style-name="P1" svg:width="0.5cm" svg:height="0.5cm" svg:x="0.012cm" svg:y="0.441cm" draw:control="control482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grantGroupAuthorities</text:p>
          </table:table-cell>
          <table:table-cell table:style-name="ce23"/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antGroupAuthorities()</text:p>
          </table:table-cell>
          <table:table-cell table:style-name="ce23">
            <draw:control draw:z-index="117" draw:name="Control 164" draw:style-name="gr1" draw:text-style-name="P1" svg:width="0.5cm" svg:height="0.5cm" svg:x="0.009cm" svg:y="-0.002cm" draw:control="control459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GrantGroupAuthorities()</text:p>
          </table:table-cell>
          <table:table-cell table:style-name="ce23">
            <draw:control draw:z-index="118" draw:name="Control 165" draw:style-name="gr1" draw:text-style-name="P1" svg:width="0.5cm" svg:height="0.5cm" svg:x="0.009cm" svg:y="-0.001cm" draw:control="control460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grantGroupAuthorities()</text:p>
          </table:table-cell>
          <table:table-cell table:style-name="ce23">
            <draw:control draw:z-index="119" draw:name="Control 166" draw:style-name="gr1" draw:text-style-name="P1" svg:width="0.5cm" svg:height="0.5cm" svg:x="0.009cm" svg:y="0cm" draw:control="control461"/>
            <draw:control draw:z-index="141" draw:name="Control 217" draw:style-name="gr1" draw:text-style-name="P1" svg:width="0.5cm" svg:height="0.5cm" svg:x="0.012cm" svg:y="0.444cm" draw:control="control483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26"/>
          <table:table-cell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<text:span text:style-name="T3">grantGroupAuthorities</text:span>()</text:p>
          </table:table-cell>
          <table:table-cell table:style-name="ce15" office:value-type="string" calcext:value-type="string">
            <text:p/>
          </table:table-cell>
          <table:table-cell table:style-name="Default"/>
          <table:table-cell table:style-name="ce39"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<text:span text:style-name="T3">grantGroupAuthorities</text:span>()</text:p>
          </table:table-cell>
          <table:table-cell table:style-name="ce15">
            <draw:control draw:z-index="145" draw:name="Control 222" draw:style-name="gr1" draw:text-style-name="P1" svg:width="0.5cm" svg:height="0.5cm" svg:x="0.012cm" svg:y="0.001cm" draw:control="control487"/>
            <draw:control draw:z-index="152" draw:name="Control 232" draw:style-name="gr1" draw:text-style-name="P1" svg:width="0.5cm" svg:height="0.5cm" svg:x="0.012cm" svg:y="0.448cm" draw:control="control494"/>
          </table:table-cell>
          <table:table-cell table:number-columns-repeated="2"/>
          <table:table-cell table:style-name="ce19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revokeGroupAuthorities</text:p>
          </table:table-cell>
          <table:table-cell table:style-name="ce23">
            <draw:control draw:z-index="120" draw:name="Control 167" draw:style-name="gr1" draw:text-style-name="P1" svg:width="0.5cm" svg:height="0.5cm" svg:x="0.009cm" svg:y="0.44cm" draw:control="control462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RevokeGroupAuthorities()</text:p>
          </table:table-cell>
          <table:table-cell table:style-name="ce23">
            <draw:control draw:z-index="121" draw:name="Control 168" draw:style-name="gr1" draw:text-style-name="P1" svg:width="0.5cm" svg:height="0.5cm" svg:x="0.009cm" svg:y="0.441cm" draw:control="control463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RevokeGroupAuthorities()</text:p>
          </table:table-cell>
          <table:table-cell table:style-name="ce23">
            <draw:control draw:z-index="122" draw:name="Control 169" draw:style-name="gr1" draw:text-style-name="P1" svg:width="0.5cm" svg:height="0.5cm" svg:x="0.009cm" svg:y="0.442cm" draw:control="control464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revokeGroupAuthorities()</text:p>
          </table:table-cell>
          <table:table-cell table:style-name="ce23">
            <draw:control draw:z-index="123" draw:name="Control 170" draw:style-name="gr1" draw:text-style-name="P1" svg:width="0.5cm" svg:height="0.5cm" svg:x="0.009cm" svg:y="0.443cm" draw:control="control46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revokeGroupAuthoritiesWithBindValues()</text:p>
          </table:table-cell>
          <table:table-cell table:style-name="ce23">
            <draw:control draw:z-index="124" draw:name="Control 171" draw:style-name="gr1" draw:text-style-name="P1" svg:width="0.5cm" svg:height="0.5cm" svg:x="0.009cm" svg:y="0.444cm" draw:control="control46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4">
          <table:table-cell table:style-name="ce15" table:number-columns-repeated="3"/>
          <table:table-cell table:style-name="ce23" office:value-type="string" calcext:value-type="string">
            <text:p>getRevokeGroupAuthoritiesResponseBuilder()</text:p>
          </table:table-cell>
          <table:table-cell table:style-name="ce23">
            <draw:control draw:z-index="125" draw:name="Control 172" draw:style-name="gr1" draw:text-style-name="P1" svg:width="0.5cm" svg:height="0.5cm" svg:x="0.037cm" svg:y="0.754cm" draw:control="control467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RevokeGroupAuthoritiesGraphQLRequest()</text:p>
          </table:table-cell>
          <table:table-cell table:style-name="ce23">
            <draw:control draw:z-index="126" draw:name="Control 173" draw:style-name="gr1" draw:text-style-name="P1" svg:width="0.5cm" svg:height="0.5cm" svg:x="0.009cm" svg:y="0.445cm" draw:control="control468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revokeGroupAuthorities()</text:p>
          </table:table-cell>
          <table:table-cell table:style-name="ce23">
            <draw:control draw:z-index="127" draw:name="Control 174" draw:style-name="gr1" draw:text-style-name="P1" svg:width="0.5cm" svg:height="0.5cm" svg:x="0.009cm" svg:y="0.446cm" draw:control="control46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revokeGroupAuthoritiesWithBindValues()</text:p>
          </table:table-cell>
          <table:table-cell table:style-name="ce23">
            <draw:control draw:z-index="128" draw:name="Control 175" draw:style-name="gr1" draw:text-style-name="P1" svg:width="0.5cm" svg:height="0.5cm" svg:x="0.009cm" svg:y="0.447cm" draw:control="control47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RevokeGroupAuthoritiesResponseBuilder()</text:p>
          </table:table-cell>
          <table:table-cell table:style-name="ce23">
            <draw:control draw:z-index="129" draw:name="Control 176" draw:style-name="gr1" draw:text-style-name="P1" svg:width="0.5cm" svg:height="0.5cm" svg:x="0.009cm" svg:y="0.448cm" draw:control="control471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RevokeGroupAuthoritiesGraphQLRequest()</text:p>
          </table:table-cell>
          <table:table-cell table:style-name="ce23">
            <draw:control draw:z-index="130" draw:name="Control 177" draw:style-name="gr1" draw:text-style-name="P1" svg:width="0.5cm" svg:height="0.5cm" svg:x="0.009cm" svg:y="-0.001cm" draw:control="control472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revokeGroupAuthorities</text:p>
          </table:table-cell>
          <table:table-cell table:style-name="ce23">
            <draw:control draw:z-index="142" draw:name="Control 218" draw:style-name="gr1" draw:text-style-name="P1" svg:width="0.5cm" svg:height="0.5cm" svg:x="0.012cm" svg:y="-0.002cm" draw:control="control484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RevokeGroupAuthorities()</text:p>
          </table:table-cell>
          <table:table-cell table:style-name="ce23">
            <draw:control draw:z-index="131" draw:name="Control 178" draw:style-name="gr1" draw:text-style-name="P1" svg:width="0.5cm" svg:height="0.5cm" svg:x="0.009cm" svg:y="-0.002cm" draw:control="control473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RevokeGroupAuthorities()</text:p>
          </table:table-cell>
          <table:table-cell table:style-name="ce23">
            <draw:control draw:z-index="132" draw:name="Control 179" draw:style-name="gr1" draw:text-style-name="P1" svg:width="0.5cm" svg:height="0.5cm" svg:x="0.009cm" svg:y="-0.001cm" draw:control="control474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revokeGroupAuthorities()</text:p>
          </table:table-cell>
          <table:table-cell table:style-name="ce23">
            <draw:control draw:z-index="133" draw:name="Control 180" draw:style-name="gr1" draw:text-style-name="P1" svg:width="0.5cm" svg:height="0.5cm" svg:x="0.009cm" svg:y="0cm" draw:control="control475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26"/>
          <table:table-cell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<text:span text:style-name="T3">revokeGroupAuthorities</text:span>()</text:p>
          </table:table-cell>
          <table:table-cell table:style-name="ce15" office:value-type="string" calcext:value-type="string">
            <text:p/>
            <draw:control draw:z-index="143" draw:name="Control 219" draw:style-name="gr1" draw:text-style-name="P1" svg:width="0.5cm" svg:height="0.5cm" svg:x="0.012cm" svg:y="0.001cm" draw:control="control485"/>
          </table:table-cell>
          <table:table-cell table:style-name="Default"/>
          <table:table-cell table:style-name="ce39"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<text:span text:style-name="T3">revokeGroupAuthorities</text:span>()</text:p>
          </table:table-cell>
          <table:table-cell table:style-name="ce15">
            <draw:control draw:z-index="144" draw:name="Control 220" draw:style-name="gr1" draw:text-style-name="P1" svg:width="0.5cm" svg:height="0.5cm" svg:x="0.012cm" svg:y="0.001cm" draw:control="control486"/>
          </table:table-cell>
          <table:table-cell table:number-columns-repeated="2"/>
          <table:table-cell table:style-name="ce19" table:number-columns-repeated="16377"/>
        </table:table-row>
        <table:table-row table:style-name="ro5" table:number-rows-repeated="1048412">
          <table:table-cell table:number-columns-repeated="7"/>
          <table:table-cell table:style-name="ce19" table:number-columns-repeated="16377"/>
        </table:table-row>
        <table:table-row table:style-name="ro5">
          <table:table-cell table:number-columns-repeated="7"/>
          <table:table-cell table:style-name="ce19" table:number-columns-repeated="16377"/>
        </table:table-row>
      </table:table>
      <table:table table:name="currentUser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79" form:control-implementation="ooo:com.sun.star.form.component.CheckBox" xml:id="control506" form:id="control5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507" form:id="control50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508" form:id="control5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509" form:id="control5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510" form:id="control5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511" form:id="control5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512" form:id="control5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3" form:id="control5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14" form:id="control5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5" form:id="control5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6" form:id="control5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7" form:id="control5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8" form:id="control5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9" form:id="control5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0" form:id="control5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1" form:id="control5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2" form:id="control5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3" form:id="control5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4" form:id="control5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5" form:id="control5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6" form:id="control5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7" form:id="control5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8" form:id="control5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9" form:id="control5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30" form:id="control5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531" form:id="control5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532" form:id="control5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9" table:default-cell-style-name="ce7"/>
        <table:table-column table:style-name="co1" table:default-cell-style-name="ce7"/>
        <table:table-column table:style-name="co2" table:default-cell-style-name="ce15"/>
        <table:table-column table:style-name="co10" table:default-cell-style-name="ce23"/>
        <table:table-column table:style-name="co11" table:default-cell-style-name="ce25"/>
        <table:table-column table:style-name="co12" table:default-cell-style-name="ce7"/>
        <table:table-row table:style-name="ro5" table:number-rows-repeated="2">
          <table:table-cell table:style-name="Default" table:number-columns-repeated="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4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office:value-type="string" calcext:value-type="string">
            <text:p>+currentUser</text:p>
          </table:table-cell>
          <table:table-cell>
            <draw:control draw:z-index="25" draw:name="Control 504" draw:style-name="gr1" draw:text-style-name="P1" svg:width="0.5cm" svg:height="0.5cm" svg:x="0.036cm" svg:y="0.015cm" draw:control="control531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setcurrentUser()</text:p>
          </table:table-cell>
          <table:table-cell>
            <draw:control draw:z-index="0" draw:name="Control 502" draw:style-name="gr1" draw:text-style-name="P1" svg:width="0.5cm" svg:height="0.5cm" svg:x="0.041cm" svg:y="0cm" draw:control="control506"/>
            <draw:control draw:z-index="1" draw:name="Control 503" draw:style-name="gr1" draw:text-style-name="P1" svg:width="0.5cm" svg:height="0.5cm" svg:x="0.041cm" svg:y="0cm" draw:control="control507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()</text:p>
          </table:table-cell>
          <table:table-cell>
            <draw:control draw:z-index="2" draw:name="Control 505" draw:style-name="gr1" draw:text-style-name="P1" svg:width="0.5cm" svg:height="0.5cm" svg:x="0.041cm" svg:y="0cm" draw:control="control508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toString()</text:p>
          </table:table-cell>
          <table:table-cell>
            <draw:control draw:z-index="3" draw:name="Control 506" draw:style-name="gr1" draw:text-style-name="P1" svg:width="0.5cm" svg:height="0.5cm" svg:x="0.041cm" svg:y="0cm" draw:control="control509"/>
          </table:table-cell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office:value-type="string" calcext:value-type="string">
            <text:p>+currentUser</text:p>
          </table:table-cell>
          <table:table-cell>
            <draw:control draw:z-index="4" draw:name="Control 507" draw:style-name="gr1" draw:text-style-name="P1" svg:width="0.5cm" svg:height="0.5cm" svg:x="0.041cm" svg:y="0.001cm" draw:control="control510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withcurrentUser()</text:p>
          </table:table-cell>
          <table:table-cell>
            <draw:control draw:z-index="26" draw:name="Control 508" draw:style-name="gr1" draw:text-style-name="P1" svg:width="0.5cm" svg:height="0.5cm" svg:x="0.043cm" svg:y="-0.002cm" draw:control="control532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build()</text:p>
          </table:table-cell>
          <table:table-cell>
            <draw:control draw:z-index="8" draw:name="Control 517" draw:style-name="gr1" draw:text-style-name="P1" svg:width="0.5cm" svg:height="0.5cm" svg:x="0.036cm" svg:y="0cm" draw:control="control514"/>
          </table:table-cell>
          <table:table-cell table:style-name="ce5" office:value-type="string" calcext:value-type="string">
            <text:p>Call _object.setCurrentUser(this.currentUser).</text:p>
          </table:table-cell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office:value-type="string" calcext:value-type="string">
            <text:p>+currentUser()</text:p>
          </table:table-cell>
          <table:table-cell>
            <draw:control draw:z-index="5" draw:name="Control 509" draw:style-name="gr1" draw:text-style-name="P1" svg:width="0.5cm" svg:height="0.5cm" svg:x="0.041cm" svg:y="-0.001cm" draw:control="control511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currentUserWithBindValues()</text:p>
          </table:table-cell>
          <table:table-cell>
            <draw:control draw:z-index="6" draw:name="Control 510" draw:style-name="gr1" draw:text-style-name="P1" svg:width="0.5cm" svg:height="0.5cm" svg:x="0.041cm" svg:y="-0.002cm" draw:control="control512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getcurrentUserResponseBuilder()</text:p>
          </table:table-cell>
          <table:table-cell>
            <draw:control draw:z-index="7" draw:name="Control 511" draw:style-name="gr1" draw:text-style-name="P1" svg:width="0.5cm" svg:height="0.5cm" svg:x="0.041cm" svg:y="0cm" draw:control="control513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GraphQLRequest()</text:p>
          </table:table-cell>
          <table:table-cell>
            <draw:control draw:z-index="9" draw:name="Control 518" draw:style-name="gr1" draw:text-style-name="P1" svg:width="0.5cm" svg:height="0.5cm" svg:x="0.036cm" svg:y="0cm" draw:control="control515"/>
          </table:table-cell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office:value-type="string" calcext:value-type="string">
            <text:p>+currentUser()</text:p>
          </table:table-cell>
          <table:table-cell>
            <draw:control draw:z-index="10" draw:name="Control 519" draw:style-name="gr1" draw:text-style-name="P1" svg:width="0.5cm" svg:height="0.5cm" svg:x="0.036cm" svg:y="0cm" draw:control="control516"/>
            <draw:control draw:z-index="11" draw:name="Control 520" draw:style-name="gr1" draw:text-style-name="P1" svg:width="0.5cm" svg:height="0.5cm" svg:x="0.036cm" svg:y="0.439cm" draw:control="control517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currentUserWithBindValues()</text:p>
          </table:table-cell>
          <table:table-cell/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getcurrentUserResponseBuilder()</text:p>
          </table:table-cell>
          <table:table-cell>
            <draw:control draw:z-index="12" draw:name="Control 521" draw:style-name="gr1" draw:text-style-name="P1" svg:width="0.5cm" svg:height="0.5cm" svg:x="0.036cm" svg:y="0cm" draw:control="control518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GraphQLRequest()</text:p>
          </table:table-cell>
          <table:table-cell>
            <draw:control draw:z-index="13" draw:name="Control 522" draw:style-name="gr1" draw:text-style-name="P1" svg:width="0.5cm" svg:height="0.5cm" svg:x="0.036cm" svg:y="0.001cm" draw:control="control519"/>
          </table:table-cell>
          <table:table-cell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office:value-type="string" calcext:value-type="string">
            <text:p>+currentUser</text:p>
          </table:table-cell>
          <table:table-cell>
            <draw:control draw:z-index="14" draw:name="Control 523" draw:style-name="gr1" draw:text-style-name="P1" svg:width="0.5cm" svg:height="0.5cm" svg:x="0.036cm" svg:y="0cm" draw:control="control520"/>
            <draw:control draw:z-index="15" draw:name="Control 524" draw:style-name="gr1" draw:text-style-name="P1" svg:width="0.5cm" svg:height="0.5cm" svg:x="0.036cm" svg:y="0.442cm" draw:control="control521"/>
          </table:table-cell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office:value-type="string" calcext:value-type="string">
            <text:p>+currentUser</text:p>
          </table:table-cell>
          <table:table-cell>
            <draw:control draw:z-index="16" draw:name="Control 525" draw:style-name="gr1" draw:text-style-name="P1" svg:width="0.5cm" svg:height="0.5cm" svg:x="0.036cm" svg:y="0.443cm" draw:control="control522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()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+setcurrentUser()</text:p>
          </table:table-cell>
          <table:table-cell>
            <draw:control draw:z-index="17" draw:name="Control 526" draw:style-name="gr1" draw:text-style-name="P1" svg:width="0.5cm" svg:height="0.5cm" svg:x="0.036cm" svg:y="0cm" draw:control="control523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toString()</text:p>
          </table:table-cell>
          <table:table-cell>
            <draw:control draw:z-index="18" draw:name="Control 527" draw:style-name="gr1" draw:text-style-name="P1" svg:width="0.5cm" svg:height="0.5cm" svg:x="0.036cm" svg:y="0.001cm" draw:control="control524"/>
          </table:table-cell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office:value-type="string" calcext:value-type="string">
            <text:p>+currentUser</text:p>
          </table:table-cell>
          <table:table-cell>
            <draw:control draw:z-index="19" draw:name="Control 528" draw:style-name="gr1" draw:text-style-name="P1" svg:width="0.5cm" svg:height="0.5cm" svg:x="0.036cm" svg:y="0cm" draw:control="control525"/>
            <draw:control draw:z-index="20" draw:name="Control 529" draw:style-name="gr1" draw:text-style-name="P1" svg:width="0.5cm" svg:height="0.5cm" svg:x="0.036cm" svg:y="0.446cm" draw:control="control526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withcurrentUser()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~build()</text:p>
          </table:table-cell>
          <table:table-cell>
            <draw:control draw:z-index="21" draw:name="Control 530" draw:style-name="gr1" draw:text-style-name="P1" svg:width="0.5cm" svg:height="0.5cm" svg:x="0.036cm" svg:y="0cm" draw:control="control527"/>
          </table:table-cell>
          <table:table-cell table:style-name="ce5" office:value-type="string" calcext:value-type="string">
            <text:p>Call _object.setCurrentUser(this.currentUser).</text:p>
          </table:table-cell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office:value-type="string" calcext:value-type="string">
            <text:p>+currentUser()</text:p>
          </table:table-cell>
          <table:table-cell>
            <draw:control draw:z-index="22" draw:name="Control 531" draw:style-name="gr1" draw:text-style-name="P1" svg:width="0.5cm" svg:height="0.5cm" svg:x="0.036cm" svg:y="0.001cm" draw:control="control528"/>
          </table:table-cell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office:value-type="string" calcext:value-type="string">
            <text:p>+currentUser()</text:p>
          </table:table-cell>
          <table:table-cell>
            <draw:control draw:z-index="23" draw:name="Control 532" draw:style-name="gr1" draw:text-style-name="P1" svg:width="0.5cm" svg:height="0.5cm" svg:x="0.036cm" svg:y="-0.002cm" draw:control="control529"/>
          </table:table-cell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office:value-type="string" calcext:value-type="string">
            <text:p>+currentUser()</text:p>
          </table:table-cell>
          <table:table-cell office:value-type="string" calcext:value-type="string">
            <text:p/>
            <draw:control draw:z-index="24" draw:name="Control 533" draw:style-name="gr1" draw:text-style-name="P1" svg:width="0.5cm" svg:height="0.5cm" svg:x="0.036cm" svg:y="-0.002cm" draw:control="control530"/>
          </table:table-cell>
          <table:table-cell office:value-type="string" calcext:value-type="string">
            <text:p/>
          </table:table-cell>
        </table:table-row>
      </table:table>
      <table:table table:name="SecurityPrincipal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50" form:control-implementation="ooo:com.sun.star.form.component.CheckBox" xml:id="control533" form:id="control5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34" form:id="control5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35" form:id="control5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36" form:id="control5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37" form:id="control5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38" form:id="control5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39" form:id="control5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40" form:id="control5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41" form:id="control5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42" form:id="control5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43" form:id="control5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44" form:id="control5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45" form:id="control5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46" form:id="control5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47" form:id="control5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48" form:id="control5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49" form:id="control5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50" form:id="control5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51" form:id="control5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52" form:id="control5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53" form:id="control5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54" form:id="control5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55" form:id="control5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56" form:id="control5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57" form:id="control5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58" form:id="control5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59" form:id="control5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560" form:id="control5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61" form:id="control5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62" form:id="control5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3" form:id="control5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64" form:id="control5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565" form:id="control5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6" form:id="control5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67" form:id="control5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68" form:id="control5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69" form:id="control5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70" form:id="control5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71" form:id="control5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72" form:id="control5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73" form:id="control5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74" form:id="control5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75" form:id="control5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76" form:id="control5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77" form:id="control5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78" form:id="control5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79" form:id="control5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80" form:id="control5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81" form:id="control5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582" form:id="control5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83" form:id="control5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13" table:default-cell-style-name="ce32"/>
        <table:table-row table:style-name="ro1">
          <table:table-cell table:style-name="ce1" office:value-type="string" calcext:value-type="string">
            <text:p>SecurityPrincipal</text:p>
          </table:table-cell>
          <table:table-cell table:number-columns-repeated="5"/>
        </table:table-row>
        <table:table-row table:style-name="ro9">
          <table:table-cell table:style-name="ce2" office:value-type="string" calcext:value-type="string" table:number-columns-spanned="6" table:number-rows-spanned="1">
            <text:p>Add field authorities: [AuthorityKind!]! to UserInput &amp; GroupInput</text:p>
          </table:table-cell>
          <table:covered-table-cell table:number-columns-repeated="5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4">
          <table:table-cell table:style-name="ce5" table:number-columns-repeated="2"/>
          <table:table-cell table:style-name="ce23" table:number-columns-repeated="2"/>
          <table:table-cell table:style-name="ce25">
            <draw:control draw:z-index="31" draw:name="Control 316" draw:style-name="gr1" draw:text-style-name="P1" svg:width="0.5cm" svg:height="0.5cm" svg:x="0.034cm" svg:y="0.445cm" draw:control="control564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1" draw:name="Control 474" draw:style-name="gr1" draw:text-style-name="P1" svg:width="0.5cm" svg:height="0.5cm" svg:x="0.009cm" svg:y="0.42cm" draw:control="control534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getAuthorities()</text:p>
          </table:table-cell>
          <table:table-cell table:style-name="ce25">
            <draw:control draw:z-index="0" draw:name="Control 473" draw:style-name="gr1" draw:text-style-name="P1" svg:width="0.5cm" svg:height="0.5cm" svg:x="0.009cm" svg:y="0.419cm" draw:control="control53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setAuthorities()</text:p>
          </table:table-cell>
          <table:table-cell table:style-name="ce25">
            <draw:control draw:z-index="2" draw:name="Control 476" draw:style-name="gr1" draw:text-style-name="P1" svg:width="0.5cm" svg:height="0.5cm" svg:x="0.009cm" svg:y="0.422cm" draw:control="control53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" draw:name="Control 477" draw:style-name="gr1" draw:text-style-name="P1" svg:width="0.5cm" svg:height="0.5cm" svg:x="0.009cm" svg:y="0.423cm" draw:control="control536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4" draw:name="Control 478" draw:style-name="gr1" draw:text-style-name="P1" svg:width="0.5cm" svg:height="0.5cm" svg:x="0.009cm" svg:y="0.423cm" draw:control="control537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withAuthorities()</text:p>
          </table:table-cell>
          <table:table-cell table:style-name="ce25">
            <draw:control draw:z-index="5" draw:name="Control 481" draw:style-name="gr1" draw:text-style-name="P1" svg:width="0.5cm" svg:height="0.5cm" svg:x="0.009cm" svg:y="0.427cm" draw:control="control53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3" draw:name="Control 463" draw:style-name="gr1" draw:text-style-name="P1" svg:width="0.5cm" svg:height="0.5cm" svg:x="0.034cm" svg:y="0.446cm" draw:control="control546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User.authorities</text:p>
          </table:table-cell>
          <table:table-cell table:style-name="ce25">
            <draw:control draw:z-index="14" draw:name="Control 464" draw:style-name="gr1" draw:text-style-name="P1" svg:width="0.5cm" svg:height="0.5cm" svg:x="0.034cm" svg:y="0.446cm" draw:control="control547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6" draw:name="Control 494" draw:style-name="gr1" draw:text-style-name="P1" svg:width="0.5cm" svg:height="0.5cm" svg:x="0.009cm" svg:y="0.437cm" draw:control="control539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getAuthorities()</text:p>
          </table:table-cell>
          <table:table-cell table:style-name="ce25">
            <draw:control draw:z-index="7" draw:name="Control 495" draw:style-name="gr1" draw:text-style-name="P1" svg:width="0.5cm" svg:height="0.5cm" svg:x="0.009cm" svg:y="0.438cm" draw:control="control540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setAuthorities()</text:p>
          </table:table-cell>
          <table:table-cell table:style-name="ce25">
            <draw:control draw:z-index="8" draw:name="Control 496" draw:style-name="gr1" draw:text-style-name="P1" svg:width="0.5cm" svg:height="0.5cm" svg:x="0.009cm" svg:y="0.439cm" draw:control="control54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9" draw:name="Control 497" draw:style-name="gr1" draw:text-style-name="P1" svg:width="0.5cm" svg:height="0.5cm" svg:x="0.009cm" svg:y="0.44cm" draw:control="control542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10" draw:name="Control 498" draw:style-name="gr1" draw:text-style-name="P1" svg:width="0.5cm" svg:height="0.5cm" svg:x="0.009cm" svg:y="0.44cm" draw:control="control543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withAuthorities()</text:p>
          </table:table-cell>
          <table:table-cell table:style-name="ce25">
            <draw:control draw:z-index="11" draw:name="Control 499" draw:style-name="gr1" draw:text-style-name="P1" svg:width="0.5cm" svg:height="0.5cm" svg:x="0.009cm" svg:y="0.442cm" draw:control="control544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2" draw:name="Control 512" draw:style-name="gr1" draw:text-style-name="P1" svg:width="0.5cm" svg:height="0.5cm" svg:x="0.034cm" svg:y="0.447cm" draw:control="control545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DataFetchersDelegateMutationImpl</text:p>
          </table:table-cell>
          <table:table-cell table:style-name="ce23" office:value-type="string" calcext:value-type="string">
            <text:p>~createUser()</text:p>
          </table:table-cell>
          <table:table-cell table:style-name="ce25">
            <draw:control draw:z-index="30" draw:name="Control 493" draw:style-name="gr1" draw:text-style-name="P1" svg:width="0.5cm" svg:height="0.5cm" svg:x="0.034cm" svg:y="0.447cm" draw:control="control563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3"/>
          <table:table-cell table:style-name="ce23" office:value-type="string" calcext:value-type="string">
            <text:p>~updateUser()</text:p>
          </table:table-cell>
          <table:table-cell table:style-name="ce25">
            <draw:control draw:z-index="49" draw:name="Control 406" draw:style-name="gr1" draw:text-style-name="P1" svg:width="0.5cm" svg:height="0.5cm" svg:x="0.034cm" svg:y="0.445cm" draw:control="control582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50" draw:name="Control 411" draw:style-name="gr1" draw:text-style-name="P1" svg:width="0.5cm" svg:height="0.5cm" svg:x="0.034cm" svg:y="0.445cm" draw:control="control583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getCountry()</text:p>
          </table:table-cell>
          <table:table-cell table:style-name="ce25">
            <draw:control draw:z-index="34" draw:name="Control 413" draw:style-name="gr1" draw:text-style-name="P1" svg:width="0.5cm" svg:height="0.5cm" svg:x="0.009cm" svg:y="0.418cm" draw:control="control56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setCountry()</text:p>
          </table:table-cell>
          <table:table-cell table:style-name="ce25">
            <draw:control draw:z-index="35" draw:name="Control 449" draw:style-name="gr1" draw:text-style-name="P1" svg:width="0.5cm" svg:height="0.5cm" svg:x="0.009cm" svg:y="0.422cm" draw:control="control56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6" draw:name="Control 450" draw:style-name="gr1" draw:text-style-name="P1" svg:width="0.5cm" svg:height="0.5cm" svg:x="0.009cm" svg:y="0.423cm" draw:control="control569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37" draw:name="Control 451" draw:style-name="gr1" draw:text-style-name="P1" svg:width="0.5cm" svg:height="0.5cm" svg:x="0.009cm" svg:y="0.423cm" draw:control="control570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withCountry()</text:p>
          </table:table-cell>
          <table:table-cell table:style-name="ce25">
            <draw:control draw:z-index="38" draw:name="Control 452" draw:style-name="gr1" draw:text-style-name="P1" svg:width="0.5cm" svg:height="0.5cm" svg:x="0.009cm" svg:y="0.426cm" draw:control="control57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46" draw:name="Control 460" draw:style-name="gr1" draw:text-style-name="P1" svg:width="0.5cm" svg:height="0.5cm" svg:x="0.034cm" svg:y="0.446cm" draw:control="control579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User.country</text:p>
          </table:table-cell>
          <table:table-cell table:style-name="ce25">
            <draw:control draw:z-index="47" draw:name="Control 461" draw:style-name="gr1" draw:text-style-name="P1" svg:width="0.5cm" svg:height="0.5cm" svg:x="0.034cm" svg:y="0.446cm" draw:control="control580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39" draw:name="Control 453" draw:style-name="gr1" draw:text-style-name="P1" svg:width="0.5cm" svg:height="0.5cm" svg:x="0.009cm" svg:y="0.437cm" draw:control="control572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getCountry()</text:p>
          </table:table-cell>
          <table:table-cell table:style-name="ce25">
            <draw:control draw:z-index="40" draw:name="Control 454" draw:style-name="gr1" draw:text-style-name="P1" svg:width="0.5cm" svg:height="0.5cm" svg:x="0.009cm" svg:y="0.438cm" draw:control="control57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setCountry()</text:p>
          </table:table-cell>
          <table:table-cell table:style-name="ce25">
            <draw:control draw:z-index="41" draw:name="Control 455" draw:style-name="gr1" draw:text-style-name="P1" svg:width="0.5cm" svg:height="0.5cm" svg:x="0.009cm" svg:y="0.438cm" draw:control="control574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42" draw:name="Control 456" draw:style-name="gr1" draw:text-style-name="P1" svg:width="0.5cm" svg:height="0.5cm" svg:x="0.009cm" svg:y="0.44cm" draw:control="control57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43" draw:name="Control 457" draw:style-name="gr1" draw:text-style-name="P1" svg:width="0.5cm" svg:height="0.5cm" svg:x="0.009cm" svg:y="0.44cm" draw:control="control576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withCountry()</text:p>
          </table:table-cell>
          <table:table-cell table:style-name="ce25">
            <draw:control draw:z-index="44" draw:name="Control 458" draw:style-name="gr1" draw:text-style-name="P1" svg:width="0.5cm" svg:height="0.5cm" svg:x="0.009cm" svg:y="0.442cm" draw:control="control57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DataFetchersDelegateMutationImpl</text:p>
          </table:table-cell>
          <table:table-cell table:style-name="ce23" office:value-type="string" calcext:value-type="string">
            <text:p>~createUser()</text:p>
          </table:table-cell>
          <table:table-cell table:style-name="ce25">
            <draw:control draw:z-index="45" draw:name="Control 459" draw:style-name="gr1" draw:text-style-name="P1" svg:width="0.5cm" svg:height="0.5cm" svg:x="0.034cm" svg:y="-0.003cm" draw:control="control578"/>
            <draw:control draw:z-index="48" draw:name="Control 462" draw:style-name="gr1" draw:text-style-name="P1" svg:width="0.5cm" svg:height="0.5cm" svg:x="0.034cm" svg:y="0.446cm" draw:control="control581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3"/>
          <table:table-cell table:style-name="ce23" office:value-type="string" calcext:value-type="string">
            <text:p>~updateUser()</text:p>
          </table:table-cell>
          <table:table-cell table:style-name="ce25">
            <draw:control draw:z-index="33" draw:name="Control 317" draw:style-name="gr1" draw:text-style-name="P1" svg:width="0.5cm" svg:height="0.5cm" svg:x="0.034cm" svg:y="0.446cm" draw:control="control566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GroupInput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16" draw:name="Control 466" draw:style-name="gr1" draw:text-style-name="P1" svg:width="0.5cm" svg:height="0.5cm" svg:x="0.009cm" svg:y="0.42cm" draw:control="control549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getAuthorities()</text:p>
          </table:table-cell>
          <table:table-cell table:style-name="ce25">
            <draw:control draw:z-index="15" draw:name="Control 465" draw:style-name="gr1" draw:text-style-name="P1" svg:width="0.5cm" svg:height="0.5cm" svg:x="0.009cm" svg:y="0.419cm" draw:control="control54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setAuthorities()</text:p>
          </table:table-cell>
          <table:table-cell table:style-name="ce25">
            <draw:control draw:z-index="17" draw:name="Control 468" draw:style-name="gr1" draw:text-style-name="P1" svg:width="0.5cm" svg:height="0.5cm" svg:x="0.009cm" svg:y="0.421cm" draw:control="control550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8" draw:name="Control 469" draw:style-name="gr1" draw:text-style-name="P1" svg:width="0.5cm" svg:height="0.5cm" svg:x="0.009cm" svg:y="0.423cm" draw:control="control55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GroupInput.Builder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19" draw:name="Control 470" draw:style-name="gr1" draw:text-style-name="P1" svg:width="0.5cm" svg:height="0.5cm" svg:x="0.009cm" svg:y="0.423cm" draw:control="control552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withAuthorities()</text:p>
          </table:table-cell>
          <table:table-cell table:style-name="ce25">
            <draw:control draw:z-index="20" draw:name="Control 482" draw:style-name="gr1" draw:text-style-name="P1" svg:width="0.5cm" svg:height="0.5cm" svg:x="0.009cm" svg:y="0.427cm" draw:control="control55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28" draw:name="Control 491" draw:style-name="gr1" draw:text-style-name="P1" svg:width="0.5cm" svg:height="0.5cm" svg:x="0.034cm" svg:y="0.446cm" draw:control="control561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Group.authorities</text:p>
          </table:table-cell>
          <table:table-cell table:style-name="ce25">
            <draw:control draw:z-index="29" draw:name="Control 492" draw:style-name="gr1" draw:text-style-name="P1" svg:width="0.5cm" svg:height="0.5cm" svg:x="0.034cm" svg:y="0.445cm" draw:control="control562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GroupInput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21" draw:name="Control 483" draw:style-name="gr1" draw:text-style-name="P1" svg:width="0.5cm" svg:height="0.5cm" svg:x="0.009cm" svg:y="0.437cm" draw:control="control554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getAuthorities()</text:p>
          </table:table-cell>
          <table:table-cell table:style-name="ce25">
            <draw:control draw:z-index="22" draw:name="Control 484" draw:style-name="gr1" draw:text-style-name="P1" svg:width="0.5cm" svg:height="0.5cm" svg:x="0.009cm" svg:y="0.438cm" draw:control="control55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setAuthorities()</text:p>
          </table:table-cell>
          <table:table-cell table:style-name="ce25">
            <draw:control draw:z-index="23" draw:name="Control 485" draw:style-name="gr1" draw:text-style-name="P1" svg:width="0.5cm" svg:height="0.5cm" svg:x="0.009cm" svg:y="0.439cm" draw:control="control556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24" draw:name="Control 486" draw:style-name="gr1" draw:text-style-name="P1" svg:width="0.5cm" svg:height="0.5cm" svg:x="0.009cm" svg:y="0.44cm" draw:control="control55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GroupInput.Builder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25" draw:name="Control 487" draw:style-name="gr1" draw:text-style-name="P1" svg:width="0.5cm" svg:height="0.5cm" svg:x="0.009cm" svg:y="0.439cm" draw:control="control558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withAuthorities()</text:p>
          </table:table-cell>
          <table:table-cell table:style-name="ce25">
            <draw:control draw:z-index="26" draw:name="Control 488" draw:style-name="gr1" draw:text-style-name="P1" svg:width="0.5cm" svg:height="0.5cm" svg:x="0.009cm" svg:y="0.442cm" draw:control="control559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27" draw:name="Control 490" draw:style-name="gr1" draw:text-style-name="P1" svg:width="0.5cm" svg:height="0.5cm" svg:x="0.034cm" svg:y="0.447cm" draw:control="control560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DataFetchersDelegateMutationImpl</text:p>
          </table:table-cell>
          <table:table-cell table:style-name="ce23" office:value-type="string" calcext:value-type="string">
            <text:p>~createGroup()</text:p>
          </table:table-cell>
          <table:table-cell table:style-name="ce25">
            <draw:control draw:z-index="32" draw:name="Control 318" draw:style-name="gr1" draw:text-style-name="P1" svg:width="0.5cm" svg:height="0.5cm" svg:x="0.034cm" svg:y="0.445cm" draw:control="control565"/>
          </table:table-cell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4">
          <table:table-cell table:style-name="ce7" table:number-columns-repeated="2"/>
          <table:table-cell table:style-name="ce23"/>
          <table:table-cell table:style-name="ce23" office:value-type="string" calcext:value-type="string">
            <text:p>~updateGroup()</text:p>
          </table:table-cell>
          <table:table-cell table:style-name="ce25"/>
          <table:table-cell table:style-name="ce7"/>
        </table:table-row>
        <table:table-row table:style-name="ro4" table:number-rows-repeated="3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5"/>
        </table:table-row>
        <table:table-row table:style-name="ro4" table:number-rows-repeated="4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7"/>
        </table:table-row>
        <table:table-row table:style-name="ro4">
          <table:table-cell table:style-name="ce7"/>
          <table:table-cell table:style-name="ce5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 table:number-rows-repeated="2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5"/>
        </table:table-row>
        <table:table-row table:style-name="ro4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5"/>
        </table:table-row>
        <table:table-row table:style-name="ro4" table:number-rows-repeated="2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5"/>
        </table:table-row>
        <table:table-row table:style-name="ro4">
          <table:table-cell table:style-name="ce5" table:number-columns-repeated="2"/>
          <table:table-cell table:style-name="ce15"/>
          <table:table-cell table:style-name="ce23"/>
          <table:table-cell table:style-name="ce25"/>
          <table:table-cell table:style-name="ce5"/>
        </table:table-row>
        <table:table-row table:style-name="ro4" table:number-rows-repeated="2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 table:number-rows-repeated="2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7"/>
        </table:table-row>
        <table:table-row table:style-name="ro4" table:number-rows-repeated="3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5"/>
        </table:table-row>
        <table:table-row table:style-name="ro4" table:number-rows-repeated="3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number-columns-repeated="4"/>
        </table:table-row>
        <table:table-row table:style-name="ro4">
          <table:table-cell table:style-name="ce7"/>
          <table:table-cell table:style-name="ce5"/>
          <table:table-cell table:number-columns-repeated="4"/>
        </table:table-row>
        <table:table-row table:style-name="ro4" table:number-rows-repeated="10">
          <table:table-cell table:style-name="ce7" table:number-columns-repeated="2"/>
          <table:table-cell table:number-columns-repeated="4"/>
        </table:table-row>
        <table:table-row table:style-name="ro5" table:number-rows-repeated="1048473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User2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37" form:control-implementation="ooo:com.sun.star.form.component.CheckBox" xml:id="control584" form:id="control5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585" form:id="control5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586" form:id="control5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587" form:id="control5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588" form:id="control5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589" form:id="control5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590" form:id="control5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591" form:id="control5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592" form:id="control5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93" form:id="control5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94" form:id="control5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595" form:id="control5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96" form:id="control5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97" form:id="control5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98" form:id="control5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99" form:id="control5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600" form:id="control6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601" form:id="control6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602" form:id="control6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603" form:id="control6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604" form:id="control6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605" form:id="control6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606" form:id="control6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607" form:id="control6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608" form:id="control6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609" form:id="control6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10" form:id="control6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11" form:id="control6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12" form:id="control6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13" form:id="control6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14" form:id="control6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15" form:id="control6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16" form:id="control6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17" form:id="control6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618" form:id="control6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19" form:id="control6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20" form:id="control6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621" form:id="control6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22" form:id="control6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23" form:id="control6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624" form:id="control6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625" form:id="control6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626" form:id="control6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627" form:id="control6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628" form:id="control6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629" form:id="control6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630" form:id="control6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631" form:id="control6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632" form:id="control6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633" form:id="control6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634" form:id="control6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635" form:id="control6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636" form:id="control6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637" form:id="control6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638" form:id="control6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639" form:id="control6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640" form:id="control6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641" form:id="control6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642" form:id="control6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643" form:id="control6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644" form:id="control6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645" form:id="control6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646" form:id="control6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647" form:id="control6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648" form:id="control6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49" form:id="control6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50" form:id="control6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51" form:id="control6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52" form:id="control6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53" form:id="control6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54" form:id="control6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55" form:id="control6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56" form:id="control6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657" form:id="control6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58" form:id="control6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59" form:id="control6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660" form:id="control6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13" table:default-cell-style-name="ce32"/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 table:number-columns-spanned="6" table:number-rows-spanned="1">
            <text:p>Add user properties: country and notes</text:p>
          </table:table-cell>
          <table:covered-table-cell table:number-columns-repeated="5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5">
          <table:table-cell table:style-name="ce7" table:number-columns-repeated="2"/>
          <table:table-cell table:style-name="ce23"/>
          <table:table-cell table:style-name="ce15"/>
          <table:table-cell table:style-name="ce25">
            <draw:control draw:z-index="0" draw:name="Control 538" draw:style-name="gr1" draw:text-style-name="P1" svg:width="0.5cm" svg:height="0.5cm" svg:x="0.009cm" svg:y="0.408cm" draw:control="control584"/>
          </table:table-cell>
          <table:table-cell table:style-name="ce5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Us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1" draw:name="Control 539" draw:style-name="gr1" draw:text-style-name="P1" svg:width="0.5cm" svg:height="0.5cm" svg:x="0.009cm" svg:y="0.41cm" draw:control="control58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untry()</text:p>
          </table:table-cell>
          <table:table-cell table:style-name="ce25">
            <draw:control draw:z-index="2" draw:name="Control 544" draw:style-name="gr1" draw:text-style-name="P1" svg:width="0.5cm" svg:height="0.5cm" svg:x="0.009cm" svg:y="0.414cm" draw:control="control58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untry()</text:p>
          </table:table-cell>
          <table:table-cell table:style-name="ce25">
            <draw:control draw:z-index="3" draw:name="Control 545" draw:style-name="gr1" draw:text-style-name="P1" svg:width="0.5cm" svg:height="0.5cm" svg:x="0.009cm" svg:y="0.414cm" draw:control="control58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4" draw:name="Control 546" draw:style-name="gr1" draw:text-style-name="P1" svg:width="0.5cm" svg:height="0.5cm" svg:x="0.009cm" svg:y="0.415cm" draw:control="control58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5" draw:name="Control 547" draw:style-name="gr1" draw:text-style-name="P1" svg:width="0.5cm" svg:height="0.5cm" svg:x="0.009cm" svg:y="0.416cm" draw:control="control58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6" draw:name="Control 548" draw:style-name="gr1" draw:text-style-name="P1" svg:width="0.5cm" svg:height="0.5cm" svg:x="0.009cm" svg:y="0.417cm" draw:control="control59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.Build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7" draw:name="Control 549" draw:style-name="gr1" draw:text-style-name="P1" svg:width="0.5cm" svg:height="0.5cm" svg:x="0.009cm" svg:y="0.418cm" draw:control="control59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untry()</text:p>
          </table:table-cell>
          <table:table-cell table:style-name="ce25">
            <draw:control draw:z-index="8" draw:name="Control 550" draw:style-name="gr1" draw:text-style-name="P1" svg:width="0.5cm" svg:height="0.5cm" svg:x="0.009cm" svg:y="0.419cm" draw:control="control59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9" draw:name="Control 551" draw:style-name="gr1" draw:text-style-name="P1" svg:width="0.5cm" svg:height="0.5cm" svg:x="0.009cm" svg:y="0.419cm" draw:control="control593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10" draw:name="Control 552" draw:style-name="gr1" draw:text-style-name="P1" svg:width="0.5cm" svg:height="0.5cm" svg:x="0.009cm" svg:y="0.42cm" draw:control="control594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untry()</text:p>
          </table:table-cell>
          <table:table-cell table:style-name="ce25">
            <draw:control draw:z-index="11" draw:name="Control 553" draw:style-name="gr1" draw:text-style-name="P1" svg:width="0.5cm" svg:height="0.5cm" svg:x="0.009cm" svg:y="0.421cm" draw:control="control59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untry()</text:p>
          </table:table-cell>
          <table:table-cell table:style-name="ce25">
            <draw:control draw:z-index="12" draw:name="Control 554" draw:style-name="gr1" draw:text-style-name="P1" svg:width="0.5cm" svg:height="0.5cm" svg:x="0.009cm" svg:y="0.422cm" draw:control="control59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3" draw:name="Control 555" draw:style-name="gr1" draw:text-style-name="P1" svg:width="0.5cm" svg:height="0.5cm" svg:x="0.009cm" svg:y="0.423cm" draw:control="control59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14" draw:name="Control 556" draw:style-name="gr1" draw:text-style-name="P1" svg:width="0.5cm" svg:height="0.5cm" svg:x="0.009cm" svg:y="0.423cm" draw:control="control598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untry()</text:p>
          </table:table-cell>
          <table:table-cell table:style-name="ce25">
            <draw:control draw:z-index="15" draw:name="Control 559" draw:style-name="gr1" draw:text-style-name="P1" svg:width="0.5cm" svg:height="0.5cm" svg:x="0.009cm" svg:y="0.427cm" draw:control="control59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6" draw:name="Control 560" draw:style-name="gr1" draw:text-style-name="P1" svg:width="0.5cm" svg:height="0.5cm" svg:x="0.009cm" svg:y="0.427cm" draw:control="control600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User.country</text:p>
          </table:table-cell>
          <table:table-cell table:style-name="ce25">
            <draw:control draw:z-index="17" draw:name="Control 561" draw:style-name="gr1" draw:text-style-name="P1" svg:width="0.5cm" svg:height="0.5cm" svg:x="0.009cm" svg:y="0.427cm" draw:control="control60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User.country</text:p>
          </table:table-cell>
          <table:table-cell table:style-name="ce25">
            <draw:control draw:z-index="18" draw:name="Control 562" draw:style-name="gr1" draw:text-style-name="P1" svg:width="0.5cm" svg:height="0.5cm" svg:x="0.009cm" svg:y="0.429cm" draw:control="control60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User.country</text:p>
          </table:table-cell>
          <table:table-cell table:style-name="ce25">
            <draw:control draw:z-index="19" draw:name="Control 563" draw:style-name="gr1" draw:text-style-name="P1" svg:width="0.5cm" svg:height="0.5cm" svg:x="0.009cm" svg:y="0.429cm" draw:control="control60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20" draw:name="Control 564" draw:style-name="gr1" draw:text-style-name="P1" svg:width="0.5cm" svg:height="0.5cm" svg:x="0.009cm" svg:y="0.431cm" draw:control="control60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untry()</text:p>
          </table:table-cell>
          <table:table-cell table:style-name="ce25">
            <draw:control draw:z-index="21" draw:name="Control 565" draw:style-name="gr1" draw:text-style-name="P1" svg:width="0.5cm" svg:height="0.5cm" svg:x="0.009cm" svg:y="0.431cm" draw:control="control60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untry()</text:p>
          </table:table-cell>
          <table:table-cell table:style-name="ce25">
            <draw:control draw:z-index="22" draw:name="Control 566" draw:style-name="gr1" draw:text-style-name="P1" svg:width="0.5cm" svg:height="0.5cm" svg:x="0.009cm" svg:y="0.432cm" draw:control="control60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23" draw:name="Control 567" draw:style-name="gr1" draw:text-style-name="P1" svg:width="0.5cm" svg:height="0.5cm" svg:x="0.009cm" svg:y="0.433cm" draw:control="control60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24" draw:name="Control 568" draw:style-name="gr1" draw:text-style-name="P1" svg:width="0.5cm" svg:height="0.5cm" svg:x="0.009cm" svg:y="0.434cm" draw:control="control60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25" draw:name="Control 569" draw:style-name="gr1" draw:text-style-name="P1" svg:width="0.5cm" svg:height="0.5cm" svg:x="0.009cm" svg:y="0.435cm" draw:control="control60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.Build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26" draw:name="Control 570" draw:style-name="gr1" draw:text-style-name="P1" svg:width="0.5cm" svg:height="0.5cm" svg:x="0.009cm" svg:y="0.435cm" draw:control="control61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untry()</text:p>
          </table:table-cell>
          <table:table-cell table:style-name="ce25">
            <draw:control draw:z-index="27" draw:name="Control 571" draw:style-name="gr1" draw:text-style-name="P1" svg:width="0.5cm" svg:height="0.5cm" svg:x="0.009cm" svg:y="0.437cm" draw:control="control61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37" draw:name="Control 590" draw:style-name="gr1" draw:text-style-name="P1" svg:width="0.5cm" svg:height="0.5cm" svg:x="0.009cm" svg:y="0.437cm" draw:control="control621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28" draw:name="Control 572" draw:style-name="gr1" draw:text-style-name="P1" svg:width="0.5cm" svg:height="0.5cm" svg:x="0.009cm" svg:y="0.437cm" draw:control="control612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untry()</text:p>
          </table:table-cell>
          <table:table-cell table:style-name="ce25">
            <draw:control draw:z-index="29" draw:name="Control 573" draw:style-name="gr1" draw:text-style-name="P1" svg:width="0.5cm" svg:height="0.5cm" svg:x="0.009cm" svg:y="0.438cm" draw:control="control61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untry()</text:p>
          </table:table-cell>
          <table:table-cell table:style-name="ce25">
            <draw:control draw:z-index="30" draw:name="Control 574" draw:style-name="gr1" draw:text-style-name="P1" svg:width="0.5cm" svg:height="0.5cm" svg:x="0.009cm" svg:y="0.439cm" draw:control="control61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1" draw:name="Control 575" draw:style-name="gr1" draw:text-style-name="P1" svg:width="0.5cm" svg:height="0.5cm" svg:x="0.009cm" svg:y="0.44cm" draw:control="control61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32" draw:name="Control 576" draw:style-name="gr1" draw:text-style-name="P1" svg:width="0.5cm" svg:height="0.5cm" svg:x="0.009cm" svg:y="0.44cm" draw:control="control616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untry()</text:p>
          </table:table-cell>
          <table:table-cell table:style-name="ce25">
            <draw:control draw:z-index="33" draw:name="Control 577" draw:style-name="gr1" draw:text-style-name="P1" svg:width="0.5cm" svg:height="0.5cm" svg:x="0.009cm" svg:y="0.442cm" draw:control="control61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4" draw:name="Control 578" draw:style-name="gr1" draw:text-style-name="P1" svg:width="0.5cm" svg:height="0.5cm" svg:x="0.009cm" svg:y="0.442cm" draw:control="control618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Controller</text:p>
          </table:table-cell>
          <table:table-cell table:style-name="ce23" office:value-type="string" calcext:value-type="string">
            <text:p>+country()</text:p>
          </table:table-cell>
          <table:table-cell table:style-name="ce25">
            <draw:control draw:z-index="35" draw:name="Control 579" draw:style-name="gr1" draw:text-style-name="P1" svg:width="0.5cm" svg:height="0.5cm" svg:x="0.009cm" svg:y="0.443cm" draw:control="control61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User</text:p>
          </table:table-cell>
          <table:table-cell table:style-name="ce23" office:value-type="string" calcext:value-type="string">
            <text:p>+country()</text:p>
          </table:table-cell>
          <table:table-cell table:style-name="ce25">
            <draw:control draw:z-index="36" draw:name="Control 580" draw:style-name="gr1" draw:text-style-name="P1" svg:width="0.5cm" svg:height="0.5cm" svg:x="0.009cm" svg:y="0.444cm" draw:control="control620"/>
          </table:table-cell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UserImpl</text:p>
          </table:table-cell>
          <table:table-cell table:style-name="ce23" office:value-type="string" calcext:value-type="string">
            <text:p>+country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5">
          <table:table-cell table:style-name="ce5" table:number-columns-repeated="2"/>
          <table:table-cell table:style-name="ce23" office:value-type="string" calcext:value-type="string">
            <text:p>~DataFetchersDelegateMutationImpl</text:p>
          </table:table-cell>
          <table:table-cell table:style-name="ce23" office:value-type="string" calcext:value-type="string">
            <text:p>~createUser()</text:p>
          </table:table-cell>
          <table:table-cell table:style-name="ce38">
            <draw:control draw:z-index="38" draw:name="Control 319" draw:style-name="gr1" draw:text-style-name="P1" svg:width="0.5cm" svg:height="0.5cm" svg:x="0.034cm" svg:y="0.021cm" draw:control="control622"/>
          </table:table-cell>
          <table:table-cell table:style-name="ce7"/>
        </table:table-row>
        <table:table-row table:style-name="ro5">
          <table:table-cell table:number-columns-repeated="3"/>
          <table:table-cell office:value-type="string" calcext:value-type="string">
            <text:p>~updateUser()</text:p>
          </table:table-cell>
          <table:table-cell>
            <draw:control draw:z-index="39" draw:name="Control 323" draw:style-name="gr1" draw:text-style-name="P1" svg:width="0.5cm" svg:height="0.5cm" svg:x="0.034cm" svg:y="0.022cm" draw:control="control623"/>
          </table:table-cell>
          <table:table-cell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Us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40" draw:name="Control 385" draw:style-name="gr1" draw:text-style-name="P1" svg:width="0.5cm" svg:height="0.5cm" svg:x="0.009cm" svg:y="0.409cm" draw:control="control624"/>
            <draw:control draw:z-index="76" draw:name="Control 388" draw:style-name="gr1" draw:text-style-name="P1" svg:width="0.5cm" svg:height="0.5cm" svg:x="0.034cm" svg:y="0.023cm" draw:control="control66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Notes()</text:p>
          </table:table-cell>
          <table:table-cell table:style-name="ce25">
            <draw:control draw:z-index="41" draw:name="Control 389" draw:style-name="gr1" draw:text-style-name="P1" svg:width="0.5cm" svg:height="0.5cm" svg:x="0.009cm" svg:y="0.414cm" draw:control="control62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Notes()</text:p>
          </table:table-cell>
          <table:table-cell table:style-name="ce25">
            <draw:control draw:z-index="42" draw:name="Control 391" draw:style-name="gr1" draw:text-style-name="P1" svg:width="0.5cm" svg:height="0.5cm" svg:x="0.009cm" svg:y="0.414cm" draw:control="control62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43" draw:name="Control 392" draw:style-name="gr1" draw:text-style-name="P1" svg:width="0.5cm" svg:height="0.5cm" svg:x="0.009cm" svg:y="0.415cm" draw:control="control62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44" draw:name="Control 395" draw:style-name="gr1" draw:text-style-name="P1" svg:width="0.5cm" svg:height="0.5cm" svg:x="0.009cm" svg:y="0.416cm" draw:control="control62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45" draw:name="Control 403" draw:style-name="gr1" draw:text-style-name="P1" svg:width="0.5cm" svg:height="0.5cm" svg:x="0.009cm" svg:y="0.417cm" draw:control="control62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46" draw:name="Control 404" draw:style-name="gr1" draw:text-style-name="P1" svg:width="0.5cm" svg:height="0.5cm" svg:x="0.009cm" svg:y="0.418cm" draw:control="control63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Notes()</text:p>
          </table:table-cell>
          <table:table-cell table:style-name="ce25">
            <draw:control draw:z-index="47" draw:name="Control 405" draw:style-name="gr1" draw:text-style-name="P1" svg:width="0.5cm" svg:height="0.5cm" svg:x="0.009cm" svg:y="0.418cm" draw:control="control63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48" draw:name="Control 407" draw:style-name="gr1" draw:text-style-name="P1" svg:width="0.5cm" svg:height="0.5cm" svg:x="0.009cm" svg:y="0.419cm" draw:control="control632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49" draw:name="Control 408" draw:style-name="gr1" draw:text-style-name="P1" svg:width="0.5cm" svg:height="0.5cm" svg:x="0.009cm" svg:y="0.419cm" draw:control="control633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Notes()</text:p>
          </table:table-cell>
          <table:table-cell table:style-name="ce25">
            <draw:control draw:z-index="50" draw:name="Control 412" draw:style-name="gr1" draw:text-style-name="P1" svg:width="0.5cm" svg:height="0.5cm" svg:x="0.009cm" svg:y="0.421cm" draw:control="control63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Notes()</text:p>
          </table:table-cell>
          <table:table-cell table:style-name="ce25">
            <draw:control draw:z-index="51" draw:name="Control 436" draw:style-name="gr1" draw:text-style-name="P1" svg:width="0.5cm" svg:height="0.5cm" svg:x="0.009cm" svg:y="0.422cm" draw:control="control63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52" draw:name="Control 467" draw:style-name="gr1" draw:text-style-name="P1" svg:width="0.5cm" svg:height="0.5cm" svg:x="0.009cm" svg:y="0.423cm" draw:control="control63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53" draw:name="Control 471" draw:style-name="gr1" draw:text-style-name="P1" svg:width="0.5cm" svg:height="0.5cm" svg:x="0.009cm" svg:y="0.423cm" draw:control="control637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Notes()</text:p>
          </table:table-cell>
          <table:table-cell table:style-name="ce25">
            <draw:control draw:z-index="54" draw:name="Control 479" draw:style-name="gr1" draw:text-style-name="P1" svg:width="0.5cm" svg:height="0.5cm" svg:x="0.009cm" svg:y="0.427cm" draw:control="control63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55" draw:name="Control 480" draw:style-name="gr1" draw:text-style-name="P1" svg:width="0.5cm" svg:height="0.5cm" svg:x="0.009cm" svg:y="0.427cm" draw:control="control639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User.notes</text:p>
          </table:table-cell>
          <table:table-cell table:style-name="ce25">
            <draw:control draw:z-index="56" draw:name="Control 489" draw:style-name="gr1" draw:text-style-name="P1" svg:width="0.5cm" svg:height="0.5cm" svg:x="0.009cm" svg:y="0.426cm" draw:control="control64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User.notes</text:p>
          </table:table-cell>
          <table:table-cell table:style-name="ce25">
            <draw:control draw:z-index="57" draw:name="Control 500" draw:style-name="gr1" draw:text-style-name="P1" svg:width="0.5cm" svg:height="0.5cm" svg:x="0.009cm" svg:y="0.429cm" draw:control="control64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User.notes</text:p>
          </table:table-cell>
          <table:table-cell table:style-name="ce25">
            <draw:control draw:z-index="58" draw:name="Control 501" draw:style-name="gr1" draw:text-style-name="P1" svg:width="0.5cm" svg:height="0.5cm" svg:x="0.009cm" svg:y="0.428cm" draw:control="control64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59" draw:name="Control 513" draw:style-name="gr1" draw:text-style-name="P1" svg:width="0.5cm" svg:height="0.5cm" svg:x="0.009cm" svg:y="0.431cm" draw:control="control64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Notes()</text:p>
          </table:table-cell>
          <table:table-cell table:style-name="ce25">
            <draw:control draw:z-index="60" draw:name="Control 514" draw:style-name="gr1" draw:text-style-name="P1" svg:width="0.5cm" svg:height="0.5cm" svg:x="0.009cm" svg:y="0.431cm" draw:control="control64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Notes()</text:p>
          </table:table-cell>
          <table:table-cell table:style-name="ce25">
            <draw:control draw:z-index="61" draw:name="Control 515" draw:style-name="gr1" draw:text-style-name="P1" svg:width="0.5cm" svg:height="0.5cm" svg:x="0.009cm" svg:y="0.432cm" draw:control="control64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62" draw:name="Control 516" draw:style-name="gr1" draw:text-style-name="P1" svg:width="0.5cm" svg:height="0.5cm" svg:x="0.009cm" svg:y="0.433cm" draw:control="control64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63" draw:name="Control 534" draw:style-name="gr1" draw:text-style-name="P1" svg:width="0.5cm" svg:height="0.5cm" svg:x="0.009cm" svg:y="0.434cm" draw:control="control64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64" draw:name="Control 535" draw:style-name="gr1" draw:text-style-name="P1" svg:width="0.5cm" svg:height="0.5cm" svg:x="0.009cm" svg:y="0.435cm" draw:control="control64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65" draw:name="Control 536" draw:style-name="gr1" draw:text-style-name="P1" svg:width="0.5cm" svg:height="0.5cm" svg:x="0.009cm" svg:y="0.434cm" draw:control="control64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Notes()</text:p>
          </table:table-cell>
          <table:table-cell table:style-name="ce25">
            <draw:control draw:z-index="66" draw:name="Control 537" draw:style-name="gr1" draw:text-style-name="P1" svg:width="0.5cm" svg:height="0.5cm" svg:x="0.009cm" svg:y="0.437cm" draw:control="control65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73" draw:name="Control 591" draw:style-name="gr1" draw:text-style-name="P1" svg:width="0.5cm" svg:height="0.5cm" svg:x="0.009cm" svg:y="0.436cm" draw:control="control657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67" draw:name="Control 581" draw:style-name="gr1" draw:text-style-name="P1" svg:width="0.5cm" svg:height="0.5cm" svg:x="0.009cm" svg:y="0.437cm" draw:control="control651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Notes()</text:p>
          </table:table-cell>
          <table:table-cell table:style-name="ce25">
            <draw:control draw:z-index="68" draw:name="Control 582" draw:style-name="gr1" draw:text-style-name="P1" svg:width="0.5cm" svg:height="0.5cm" svg:x="0.009cm" svg:y="0.438cm" draw:control="control65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Notes()</text:p>
          </table:table-cell>
          <table:table-cell table:style-name="ce25">
            <draw:control draw:z-index="69" draw:name="Control 583" draw:style-name="gr1" draw:text-style-name="P1" svg:width="0.5cm" svg:height="0.5cm" svg:x="0.009cm" svg:y="0.439cm" draw:control="control65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70" draw:name="Control 584" draw:style-name="gr1" draw:text-style-name="P1" svg:width="0.5cm" svg:height="0.5cm" svg:x="0.009cm" svg:y="0.44cm" draw:control="control65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71" draw:name="Control 585" draw:style-name="gr1" draw:text-style-name="P1" svg:width="0.5cm" svg:height="0.5cm" svg:x="0.009cm" svg:y="0.44cm" draw:control="control655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Notes()</text:p>
          </table:table-cell>
          <table:table-cell table:style-name="ce25">
            <draw:control draw:z-index="72" draw:name="Control 586" draw:style-name="gr1" draw:text-style-name="P1" svg:width="0.5cm" svg:height="0.5cm" svg:x="0.009cm" svg:y="0.442cm" draw:control="control65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5" table:number-columns-repeated="2"/>
          <table:table-cell table:style-name="ce23" office:value-type="string" calcext:value-type="string">
            <text:p>~DataFetchersDelegateMutationImpl</text:p>
          </table:table-cell>
          <table:table-cell table:style-name="ce23" office:value-type="string" calcext:value-type="string">
            <text:p>~createUser()</text:p>
          </table:table-cell>
          <table:table-cell table:style-name="ce38">
            <draw:control draw:z-index="74" draw:name="Control 592" draw:style-name="gr1" draw:text-style-name="P1" svg:width="0.5cm" svg:height="0.5cm" svg:x="0.034cm" svg:y="0.021cm" draw:control="control658"/>
          </table:table-cell>
          <table:table-cell table:style-name="ce7"/>
        </table:table-row>
        <table:table-row table:style-name="ro5">
          <table:table-cell table:number-columns-repeated="3"/>
          <table:table-cell office:value-type="string" calcext:value-type="string">
            <text:p>~updateUser()</text:p>
          </table:table-cell>
          <table:table-cell>
            <draw:control draw:z-index="75" draw:name="Control 593" draw:style-name="gr1" draw:text-style-name="P1" svg:width="0.5cm" svg:height="0.5cm" svg:x="0.034cm" svg:y="0.022cm" draw:control="control659"/>
          </table:table-cell>
          <table:table-cell/>
        </table:table-row>
        <table:table-row table:style-name="ro5" table:number-rows-repeated="1048494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tatistic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661" form:id="control6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662" form:id="control6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663" form:id="control6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664" form:id="control6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665" form:id="control6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666" form:id="control6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667" form:id="control6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668" form:id="control6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669" form:id="control6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670" form:id="control6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671" form:id="control6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672" form:id="control6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673" form:id="control6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674" form:id="control6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675" form:id="control6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676" form:id="control6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677" form:id="control6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678" form:id="control6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679" form:id="control6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680" form:id="control6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681" form:id="control6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682" form:id="control6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683" form:id="control6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684" form:id="control6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685" form:id="control6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686" form:id="control6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687" form:id="control6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688" form:id="control6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689" form:id="control6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690" form:id="control6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691" form:id="control6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92" form:id="control6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3" form:id="control6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4" form:id="control6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5" form:id="control6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6" form:id="control6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7" form:id="control6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8" form:id="control6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9" form:id="control6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0" form:id="control7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1" form:id="control7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2" form:id="control7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03" form:id="control7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4" form:id="control7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5" form:id="control7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6" form:id="control7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7" form:id="control7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8" form:id="control7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709" form:id="control7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710" form:id="control7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11" form:id="control7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12" form:id="control7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713" form:id="control7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714" form:id="control7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715" form:id="control7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716" form:id="control7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717" form:id="control7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718" form:id="control7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719" form:id="control7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720" form:id="control7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721" form:id="control7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22" form:id="control7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723" form:id="control7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724" form:id="control7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725" form:id="control7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6" form:id="control7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7" form:id="control7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8" form:id="control7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9" form:id="control7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0" form:id="control7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1" form:id="control7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2" form:id="control7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3" form:id="control7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4" form:id="control7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5" form:id="control7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36" form:id="control7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7" form:id="control7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8" form:id="control7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9" form:id="control7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0" form:id="control7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1" form:id="control7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742" form:id="control7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743" form:id="control7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44" form:id="control7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45" form:id="control7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746" form:id="control7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747" form:id="control7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748" form:id="control7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749" form:id="control7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750" form:id="control7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751" form:id="control7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752" form:id="control7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14" table:default-cell-style-name="ce19"/>
        <table:table-column table:style-name="co15" table:default-cell-style-name="ce19"/>
        <table:table-column table:style-name="co4" table:default-cell-style-name="ce19"/>
        <table:table-column table:style-name="co16" table:default-cell-style-name="ce32"/>
        <table:table-column table:style-name="co1" table:number-columns-repeated="2" table:default-cell-style-name="ce19"/>
        <table:table-column table:style-name="co1" table:number-columns-repeated="16376"/>
        <table:table-row table:style-name="ro1">
          <table:table-cell table:style-name="ce1" office:value-type="string" calcext:value-type="string">
            <text:p>Statistics</text:p>
          </table:table-cell>
          <table:table-cell table:number-columns-repeated="7"/>
          <table:table-cell table:style-name="ce19" table:number-columns-repeated="16376"/>
        </table:table-row>
        <table:table-row table:style-name="ro4">
          <table:table-cell table:style-name="ce2" office:value-type="string" calcext:value-type="string" table:number-columns-spanned="6" table:number-rows-spanned="1">
            <text:p>Add support for topic and entity statistics.</text:p>
          </table:table-cell>
          <table:covered-table-cell table:number-columns-repeated="5"/>
          <table:table-cell table:number-columns-repeated="2"/>
          <table:table-cell table:style-name="ce19" table:number-columns-repeated="1637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475" draw:style-name="gr1" draw:text-style-name="P1" svg:width="0.5cm" svg:height="0.5cm" svg:x="0.005cm" svg:y="0.435cm" draw:control="control662"/>
          </table:table-cell>
          <table:table-cell table:style-name="ce29" office:value-type="string" calcext:value-type="string">
            <text:p>Notes</text:p>
          </table:table-cell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0" draw:name="Control 472" draw:style-name="gr1" draw:text-style-name="P1" svg:width="0.5cm" svg:height="0.5cm" svg:x="0.009cm" svg:y="0.431cm" draw:control="control661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EntityStatistics</text:p>
          </table:table-cell>
          <table:table-cell table:style-name="ce25">
            <draw:control draw:z-index="2" draw:name="Control 540" draw:style-name="gr1" draw:text-style-name="P1" svg:width="0.5cm" svg:height="0.5cm" svg:x="0.009cm" svg:y="0.434cm" draw:control="control66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Statistics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3" draw:name="Control 543" draw:style-name="gr1" draw:text-style-name="P1" svg:width="0.5cm" svg:height="0.5cm" svg:x="0.009cm" svg:y="0.001cm" draw:control="control664"/>
            <draw:control draw:z-index="4" draw:name="Control 557" draw:style-name="gr1" draw:text-style-name="P1" svg:width="0.5cm" svg:height="0.5cm" svg:x="0.009cm" svg:y="0.426cm" draw:control="control66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5" draw:name="Control 558" draw:style-name="gr1" draw:text-style-name="P1" svg:width="0.5cm" svg:height="0.5cm" svg:x="0.009cm" svg:y="0.427cm" draw:control="control66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EntityStatistics.Builder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.Builder / AbstractTrackedEntity.Builder / AbstractLinkableEntity.Builder. One Builder.PROPERTY field per EntityStatistics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6" draw:name="Control 587" draw:style-name="gr1" draw:text-style-name="P1" svg:width="0.5cm" svg:height="0.5cm" svg:x="0.009cm" svg:y="0.428cm" draw:control="control667"/>
            <draw:control draw:z-index="15" draw:name="Control 665" draw:style-name="gr1" draw:text-style-name="P1" svg:width="0.5cm" svg:height="0.5cm" svg:x="0.008cm" svg:y="0cm" draw:control="control676"/>
          </table:table-cell>
          <table:table-cell table:style-name="ce5" office:value-type="string" calcext:value-type="string">
            <text:p>One Builder.withPROPERTY() method per EntityStatistics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EntityStatistics property.</text:p>
          </table:table-cell>
          <table:table-cell table:number-columns-repeated="2"/>
          <table:table-cell table:style-name="ce19" table:number-columns-repeated="16376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<text:a xlink:href="" xlink:type="simple">apolloClient</text:a></text:p>
          </table:table-cell>
          <table:table-cell table:style-name="ce23" office:value-type="string" calcext:value-type="string">
            <text:p>~cache.possibleTypes</text:p>
          </table:table-cell>
          <table:table-cell table:style-name="ce25">
            <draw:control draw:z-index="58" draw:name="Control 716" draw:style-name="gr1" draw:text-style-name="P1" svg:width="0.5cm" svg:height="0.5cm" svg:x="0.022cm" svg:y="0.001cm" draw:control="control719"/>
          </table:table-cell>
          <table:table-cell table:style-name="ce5" office:value-type="string" calcext:value-type="string">
            <text:p>Add EntityStatistics to IBaseEntity, ITrackedEntity, ILinkableEntity as appropriate and EntityStatisticsPage to IPage.</text:p>
          </table:table-cell>
          <table:table-cell table:style-name="Default"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Statistic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91" draw:name="Control 713" draw:style-name="gr1" draw:text-style-name="P1" svg:width="0.5cm" svg:height="0.5cm" svg:x="0.032cm" svg:y="0.002cm" draw:control="control752"/>
          </table:table-cell>
          <table:table-cell table:style-name="ce5" office:value-type="string" calcext:value-type="string">
            <text:p>The Apollo GraphQL EntityStatistic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7" draw:name="Control 598" draw:style-name="gr1" draw:text-style-name="P1" svg:width="0.5cm" svg:height="0.5cm" svg:x="0.009cm" svg:y="0.414cm" draw:control="control668"/>
            <draw:control draw:z-index="59" draw:name="Control 712" draw:style-name="gr1" draw:text-style-name="P1" svg:width="0.5cm" svg:height="0.5cm" svg:x="0.022cm" svg:y="0.003cm" draw:control="control72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entityStatisticsController()</text:p>
          </table:table-cell>
          <table:table-cell table:style-name="ce25">
            <draw:control draw:z-index="8" draw:name="Control 600" draw:style-name="gr1" draw:text-style-name="P1" svg:width="0.5cm" svg:height="0.5cm" svg:x="0.009cm" svg:y="0.416cm" draw:control="control66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Statistic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9" draw:name="Control 601" draw:style-name="gr1" draw:text-style-name="P1" svg:width="0.5cm" svg:height="0.5cm" svg:x="0.009cm" svg:y="0.417cm" draw:control="control670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10" draw:name="Control 602" draw:style-name="gr1" draw:text-style-name="P1" svg:width="0.5cm" svg:height="0.5cm" svg:x="0.009cm" svg:y="0.417cm" draw:control="control67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/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EntityStatistics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6" draw:name="Control 666" draw:style-name="gr1" draw:text-style-name="P1" svg:width="0.5cm" svg:height="0.5cm" svg:x="0.008cm" svg:y="0.001cm" draw:control="control677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EntityStatistics 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11" draw:name="Control 603" draw:style-name="gr1" draw:text-style-name="P1" svg:width="0.5cm" svg:height="0.5cm" svg:x="0.009cm" svg:y="0cm" draw:control="control672"/>
          </table:table-cell>
          <table:table-cell table:style-name="ce5" office:value-type="string" calcext:value-type="string">
            <text:p>One Builder.withPROPERTY() method per EntityStatistics 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12" draw:name="Control 604" draw:style-name="gr1" draw:text-style-name="P1" svg:width="0.5cm" svg:height="0.5cm" svg:x="0.009cm" svg:y="0.001cm" draw:control="control673"/>
          </table:table-cell>
          <table:table-cell table:style-name="ce5" office:value-type="string" calcext:value-type="string">
            <text:p>One _object.setPROPERTY() call per EntityStatistics 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StatisticsController</text:p>
          </table:table-cell>
          <table:table-cell table:style-name="ce15"/>
          <table:table-cell table:style-name="ce25">
            <draw:control draw:z-index="13" draw:name="Control 611" draw:style-name="gr1" draw:text-style-name="P1" svg:width="0.5cm" svg:height="0.5cm" svg:x="0.009cm" svg:y="0.404cm" draw:control="control674"/>
            <draw:control draw:z-index="60" draw:name="Control 612" draw:style-name="gr1" draw:text-style-name="P1" svg:width="0.5cm" svg:height="0.5cm" svg:x="0.022cm" svg:y="0.004cm" draw:control="control72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StatisticsPageController</text:p>
          </table:table-cell>
          <table:table-cell table:style-name="ce15"/>
          <table:table-cell table:style-name="ce25"/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EntityStatistics</text:p>
          </table:table-cell>
          <table:table-cell table:style-name="ce15"/>
          <table:table-cell table:style-name="ce25">
            <draw:control draw:z-index="18" draw:name="Control 668" draw:style-name="gr1" draw:text-style-name="P1" svg:width="0.5cm" svg:height="0.5cm" svg:x="0.008cm" svg:y="0.001cm" draw:control="control679"/>
          </table:table-cell>
          <table:table-cell table:style-name="ce5" office:value-type="string" calcext:value-type="string">
            <text:p>Extend DataFetchersDelegateIBaseEntity&lt;EntityStatistics&gt; / DataFetchersDelegateITrackedEntity&lt;EntityStatistics&gt; / DataFetchersDelegateILinkableEntity&lt;EntityStatistics&gt;.</text:p>
          </table:table-cell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EntityStatisticsImpl</text:p>
          </table:table-cell>
          <table:table-cell table:style-name="ce15"/>
          <table:table-cell table:style-name="ce25">
            <draw:control draw:z-index="17" draw:name="Control 667" draw:style-name="gr1" draw:text-style-name="P1" svg:width="0.5cm" svg:height="0.5cm" svg:x="0.008cm" svg:y="0cm" draw:control="control678"/>
          </table:table-cell>
          <table:table-cell table:style-name="ce5" office:value-type="string" calcext:value-type="string">
            <text:p>Extend DataFetchersDelegateIBaseEntityImpl&lt;EntityStatistics&gt; / DataFetchersDelegateITrackedEntityImpl&lt;EntityStatistics&gt; / DataFetchersDelegateILinkableEntityImpl&lt;EntityStatistics&gt;.</text:p>
          </table:table-cell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14" draw:name="Control 614" draw:style-name="gr1" draw:text-style-name="P1" svg:width="0.5cm" svg:height="0.5cm" svg:x="0.009cm" svg:y="0.41cm" draw:control="control675"/>
            <draw:control draw:z-index="61" draw:name="Control 617" draw:style-name="gr1" draw:text-style-name="P1" svg:width="0.5cm" svg:height="0.5cm" svg:x="0.03cm" svg:y="0.006cm" draw:control="control722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TopicStatistics</text:p>
          </table:table-cell>
          <table:table-cell table:style-name="ce25">
            <draw:control draw:z-index="19" draw:name="Control 725" draw:style-name="gr1" draw:text-style-name="P1" svg:width="0.5cm" svg:height="0.5cm" svg:x="0.009cm" svg:y="0.434cm" draw:control="control68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opicStatistic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20" draw:name="Control 726" draw:style-name="gr1" draw:text-style-name="P1" svg:width="0.5cm" svg:height="0.5cm" svg:x="0.009cm" svg:y="0.433cm" draw:control="control681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21" draw:name="Control 729" draw:style-name="gr1" draw:text-style-name="P1" svg:width="0.5cm" svg:height="0.5cm" svg:x="0.009cm" svg:y="0.426cm" draw:control="control68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22" draw:name="Control 730" draw:style-name="gr1" draw:text-style-name="P1" svg:width="0.5cm" svg:height="0.5cm" svg:x="0.009cm" svg:y="0.427cm" draw:control="control68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TopicStatistics.Builder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.Builder / AbstractTrackedEntity.Builder / AbstractLinkableEntity.Builder. One Builder.PROPERTY field per TopicStatistics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23" draw:name="Control 731" draw:style-name="gr1" draw:text-style-name="P1" svg:width="0.5cm" svg:height="0.5cm" svg:x="0.009cm" svg:y="0.427cm" draw:control="control684"/>
            <draw:control draw:z-index="28" draw:name="Control 756" draw:style-name="gr1" draw:text-style-name="P1" svg:width="0.5cm" svg:height="0.5cm" svg:x="0.008cm" svg:y="0cm" draw:control="control689"/>
          </table:table-cell>
          <table:table-cell table:style-name="ce5" office:value-type="string" calcext:value-type="string">
            <text:p>One Builder.withPROPERTY() method per TopicStatistics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TopicStatistics property.</text:p>
          </table:table-cell>
          <table:table-cell table:number-columns-repeated="2"/>
          <table:table-cell table:style-name="ce19" table:number-columns-repeated="16376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<text:a xlink:href="" xlink:type="simple">apolloClient</text:a></text:p>
          </table:table-cell>
          <table:table-cell table:style-name="ce23" office:value-type="string" calcext:value-type="string">
            <text:p>~cache.possibleTypes</text:p>
          </table:table-cell>
          <table:table-cell table:style-name="ce25">
            <draw:control draw:z-index="31" draw:name="Control 764" draw:style-name="gr1" draw:text-style-name="P1" svg:width="0.5cm" svg:height="0.5cm" svg:x="0.034cm" svg:y="0.437cm" draw:control="control692"/>
            <draw:control draw:z-index="64" draw:name="Control 767" draw:style-name="gr1" draw:text-style-name="P1" svg:width="0.5cm" svg:height="0.5cm" svg:x="0.03cm" svg:y="0.009cm" draw:control="control725"/>
          </table:table-cell>
          <table:table-cell table:style-name="ce5" office:value-type="string" calcext:value-type="string">
            <text:p>Add TopicStatistics to IBaseEntity, ITrackedEntity, ILinkableEntity as appropriate and TopicStatisticsPage to IPage.</text:p>
          </table:table-cell>
          <table:table-cell table:style-name="Default"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opicStatistics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TopicStatistic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opicStatistics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30" draw:name="Control 761" draw:style-name="gr1" draw:text-style-name="P1" svg:width="0.5cm" svg:height="0.5cm" svg:x="0.034cm" svg:y="0.44cm" draw:control="control691"/>
            <draw:control draw:z-index="90" draw:name="Control 766" draw:style-name="gr1" draw:text-style-name="P1" svg:width="0.5cm" svg:height="0.5cm" svg:x="0.032cm" svg:y="0.008cm" draw:control="control751"/>
          </table:table-cell>
          <table:table-cell table:style-name="ce5" office:value-type="string" calcext:value-type="string">
            <text:p>If TopicStatistics has a corresponding app page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/>
          <table:table-cell table:style-name="ce7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25" draw:name="Control 739" draw:style-name="gr1" draw:text-style-name="P1" svg:width="0.5cm" svg:height="0.5cm" svg:x="0.009cm" svg:y="0.414cm" draw:control="control68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topicStatisticsController()</text:p>
          </table:table-cell>
          <table:table-cell table:style-name="ce25">
            <draw:control draw:z-index="24" draw:name="Control 738" draw:style-name="gr1" draw:text-style-name="P1" svg:width="0.5cm" svg:height="0.5cm" svg:x="0.009cm" svg:y="0.414cm" draw:control="control68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opicStatistic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26" draw:name="Control 741" draw:style-name="gr1" draw:text-style-name="P1" svg:width="0.5cm" svg:height="0.5cm" svg:x="0.009cm" svg:y="0.416cm" draw:control="control687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27" draw:name="Control 742" draw:style-name="gr1" draw:text-style-name="P1" svg:width="0.5cm" svg:height="0.5cm" svg:x="0.009cm" svg:y="0.417cm" draw:control="control68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/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opicStatisticsController</text:p>
          </table:table-cell>
          <table:table-cell table:style-name="ce15"/>
          <table:table-cell table:style-name="ce25">
            <draw:control draw:z-index="63" draw:name="Control 752" draw:style-name="gr1" draw:text-style-name="P1" svg:width="0.5cm" svg:height="0.5cm" svg:x="0.03cm" svg:y="0.009cm" draw:control="control72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TopicStatistics</text:p>
          </table:table-cell>
          <table:table-cell table:style-name="ce15"/>
          <table:table-cell table:style-name="ce25">
            <draw:control draw:z-index="29" draw:name="Control 759" draw:style-name="gr1" draw:text-style-name="P1" svg:width="0.5cm" svg:height="0.5cm" svg:x="0.008cm" svg:y="0.001cm" draw:control="control690"/>
          </table:table-cell>
          <table:table-cell table:style-name="ce5" office:value-type="string" calcext:value-type="string">
            <text:p>Extend DataFetchersDelegateIBaseEntity&lt;TopicStatistics&gt; / DataFetchersDelegateITrackedEntity&lt;TopicStatistics&gt; / DataFetchersDelegateILinkableEntity&lt;TopicStatistics&gt;.</text:p>
          </table:table-cell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TopicStatisticsImpl</text:p>
          </table:table-cell>
          <table:table-cell table:style-name="ce15"/>
          <table:table-cell table:style-name="ce25">
            <draw:control draw:z-index="62" draw:name="Control 758" draw:style-name="gr1" draw:text-style-name="P1" svg:width="0.5cm" svg:height="0.5cm" svg:x="0.03cm" svg:y="0.011cm" draw:control="control723"/>
          </table:table-cell>
          <table:table-cell table:style-name="ce5" office:value-type="string" calcext:value-type="string">
            <text:p>Extend DataFetchersDelegateIBaseEntityImpl&lt;TopicStatistics&gt; / DataFetchersDelegateITrackedEntityImpl&lt;TopicStatistics&gt; / DataFetchersDelegateILinkableEntityImpl&lt;TopicStatistics&gt;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StatisticsRepository</text:p>
          </table:table-cell>
          <table:table-cell table:style-name="ce15"/>
          <table:table-cell table:style-name="ce25">
            <draw:control draw:z-index="57" draw:name="Control 618" draw:style-name="gr1" draw:text-style-name="P1" svg:width="0.5cm" svg:height="0.5cm" svg:x="0.022cm" svg:y="0.012cm" draw:control="control718"/>
          </table:table-cell>
          <table:table-cell table:style-name="ce5" office:value-type="string" calcext:value-type="string">
            <text:p>Extend JpaRepository&lt;TopicStatistics, Long&gt;, CustomTopicStatisticsRepositor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56" draw:name="Control 655" draw:style-name="gr1" draw:text-style-name="P1" svg:width="0.5cm" svg:height="0.5cm" svg:x="0.022cm" svg:y="0.007cm" draw:control="control71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EntityStatistics()</text:p>
          </table:table-cell>
          <table:table-cell table:style-name="ce25">
            <draw:control draw:z-index="55" draw:name="Control 656" draw:style-name="gr1" draw:text-style-name="P1" svg:width="0.5cm" svg:height="0.5cm" svg:x="0.022cm" svg:y="0.006cm" draw:control="control71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EntityStatistics()</text:p>
          </table:table-cell>
          <table:table-cell table:style-name="ce25">
            <draw:control draw:z-index="54" draw:name="Control 657" draw:style-name="gr1" draw:text-style-name="P1" svg:width="0.5cm" svg:height="0.5cm" svg:x="0.022cm" svg:y="0.006cm" draw:control="control71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53" draw:name="Control 658" draw:style-name="gr1" draw:text-style-name="P1" svg:width="0.5cm" svg:height="0.5cm" svg:x="0.022cm" svg:y="0.006cm" draw:control="control71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52" draw:name="Control 659" draw:style-name="gr1" draw:text-style-name="P1" svg:width="0.5cm" svg:height="0.5cm" svg:x="0.022cm" svg:y="0.006cm" draw:control="control71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EntityStatistics()</text:p>
          </table:table-cell>
          <table:table-cell table:style-name="ce25">
            <draw:control draw:z-index="51" draw:name="Control 660" draw:style-name="gr1" draw:text-style-name="P1" svg:width="0.5cm" svg:height="0.5cm" svg:x="0.022cm" svg:y="0.006cm" draw:control="control71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50" draw:name="Control 669" draw:style-name="gr1" draw:text-style-name="P1" svg:width="0.5cm" svg:height="0.5cm" svg:x="0.022cm" svg:y="0.006cm" draw:control="control711"/>
          </table:table-cell>
          <table:table-cell table:style-name="ce5" office:value-type="string" calcext:value-type="string">
            <text:p>Call _object.setEntityStatistics(this.entityStatistic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table:style-name="ce23" office:value-type="string" calcext:value-type="string">
            <text:p>+entityStatistics()</text:p>
          </table:table-cell>
          <table:table-cell table:style-name="ce25">
            <draw:control draw:z-index="49" draw:name="Control 661" draw:style-name="gr1" draw:text-style-name="P1" svg:width="0.5cm" svg:height="0.5cm" svg:x="0.022cm" svg:y="0.005cm" draw:control="control710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ntityStatisticsWithBindValues()</text:p>
          </table:table-cell>
          <table:table-cell table:style-name="ce25">
            <draw:control draw:z-index="48" draw:name="Control 662" draw:style-name="gr1" draw:text-style-name="P1" svg:width="0.5cm" svg:height="0.5cm" svg:x="0.022cm" svg:y="0.006cm" draw:control="control70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EntityStatisticsResponseBuilder()</text:p>
          </table:table-cell>
          <table:table-cell table:style-name="ce25">
            <draw:control draw:z-index="47" draw:name="Control 663" draw:style-name="gr1" draw:text-style-name="P1" svg:width="0.5cm" svg:height="0.5cm" svg:x="0.022cm" svg:y="0.005cm" draw:control="control70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entityStatisticsGraphQLRequest()</text:p>
          </table:table-cell>
          <table:table-cell table:style-name="ce25">
            <draw:control draw:z-index="46" draw:name="Control 670" draw:style-name="gr1" draw:text-style-name="P1" svg:width="0.5cm" svg:height="0.5cm" svg:x="0.022cm" svg:y="0.005cm" draw:control="control70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table:style-name="ce23" office:value-type="string" calcext:value-type="string">
            <text:p>+entityStatistics()</text:p>
          </table:table-cell>
          <table:table-cell table:style-name="ce25">
            <draw:control draw:z-index="45" draw:name="Control 671" draw:style-name="gr1" draw:text-style-name="P1" svg:width="0.5cm" svg:height="0.5cm" svg:x="0.022cm" svg:y="0.006cm" draw:control="control706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ntityStatisticsWithBindValues()</text:p>
          </table:table-cell>
          <table:table-cell table:style-name="ce25">
            <draw:control draw:z-index="44" draw:name="Control 672" draw:style-name="gr1" draw:text-style-name="P1" svg:width="0.5cm" svg:height="0.5cm" svg:x="0.022cm" svg:y="0.005cm" draw:control="control705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EntityStatisticsResponseBuilder()</text:p>
          </table:table-cell>
          <table:table-cell table:style-name="ce25">
            <draw:control draw:z-index="43" draw:name="Control 673" draw:style-name="gr1" draw:text-style-name="P1" svg:width="0.5cm" svg:height="0.5cm" svg:x="0.022cm" svg:y="0.006cm" draw:control="control70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42" draw:name="Control 674" draw:style-name="gr1" draw:text-style-name="P1" svg:width="0.5cm" svg:height="0.5cm" svg:x="0.022cm" svg:y="0.005cm" draw:control="control70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41" draw:name="Control 675" draw:style-name="gr1" draw:text-style-name="P1" svg:width="0.5cm" svg:height="0.5cm" svg:x="0.022cm" svg:y="0.005cm" draw:control="control70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EntityStatistics()</text:p>
          </table:table-cell>
          <table:table-cell table:style-name="ce25">
            <draw:control draw:z-index="40" draw:name="Control 676" draw:style-name="gr1" draw:text-style-name="P1" svg:width="0.5cm" svg:height="0.5cm" svg:x="0.022cm" svg:y="0.005cm" draw:control="control70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EntityStatistics()</text:p>
          </table:table-cell>
          <table:table-cell table:style-name="ce25">
            <draw:control draw:z-index="39" draw:name="Control 677" draw:style-name="gr1" draw:text-style-name="P1" svg:width="0.5cm" svg:height="0.5cm" svg:x="0.022cm" svg:y="0.005cm" draw:control="control70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38" draw:name="Control 678" draw:style-name="gr1" draw:text-style-name="P1" svg:width="0.5cm" svg:height="0.5cm" svg:x="0.022cm" svg:y="0.005cm" draw:control="control69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37" draw:name="Control 679" draw:style-name="gr1" draw:text-style-name="P1" svg:width="0.5cm" svg:height="0.5cm" svg:x="0.022cm" svg:y="0.004cm" draw:control="control69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EntityStatistics()</text:p>
          </table:table-cell>
          <table:table-cell table:style-name="ce25">
            <draw:control draw:z-index="36" draw:name="Control 680" draw:style-name="gr1" draw:text-style-name="P1" svg:width="0.5cm" svg:height="0.5cm" svg:x="0.022cm" svg:y="0.005cm" draw:control="control69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5" draw:name="Control 681" draw:style-name="gr1" draw:text-style-name="P1" svg:width="0.5cm" svg:height="0.5cm" svg:x="0.022cm" svg:y="0.004cm" draw:control="control696"/>
          </table:table-cell>
          <table:table-cell table:style-name="ce5" office:value-type="string" calcext:value-type="string">
            <text:p>Call _object.setEntityStatistics(this.entityStatistic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table:style-name="ce23" office:value-type="string" calcext:value-type="string">
            <text:p>+entityStatistics()</text:p>
          </table:table-cell>
          <table:table-cell table:style-name="ce25">
            <draw:control draw:z-index="34" draw:name="Control 682" draw:style-name="gr1" draw:text-style-name="P1" svg:width="0.5cm" svg:height="0.5cm" svg:x="0.022cm" svg:y="0.004cm" draw:control="control69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table:style-name="ce23" office:value-type="string" calcext:value-type="string">
            <text:p>+entityStatistics()</text:p>
          </table:table-cell>
          <table:table-cell table:style-name="ce25">
            <draw:control draw:z-index="33" draw:name="Control 683" draw:style-name="gr1" draw:text-style-name="P1" svg:width="0.5cm" svg:height="0.5cm" svg:x="0.022cm" svg:y="0.004cm" draw:control="control69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table:style-name="ce23" office:value-type="string" calcext:value-type="string">
            <text:p>+entityStatistics()</text:p>
          </table:table-cell>
          <table:table-cell table:style-name="ce25">
            <draw:control draw:z-index="32" draw:name="Control 684" draw:style-name="gr1" draw:text-style-name="P1" svg:width="0.5cm" svg:height="0.5cm" svg:x="0.022cm" svg:y="0.004cm" draw:control="control69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89" draw:name="Control 626" draw:style-name="gr1" draw:text-style-name="P1" svg:width="0.5cm" svg:height="0.5cm" svg:x="0.022cm" svg:y="0.007cm" draw:control="control75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TopicStatistics()</text:p>
          </table:table-cell>
          <table:table-cell table:style-name="ce25">
            <draw:control draw:z-index="88" draw:name="Control 625" draw:style-name="gr1" draw:text-style-name="P1" svg:width="0.5cm" svg:height="0.5cm" svg:x="0.022cm" svg:y="0.006cm" draw:control="control74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TopicStatistics()</text:p>
          </table:table-cell>
          <table:table-cell table:style-name="ce25">
            <draw:control draw:z-index="87" draw:name="Control 624" draw:style-name="gr1" draw:text-style-name="P1" svg:width="0.5cm" svg:height="0.5cm" svg:x="0.022cm" svg:y="0.006cm" draw:control="control74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86" draw:name="Control 623" draw:style-name="gr1" draw:text-style-name="P1" svg:width="0.5cm" svg:height="0.5cm" svg:x="0.022cm" svg:y="0.006cm" draw:control="control74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85" draw:name="Control 622" draw:style-name="gr1" draw:text-style-name="P1" svg:width="0.5cm" svg:height="0.5cm" svg:x="0.022cm" svg:y="0.006cm" draw:control="control74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TopicStatistics()</text:p>
          </table:table-cell>
          <table:table-cell table:style-name="ce25">
            <draw:control draw:z-index="84" draw:name="Control 621" draw:style-name="gr1" draw:text-style-name="P1" svg:width="0.5cm" svg:height="0.5cm" svg:x="0.022cm" svg:y="0.006cm" draw:control="control74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83" draw:name="Control 620" draw:style-name="gr1" draw:text-style-name="P1" svg:width="0.5cm" svg:height="0.5cm" svg:x="0.022cm" svg:y="0.006cm" draw:control="control744"/>
          </table:table-cell>
          <table:table-cell table:style-name="ce5" office:value-type="string" calcext:value-type="string">
            <text:p>Call _object.setTopicStatistics(this.topicStatistic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table:style-name="ce23" office:value-type="string" calcext:value-type="string">
            <text:p>+topicStatistics()</text:p>
          </table:table-cell>
          <table:table-cell table:style-name="ce25">
            <draw:control draw:z-index="82" draw:name="Control 619" draw:style-name="gr1" draw:text-style-name="P1" svg:width="0.5cm" svg:height="0.5cm" svg:x="0.022cm" svg:y="0.005cm" draw:control="control743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picStatisticsWithBindValues()</text:p>
          </table:table-cell>
          <table:table-cell table:style-name="ce25">
            <draw:control draw:z-index="81" draw:name="Control 616" draw:style-name="gr1" draw:text-style-name="P1" svg:width="0.5cm" svg:height="0.5cm" svg:x="0.022cm" svg:y="0.005cm" draw:control="control742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TopicStatisticsResponseBuilder()</text:p>
          </table:table-cell>
          <table:table-cell table:style-name="ce25">
            <draw:control draw:z-index="80" draw:name="Control 615" draw:style-name="gr1" draw:text-style-name="P1" svg:width="0.5cm" svg:height="0.5cm" svg:x="0.022cm" svg:y="0.005cm" draw:control="control74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TopicStatisticsGraphQLRequest()</text:p>
          </table:table-cell>
          <table:table-cell table:style-name="ce25">
            <draw:control draw:z-index="79" draw:name="Control 613" draw:style-name="gr1" draw:text-style-name="P1" svg:width="0.5cm" svg:height="0.5cm" svg:x="0.022cm" svg:y="0.005cm" draw:control="control74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table:style-name="ce23" office:value-type="string" calcext:value-type="string">
            <text:p>+topicStatistics()</text:p>
          </table:table-cell>
          <table:table-cell table:style-name="ce25">
            <draw:control draw:z-index="78" draw:name="Control 610" draw:style-name="gr1" draw:text-style-name="P1" svg:width="0.5cm" svg:height="0.5cm" svg:x="0.022cm" svg:y="0.006cm" draw:control="control73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picStatisticsWithBindValues()</text:p>
          </table:table-cell>
          <table:table-cell table:style-name="ce25">
            <draw:control draw:z-index="77" draw:name="Control 609" draw:style-name="gr1" draw:text-style-name="P1" svg:width="0.5cm" svg:height="0.5cm" svg:x="0.022cm" svg:y="0.005cm" draw:control="control738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TopicStatisticsResponseBuilder()</text:p>
          </table:table-cell>
          <table:table-cell table:style-name="ce25">
            <draw:control draw:z-index="76" draw:name="Control 608" draw:style-name="gr1" draw:text-style-name="P1" svg:width="0.5cm" svg:height="0.5cm" svg:x="0.022cm" svg:y="0.006cm" draw:control="control73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75" draw:name="Control 607" draw:style-name="gr1" draw:text-style-name="P1" svg:width="0.5cm" svg:height="0.5cm" svg:x="0.022cm" svg:y="0.005cm" draw:control="control73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74" draw:name="Control 606" draw:style-name="gr1" draw:text-style-name="P1" svg:width="0.5cm" svg:height="0.5cm" svg:x="0.022cm" svg:y="0.005cm" draw:control="control73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TopicStatistics()</text:p>
          </table:table-cell>
          <table:table-cell table:style-name="ce25">
            <draw:control draw:z-index="73" draw:name="Control 605" draw:style-name="gr1" draw:text-style-name="P1" svg:width="0.5cm" svg:height="0.5cm" svg:x="0.022cm" svg:y="0.005cm" draw:control="control73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TopicStatistics()</text:p>
          </table:table-cell>
          <table:table-cell table:style-name="ce25">
            <draw:control draw:z-index="72" draw:name="Control 597" draw:style-name="gr1" draw:text-style-name="P1" svg:width="0.5cm" svg:height="0.5cm" svg:x="0.022cm" svg:y="0.004cm" draw:control="control73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71" draw:name="Control 596" draw:style-name="gr1" draw:text-style-name="P1" svg:width="0.5cm" svg:height="0.5cm" svg:x="0.022cm" svg:y="0.005cm" draw:control="control73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70" draw:name="Control 595" draw:style-name="gr1" draw:text-style-name="P1" svg:width="0.5cm" svg:height="0.5cm" svg:x="0.022cm" svg:y="0.004cm" draw:control="control73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TopicStatistics()</text:p>
          </table:table-cell>
          <table:table-cell table:style-name="ce25">
            <draw:control draw:z-index="69" draw:name="Control 594" draw:style-name="gr1" draw:text-style-name="P1" svg:width="0.5cm" svg:height="0.5cm" svg:x="0.022cm" svg:y="0.005cm" draw:control="control73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68" draw:name="Control 589" draw:style-name="gr1" draw:text-style-name="P1" svg:width="0.5cm" svg:height="0.5cm" svg:x="0.022cm" svg:y="0.004cm" draw:control="control729"/>
          </table:table-cell>
          <table:table-cell table:style-name="ce5" office:value-type="string" calcext:value-type="string">
            <text:p>Call _object.setTopicStatistics(this.topicStatistic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table:style-name="ce23" office:value-type="string" calcext:value-type="string">
            <text:p>+topicStatistics()</text:p>
          </table:table-cell>
          <table:table-cell table:style-name="ce25">
            <draw:control draw:z-index="67" draw:name="Control 588" draw:style-name="gr1" draw:text-style-name="P1" svg:width="0.5cm" svg:height="0.5cm" svg:x="0.022cm" svg:y="0.004cm" draw:control="control72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table:style-name="ce23" office:value-type="string" calcext:value-type="string">
            <text:p>+topicStatistics()</text:p>
          </table:table-cell>
          <table:table-cell table:style-name="ce25">
            <draw:control draw:z-index="66" draw:name="Control 542" draw:style-name="gr1" draw:text-style-name="P1" svg:width="0.5cm" svg:height="0.5cm" svg:x="0.022cm" svg:y="0.004cm" draw:control="control72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table:style-name="ce23" office:value-type="string" calcext:value-type="string">
            <text:p>+topicStatistics()</text:p>
          </table:table-cell>
          <table:table-cell table:style-name="ce25">
            <draw:control draw:z-index="65" draw:name="Control 541" draw:style-name="gr1" draw:text-style-name="P1" svg:width="0.5cm" svg:height="0.5cm" svg:x="0.022cm" svg:y="0.004cm" draw:control="control72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 table:number-rows-repeated="1048480">
          <table:table-cell table:number-columns-repeated="8"/>
          <table:table-cell table:style-name="ce19" table:number-columns-repeated="16376"/>
        </table:table-row>
        <table:table-row table:style-name="ro5">
          <table:table-cell table:number-columns-repeated="8"/>
          <table:table-cell table:style-name="ce19" table:number-columns-repeated="16376"/>
        </table:table-row>
      </table:table>
      <table:table table:name="User Account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1" form:control-implementation="ooo:com.sun.star.form.component.CheckBox" xml:id="control753" form:id="control7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754" form:id="control7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755" form:id="control7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756" form:id="control75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757" form:id="control7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758" form:id="control7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759" form:id="control7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760" form:id="control7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1" form:id="control7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2" form:id="control7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3" form:id="control7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4" form:id="control7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5" form:id="control7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6" form:id="control7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7" form:id="control7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8" form:id="control7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9" form:id="control7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0" form:id="control7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1" form:id="control7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2" form:id="control7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3" form:id="control7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4" form:id="control7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5" form:id="control7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6" form:id="control7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7" form:id="control7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8" form:id="control7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9" form:id="control7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0" form:id="control7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1" form:id="control7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2" form:id="control7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3" form:id="control7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4" form:id="control7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5" form:id="control7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6" form:id="control7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7" form:id="control7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8" form:id="control7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9" form:id="control7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0" form:id="control7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1" form:id="control7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2" form:id="control7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3" form:id="control7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4" form:id="control7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5" form:id="control7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6" form:id="control7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7" form:id="control7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8" form:id="control7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9" form:id="control7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0" form:id="control8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1" form:id="control8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2" form:id="control8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3" form:id="control8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4" form:id="control8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5" form:id="control8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6" form:id="control8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7" form:id="control8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8" form:id="control8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9" form:id="control8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10" form:id="control8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11" form:id="control8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12" form:id="control8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13" form:id="control8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814" form:id="control8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15" form:id="control8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816" form:id="control8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17" form:id="control8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818" form:id="control8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819" form:id="control8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820" form:id="control8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821" form:id="control8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822" form:id="control8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823" form:id="control8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24" form:id="control8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25" form:id="control8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826" form:id="control8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27" form:id="control8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828" form:id="control8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29" form:id="control8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830" form:id="control8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9"/>
        <table:table-column table:style-name="co17" table:default-cell-style-name="ce19"/>
        <table:table-column table:style-name="co4" table:default-cell-style-name="ce19"/>
        <table:table-column table:style-name="co5" table:default-cell-style-name="ce32"/>
        <table:table-column table:style-name="co1" table:number-columns-repeated="3" table:default-cell-style-name="ce19"/>
        <table:table-row table:style-name="ro1">
          <table:table-cell table:style-name="ce1" office:value-type="string" calcext:value-type="string">
            <text:p>User Account</text:p>
          </table:table-cell>
          <table:table-cell table:number-columns-repeated="8"/>
        </table:table-row>
        <table:table-row table:style-name="ro4">
          <table:table-cell table:style-name="ce2" table:number-columns-spanned="6" table:number-rows-spanned="1"/>
          <table:covered-table-cell table:number-columns-repeated="5"/>
          <table:table-cell table:number-columns-repeated="3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0" draw:name="Control 627" draw:style-name="gr1" draw:text-style-name="P1" svg:width="0.5cm" svg:height="0.5cm" svg:x="0.009cm" svg:y="0.443cm" draw:control="control753"/>
          </table:table-cell>
          <table:table-cell table:style-name="ce29" office:value-type="string" calcext:value-type="string">
            <text:p>Notes</text:p>
          </table:table-cell>
          <table:table-cell table:number-columns-repeated="3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UserPasswordInput</text:p>
          </table:table-cell>
          <table:table-cell table:style-name="ce25"/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UserPassword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" draw:name="Control 634" draw:style-name="gr1" draw:text-style-name="P1" svg:width="0.5cm" svg:height="0.5cm" svg:x="0.009cm" svg:y="0.428cm" draw:control="control754"/>
            <draw:control draw:z-index="3" draw:name="Control 636" draw:style-name="gr1" draw:text-style-name="P1" svg:width="0.5cm" svg:height="0.5cm" svg:x="0.009cm" svg:y="0.43cm" draw:control="control756"/>
            <draw:control draw:z-index="61" draw:name="Control 637" draw:style-name="gr1" draw:text-style-name="P1" svg:width="0.5cm" svg:height="0.5cm" svg:x="0.023cm" svg:y="0.001cm" draw:control="control814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UserPasswordInpu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2" draw:name="Control 635" draw:style-name="gr1" draw:text-style-name="P1" svg:width="0.5cm" svg:height="0.5cm" svg:x="0.009cm" svg:y="0.43cm" draw:control="control755"/>
          </table:table-cell>
          <table:table-cell table:style-name="ce5" office:value-type="string" calcext:value-type="string">
            <text:p>Extend AbstractBaseEntityInput.Builder. One Builder.PROPERTY fiel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4" draw:name="Control 638" draw:style-name="gr1" draw:text-style-name="P1" svg:width="0.5cm" svg:height="0.5cm" svg:x="0.009cm" svg:y="0.421cm" draw:control="control757"/>
          </table:table-cell>
          <table:table-cell table:style-name="ce5" office:value-type="string" calcext:value-type="string">
            <text:p>One Builder.withPROPERTY() metho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asswordInput property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<text:a xlink:href="" xlink:type="simple">apolloClient</text:a></text:p>
          </table:table-cell>
          <table:table-cell table:style-name="ce23" office:value-type="string" calcext:value-type="string">
            <text:p>~cache.possibleTypes</text:p>
          </table:table-cell>
          <table:table-cell table:style-name="ce25">
            <draw:control draw:z-index="62" draw:name="Control 806" draw:style-name="gr1" draw:text-style-name="P1" svg:width="0.5cm" svg:height="0.5cm" svg:x="0.023cm" svg:y="0.001cm" draw:control="control815"/>
          </table:table-cell>
          <table:table-cell table:style-name="ce5" office:value-type="string" calcext:value-type="string">
            <text:p>Add TYPE to IBaseEntity, ITrackedEntity, ILinkableEntity as appropriate and TYPEPage to IPage.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Password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4" draw:name="Control 804" draw:style-name="gr1" draw:text-style-name="P1" svg:width="0.5cm" svg:height="0.5cm" svg:x="0.023cm" svg:y="0.002cm" draw:control="control817"/>
          </table:table-cell>
          <table:table-cell table:style-name="ce5" office:value-type="string" calcext:value-type="string">
            <text:p>Only if TYPE is updateable through GraphQL API: the corresponding GraphQL UserPasswordInput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+UserPassword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5" draw:name="Control 648" draw:style-name="gr1" draw:text-style-name="P1" svg:width="0.5cm" svg:height="0.5cm" svg:x="0.009cm" svg:y="0.399cm" draw:control="control758"/>
            <draw:control draw:z-index="63" draw:name="Control 649" draw:style-name="gr1" draw:text-style-name="P1" svg:width="0.5cm" svg:height="0.5cm" svg:x="0.023cm" svg:y="0.002cm" draw:control="control816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UserPasswordInpu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" draw:name="Control 650" draw:style-name="gr1" draw:text-style-name="P1" svg:width="0.5cm" svg:height="0.5cm" svg:x="0.009cm" svg:y="0.401cm" draw:control="control759"/>
          </table:table-cell>
          <table:table-cell table:style-name="ce5" office:value-type="string" calcext:value-type="string">
            <text:p>Extend AbstractBaseEntityInput.Builder. One Builder.PROPERTY fiel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7" draw:name="Control 651" draw:style-name="gr1" draw:text-style-name="P1" svg:width="0.5cm" svg:height="0.5cm" svg:x="0.009cm" svg:y="0.402cm" draw:control="control760"/>
          </table:table-cell>
          <table:table-cell table:style-name="ce5" office:value-type="string" calcext:value-type="string">
            <text:p>One Builder.withPROPERTY() metho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updateUserPassword</text:p>
          </table:table-cell>
          <table:table-cell table:style-name="ce25">
            <draw:control draw:z-index="9" draw:name="Control 776" draw:style-name="gr1" draw:text-style-name="P1" svg:width="0.5cm" svg:height="0.5cm" svg:x="0.008cm" svg:y="-0.002cm" draw:control="control76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assword()</text:p>
          </table:table-cell>
          <table:table-cell table:style-name="ce25">
            <draw:control draw:z-index="10" draw:name="Control 777" draw:style-name="gr1" draw:text-style-name="P1" svg:width="0.5cm" svg:height="0.5cm" svg:x="0.008cm" svg:y="-0.002cm" draw:control="control763"/>
          </table:table-cell>
          <table:table-cell table:style-name="ce7"/>
          <table:table-cell table:number-columns-repeated="3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UserProfileInput</text:p>
          </table:table-cell>
          <table:table-cell table:style-name="ce25">
            <draw:control draw:z-index="77" draw:name="Control 629" draw:style-name="gr1" draw:text-style-name="P1" svg:width="0.5cm" svg:height="0.5cm" svg:x="0.023cm" svg:y="0.003cm" draw:control="control830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UserProfile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5" draw:name="Control 599" draw:style-name="gr1" draw:text-style-name="P1" svg:width="0.5cm" svg:height="0.5cm" svg:x="0.009cm" svg:y="0.428cm" draw:control="control818"/>
            <draw:control draw:z-index="73" draw:name="Control 641" draw:style-name="gr1" draw:text-style-name="P1" svg:width="0.5cm" svg:height="0.5cm" svg:x="0.023cm" svg:y="0.001cm" draw:control="control826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UserProfileInpu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6" draw:name="Control 628" draw:style-name="gr1" draw:text-style-name="P1" svg:width="0.5cm" svg:height="0.5cm" svg:x="0.009cm" svg:y="0.43cm" draw:control="control819"/>
          </table:table-cell>
          <table:table-cell table:style-name="ce5" office:value-type="string" calcext:value-type="string">
            <text:p>Extend AbstractBaseEntityInput.Builder. One Builder.PROPERTY fiel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67" draw:name="Control 630" draw:style-name="gr1" draw:text-style-name="P1" svg:width="0.5cm" svg:height="0.5cm" svg:x="0.009cm" svg:y="0.421cm" draw:control="control820"/>
          </table:table-cell>
          <table:table-cell table:style-name="ce5" office:value-type="string" calcext:value-type="string">
            <text:p>One Builder.withPROPERTY() metho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rofileInput property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<text:a xlink:href="" xlink:type="simple">apolloClient</text:a></text:p>
          </table:table-cell>
          <table:table-cell table:style-name="ce23" office:value-type="string" calcext:value-type="string">
            <text:p>~cache.possibleTypes</text:p>
          </table:table-cell>
          <table:table-cell table:style-name="ce25">
            <draw:control draw:z-index="74" draw:name="Control 642" draw:style-name="gr1" draw:text-style-name="P1" svg:width="0.5cm" svg:height="0.5cm" svg:x="0.023cm" svg:y="0.001cm" draw:control="control827"/>
          </table:table-cell>
          <table:table-cell table:style-name="ce5" office:value-type="string" calcext:value-type="string">
            <text:p>Add TYPE to IBaseEntity, ITrackedEntity, ILinkableEntity as appropriate and TYPEPage to IPage.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Profile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76" draw:name="Control 644" draw:style-name="gr1" draw:text-style-name="P1" svg:width="0.5cm" svg:height="0.5cm" svg:x="0.023cm" svg:y="0.002cm" draw:control="control829"/>
          </table:table-cell>
          <table:table-cell table:style-name="ce5" office:value-type="string" calcext:value-type="string">
            <text:p>Only if TYPE is updateable through GraphQL API: the corresponding GraphQL UserProfileInput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+UserProfile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8" draw:name="Control 631" draw:style-name="gr1" draw:text-style-name="P1" svg:width="0.5cm" svg:height="0.5cm" svg:x="0.009cm" svg:y="0.399cm" draw:control="control821"/>
            <draw:control draw:z-index="75" draw:name="Control 643" draw:style-name="gr1" draw:text-style-name="P1" svg:width="0.5cm" svg:height="0.5cm" svg:x="0.023cm" svg:y="0.002cm" draw:control="control828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UserProfileInpu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9" draw:name="Control 632" draw:style-name="gr1" draw:text-style-name="P1" svg:width="0.5cm" svg:height="0.5cm" svg:x="0.009cm" svg:y="0.401cm" draw:control="control822"/>
          </table:table-cell>
          <table:table-cell table:style-name="ce5" office:value-type="string" calcext:value-type="string">
            <text:p>Extend AbstractBaseEntityInput.Builder. One Builder.PROPERTY fiel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70" draw:name="Control 633" draw:style-name="gr1" draw:text-style-name="P1" svg:width="0.5cm" svg:height="0.5cm" svg:x="0.009cm" svg:y="0.402cm" draw:control="control823"/>
          </table:table-cell>
          <table:table-cell table:style-name="ce5" office:value-type="string" calcext:value-type="string">
            <text:p>One Builder.withPROPERTY() metho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updateUserPassword</text:p>
          </table:table-cell>
          <table:table-cell table:style-name="ce25">
            <draw:control draw:z-index="71" draw:name="Control 639" draw:style-name="gr1" draw:text-style-name="P1" svg:width="0.5cm" svg:height="0.5cm" svg:x="0.008cm" svg:y="-0.002cm" draw:control="control824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assword()</text:p>
          </table:table-cell>
          <table:table-cell table:style-name="ce25">
            <draw:control draw:z-index="72" draw:name="Control 640" draw:style-name="gr1" draw:text-style-name="P1" svg:width="0.5cm" svg:height="0.5cm" svg:x="0.008cm" svg:y="-0.002cm" draw:control="control825"/>
          </table:table-cell>
          <table:table-cell table:style-name="ce7"/>
          <table:table-cell table:number-columns-repeated="3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5"/>
          <table:table-cell table:style-name="ce23" office:value-type="string" calcext:value-type="string">
            <text:p>+setUpdateUserPassword()</text:p>
          </table:table-cell>
          <table:table-cell table:style-name="ce25">
            <draw:control draw:z-index="11" draw:name="Control 778" draw:style-name="gr1" draw:text-style-name="P1" svg:width="0.5cm" svg:height="0.5cm" svg:x="0.008cm" svg:y="0.004cm" draw:control="control764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8" draw:name="Control 774" draw:style-name="gr1" draw:text-style-name="P1" svg:width="0.5cm" svg:height="0.5cm" svg:x="0.008cm" svg:y="0.002cm" draw:control="control761"/>
            <draw:control draw:z-index="12" draw:name="Control 779" draw:style-name="gr1" draw:text-style-name="P1" svg:width="0.5cm" svg:height="0.5cm" svg:x="0.008cm" svg:y="0.005cm" draw:control="control76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updateUserPassword</text:p>
          </table:table-cell>
          <table:table-cell table:style-name="ce25">
            <draw:control draw:z-index="13" draw:name="Control 780" draw:style-name="gr1" draw:text-style-name="P1" svg:width="0.5cm" svg:height="0.5cm" svg:x="0.008cm" svg:y="0.005cm" draw:control="control76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UpdateUserPassword()</text:p>
          </table:table-cell>
          <table:table-cell table:style-name="ce25">
            <draw:control draw:z-index="14" draw:name="Control 781" draw:style-name="gr1" draw:text-style-name="P1" svg:width="0.5cm" svg:height="0.5cm" svg:x="0.008cm" svg:y="0.007cm" draw:control="control76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5" draw:name="Control 782" draw:style-name="gr1" draw:text-style-name="P1" svg:width="0.5cm" svg:height="0.5cm" svg:x="0.008cm" svg:y="0.007cm" draw:control="control768"/>
          </table:table-cell>
          <table:table-cell table:style-name="ce5" office:value-type="string" calcext:value-type="string">
            <text:p>Call _object.setUpdateUserPassword(this.updateUserPassword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Executor</text:a></text:p>
          </table:table-cell>
          <table:table-cell table:style-name="ce23" office:value-type="string" calcext:value-type="string">
            <text:p>+updateUserPassword()</text:p>
          </table:table-cell>
          <table:table-cell table:style-name="ce25">
            <draw:control draw:z-index="16" draw:name="Control 783" draw:style-name="gr1" draw:text-style-name="P1" svg:width="0.5cm" svg:height="0.5cm" svg:x="0.008cm" svg:y="0.007cm" draw:control="control769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updateUserPasswordWithBindValues()</text:p>
          </table:table-cell>
          <table:table-cell table:style-name="ce25">
            <draw:control draw:z-index="17" draw:name="Control 784" draw:style-name="gr1" draw:text-style-name="P1" svg:width="0.5cm" svg:height="0.5cm" svg:x="0.008cm" svg:y="0.007cm" draw:control="control770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MUTATIONResponseBuilder()</text:p>
          </table:table-cell>
          <table:table-cell table:style-name="ce25">
            <draw:control draw:z-index="18" draw:name="Control 785" draw:style-name="gr1" draw:text-style-name="P1" svg:width="0.5cm" svg:height="0.5cm" svg:x="0.008cm" svg:y="0.008cm" draw:control="control77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MUTATIONGraphQLRequest()</text:p>
          </table:table-cell>
          <table:table-cell table:style-name="ce25">
            <draw:control draw:z-index="19" draw:name="Control 786" draw:style-name="gr1" draw:text-style-name="P1" svg:width="0.5cm" svg:height="0.5cm" svg:x="0.008cm" svg:y="0.009cm" draw:control="control77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ReactiveExecutor</text:a></text:p>
          </table:table-cell>
          <table:table-cell table:style-name="ce23" office:value-type="string" calcext:value-type="string">
            <text:p>+updateUserPassword()</text:p>
          </table:table-cell>
          <table:table-cell table:style-name="ce25">
            <draw:control draw:z-index="20" draw:name="Control 787" draw:style-name="gr1" draw:text-style-name="P1" svg:width="0.5cm" svg:height="0.5cm" svg:x="0.008cm" svg:y="0.01cm" draw:control="control773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updateUserPasswordWithBindValues()</text:p>
          </table:table-cell>
          <table:table-cell table:style-name="ce25">
            <draw:control draw:z-index="21" draw:name="Control 788" draw:style-name="gr1" draw:text-style-name="P1" svg:width="0.5cm" svg:height="0.5cm" svg:x="0.008cm" svg:y="0.011cm" draw:control="control774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asswordResponseBuilder()</text:p>
          </table:table-cell>
          <table:table-cell table:style-name="ce25">
            <draw:control draw:z-index="22" draw:name="Control 789" draw:style-name="gr1" draw:text-style-name="P1" svg:width="0.5cm" svg:height="0.5cm" svg:x="0.008cm" svg:y="0.011cm" draw:control="control77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asswordGraphQLRequest()</text:p>
          </table:table-cell>
          <table:table-cell table:style-name="ce25">
            <draw:control draw:z-index="23" draw:name="Control 790" draw:style-name="gr1" draw:text-style-name="P1" svg:width="0.5cm" svg:height="0.5cm" svg:x="0.008cm" svg:y="0.012cm" draw:control="control77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updateUserPassword</text:p>
          </table:table-cell>
          <table:table-cell table:style-name="ce25">
            <draw:control draw:z-index="24" draw:name="Control 791" draw:style-name="gr1" draw:text-style-name="P1" svg:width="0.5cm" svg:height="0.5cm" svg:x="0.008cm" svg:y="0.012cm" draw:control="control77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updateUserPassword</text:p>
          </table:table-cell>
          <table:table-cell table:style-name="ce25">
            <draw:control draw:z-index="25" draw:name="Control 792" draw:style-name="gr1" draw:text-style-name="P1" svg:width="0.5cm" svg:height="0.5cm" svg:x="0.008cm" svg:y="0.012cm" draw:control="control778"/>
          </table:table-cell>
          <table:table-cell table:style-name="ce7"/>
          <table:table-cell table:number-columns-repeated="3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5"/>
          <table:table-cell table:style-name="ce23" office:value-type="string" calcext:value-type="string">
            <text:p>+getUpdateUserPassword()</text:p>
          </table:table-cell>
          <table:table-cell table:style-name="ce25">
            <draw:control draw:z-index="26" draw:name="Control 793" draw:style-name="gr1" draw:text-style-name="P1" svg:width="0.5cm" svg:height="0.5cm" svg:x="0.008cm" svg:y="0.013cm" draw:control="control779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UpdateUserPassword()</text:p>
          </table:table-cell>
          <table:table-cell table:style-name="ce25">
            <draw:control draw:z-index="27" draw:name="Control 794" draw:style-name="gr1" draw:text-style-name="P1" svg:width="0.5cm" svg:height="0.5cm" svg:x="0.008cm" svg:y="0.014cm" draw:control="control780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28" draw:name="Control 795" draw:style-name="gr1" draw:text-style-name="P1" svg:width="0.5cm" svg:height="0.5cm" svg:x="0.008cm" svg:y="0.015cm" draw:control="control78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updateUserPassword</text:p>
          </table:table-cell>
          <table:table-cell table:style-name="ce25">
            <draw:control draw:z-index="29" draw:name="Control 796" draw:style-name="gr1" draw:text-style-name="P1" svg:width="0.5cm" svg:height="0.5cm" svg:x="0.008cm" svg:y="0.015cm" draw:control="control78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UpdateUserPassword()</text:p>
          </table:table-cell>
          <table:table-cell table:style-name="ce25">
            <draw:control draw:z-index="30" draw:name="Control 797" draw:style-name="gr1" draw:text-style-name="P1" svg:width="0.5cm" svg:height="0.5cm" svg:x="0.008cm" svg:y="0.016cm" draw:control="control78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1" draw:name="Control 798" draw:style-name="gr1" draw:text-style-name="P1" svg:width="0.5cm" svg:height="0.5cm" svg:x="0.008cm" svg:y="0.017cm" draw:control="control784"/>
          </table:table-cell>
          <table:table-cell table:style-name="ce5" office:value-type="string" calcext:value-type="string">
            <text:p>Call _object.setUpdateUserPassword(this.updateUserPassword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Controller</text:a></text:p>
          </table:table-cell>
          <table:table-cell table:style-name="ce23" office:value-type="string" calcext:value-type="string">
            <text:p>+updateUserPassword()</text:p>
          </table:table-cell>
          <table:table-cell table:style-name="ce25">
            <draw:control draw:z-index="32" draw:name="Control 799" draw:style-name="gr1" draw:text-style-name="P1" svg:width="0.5cm" svg:height="0.5cm" svg:x="0.008cm" svg:y="0.018cm" draw:control="control78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</text:a></text:p>
          </table:table-cell>
          <table:table-cell table:style-name="ce23" office:value-type="string" calcext:value-type="string">
            <text:p>+updateUserPassword()</text:p>
          </table:table-cell>
          <table:table-cell table:style-name="ce25">
            <draw:control draw:z-index="33" draw:name="Control 800" draw:style-name="gr1" draw:text-style-name="P1" svg:width="0.5cm" svg:height="0.5cm" svg:x="0.008cm" svg:y="0.005cm" draw:control="control78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Impl</text:a></text:p>
          </table:table-cell>
          <table:table-cell table:style-name="ce23" office:value-type="string" calcext:value-type="string">
            <text:p>+updateUserPassword()</text:p>
          </table:table-cell>
          <table:table-cell table:style-name="ce25">
            <draw:control draw:z-index="34" draw:name="Control 801" draw:style-name="gr1" draw:text-style-name="P1" svg:width="0.5cm" svg:height="0.5cm" svg:x="0.008cm" svg:y="0.005cm" draw:control="control78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updateUserProfile</text:p>
          </table:table-cell>
          <table:table-cell table:style-name="ce25">
            <draw:control draw:z-index="35" draw:name="Control 817" draw:style-name="gr1" draw:text-style-name="P1" svg:width="0.5cm" svg:height="0.5cm" svg:x="0.008cm" svg:y="0.003cm" draw:control="control78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rofile()</text:p>
          </table:table-cell>
          <table:table-cell table:style-name="ce25">
            <draw:control draw:z-index="36" draw:name="Control 818" draw:style-name="gr1" draw:text-style-name="P1" svg:width="0.5cm" svg:height="0.5cm" svg:x="0.008cm" svg:y="0.004cm" draw:control="control789"/>
          </table:table-cell>
          <table:table-cell table:style-name="ce7"/>
          <table:table-cell table:number-columns-repeated="3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5"/>
          <table:table-cell table:style-name="ce23" office:value-type="string" calcext:value-type="string">
            <text:p>+setUpdateUserProfile()</text:p>
          </table:table-cell>
          <table:table-cell table:style-name="ce25">
            <draw:control draw:z-index="37" draw:name="Control 819" draw:style-name="gr1" draw:text-style-name="P1" svg:width="0.5cm" svg:height="0.5cm" svg:x="0.008cm" svg:y="0.005cm" draw:control="control790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38" draw:name="Control 820" draw:style-name="gr1" draw:text-style-name="P1" svg:width="0.5cm" svg:height="0.5cm" svg:x="0.008cm" svg:y="0.005cm" draw:control="control79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updateUserProfile</text:p>
          </table:table-cell>
          <table:table-cell table:style-name="ce25">
            <draw:control draw:z-index="39" draw:name="Control 821" draw:style-name="gr1" draw:text-style-name="P1" svg:width="0.5cm" svg:height="0.5cm" svg:x="0.008cm" svg:y="0.006cm" draw:control="control79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UpdateUserProfile()</text:p>
          </table:table-cell>
          <table:table-cell table:style-name="ce25">
            <draw:control draw:z-index="40" draw:name="Control 822" draw:style-name="gr1" draw:text-style-name="P1" svg:width="0.5cm" svg:height="0.5cm" svg:x="0.008cm" svg:y="0.006cm" draw:control="control79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41" draw:name="Control 823" draw:style-name="gr1" draw:text-style-name="P1" svg:width="0.5cm" svg:height="0.5cm" svg:x="0.008cm" svg:y="0.007cm" draw:control="control794"/>
          </table:table-cell>
          <table:table-cell table:style-name="ce5" office:value-type="string" calcext:value-type="string">
            <text:p>Call _object.setUpdateUserProfile(this.updateUserProfile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Executor</text:a></text:p>
          </table:table-cell>
          <table:table-cell table:style-name="ce23" office:value-type="string" calcext:value-type="string">
            <text:p>+updateUserProfile()</text:p>
          </table:table-cell>
          <table:table-cell table:style-name="ce25">
            <draw:control draw:z-index="42" draw:name="Control 824" draw:style-name="gr1" draw:text-style-name="P1" svg:width="0.5cm" svg:height="0.5cm" svg:x="0.008cm" svg:y="0.007cm" draw:control="control795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UpdateUserProfileWithBindValues()</text:p>
          </table:table-cell>
          <table:table-cell table:style-name="ce25">
            <draw:control draw:z-index="43" draw:name="Control 825" draw:style-name="gr1" draw:text-style-name="P1" svg:width="0.5cm" svg:height="0.5cm" svg:x="0.008cm" svg:y="0.006cm" draw:control="control796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rofileResponseBuilder()</text:p>
          </table:table-cell>
          <table:table-cell table:style-name="ce25">
            <draw:control draw:z-index="44" draw:name="Control 826" draw:style-name="gr1" draw:text-style-name="P1" svg:width="0.5cm" svg:height="0.5cm" svg:x="0.008cm" svg:y="0.008cm" draw:control="control79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rofileGraphQLRequest()</text:p>
          </table:table-cell>
          <table:table-cell table:style-name="ce25">
            <draw:control draw:z-index="45" draw:name="Control 827" draw:style-name="gr1" draw:text-style-name="P1" svg:width="0.5cm" svg:height="0.5cm" svg:x="0.008cm" svg:y="0.007cm" draw:control="control79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ReactiveExecutor</text:a></text:p>
          </table:table-cell>
          <table:table-cell table:style-name="ce23" office:value-type="string" calcext:value-type="string">
            <text:p>+updateUserProfile()</text:p>
          </table:table-cell>
          <table:table-cell table:style-name="ce25">
            <draw:control draw:z-index="46" draw:name="Control 828" draw:style-name="gr1" draw:text-style-name="P1" svg:width="0.5cm" svg:height="0.5cm" svg:x="0.008cm" svg:y="0.011cm" draw:control="control799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UpdateUserProfileWithBindValues()</text:p>
          </table:table-cell>
          <table:table-cell table:style-name="ce25">
            <draw:control draw:z-index="47" draw:name="Control 829" draw:style-name="gr1" draw:text-style-name="P1" svg:width="0.5cm" svg:height="0.5cm" svg:x="0.008cm" svg:y="0.009cm" draw:control="control800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rofileResponseBuilder()</text:p>
          </table:table-cell>
          <table:table-cell table:style-name="ce25">
            <draw:control draw:z-index="48" draw:name="Control 830" draw:style-name="gr1" draw:text-style-name="P1" svg:width="0.5cm" svg:height="0.5cm" svg:x="0.008cm" svg:y="0.012cm" draw:control="control80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rofileGraphQLRequest()</text:p>
          </table:table-cell>
          <table:table-cell table:style-name="ce25">
            <draw:control draw:z-index="49" draw:name="Control 831" draw:style-name="gr1" draw:text-style-name="P1" svg:width="0.5cm" svg:height="0.5cm" svg:x="0.008cm" svg:y="0.011cm" draw:control="control80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updateUserProfile</text:p>
          </table:table-cell>
          <table:table-cell table:style-name="ce25">
            <draw:control draw:z-index="50" draw:name="Control 832" draw:style-name="gr1" draw:text-style-name="P1" svg:width="0.5cm" svg:height="0.5cm" svg:x="0.008cm" svg:y="0.012cm" draw:control="control80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updateUserProfile</text:p>
          </table:table-cell>
          <table:table-cell table:style-name="ce25">
            <draw:control draw:z-index="51" draw:name="Control 833" draw:style-name="gr1" draw:text-style-name="P1" svg:width="0.5cm" svg:height="0.5cm" svg:x="0.008cm" svg:y="0.012cm" draw:control="control804"/>
          </table:table-cell>
          <table:table-cell table:style-name="ce7"/>
          <table:table-cell table:number-columns-repeated="3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5"/>
          <table:table-cell table:style-name="ce23" office:value-type="string" calcext:value-type="string">
            <text:p>+getUpdateUserProfile()</text:p>
          </table:table-cell>
          <table:table-cell table:style-name="ce25">
            <draw:control draw:z-index="52" draw:name="Control 834" draw:style-name="gr1" draw:text-style-name="P1" svg:width="0.5cm" svg:height="0.5cm" svg:x="0.008cm" svg:y="0.012cm" draw:control="control80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UpdateUserProfile()</text:p>
          </table:table-cell>
          <table:table-cell table:style-name="ce25">
            <draw:control draw:z-index="53" draw:name="Control 835" draw:style-name="gr1" draw:text-style-name="P1" svg:width="0.5cm" svg:height="0.5cm" svg:x="0.008cm" svg:y="0.014cm" draw:control="control80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54" draw:name="Control 836" draw:style-name="gr1" draw:text-style-name="P1" svg:width="0.5cm" svg:height="0.5cm" svg:x="0.008cm" svg:y="0.013cm" draw:control="control80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updateUserProfile</text:p>
          </table:table-cell>
          <table:table-cell table:style-name="ce25">
            <draw:control draw:z-index="55" draw:name="Control 837" draw:style-name="gr1" draw:text-style-name="P1" svg:width="0.5cm" svg:height="0.5cm" svg:x="0.008cm" svg:y="0.016cm" draw:control="control80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UpdateUserProfile()</text:p>
          </table:table-cell>
          <table:table-cell table:style-name="ce25">
            <draw:control draw:z-index="56" draw:name="Control 838" draw:style-name="gr1" draw:text-style-name="P1" svg:width="0.5cm" svg:height="0.5cm" svg:x="0.008cm" svg:y="0.014cm" draw:control="control809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57" draw:name="Control 839" draw:style-name="gr1" draw:text-style-name="P1" svg:width="0.5cm" svg:height="0.5cm" svg:x="0.008cm" svg:y="0.018cm" draw:control="control810"/>
          </table:table-cell>
          <table:table-cell table:style-name="ce5" office:value-type="string" calcext:value-type="string">
            <text:p>Call _object.setUpdateUserProfile(this.updateUserProfile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Controller</text:a></text:p>
          </table:table-cell>
          <table:table-cell table:style-name="ce23" office:value-type="string" calcext:value-type="string">
            <text:p>+updateUserProfile()</text:p>
          </table:table-cell>
          <table:table-cell table:style-name="ce25">
            <draw:control draw:z-index="58" draw:name="Control 840" draw:style-name="gr1" draw:text-style-name="P1" svg:width="0.5cm" svg:height="0.5cm" svg:x="0.008cm" svg:y="0.017cm" draw:control="control81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</text:a></text:p>
          </table:table-cell>
          <table:table-cell table:style-name="ce23" office:value-type="string" calcext:value-type="string">
            <text:p>+updateUserProfile()</text:p>
          </table:table-cell>
          <table:table-cell table:style-name="ce25">
            <draw:control draw:z-index="59" draw:name="Control 841" draw:style-name="gr1" draw:text-style-name="P1" svg:width="0.5cm" svg:height="0.5cm" svg:x="0.008cm" svg:y="0.006cm" draw:control="control81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Impl</text:a></text:p>
          </table:table-cell>
          <table:table-cell table:style-name="ce23" office:value-type="string" calcext:value-type="string">
            <text:p>+updateUserProfile()</text:p>
          </table:table-cell>
          <table:table-cell table:style-name="ce25">
            <draw:control draw:z-index="60" draw:name="Control 842" draw:style-name="gr1" draw:text-style-name="P1" svg:width="0.5cm" svg:height="0.5cm" svg:x="0.008cm" svg:y="0.005cm" draw:control="control813"/>
          </table:table-cell>
          <table:table-cell table:style-name="ce7"/>
          <table:table-cell table:number-columns-repeated="3"/>
        </table:table-row>
        <table:table-row table:style-name="ro5" table:number-rows-repeated="2">
          <table:table-cell table:style-name="ce7" table:number-columns-repeated="2"/>
          <table:table-cell table:number-columns-repeated="7"/>
        </table:table-row>
        <table:table-row table:style-name="ro5" table:number-rows-repeated="1048494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TrackedEntity Rating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39" form:control-implementation="ooo:com.sun.star.form.component.CheckBox" xml:id="control831" form:id="control8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832" form:id="control8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833" form:id="control8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834" form:id="control8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835" form:id="control8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836" form:id="control8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837" form:id="control8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838" form:id="control8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839" form:id="control8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840" form:id="control8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841" form:id="control8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842" form:id="control8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843" form:id="control8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844" form:id="control8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845" form:id="control8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846" form:id="control8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847" form:id="control8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848" form:id="control8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849" form:id="control8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850" form:id="control8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851" form:id="control8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852" form:id="control8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853" form:id="control8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854" form:id="control8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855" form:id="control8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856" form:id="control8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857" form:id="control8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858" form:id="control8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859" form:id="control8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860" form:id="control8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861" form:id="control8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862" form:id="control8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863" form:id="control8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864" form:id="control8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865" form:id="control8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866" form:id="control8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867" form:id="control8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68" form:id="control8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69" form:id="control8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70" form:id="control8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71" form:id="control8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872" form:id="control8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32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>
            <text:p>ITrackedEntity.rating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 table:number-columns-spanned="6" table:number-rows-spanned="1">
            <text:p>The following table summarises what needs to be done in order to add a ‘rating’ field to ITrackedEntity and its implementation types: Claim, Declaration, EntityLink, Journal, Person, Publication, Publisher, Quotation, Topic, User, Group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41" draw:name="Control 810" draw:style-name="gr1" draw:text-style-name="P1" svg:width="0.5cm" svg:height="0.5cm" svg:x="0.022cm" svg:y="0.517cm" draw:control="control872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1" draw:name="Control 646" draw:style-name="gr1" draw:text-style-name="P1" svg:width="0.5cm" svg:height="0.5cm" svg:x="0.009cm" svg:y="0.412cm" draw:control="control83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Rating()</text:p>
          </table:table-cell>
          <table:table-cell table:style-name="ce25">
            <draw:control draw:z-index="0" draw:name="Control 645" draw:style-name="gr1" draw:text-style-name="P1" svg:width="0.5cm" svg:height="0.5cm" svg:x="0.009cm" svg:y="0.41cm" draw:control="control83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Rating()</text:p>
          </table:table-cell>
          <table:table-cell table:style-name="ce25">
            <draw:control draw:z-index="2" draw:name="Control 647" draw:style-name="gr1" draw:text-style-name="P1" svg:width="0.5cm" svg:height="0.5cm" svg:x="0.009cm" svg:y="0.414cm" draw:control="control83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3" draw:name="Control 652" draw:style-name="gr1" draw:text-style-name="P1" svg:width="0.5cm" svg:height="0.5cm" svg:x="0.009cm" svg:y="0.415cm" draw:control="control83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4" draw:name="Control 653" draw:style-name="gr1" draw:text-style-name="P1" svg:width="0.5cm" svg:height="0.5cm" svg:x="0.009cm" svg:y="0.416cm" draw:control="control83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5" draw:name="Control 654" draw:style-name="gr1" draw:text-style-name="P1" svg:width="0.5cm" svg:height="0.5cm" svg:x="0.009cm" svg:y="0.417cm" draw:control="control83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.Builder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6" draw:name="Control 664" draw:style-name="gr1" draw:text-style-name="P1" svg:width="0.5cm" svg:height="0.5cm" svg:x="0.009cm" svg:y="0.418cm" draw:control="control83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rating()</text:p>
          </table:table-cell>
          <table:table-cell table:style-name="ce25">
            <draw:control draw:z-index="7" draw:name="Control 685" draw:style-name="gr1" draw:text-style-name="P1" svg:width="0.5cm" svg:height="0.5cm" svg:x="0.009cm" svg:y="0.419cm" draw:control="control83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8" draw:name="Control 686" draw:style-name="gr1" draw:text-style-name="P1" svg:width="0.5cm" svg:height="0.5cm" svg:x="0.009cm" svg:y="0.419cm" draw:control="control839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9" draw:name="Control 687" draw:style-name="gr1" draw:text-style-name="P1" svg:width="0.5cm" svg:height="0.5cm" svg:x="0.009cm" svg:y="0.42cm" draw:control="control840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Rating()</text:p>
          </table:table-cell>
          <table:table-cell table:style-name="ce25">
            <draw:control draw:z-index="10" draw:name="Control 688" draw:style-name="gr1" draw:text-style-name="P1" svg:width="0.5cm" svg:height="0.5cm" svg:x="0.009cm" svg:y="0.421cm" draw:control="control84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Rating()</text:p>
          </table:table-cell>
          <table:table-cell table:style-name="ce25">
            <draw:control draw:z-index="11" draw:name="Control 689" draw:style-name="gr1" draw:text-style-name="P1" svg:width="0.5cm" svg:height="0.5cm" svg:x="0.009cm" svg:y="0.422cm" draw:control="control84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2" draw:name="Control 690" draw:style-name="gr1" draw:text-style-name="P1" svg:width="0.5cm" svg:height="0.5cm" svg:x="0.009cm" svg:y="0.423cm" draw:control="control84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.Builder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13" draw:name="Control 691" draw:style-name="gr1" draw:text-style-name="P1" svg:width="0.5cm" svg:height="0.5cm" svg:x="0.009cm" svg:y="0.423cm" draw:control="control844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Rating()</text:p>
          </table:table-cell>
          <table:table-cell table:style-name="ce25">
            <draw:control draw:z-index="14" draw:name="Control 694" draw:style-name="gr1" draw:text-style-name="P1" svg:width="0.5cm" svg:height="0.5cm" svg:x="0.009cm" svg:y="0.427cm" draw:control="control84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40" draw:name="Control 809" draw:style-name="gr1" draw:text-style-name="P1" svg:width="0.5cm" svg:height="0.5cm" svg:x="0.034cm" svg:y="0.411cm" draw:control="control871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37" draw:name="Control 803" draw:style-name="gr1" draw:text-style-name="P1" svg:width="0.5cm" svg:height="0.5cm" svg:x="0.034cm" svg:y="0.432cm" draw:control="control868"/>
          </table:table-cell>
          <table:table-cell table:style-name="ce5" office:value-type="string" calcext:value-type="string">
            <text:p>The Apollo GraphQL TYPE.rating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38" draw:name="Control 805" draw:style-name="gr1" draw:text-style-name="P1" svg:width="0.5cm" svg:height="0.5cm" svg:x="0.034cm" svg:y="0.432cm" draw:control="control869"/>
          </table:table-cell>
          <table:table-cell table:style-name="ce5" office:value-type="string" calcext:value-type="string">
            <text:p>The form validation TYPE.rating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TYPEInput</text:a>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39" draw:name="Control 807" draw:style-name="gr1" draw:text-style-name="P1" svg:width="0.5cm" svg:height="0.5cm" svg:x="0.034cm" svg:y="0.433cm" draw:control="control870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s</text:p>
          </table:table-cell>
          <table:table-cell table:style-name="ce23" office:value-type="string" calcext:value-type="string">
            <text:p>+rating</text:p>
          </table:table-cell>
          <table:table-cell table:style-name="ce25"/>
          <table:table-cell table:style-name="ce5" office:value-type="string" calcext:value-type="string">
            <text:p>If TYPE has a corresponding app page and rating appears on that pag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/>
          <table:table-cell table:style-name="ce25">
            <draw:control draw:z-index="36" draw:name="Control 775" draw:style-name="gr1" draw:text-style-name="P1" svg:width="0.5cm" svg:height="0.5cm" svg:x="0.034cm" svg:y="0.415cm" draw:control="control867"/>
          </table:table-cell>
          <table:table-cell table:style-name="ce5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TYPE.rating</text:p>
          </table:table-cell>
          <table:table-cell table:style-name="ce25">
            <draw:control draw:z-index="15" draw:name="Control 695" draw:style-name="gr1" draw:text-style-name="P1" svg:width="0.5cm" svg:height="0.5cm" svg:x="0.009cm" svg:y="0.427cm" draw:control="control84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TYPE.rating</text:p>
          </table:table-cell>
          <table:table-cell table:style-name="ce25">
            <draw:control draw:z-index="16" draw:name="Control 696" draw:style-name="gr1" draw:text-style-name="P1" svg:width="0.5cm" svg:height="0.5cm" svg:x="0.009cm" svg:y="0.429cm" draw:control="control84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TYPE.rating</text:p>
          </table:table-cell>
          <table:table-cell table:style-name="ce25">
            <draw:control draw:z-index="17" draw:name="Control 697" draw:style-name="gr1" draw:text-style-name="P1" svg:width="0.5cm" svg:height="0.5cm" svg:x="0.009cm" svg:y="0.429cm" draw:control="control84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18" draw:name="Control 698" draw:style-name="gr1" draw:text-style-name="P1" svg:width="0.5cm" svg:height="0.5cm" svg:x="0.009cm" svg:y="0.431cm" draw:control="control84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Rating()</text:p>
          </table:table-cell>
          <table:table-cell table:style-name="ce25">
            <draw:control draw:z-index="19" draw:name="Control 699" draw:style-name="gr1" draw:text-style-name="P1" svg:width="0.5cm" svg:height="0.5cm" svg:x="0.009cm" svg:y="0.431cm" draw:control="control85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Rating()</text:p>
          </table:table-cell>
          <table:table-cell table:style-name="ce25">
            <draw:control draw:z-index="20" draw:name="Control 700" draw:style-name="gr1" draw:text-style-name="P1" svg:width="0.5cm" svg:height="0.5cm" svg:x="0.009cm" svg:y="0.432cm" draw:control="control85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21" draw:name="Control 701" draw:style-name="gr1" draw:text-style-name="P1" svg:width="0.5cm" svg:height="0.5cm" svg:x="0.009cm" svg:y="0.433cm" draw:control="control85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22" draw:name="Control 702" draw:style-name="gr1" draw:text-style-name="P1" svg:width="0.5cm" svg:height="0.5cm" svg:x="0.009cm" svg:y="0.434cm" draw:control="control85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23" draw:name="Control 703" draw:style-name="gr1" draw:text-style-name="P1" svg:width="0.5cm" svg:height="0.5cm" svg:x="0.009cm" svg:y="0.435cm" draw:control="control85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.Builder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24" draw:name="Control 704" draw:style-name="gr1" draw:text-style-name="P1" svg:width="0.5cm" svg:height="0.5cm" svg:x="0.009cm" svg:y="0.435cm" draw:control="control85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Rating()</text:p>
          </table:table-cell>
          <table:table-cell table:style-name="ce25">
            <draw:control draw:z-index="25" draw:name="Control 705" draw:style-name="gr1" draw:text-style-name="P1" svg:width="0.5cm" svg:height="0.5cm" svg:x="0.009cm" svg:y="0.437cm" draw:control="control85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35" draw:name="Control 773" draw:style-name="gr1" draw:text-style-name="P1" svg:width="0.5cm" svg:height="0.5cm" svg:x="0.009cm" svg:y="0.437cm" draw:control="control866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26" draw:name="Control 706" draw:style-name="gr1" draw:text-style-name="P1" svg:width="0.5cm" svg:height="0.5cm" svg:x="0.009cm" svg:y="0.437cm" draw:control="control857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Rating()</text:p>
          </table:table-cell>
          <table:table-cell table:style-name="ce25">
            <draw:control draw:z-index="27" draw:name="Control 707" draw:style-name="gr1" draw:text-style-name="P1" svg:width="0.5cm" svg:height="0.5cm" svg:x="0.009cm" svg:y="0.438cm" draw:control="control85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Rating()</text:p>
          </table:table-cell>
          <table:table-cell table:style-name="ce25">
            <draw:control draw:z-index="28" draw:name="Control 708" draw:style-name="gr1" draw:text-style-name="P1" svg:width="0.5cm" svg:height="0.5cm" svg:x="0.009cm" svg:y="0.439cm" draw:control="control85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29" draw:name="Control 709" draw:style-name="gr1" draw:text-style-name="P1" svg:width="0.5cm" svg:height="0.5cm" svg:x="0.009cm" svg:y="0.44cm" draw:control="control86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.Builder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30" draw:name="Control 711" draw:style-name="gr1" draw:text-style-name="P1" svg:width="0.5cm" svg:height="0.5cm" svg:x="0.009cm" svg:y="0.44cm" draw:control="control861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Rating()</text:p>
          </table:table-cell>
          <table:table-cell table:style-name="ce25">
            <draw:control draw:z-index="31" draw:name="Control 714" draw:style-name="gr1" draw:text-style-name="P1" svg:width="0.5cm" svg:height="0.5cm" svg:x="0.009cm" svg:y="0.442cm" draw:control="control86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2" draw:name="Control 770" draw:style-name="gr1" draw:text-style-name="P1" svg:width="0.5cm" svg:height="0.5cm" svg:x="0.009cm" svg:y="0.442cm" draw:control="control863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Controller</text:p>
          </table:table-cell>
          <table:table-cell table:style-name="ce23" office:value-type="string" calcext:value-type="string">
            <text:p>+rating()</text:p>
          </table:table-cell>
          <table:table-cell table:style-name="ce25">
            <draw:control draw:z-index="33" draw:name="Control 771" draw:style-name="gr1" draw:text-style-name="P1" svg:width="0.5cm" svg:height="0.5cm" svg:x="0.009cm" svg:y="0.443cm" draw:control="control86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TYPE</text:p>
          </table:table-cell>
          <table:table-cell table:style-name="ce23" office:value-type="string" calcext:value-type="string">
            <text:p>+rating()</text:p>
          </table:table-cell>
          <table:table-cell table:style-name="ce25">
            <draw:control draw:z-index="34" draw:name="Control 772" draw:style-name="gr1" draw:text-style-name="P1" svg:width="0.5cm" svg:height="0.5cm" svg:x="0.009cm" svg:y="0.444cm" draw:control="control865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TYPEImpl</text:p>
          </table:table-cell>
          <table:table-cell table:style-name="ce23" office:value-type="string" calcext:value-type="string">
            <text:p>+rating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5" table:number-columns-repeated="2"/>
          <table:table-cell table:style-name="ce23" table:number-columns-repeated="2"/>
          <table:table-cell table:style-name="ce25"/>
          <table:table-cell table:style-name="ce7"/>
          <table:table-cell table:number-columns-repeated="2"/>
        </table:table-row>
        <table:table-row table:style-name="ro5" table:number-rows-repeated="1048528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Publication Identifier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39" form:control-implementation="ooo:com.sun.star.form.component.CheckBox" xml:id="control873" form:id="control8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874" form:id="control8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875" form:id="control8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876" form:id="control8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877" form:id="control8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878" form:id="control8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879" form:id="control8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880" form:id="control8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881" form:id="control8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882" form:id="control8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883" form:id="control8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884" form:id="control8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885" form:id="control8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886" form:id="control8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887" form:id="control8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888" form:id="control88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889" form:id="control8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890" form:id="control8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891" form:id="control8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892" form:id="control8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893" form:id="control8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894" form:id="control8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895" form:id="control8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896" form:id="control8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897" form:id="control8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898" form:id="control8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899" form:id="control8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900" form:id="control9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901" form:id="control9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902" form:id="control9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903" form:id="control9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904" form:id="control9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905" form:id="control9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906" form:id="control9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907" form:id="control9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908" form:id="control9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909" form:id="control90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10" form:id="control9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11" form:id="control9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12" form:id="control9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13" form:id="control9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914" form:id="control9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32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>
            <text:p>Publication Identifiers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 table:number-columns-spanned="6" table:number-rows-spanned="1">
            <text:p>The following table summarises what needs to be done in order to add the following publication identifiers: pmid, hsid, arxivid, biorxivid, medrxivid, eric, ihepid, oaipmhid, halid, zenodoid, scopuseid, wsan, pinfoan.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41" draw:name="Control 717" draw:style-name="gr1" draw:text-style-name="P1" svg:width="0.5cm" svg:height="0.5cm" svg:x="0.022cm" svg:y="0.517cm" draw:control="control914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" draw:name="Control 715" draw:style-name="gr1" draw:text-style-name="P1" svg:width="0.5cm" svg:height="0.5cm" svg:x="0.009cm" svg:y="0.412cm" draw:control="control87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ROPERTY()</text:p>
          </table:table-cell>
          <table:table-cell table:style-name="ce25">
            <draw:control draw:z-index="0" draw:name="Control 710" draw:style-name="gr1" draw:text-style-name="P1" svg:width="0.5cm" svg:height="0.5cm" svg:x="0.009cm" svg:y="0.41cm" draw:control="control87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ROPERTY()</text:p>
          </table:table-cell>
          <table:table-cell table:style-name="ce25">
            <draw:control draw:z-index="2" draw:name="Control 718" draw:style-name="gr1" draw:text-style-name="P1" svg:width="0.5cm" svg:height="0.5cm" svg:x="0.009cm" svg:y="0.414cm" draw:control="control87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3" draw:name="Control 719" draw:style-name="gr1" draw:text-style-name="P1" svg:width="0.5cm" svg:height="0.5cm" svg:x="0.009cm" svg:y="0.415cm" draw:control="control87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4" draw:name="Control 720" draw:style-name="gr1" draw:text-style-name="P1" svg:width="0.5cm" svg:height="0.5cm" svg:x="0.009cm" svg:y="0.416cm" draw:control="control87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5" draw:name="Control 721" draw:style-name="gr1" draw:text-style-name="P1" svg:width="0.5cm" svg:height="0.5cm" svg:x="0.009cm" svg:y="0.417cm" draw:control="control87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6" draw:name="Control 722" draw:style-name="gr1" draw:text-style-name="P1" svg:width="0.5cm" svg:height="0.5cm" svg:x="0.009cm" svg:y="0.418cm" draw:control="control87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7" draw:name="Control 723" draw:style-name="gr1" draw:text-style-name="P1" svg:width="0.5cm" svg:height="0.5cm" svg:x="0.009cm" svg:y="0.419cm" draw:control="control88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8" draw:name="Control 724" draw:style-name="gr1" draw:text-style-name="P1" svg:width="0.5cm" svg:height="0.5cm" svg:x="0.009cm" svg:y="0.419cm" draw:control="control881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9" draw:name="Control 727" draw:style-name="gr1" draw:text-style-name="P1" svg:width="0.5cm" svg:height="0.5cm" svg:x="0.009cm" svg:y="0.42cm" draw:control="control882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ROPERTY()</text:p>
          </table:table-cell>
          <table:table-cell table:style-name="ce25">
            <draw:control draw:z-index="10" draw:name="Control 728" draw:style-name="gr1" draw:text-style-name="P1" svg:width="0.5cm" svg:height="0.5cm" svg:x="0.009cm" svg:y="0.421cm" draw:control="control88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ROPERTY()</text:p>
          </table:table-cell>
          <table:table-cell table:style-name="ce25">
            <draw:control draw:z-index="11" draw:name="Control 732" draw:style-name="gr1" draw:text-style-name="P1" svg:width="0.5cm" svg:height="0.5cm" svg:x="0.009cm" svg:y="0.422cm" draw:control="control88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2" draw:name="Control 733" draw:style-name="gr1" draw:text-style-name="P1" svg:width="0.5cm" svg:height="0.5cm" svg:x="0.009cm" svg:y="0.423cm" draw:control="control88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3" draw:name="Control 734" draw:style-name="gr1" draw:text-style-name="P1" svg:width="0.5cm" svg:height="0.5cm" svg:x="0.009cm" svg:y="0.423cm" draw:control="control886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14" draw:name="Control 737" draw:style-name="gr1" draw:text-style-name="P1" svg:width="0.5cm" svg:height="0.5cm" svg:x="0.009cm" svg:y="0.427cm" draw:control="control88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40" draw:name="Control 892" draw:style-name="gr1" draw:text-style-name="P1" svg:width="0.5cm" svg:height="0.5cm" svg:x="0.034cm" svg:y="0.411cm" draw:control="control913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7" draw:name="Control 889" draw:style-name="gr1" draw:text-style-name="P1" svg:width="0.5cm" svg:height="0.5cm" svg:x="0.034cm" svg:y="0.432cm" draw:control="control910"/>
          </table:table-cell>
          <table:table-cell table:style-name="ce5" office:value-type="string" calcext:value-type="string">
            <text:p>The Apollo GraphQL TYPE.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8" draw:name="Control 890" draw:style-name="gr1" draw:text-style-name="P1" svg:width="0.5cm" svg:height="0.5cm" svg:x="0.034cm" svg:y="0.432cm" draw:control="control911"/>
          </table:table-cell>
          <table:table-cell table:style-name="ce5" office:value-type="string" calcext:value-type="string">
            <text:p>The form validation TYPE.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TYPEInput</text:a>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9" draw:name="Control 891" draw:style-name="gr1" draw:text-style-name="P1" svg:width="0.5cm" svg:height="0.5cm" svg:x="0.034cm" svg:y="0.433cm" draw:control="control912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s</text:p>
          </table:table-cell>
          <table:table-cell table:style-name="ce23" office:value-type="string" calcext:value-type="string">
            <text:p>+PROPERTY</text:p>
          </table:table-cell>
          <table:table-cell table:style-name="ce25"/>
          <table:table-cell table:style-name="ce5" office:value-type="string" calcext:value-type="string">
            <text:p>If TYPE has a corresponding app page and PROPERTY appears on that pag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/>
          <table:table-cell table:style-name="ce25">
            <draw:control draw:z-index="36" draw:name="Control 887" draw:style-name="gr1" draw:text-style-name="P1" svg:width="0.5cm" svg:height="0.5cm" svg:x="0.034cm" svg:y="0.415cm" draw:control="control909"/>
          </table:table-cell>
          <table:table-cell table:style-name="ce5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TYPE.PROPERTY</text:p>
          </table:table-cell>
          <table:table-cell table:style-name="ce25">
            <draw:control draw:z-index="15" draw:name="Control 740" draw:style-name="gr1" draw:text-style-name="P1" svg:width="0.5cm" svg:height="0.5cm" svg:x="0.009cm" svg:y="0.427cm" draw:control="control88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TYPE.PROPERTY</text:p>
          </table:table-cell>
          <table:table-cell table:style-name="ce25">
            <draw:control draw:z-index="16" draw:name="Control 743" draw:style-name="gr1" draw:text-style-name="P1" svg:width="0.5cm" svg:height="0.5cm" svg:x="0.009cm" svg:y="0.429cm" draw:control="control88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TYPE.PROPERTY</text:p>
          </table:table-cell>
          <table:table-cell table:style-name="ce25">
            <draw:control draw:z-index="17" draw:name="Control 744" draw:style-name="gr1" draw:text-style-name="P1" svg:width="0.5cm" svg:height="0.5cm" svg:x="0.009cm" svg:y="0.429cm" draw:control="control89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8" draw:name="Control 745" draw:style-name="gr1" draw:text-style-name="P1" svg:width="0.5cm" svg:height="0.5cm" svg:x="0.009cm" svg:y="0.431cm" draw:control="control89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ROPERTY()</text:p>
          </table:table-cell>
          <table:table-cell table:style-name="ce25">
            <draw:control draw:z-index="19" draw:name="Control 746" draw:style-name="gr1" draw:text-style-name="P1" svg:width="0.5cm" svg:height="0.5cm" svg:x="0.009cm" svg:y="0.431cm" draw:control="control89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ROPERTY()</text:p>
          </table:table-cell>
          <table:table-cell table:style-name="ce25">
            <draw:control draw:z-index="20" draw:name="Control 747" draw:style-name="gr1" draw:text-style-name="P1" svg:width="0.5cm" svg:height="0.5cm" svg:x="0.009cm" svg:y="0.432cm" draw:control="control89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21" draw:name="Control 748" draw:style-name="gr1" draw:text-style-name="P1" svg:width="0.5cm" svg:height="0.5cm" svg:x="0.009cm" svg:y="0.433cm" draw:control="control89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22" draw:name="Control 749" draw:style-name="gr1" draw:text-style-name="P1" svg:width="0.5cm" svg:height="0.5cm" svg:x="0.009cm" svg:y="0.434cm" draw:control="control89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23" draw:name="Control 750" draw:style-name="gr1" draw:text-style-name="P1" svg:width="0.5cm" svg:height="0.5cm" svg:x="0.009cm" svg:y="0.435cm" draw:control="control89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24" draw:name="Control 751" draw:style-name="gr1" draw:text-style-name="P1" svg:width="0.5cm" svg:height="0.5cm" svg:x="0.009cm" svg:y="0.435cm" draw:control="control89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25" draw:name="Control 753" draw:style-name="gr1" draw:text-style-name="P1" svg:width="0.5cm" svg:height="0.5cm" svg:x="0.009cm" svg:y="0.437cm" draw:control="control89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35" draw:name="Control 808" draw:style-name="gr1" draw:text-style-name="P1" svg:width="0.5cm" svg:height="0.5cm" svg:x="0.009cm" svg:y="0.437cm" draw:control="control908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26" draw:name="Control 754" draw:style-name="gr1" draw:text-style-name="P1" svg:width="0.5cm" svg:height="0.5cm" svg:x="0.009cm" svg:y="0.437cm" draw:control="control899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ROPERTY()</text:p>
          </table:table-cell>
          <table:table-cell table:style-name="ce25">
            <draw:control draw:z-index="27" draw:name="Control 755" draw:style-name="gr1" draw:text-style-name="P1" svg:width="0.5cm" svg:height="0.5cm" svg:x="0.009cm" svg:y="0.438cm" draw:control="control90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ROPERTY()</text:p>
          </table:table-cell>
          <table:table-cell table:style-name="ce25">
            <draw:control draw:z-index="28" draw:name="Control 757" draw:style-name="gr1" draw:text-style-name="P1" svg:width="0.5cm" svg:height="0.5cm" svg:x="0.009cm" svg:y="0.439cm" draw:control="control90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29" draw:name="Control 760" draw:style-name="gr1" draw:text-style-name="P1" svg:width="0.5cm" svg:height="0.5cm" svg:x="0.009cm" svg:y="0.44cm" draw:control="control90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0" draw:name="Control 762" draw:style-name="gr1" draw:text-style-name="P1" svg:width="0.5cm" svg:height="0.5cm" svg:x="0.009cm" svg:y="0.44cm" draw:control="control903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31" draw:name="Control 763" draw:style-name="gr1" draw:text-style-name="P1" svg:width="0.5cm" svg:height="0.5cm" svg:x="0.009cm" svg:y="0.442cm" draw:control="control90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2" draw:name="Control 765" draw:style-name="gr1" draw:text-style-name="P1" svg:width="0.5cm" svg:height="0.5cm" svg:x="0.009cm" svg:y="0.442cm" draw:control="control905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Controller</text:p>
          </table:table-cell>
          <table:table-cell table:style-name="ce23" office:value-type="string" calcext:value-type="string">
            <text:p>+PROPERTY()</text:p>
          </table:table-cell>
          <table:table-cell table:style-name="ce25">
            <draw:control draw:z-index="33" draw:name="Control 768" draw:style-name="gr1" draw:text-style-name="P1" svg:width="0.5cm" svg:height="0.5cm" svg:x="0.009cm" svg:y="0.443cm" draw:control="control90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TYPE</text:p>
          </table:table-cell>
          <table:table-cell table:style-name="ce23" office:value-type="string" calcext:value-type="string">
            <text:p>+PROPERTY()</text:p>
          </table:table-cell>
          <table:table-cell table:style-name="ce25">
            <draw:control draw:z-index="34" draw:name="Control 769" draw:style-name="gr1" draw:text-style-name="P1" svg:width="0.5cm" svg:height="0.5cm" svg:x="0.009cm" svg:y="0.444cm" draw:control="control907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TYPEImpl</text:p>
          </table:table-cell>
          <table:table-cell table:style-name="ce23" office:value-type="string" calcext:value-type="string">
            <text:p>+PROPERTY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5" table:number-columns-repeated="2"/>
          <table:table-cell table:style-name="ce23" table:number-columns-repeated="2"/>
          <table:table-cell table:style-name="ce25"/>
          <table:table-cell table:style-name="ce7"/>
          <table:table-cell table:number-columns-repeated="2"/>
        </table:table-row>
        <table:table-row table:style-name="ro5" table:number-rows-repeated="1048528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Comment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915" form:id="control9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916" form:id="control9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917" form:id="control9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918" form:id="control9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919" form:id="control9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920" form:id="control9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921" form:id="control9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922" form:id="control9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923" form:id="control9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924" form:id="control9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925" form:id="control9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926" form:id="control9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927" form:id="control9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928" form:id="control9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929" form:id="control9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930" form:id="control9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931" form:id="control9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932" form:id="control9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933" form:id="control9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934" form:id="control9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935" form:id="control9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0" form:control-implementation="ooo:com.sun.star.form.component.CheckBox" xml:id="control936" form:id="control9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1" form:control-implementation="ooo:com.sun.star.form.component.CheckBox" xml:id="control937" form:id="control9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938" form:id="control9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939" form:id="control9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940" form:id="control9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941" form:id="control9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942" form:id="control9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943" form:id="control9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944" form:id="control9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945" form:id="control9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946" form:id="control9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947" form:id="control9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948" form:id="control9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949" form:id="control9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950" form:id="control9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951" form:id="control9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952" form:id="control9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953" form:id="control9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954" form:id="control9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955" form:id="control9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956" form:id="control9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957" form:id="control9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958" form:id="control95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959" form:id="control9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960" form:id="control9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961" form:id="control9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962" form:id="control9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963" form:id="control9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964" form:id="control9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965" form:id="control9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966" form:id="control9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967" form:id="control9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968" form:id="control9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969" form:id="control9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970" form:id="control9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971" form:id="control9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972" form:id="control9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973" form:id="control9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974" form:id="control9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975" form:id="control9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976" form:id="control9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977" form:id="control9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978" form:id="control9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979" form:id="control9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980" form:id="control9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981" form:id="control9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982" form:id="control9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983" form:id="control9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984" form:id="control9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5" form:id="control9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986" form:id="control9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987" form:id="control9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988" form:id="control9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989" form:id="control9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990" form:id="control9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1" form:id="control9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2" form:id="control9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3" form:id="control9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4" form:id="control9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95" form:id="control9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6" form:id="control9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7" form:id="control9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8" form:id="control9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9" form:id="control9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0" form:id="control10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1" form:id="control10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2" form:id="control10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3" form:id="control10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4" form:id="control10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005" form:id="control10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006" form:id="control10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007" form:id="control10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8" form:id="control10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9" form:id="control10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0" form:id="control10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1" form:id="control10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2" form:id="control10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3" form:id="control10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4" form:id="control10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5" form:id="control10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6" form:id="control10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7" form:id="control10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8" form:id="control10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9" form:id="control10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0" form:id="control10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1" form:id="control10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2" form:id="control10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3" form:id="control10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4" form:id="control10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5" form:id="control10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6" form:id="control10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7" form:id="control10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8" form:id="control10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9" form:id="control10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0" form:id="control10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1" form:id="control10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1032" form:id="control10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1033" form:id="control10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34" form:id="control10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35" form:id="control10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36" form:id="control10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37" form:id="control10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8" form:id="control10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9" form:id="control10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40" form:id="control10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41" form:id="control10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042" form:id="control10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043" form:id="control10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044" form:id="control10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045" form:id="control10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046" form:id="control10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047" form:id="control10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48" form:id="control10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49" form:id="control10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50" form:id="control10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51" form:id="control10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52" form:id="control10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53" form:id="control10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054" form:id="control10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055" form:id="control10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056" form:id="control10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057" form:id="control10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1058" form:id="control10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1059" form:id="control10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1060" form:id="control10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1061" form:id="control10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1062" form:id="control10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3" form:id="control10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1064" form:id="control10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5" form:id="control10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6" form:id="control10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7" form:id="control10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8" form:id="control10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69" form:id="control10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0" form:id="control10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1" form:id="control10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2" form:id="control10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3" form:id="control10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4" form:id="control10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5" form:id="control10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6" form:id="control10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7" form:id="control10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8" form:id="control10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9" form:id="control10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080" form:id="control10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081" form:id="control10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082" form:id="control10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3" form:id="control10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4" form:id="control10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5" form:id="control10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6" form:id="control10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7" form:id="control10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8" form:id="control10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9" form:id="control10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0" form:id="control10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1" form:id="control10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2" form:id="control10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3" form:id="control10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4" form:id="control10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5" form:id="control10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6" form:id="control10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7" form:id="control10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8" form:id="control10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9" form:id="control10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0" form:id="control11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1" form:id="control11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2" form:id="control11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3" form:id="control11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4" form:id="control11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5" form:id="control11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6" form:id="control11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107" form:id="control11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108" form:id="control11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9" form:id="control11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0" form:id="control11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1" form:id="control11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2" form:id="control11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3" form:id="control11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4" form:id="control11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5" form:id="control11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6" form:id="control11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7" form:id="control11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8" form:id="control11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9" form:id="control11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0" form:id="control11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1" form:id="control11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2" form:id="control11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3" form:id="control11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4" form:id="control11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5" form:id="control11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6" form:id="control11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7" form:id="control11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8" form:id="control11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9" form:id="control11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30" form:id="control11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31" form:id="control11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32" form:id="control11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1133" form:id="control11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134" form:id="control11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135" form:id="control11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136" form:id="control11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18" table:default-cell-style-name="ce19"/>
        <table:table-column table:style-name="co19" table:default-cell-style-name="ce19"/>
        <table:table-column table:style-name="co4" table:default-cell-style-name="ce19"/>
        <table:table-column table:style-name="co5" table:default-cell-style-name="ce32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 table:number-columns-spanned="6" table:number-rows-spanned="1">
            <text:p>The following table summarises what needs to be done in order to add a new type, property, query or mutation to the system. The uppercase placeholders TYPE, PROPERTY/ALL, QUERY and MUTATION should be replaced by the actual, appropriately-cased type, property, query or mutation name(s), following the Java/JavaBean conventions for naming types, fields and property accessor methods. Existing workspace resources are hyperlinked for convenience.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693" draw:style-name="gr1" draw:text-style-name="P1" svg:width="0.5cm" svg:height="0.5cm" svg:x="0.009cm" svg:y="0.443cm" draw:control="control916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Comment</text:p>
          </table:table-cell>
          <table:table-cell table:style-name="ce25">
            <draw:control draw:z-index="0" draw:name="Control 692" draw:style-name="gr1" draw:text-style-name="P1" svg:width="0.5cm" svg:height="0.5cm" svg:x="0.009cm" svg:y="0.431cm" draw:control="control915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ommentInput</text:p>
          </table:table-cell>
          <table:table-cell table:style-name="ce25">
            <draw:control draw:z-index="2" draw:name="Control 735" draw:style-name="gr1" draw:text-style-name="P1" svg:width="0.5cm" svg:height="0.5cm" svg:x="0.009cm" svg:y="0.434cm" draw:control="control91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ommentPage</text:p>
          </table:table-cell>
          <table:table-cell table:style-name="ce25">
            <draw:control draw:z-index="221" draw:name="Control 22" draw:style-name="gr1" draw:text-style-name="P1" svg:width="0.5cm" svg:height="0.5cm" svg:x="0.023cm" svg:y="0.442cm" draw:control="control113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ommentQueryFilter</text:p>
          </table:table-cell>
          <table:table-cell table:style-name="ce25">
            <draw:control draw:z-index="220" draw:name="Control 736" draw:style-name="gr1" draw:text-style-name="P1" svg:width="0.5cm" svg:height="0.5cm" svg:x="0.023cm" svg:y="0.441cm" draw:control="control113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Comment</text:p>
          </table:table-cell>
          <table:table-cell table:style-name="ce25">
            <draw:control draw:z-index="3" draw:name="Control 802" draw:style-name="gr1" draw:text-style-name="P1" svg:width="0.5cm" svg:height="0.5cm" svg:x="0.009cm" svg:y="0.435cm" draw:control="control91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4" draw:name="Control 811" draw:style-name="gr1" draw:text-style-name="P1" svg:width="0.5cm" svg:height="0.5cm" svg:x="0.009cm" svg:y="0.001cm" draw:control="control919"/>
            <draw:control draw:z-index="5" draw:name="Control 812" draw:style-name="gr1" draw:text-style-name="P1" svg:width="0.5cm" svg:height="0.5cm" svg:x="0.009cm" svg:y="0.426cm" draw:control="control92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6" draw:name="Control 813" draw:style-name="gr1" draw:text-style-name="P1" svg:width="0.5cm" svg:height="0.5cm" svg:x="0.009cm" svg:y="0.427cm" draw:control="control921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Commen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7" draw:name="Control 977" draw:style-name="gr1" draw:text-style-name="P1" svg:width="0.5cm" svg:height="0.5cm" svg:x="0.022cm" svg:y="0.442cm" draw:control="control1042"/>
          </table:table-cell>
          <table:table-cell table:style-name="ce5" office:value-type="string" calcext:value-type="string">
            <text:p>Extend AbstractBaseEntity.Builder / AbstractTrackedEntity.Builder / AbstractLinkableEntity.Builder. One Builder.PROPERTY field per Commen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7" draw:name="Control 814" draw:style-name="gr1" draw:text-style-name="P1" svg:width="0.5cm" svg:height="0.5cm" svg:x="0.009cm" svg:y="0.428cm" draw:control="control922"/>
          </table:table-cell>
          <table:table-cell table:style-name="ce5" office:value-type="string" calcext:value-type="string">
            <text:p>One Builder.withPROPERTY() method per Commen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8" draw:name="Control 815" draw:style-name="gr1" draw:text-style-name="P1" svg:width="0.5cm" svg:height="0.5cm" svg:x="0.009cm" svg:y="0.43cm" draw:control="control923"/>
          </table:table-cell>
          <table:table-cell table:style-name="ce5" office:value-type="string" calcext:value-type="string">
            <text:p>One _object.setPROPERTY() call per Commen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9" draw:name="Control 816" draw:style-name="gr1" draw:text-style-name="P1" svg:width="0.5cm" svg:height="0.5cm" svg:x="0.009cm" svg:y="0.43cm" draw:control="control924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Input.Builder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Input.Builder. One Builder.PROPERTY field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10" draw:name="Control 843" draw:style-name="gr1" draw:text-style-name="P1" svg:width="0.5cm" svg:height="0.5cm" svg:x="0.009cm" svg:y="0cm" draw:control="control925"/>
            <draw:control draw:z-index="11" draw:name="Control 844" draw:style-name="gr1" draw:text-style-name="P1" svg:width="0.5cm" svg:height="0.5cm" svg:x="0.009cm" svg:y="0.421cm" draw:control="control926"/>
          </table:table-cell>
          <table:table-cell table:style-name="ce5" office:value-type="string" calcext:value-type="string">
            <text:p>One Builder.withPROPERTY() method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12" draw:name="Control 845" draw:style-name="gr1" draw:text-style-name="P1" svg:width="0.5cm" svg:height="0.5cm" svg:x="0.009cm" svg:y="0.422cm" draw:control="control927"/>
          </table:table-cell>
          <table:table-cell table:style-name="ce5" office:value-type="string" calcext:value-type="string">
            <text:p>One _object.setPROPERTY() call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Page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Page&lt;Comment&gt;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Page.Builder</text:p>
          </table:table-cell>
          <table:table-cell table:style-name="ce23" office:value-type="string" calcext:value-type="string">
            <text:p>+build()</text:p>
          </table:table-cell>
          <table:table-cell table:style-name="ce25">
            <draw:control draw:z-index="13" draw:name="Control 846" draw:style-name="gr1" draw:text-style-name="P1" svg:width="0.5cm" svg:height="0.5cm" svg:x="0.009cm" svg:y="0cm" draw:control="control928"/>
            <draw:control draw:z-index="119" draw:name="Control 966" draw:style-name="gr1" draw:text-style-name="P1" svg:width="0.5cm" svg:height="0.5cm" svg:x="0.034cm" svg:y="0.437cm" draw:control="control1034"/>
          </table:table-cell>
          <table:table-cell table:style-name="ce5" office:value-type="string" calcext:value-type="string">
            <text:p>Extend AbstractPage.Builder&lt;Builder, CommentPage, Comment&gt; and return build(new CommentPage());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<text:a xlink:href="" xlink:type="simple">apolloClient</text:a></text:p>
          </table:table-cell>
          <table:table-cell table:style-name="ce23" office:value-type="string" calcext:value-type="string">
            <text:p>~cache.possibleTypes</text:p>
          </table:table-cell>
          <table:table-cell table:style-name="ce25">
            <draw:control draw:z-index="138" draw:name="Control 991" draw:style-name="gr1" draw:text-style-name="P1" svg:width="0.5cm" svg:height="0.5cm" svg:x="0.022cm" svg:y="0.442cm" draw:control="control1053"/>
          </table:table-cell>
          <table:table-cell table:style-name="ce5" office:value-type="string" calcext:value-type="string">
            <text:p>Add Comment to IBaseEntity, ITrackedEntity, ILinkableEntity as appropriate and CommentPage to IPage.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COMMENT_FIELDS</text:p>
          </table:table-cell>
          <table:table-cell table:style-name="ce25">
            <draw:control draw:z-index="134" draw:name="Control 992" draw:style-name="gr1" draw:text-style-name="P1" svg:width="0.5cm" svg:height="0.5cm" svg:x="0.022cm" svg:y="0.445cm" draw:control="control1049"/>
          </table:table-cell>
          <table:table-cell table:style-name="ce5" office:value-type="string" calcext:value-type="string">
            <text:p>A GraphQL fragment that fetches the fields specific to Comment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READ_COMMENTS</text:p>
          </table:table-cell>
          <table:table-cell table:style-name="ce25">
            <draw:control draw:z-index="135" draw:name="Control 993" draw:style-name="gr1" draw:text-style-name="P1" svg:width="0.5cm" svg:height="0.5cm" svg:x="0.022cm" svg:y="0.447cm" draw:control="control1050"/>
          </table:table-cell>
          <table:table-cell table:style-name="ce5" office:value-type="string" calcext:value-type="string">
            <text:p>A GraphQL query that fetches Comment instances, typically filtered and paginated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CREATE_COMMENT</text:p>
          </table:table-cell>
          <table:table-cell table:style-name="ce25"/>
          <table:table-cell table:style-name="ce5" office:value-type="string" calcext:value-type="string">
            <text:p>A GraphQL mutation to create a Comment instance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UPDATE_COMMENT</text:p>
          </table:table-cell>
          <table:table-cell table:style-name="ce25">
            <draw:control draw:z-index="136" draw:name="Control 994" draw:style-name="gr1" draw:text-style-name="P1" svg:width="0.5cm" svg:height="0.5cm" svg:x="0.022cm" svg:y="-0.001cm" draw:control="control1051"/>
          </table:table-cell>
          <table:table-cell table:style-name="ce5" office:value-type="string" calcext:value-type="string">
            <text:p>A GraphQL mutation to update a Comment instance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DELETE_COMMENT</text:p>
          </table:table-cell>
          <table:table-cell table:style-name="ce25">
            <draw:control draw:z-index="137" draw:name="Control 995" draw:style-name="gr1" draw:text-style-name="P1" svg:width="0.5cm" svg:height="0.5cm" svg:x="0.022cm" svg:y="0.001cm" draw:control="control1052"/>
          </table:table-cell>
          <table:table-cell table:style-name="ce5" office:value-type="string" calcext:value-type="string">
            <text:p>A GraphQL mutation to delete a Comment instance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0" draw:name="Control 968" draw:style-name="gr1" draw:text-style-name="P1" svg:width="0.5cm" svg:height="0.5cm" svg:x="0.034cm" svg:y="0.439cm" draw:control="control1035"/>
            <draw:control draw:z-index="133" draw:name="Control 967" draw:style-name="gr1" draw:text-style-name="P1" svg:width="0.5cm" svg:height="0.5cm" svg:x="0.022cm" svg:y="0.002cm" draw:control="control1048"/>
          </table:table-cell>
          <table:table-cell table:style-name="ce5" office:value-type="string" calcext:value-type="string">
            <text:p>The Apollo GraphQL Commen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Comment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1" draw:name="Control 969" draw:style-name="gr1" draw:text-style-name="P1" svg:width="0.5cm" svg:height="0.5cm" svg:x="0.034cm" svg:y="0.44cm" draw:control="control1036"/>
          </table:table-cell>
          <table:table-cell table:style-name="ce5" office:value-type="string" calcext:value-type="string">
            <text:p>Only if Comment is updateable through GraphQL API: the corresponding GraphQL Comment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2" draw:name="Control 970" draw:style-name="gr1" draw:text-style-name="P1" svg:width="0.5cm" svg:height="0.5cm" svg:x="0.034cm" svg:y="0.44cm" draw:control="control1037"/>
          </table:table-cell>
          <table:table-cell table:style-name="ce5" office:value-type="string" calcext:value-type="string">
            <text:p>The form validation Commen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17" draw:name="Control 964" draw:style-name="gr1" draw:text-style-name="P1" svg:width="0.5cm" svg:height="0.5cm" svg:x="0.034cm" svg:y="0.441cm" draw:control="control1032"/>
          </table:table-cell>
          <table:table-cell table:style-name="ce5" office:value-type="string" calcext:value-type="string">
            <text:p>If Comment has a corresponding app page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comment</text:p>
          </table:table-cell>
          <table:table-cell table:style-name="ce25">
            <draw:control draw:z-index="118" draw:name="Control 965" draw:style-name="gr1" draw:text-style-name="P1" svg:width="0.5cm" svg:height="0.5cm" svg:x="0.034cm" svg:y="0.441cm" draw:control="control1033"/>
          </table:table-cell>
          <table:table-cell table:style-name="ce5" office:value-type="string" calcext:value-type="string">
            <text:p>Also implement comments, commentById queries and createComment, updateComment and deleteComment mutations.</text:p>
          </table:table-cell>
          <table:table-cell table:style-name="Default"/>
          <table:table-cell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schema-h2.sql</text:a></text:p>
          </table:table-cell>
          <table:table-cell table:style-name="ce23" office:value-type="string" calcext:value-type="string">
            <text:p>+comment</text:p>
          </table:table-cell>
          <table:table-cell table:style-name="ce25">
            <draw:control draw:z-index="14" draw:name="Control 847" draw:style-name="gr1" draw:text-style-name="P1" svg:width="0.5cm" svg:height="0.5cm" svg:x="0.009cm" svg:y="0.414cm" draw:control="control92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Comment</text:p>
          </table:table-cell>
          <table:table-cell table:style-name="ce25">
            <draw:control draw:z-index="130" draw:name="Control 984" draw:style-name="gr1" draw:text-style-name="P1" svg:width="0.5cm" svg:height="0.5cm" svg:x="0.022cm" svg:y="0.446cm" draw:control="control104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CommentInput</text:p>
          </table:table-cell>
          <table:table-cell table:style-name="ce25">
            <draw:control draw:z-index="131" draw:name="Control 985" draw:style-name="gr1" draw:text-style-name="P1" svg:width="0.5cm" svg:height="0.5cm" svg:x="0.022cm" svg:y="0.447cm" draw:control="control104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CommentPage</text:p>
          </table:table-cell>
          <table:table-cell table:style-name="ce25">
            <draw:control draw:z-index="132" draw:name="Control 983" draw:style-name="gr1" draw:text-style-name="P1" svg:width="0.5cm" svg:height="0.5cm" svg:x="0.022cm" svg:y="0.446cm" draw:control="control104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CommentQueryFilter</text:p>
          </table:table-cell>
          <table:table-cell table:style-name="ce25">
            <draw:control draw:z-index="129" draw:name="Control 848" draw:style-name="gr1" draw:text-style-name="P1" svg:width="0.5cm" svg:height="0.5cm" svg:x="0.022cm" svg:y="0.447cm" draw:control="control104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commentController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commentPageController<text:span text:style-name="T1">()</text:span></text:p>
          </table:table-cell>
          <table:table-cell table:style-name="ce25">
            <draw:control draw:z-index="140" draw:name="Control 998" draw:style-name="gr1" draw:text-style-name="P1" svg:width="0.5cm" svg:height="0.5cm" svg:x="0.022cm" svg:y="0.002cm" draw:control="control105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39" draw:name="Control 849" draw:style-name="gr1" draw:text-style-name="P1" svg:width="0.5cm" svg:height="0.5cm" svg:x="0.022cm" svg:y="0.001cm" draw:control="control1054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Commen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72" draw:name="Control 919" draw:style-name="gr1" draw:text-style-name="P1" svg:width="0.5cm" svg:height="0.5cm" svg:x="0.008cm" svg:y="0.001cm" draw:control="control987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Commen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15" draw:name="Control 852" draw:style-name="gr1" draw:text-style-name="P1" svg:width="0.5cm" svg:height="0.5cm" svg:x="0.009cm" svg:y="0cm" draw:control="control930"/>
          </table:table-cell>
          <table:table-cell table:style-name="ce5" office:value-type="string" calcext:value-type="string">
            <text:p>One Builder.withPROPERTY() method per Commen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16" draw:name="Control 853" draw:style-name="gr1" draw:text-style-name="P1" svg:width="0.5cm" svg:height="0.5cm" svg:x="0.009cm" svg:y="0.001cm" draw:control="control931"/>
            <draw:control draw:z-index="17" draw:name="Control 854" draw:style-name="gr1" draw:text-style-name="P1" svg:width="0.5cm" svg:height="0.5cm" svg:x="0.009cm" svg:y="0.399cm" draw:control="control932"/>
          </table:table-cell>
          <table:table-cell table:style-name="ce5" office:value-type="string" calcext:value-type="string">
            <text:p>One _object.setPROPERTY() call per Commen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8" draw:name="Control 855" draw:style-name="gr1" draw:text-style-name="P1" svg:width="0.5cm" svg:height="0.5cm" svg:x="0.009cm" svg:y="0.4cm" draw:control="control933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Inpu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9" draw:name="Control 856" draw:style-name="gr1" draw:text-style-name="P1" svg:width="0.5cm" svg:height="0.5cm" svg:x="0.009cm" svg:y="0.401cm" draw:control="control934"/>
          </table:table-cell>
          <table:table-cell table:style-name="ce5" office:value-type="string" calcext:value-type="string">
            <text:p>Extend AbstractBaseEntityInput.Builder. One Builder.PROPERTY field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20" draw:name="Control 857" draw:style-name="gr1" draw:text-style-name="P1" svg:width="0.5cm" svg:height="0.5cm" svg:x="0.009cm" svg:y="0.402cm" draw:control="control935"/>
          </table:table-cell>
          <table:table-cell table:style-name="ce5" office:value-type="string" calcext:value-type="string">
            <text:p>One Builder.withPROPERTY() method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21" draw:name="Control 858" draw:style-name="gr1" draw:text-style-name="P1" svg:width="0.5cm" svg:height="0.5cm" svg:x="0.009cm" svg:y="0.402cm" draw:control="control936"/>
          </table:table-cell>
          <table:table-cell table:style-name="ce5" office:value-type="string" calcext:value-type="string">
            <text:p>One _object.setPROPERTY() call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Page</text:p>
          </table:table-cell>
          <table:table-cell table:style-name="ce15"/>
          <table:table-cell table:style-name="ce25">
            <draw:control draw:z-index="22" draw:name="Control 859" draw:style-name="gr1" draw:text-style-name="P1" svg:width="0.5cm" svg:height="0.5cm" svg:x="0.009cm" svg:y="0.404cm" draw:control="control937"/>
          </table:table-cell>
          <table:table-cell table:style-name="ce5" office:value-type="string" calcext:value-type="string">
            <text:p>Extend AbstractPage&lt;Comment&gt;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Page.Builder</text:p>
          </table:table-cell>
          <table:table-cell table:style-name="ce23" office:value-type="string" calcext:value-type="string">
            <text:p>+build()</text:p>
          </table:table-cell>
          <table:table-cell table:style-name="ce25">
            <draw:control draw:z-index="23" draw:name="Control 860" draw:style-name="gr1" draw:text-style-name="P1" svg:width="0.5cm" svg:height="0.5cm" svg:x="0.009cm" svg:y="0.404cm" draw:control="control938"/>
          </table:table-cell>
          <table:table-cell table:style-name="ce5" office:value-type="string" calcext:value-type="string">
            <text:p>Extend AbstractPage.Builder&lt;Builder, CommentPage, Comment&gt; and return build(new CommentPage());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Controller</text:p>
          </table:table-cell>
          <table:table-cell table:style-name="ce15"/>
          <table:table-cell table:style-name="ce25">
            <draw:control draw:z-index="24" draw:name="Control 861" draw:style-name="gr1" draw:text-style-name="P1" svg:width="0.5cm" svg:height="0.5cm" svg:x="0.009cm" svg:y="0.405cm" draw:control="control93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PageController</text:p>
          </table:table-cell>
          <table:table-cell table:style-name="ce15"/>
          <table:table-cell table:style-name="ce25"/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Comment</text:p>
          </table:table-cell>
          <table:table-cell table:style-name="ce15"/>
          <table:table-cell table:style-name="ce25">
            <draw:control draw:z-index="74" draw:name="Control 921" draw:style-name="gr1" draw:text-style-name="P1" svg:width="0.5cm" svg:height="0.5cm" svg:x="0.008cm" svg:y="0.001cm" draw:control="control989"/>
          </table:table-cell>
          <table:table-cell table:style-name="ce5" office:value-type="string" calcext:value-type="string">
            <text:p>Extend DataFetchersDelegateIBaseEntity&lt;Comment&gt; / DataFetchersDelegateITrackedEntity&lt;Comment&gt; / DataFetchersDelegateILinkableEntity&lt;Comment&gt;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CommentImpl</text:p>
          </table:table-cell>
          <table:table-cell table:style-name="ce15"/>
          <table:table-cell table:style-name="ce25">
            <draw:control draw:z-index="73" draw:name="Control 920" draw:style-name="gr1" draw:text-style-name="P1" svg:width="0.5cm" svg:height="0.5cm" svg:x="0.008cm" svg:y="0.355cm" draw:control="control988"/>
            <draw:control draw:z-index="128" draw:name="Control 978" draw:style-name="gr1" draw:text-style-name="P1" svg:width="0.5cm" svg:height="0.5cm" svg:x="0.022cm" svg:y="-0.001cm" draw:control="control1043"/>
          </table:table-cell>
          <table:table-cell table:style-name="ce5" office:value-type="string" calcext:value-type="string">
            <text:p>Extend DataFetchersDelegateIBaseEntityImpl&lt;Comment&gt; / DataFetchersDelegateITrackedEntityImpl&lt;Comment&gt; / DataFetchersDelegateILinkableEntityImpl&lt;Comment&gt;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DataFetchersDelegateCommentPage</text:p>
          </table:table-cell>
          <table:table-cell table:style-name="ce15"/>
          <table:table-cell table:style-name="ce25">
            <draw:control draw:z-index="25" draw:name="Control 862" draw:style-name="gr1" draw:text-style-name="P1" svg:width="0.5cm" svg:height="0.5cm" svg:x="0.009cm" svg:y="0.408cm" draw:control="control940"/>
          </table:table-cell>
          <table:table-cell table:style-name="ce5" office:value-type="string" calcext:value-type="string">
            <text:p>Extend DataFetchersDelegatePage&lt;CommentPage, Comment&gt;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DataFetchersDelegateCommentPageImpl</text:p>
          </table:table-cell>
          <table:table-cell table:style-name="ce15"/>
          <table:table-cell table:style-name="ce25">
            <draw:control draw:z-index="26" draw:name="Control 863" draw:style-name="gr1" draw:text-style-name="P1" svg:width="0.5cm" svg:height="0.5cm" svg:x="0.009cm" svg:y="0.41cm" draw:control="control941"/>
            <draw:control draw:z-index="28" draw:name="Control 865" draw:style-name="gr1" draw:text-style-name="P1" svg:width="0.5cm" svg:height="0.5cm" svg:x="0.009cm" svg:y="0.411cm" draw:control="control943"/>
          </table:table-cell>
          <table:table-cell table:style-name="ce5" office:value-type="string" calcext:value-type="string">
            <text:p>Extend <text:a xlink:href="" xlink:type="simple">DataFetchersDelegateIPageImpl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Repository</text:p>
          </table:table-cell>
          <table:table-cell table:style-name="ce15"/>
          <table:table-cell table:style-name="ce25">
            <draw:control draw:z-index="27" draw:name="Control 864" draw:style-name="gr1" draw:text-style-name="P1" svg:width="0.5cm" svg:height="0.5cm" svg:x="0.009cm" svg:y="0.41cm" draw:control="control942"/>
          </table:table-cell>
          <table:table-cell table:style-name="ce5" office:value-type="string" calcext:value-type="string">
            <text:p>Extend JpaRepository&lt;Comment, Long&gt;, CustomCommentRepository.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ITrackedEntity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29" draw:name="Control 867" draw:style-name="gr1" draw:text-style-name="P1" svg:width="0.5cm" svg:height="0.5cm" svg:x="0.009cm" svg:y="0.412cm" draw:control="control94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()</text:p>
          </table:table-cell>
          <table:table-cell table:style-name="ce25">
            <draw:control draw:z-index="30" draw:name="Control 868" draw:style-name="gr1" draw:text-style-name="P1" svg:width="0.5cm" svg:height="0.5cm" svg:x="0.009cm" svg:y="0.414cm" draw:control="control94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mments()</text:p>
          </table:table-cell>
          <table:table-cell table:style-name="ce25">
            <draw:control draw:z-index="31" draw:name="Control 869" draw:style-name="gr1" draw:text-style-name="P1" svg:width="0.5cm" svg:height="0.5cm" svg:x="0.009cm" svg:y="0.414cm" draw:control="control94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32" draw:name="Control 870" draw:style-name="gr1" draw:text-style-name="P1" svg:width="0.5cm" svg:height="0.5cm" svg:x="0.009cm" svg:y="0.415cm" draw:control="control94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33" draw:name="Control 871" draw:style-name="gr1" draw:text-style-name="P1" svg:width="0.5cm" svg:height="0.5cm" svg:x="0.009cm" svg:y="0.416cm" draw:control="control94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4" draw:name="Control 872" draw:style-name="gr1" draw:text-style-name="P1" svg:width="0.5cm" svg:height="0.5cm" svg:x="0.009cm" svg:y="0.417cm" draw:control="control94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.Builder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35" draw:name="Control 873" draw:style-name="gr1" draw:text-style-name="P1" svg:width="0.5cm" svg:height="0.5cm" svg:x="0.009cm" svg:y="0.418cm" draw:control="control95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mments()</text:p>
          </table:table-cell>
          <table:table-cell table:style-name="ce25">
            <draw:control draw:z-index="36" draw:name="Control 874" draw:style-name="gr1" draw:text-style-name="P1" svg:width="0.5cm" svg:height="0.5cm" svg:x="0.009cm" svg:y="0.419cm" draw:control="control95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7" draw:name="Control 875" draw:style-name="gr1" draw:text-style-name="P1" svg:width="0.5cm" svg:height="0.5cm" svg:x="0.009cm" svg:y="0.419cm" draw:control="control952"/>
          </table:table-cell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Input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38" draw:name="Control 876" draw:style-name="gr1" draw:text-style-name="P1" svg:width="0.5cm" svg:height="0.5cm" svg:x="0.009cm" svg:y="0.42cm" draw:control="control953"/>
          </table:table-cell>
          <table:table-cell table:style-name="ce5" office:value-type="string" calcext:value-type="string">
            <text:p>Only if comments is included in ITrackedEntity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()</text:p>
          </table:table-cell>
          <table:table-cell table:style-name="ce25">
            <draw:control draw:z-index="39" draw:name="Control 877" draw:style-name="gr1" draw:text-style-name="P1" svg:width="0.5cm" svg:height="0.5cm" svg:x="0.009cm" svg:y="0.421cm" draw:control="control95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mments()</text:p>
          </table:table-cell>
          <table:table-cell table:style-name="ce25">
            <draw:control draw:z-index="40" draw:name="Control 878" draw:style-name="gr1" draw:text-style-name="P1" svg:width="0.5cm" svg:height="0.5cm" svg:x="0.009cm" svg:y="0.422cm" draw:control="control95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41" draw:name="Control 879" draw:style-name="gr1" draw:text-style-name="P1" svg:width="0.5cm" svg:height="0.5cm" svg:x="0.009cm" svg:y="0.423cm" draw:control="control95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Input.Builder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42" draw:name="Control 880" draw:style-name="gr1" draw:text-style-name="P1" svg:width="0.5cm" svg:height="0.5cm" svg:x="0.009cm" svg:y="0.423cm" draw:control="control957"/>
            <draw:control draw:z-index="43" draw:name="Control 882" draw:style-name="gr1" draw:text-style-name="P1" svg:width="0.5cm" svg:height="0.5cm" svg:x="0.009cm" svg:y="0.425cm" draw:control="control958"/>
          </table:table-cell>
          <table:table-cell table:style-name="ce5" office:value-type="string" calcext:value-type="string">
            <text:p>Only if comments is included in ITrackedEntity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mments()</text:p>
          </table:table-cell>
          <table:table-cell table:style-name="ce25">
            <draw:control draw:z-index="44" draw:name="Control 883" draw:style-name="gr1" draw:text-style-name="P1" svg:width="0.5cm" svg:height="0.5cm" svg:x="0.009cm" svg:y="0.427cm" draw:control="control95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26" draw:name="Control 976" draw:style-name="gr1" draw:text-style-name="P1" svg:width="0.5cm" svg:height="0.5cm" svg:x="0.034cm" svg:y="0.411cm" draw:control="control1041"/>
          </table:table-cell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ITrackedEntity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123" draw:name="Control 973" draw:style-name="gr1" draw:text-style-name="P1" svg:width="0.5cm" svg:height="0.5cm" svg:x="0.034cm" svg:y="0.432cm" draw:control="control1038"/>
          </table:table-cell>
          <table:table-cell table:style-name="ce5" office:value-type="string" calcext:value-type="string">
            <text:p>The Apollo GraphQL ITrackedEntity.comment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124" draw:name="Control 974" draw:style-name="gr1" draw:text-style-name="P1" svg:width="0.5cm" svg:height="0.5cm" svg:x="0.034cm" svg:y="0.432cm" draw:control="control1039"/>
          </table:table-cell>
          <table:table-cell table:style-name="ce5" office:value-type="string" calcext:value-type="string">
            <text:p>The form validation ITrackedEntity.comment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Input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125" draw:name="Control 975" draw:style-name="gr1" draw:text-style-name="P1" svg:width="0.5cm" svg:height="0.5cm" svg:x="0.034cm" svg:y="0.433cm" draw:control="control1040"/>
          </table:table-cell>
          <table:table-cell table:style-name="ce5" office:value-type="string" calcext:value-type="string">
            <text:p>Only if ITrackedEntity is updateable through GraphQL API: the corresponding GraphQL ITrackedEntity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s</text:p>
          </table:table-cell>
          <table:table-cell table:style-name="ce23" office:value-type="string" calcext:value-type="string">
            <text:p>+comments</text:p>
          </table:table-cell>
          <table:table-cell table:style-name="ce25"/>
          <table:table-cell table:style-name="ce5" office:value-type="string" calcext:value-type="string">
            <text:p>If ITrackedEntity has a corresponding app page and comments appears on that page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ITrackedEntity.comments</text:p>
          </table:table-cell>
          <table:table-cell table:style-name="ce25">
            <draw:control draw:z-index="45" draw:name="Control 884" draw:style-name="gr1" draw:text-style-name="P1" svg:width="0.5cm" svg:height="0.5cm" svg:x="0.009cm" svg:y="0.427cm" draw:control="control960"/>
            <draw:control draw:z-index="219" draw:name="Control 971" draw:style-name="gr1" draw:text-style-name="P1" svg:width="0.5cm" svg:height="0.5cm" svg:x="0.023cm" svg:y="0.006cm" draw:control="control113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ITrackedEntity.comments</text:p>
          </table:table-cell>
          <table:table-cell table:style-name="ce25">
            <draw:control draw:z-index="46" draw:name="Control 885" draw:style-name="gr1" draw:text-style-name="P1" svg:width="0.5cm" svg:height="0.5cm" svg:x="0.009cm" svg:y="0.429cm" draw:control="control96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ITrackedEntity.comments</text:p>
          </table:table-cell>
          <table:table-cell table:style-name="ce25">
            <draw:control draw:z-index="47" draw:name="Control 886" draw:style-name="gr1" draw:text-style-name="P1" svg:width="0.5cm" svg:height="0.5cm" svg:x="0.009cm" svg:y="0.429cm" draw:control="control96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48" draw:name="Control 888" draw:style-name="gr1" draw:text-style-name="P1" svg:width="0.5cm" svg:height="0.5cm" svg:x="0.009cm" svg:y="0.431cm" draw:control="control96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()</text:p>
          </table:table-cell>
          <table:table-cell table:style-name="ce25">
            <draw:control draw:z-index="49" draw:name="Control 893" draw:style-name="gr1" draw:text-style-name="P1" svg:width="0.5cm" svg:height="0.5cm" svg:x="0.009cm" svg:y="0.431cm" draw:control="control96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mments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51" draw:name="Control 897" draw:style-name="gr1" draw:text-style-name="P1" svg:width="0.5cm" svg:height="0.5cm" svg:x="0.009cm" svg:y="0.435cm" draw:control="control966"/>
            <draw:control draw:z-index="218" draw:name="Control 898" draw:style-name="gr1" draw:text-style-name="P1" svg:width="0.5cm" svg:height="0.5cm" svg:x="0.019cm" svg:y="0.006cm" draw:control="control113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.Builder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50" draw:name="Control 896" draw:style-name="gr1" draw:text-style-name="P1" svg:width="0.5cm" svg:height="0.5cm" svg:x="0.009cm" svg:y="0.434cm" draw:control="control96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mments()</text:p>
          </table:table-cell>
          <table:table-cell table:style-name="ce25">
            <draw:control draw:z-index="52" draw:name="Control 899" draw:style-name="gr1" draw:text-style-name="P1" svg:width="0.5cm" svg:height="0.5cm" svg:x="0.009cm" svg:y="0.437cm" draw:control="control96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71" draw:name="Control 918" draw:style-name="gr1" draw:text-style-name="P1" svg:width="0.5cm" svg:height="0.5cm" svg:x="0.009cm" svg:y="0.437cm" draw:control="control986"/>
          </table:table-cell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Input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53" draw:name="Control 900" draw:style-name="gr1" draw:text-style-name="P1" svg:width="0.5cm" svg:height="0.5cm" svg:x="0.009cm" svg:y="0.437cm" draw:control="control968"/>
          </table:table-cell>
          <table:table-cell table:style-name="ce5" office:value-type="string" calcext:value-type="string">
            <text:p>Only if comments is included in ITrackedEntity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()</text:p>
          </table:table-cell>
          <table:table-cell table:style-name="ce25">
            <draw:control draw:z-index="54" draw:name="Control 901" draw:style-name="gr1" draw:text-style-name="P1" svg:width="0.5cm" svg:height="0.5cm" svg:x="0.009cm" svg:y="0.438cm" draw:control="control96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mments()</text:p>
          </table:table-cell>
          <table:table-cell table:style-name="ce25">
            <draw:control draw:z-index="55" draw:name="Control 902" draw:style-name="gr1" draw:text-style-name="P1" svg:width="0.5cm" svg:height="0.5cm" svg:x="0.009cm" svg:y="0.439cm" draw:control="control97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56" draw:name="Control 903" draw:style-name="gr1" draw:text-style-name="P1" svg:width="0.5cm" svg:height="0.5cm" svg:x="0.009cm" svg:y="0.44cm" draw:control="control97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Input.Builder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57" draw:name="Control 904" draw:style-name="gr1" draw:text-style-name="P1" svg:width="0.5cm" svg:height="0.5cm" svg:x="0.009cm" svg:y="0.44cm" draw:control="control972"/>
          </table:table-cell>
          <table:table-cell table:style-name="ce5" office:value-type="string" calcext:value-type="string">
            <text:p>Only if comments is included in ITrackedEntity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mments()</text:p>
          </table:table-cell>
          <table:table-cell table:style-name="ce25">
            <draw:control draw:z-index="58" draw:name="Control 905" draw:style-name="gr1" draw:text-style-name="P1" svg:width="0.5cm" svg:height="0.5cm" svg:x="0.009cm" svg:y="0.442cm" draw:control="control97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59" draw:name="Control 906" draw:style-name="gr1" draw:text-style-name="P1" svg:width="0.5cm" svg:height="0.5cm" svg:x="0.009cm" svg:y="0.442cm" draw:control="control974"/>
          </table:table-cell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Controller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60" draw:name="Control 907" draw:style-name="gr1" draw:text-style-name="P1" svg:width="0.5cm" svg:height="0.5cm" svg:x="0.009cm" svg:y="0.443cm" draw:control="control97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ITrackedEntity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61" draw:name="Control 908" draw:style-name="gr1" draw:text-style-name="P1" svg:width="0.5cm" svg:height="0.5cm" svg:x="0.009cm" svg:y="0.444cm" draw:control="control976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ITrackedEntityImpl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62" draw:name="Control 909" draw:style-name="gr1" draw:text-style-name="P1" svg:width="0.5cm" svg:height="0.5cm" svg:x="0.009cm" svg:y="0.444cm" draw:control="control977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63" draw:name="Control 910" draw:style-name="gr1" draw:text-style-name="P1" svg:width="0.5cm" svg:height="0.5cm" svg:x="0.009cm" svg:y="0.446cm" draw:control="control97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mments()</text:p>
          </table:table-cell>
          <table:table-cell table:style-name="ce25">
            <draw:control draw:z-index="64" draw:name="Control 911" draw:style-name="gr1" draw:text-style-name="P1" svg:width="0.5cm" svg:height="0.5cm" svg:x="0.009cm" svg:y="0.446cm" draw:control="control97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()</text:p>
          </table:table-cell>
          <table:table-cell table:style-name="ce25">
            <draw:control draw:z-index="65" draw:name="Control 912" draw:style-name="gr1" draw:text-style-name="P1" svg:width="0.5cm" svg:height="0.5cm" svg:x="0.009cm" svg:y="0.448cm" draw:control="control98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66" draw:name="Control 913" draw:style-name="gr1" draw:text-style-name="P1" svg:width="0.5cm" svg:height="0.5cm" svg:x="0.009cm" svg:y="0.448cm" draw:control="control98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comments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mments()</text:p>
          </table:table-cell>
          <table:table-cell table:style-name="ce25">
            <draw:control draw:z-index="67" draw:name="Control 914" draw:style-name="gr1" draw:text-style-name="P1" svg:width="0.5cm" svg:height="0.5cm" svg:x="0.009cm" svg:y="-0.002cm" draw:control="control982"/>
            <draw:control draw:z-index="75" draw:name="Control 922" draw:style-name="gr1" draw:text-style-name="P1" svg:width="0.5cm" svg:height="0.5cm" svg:x="0.008cm" svg:y="0.437cm" draw:control="control99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68" draw:name="Control 915" draw:style-name="gr1" draw:text-style-name="P1" svg:width="0.5cm" svg:height="0.5cm" svg:x="0.009cm" svg:y="-0.002cm" draw:control="control983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ommentsWithBindValues()</text:p>
          </table:table-cell>
          <table:table-cell table:style-name="ce25">
            <draw:control draw:z-index="69" draw:name="Control 916" draw:style-name="gr1" draw:text-style-name="P1" svg:width="0.5cm" svg:height="0.5cm" svg:x="0.009cm" svg:y="-0.001cm" draw:control="control984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ResponseBuilder()</text:p>
          </table:table-cell>
          <table:table-cell table:style-name="ce25">
            <draw:control draw:z-index="70" draw:name="Control 917" draw:style-name="gr1" draw:text-style-name="P1" svg:width="0.5cm" svg:height="0.5cm" svg:x="0.009cm" svg:y="0cm" draw:control="control985"/>
            <draw:control draw:z-index="76" draw:name="Control 923" draw:style-name="gr1" draw:text-style-name="P1" svg:width="0.5cm" svg:height="0.5cm" svg:x="0.008cm" svg:y="0.439cm" draw:control="control99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GraphQLRequest()</text:p>
          </table:table-cell>
          <table:table-cell table:style-name="ce25">
            <draw:control draw:z-index="77" draw:name="Control 924" draw:style-name="gr1" draw:text-style-name="P1" svg:width="0.5cm" svg:height="0.5cm" svg:x="0.008cm" svg:y="0.44cm" draw:control="control99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78" draw:name="Control 925" draw:style-name="gr1" draw:text-style-name="P1" svg:width="0.5cm" svg:height="0.5cm" svg:x="0.008cm" svg:y="0.44cm" draw:control="control993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ommentsWithBindValues()</text:p>
          </table:table-cell>
          <table:table-cell table:style-name="ce25">
            <draw:control draw:z-index="79" draw:name="Control 926" draw:style-name="gr1" draw:text-style-name="P1" svg:width="0.5cm" svg:height="0.5cm" svg:x="0.008cm" svg:y="0.442cm" draw:control="control994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ResponseBuilder()</text:p>
          </table:table-cell>
          <table:table-cell table:style-name="ce25">
            <draw:control draw:z-index="80" draw:name="Control 927" draw:style-name="gr1" draw:text-style-name="P1" svg:width="0.5cm" svg:height="0.5cm" svg:x="0.008cm" svg:y="0.442cm" draw:control="control995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81" draw:name="Control 928" draw:style-name="gr1" draw:text-style-name="P1" svg:width="0.5cm" svg:height="0.5cm" svg:x="0.008cm" svg:y="0.443cm" draw:control="control99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82" draw:name="Control 929" draw:style-name="gr1" draw:text-style-name="P1" svg:width="0.5cm" svg:height="0.5cm" svg:x="0.008cm" svg:y="0.443cm" draw:control="control99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()</text:p>
          </table:table-cell>
          <table:table-cell table:style-name="ce25">
            <draw:control draw:z-index="83" draw:name="Control 930" draw:style-name="gr1" draw:text-style-name="P1" svg:width="0.5cm" svg:height="0.5cm" svg:x="0.008cm" svg:y="0.444cm" draw:control="control99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mments()</text:p>
          </table:table-cell>
          <table:table-cell table:style-name="ce25">
            <draw:control draw:z-index="84" draw:name="Control 931" draw:style-name="gr1" draw:text-style-name="P1" svg:width="0.5cm" svg:height="0.5cm" svg:x="0.008cm" svg:y="0.445cm" draw:control="control99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85" draw:name="Control 932" draw:style-name="gr1" draw:text-style-name="P1" svg:width="0.5cm" svg:height="0.5cm" svg:x="0.008cm" svg:y="0.446cm" draw:control="control100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86" draw:name="Control 933" draw:style-name="gr1" draw:text-style-name="P1" svg:width="0.5cm" svg:height="0.5cm" svg:x="0.008cm" svg:y="0.446cm" draw:control="control100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mments()</text:p>
          </table:table-cell>
          <table:table-cell table:style-name="ce25">
            <draw:control draw:z-index="87" draw:name="Control 934" draw:style-name="gr1" draw:text-style-name="P1" svg:width="0.5cm" svg:height="0.5cm" svg:x="0.008cm" svg:y="0.447cm" draw:control="control100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88" draw:name="Control 935" draw:style-name="gr1" draw:text-style-name="P1" svg:width="0.5cm" svg:height="0.5cm" svg:x="0.008cm" svg:y="0.447cm" draw:control="control1003"/>
          </table:table-cell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89" draw:name="Control 936" draw:style-name="gr1" draw:text-style-name="P1" svg:width="0.5cm" svg:height="0.5cm" svg:x="0.008cm" svg:y="0.448cm" draw:control="control100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table:style-name="ce23" office:value-type="string" calcext:value-type="string">
            <text:p>+comments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90" draw:name="Control 937" draw:style-name="gr1" draw:text-style-name="P1" svg:width="0.5cm" svg:height="0.5cm" svg:x="0.008cm" svg:y="-0.002cm" draw:control="control1005"/>
          </table:table-cell>
          <table:table-cell table:style-name="ce7"/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commentById</text:p>
          </table:table-cell>
          <table:table-cell table:style-name="ce25">
            <draw:control draw:z-index="141" draw:name="Control 999" draw:style-name="gr1" draw:text-style-name="P1" svg:width="0.5cm" svg:height="0.5cm" svg:x="0.009cm" svg:y="0.445cm" draw:control="control1056"/>
            <draw:control draw:z-index="165" draw:name="Control 1023" draw:style-name="gr1" draw:text-style-name="P1" svg:width="0.5cm" svg:height="0.5cm" svg:x="0.022cm" svg:y="0.002cm" draw:control="control108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mmentById()</text:p>
          </table:table-cell>
          <table:table-cell table:style-name="ce25">
            <draw:control draw:z-index="142" draw:name="Control 1000" draw:style-name="gr1" draw:text-style-name="P1" svg:width="0.5cm" svg:height="0.5cm" svg:x="0.009cm" svg:y="0.446cm" draw:control="control105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ById()</text:p>
          </table:table-cell>
          <table:table-cell table:style-name="ce25">
            <draw:control draw:z-index="143" draw:name="Control 1001" draw:style-name="gr1" draw:text-style-name="P1" svg:width="0.5cm" svg:height="0.5cm" svg:x="0.009cm" svg:y="0.448cm" draw:control="control105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144" draw:name="Control 1002" draw:style-name="gr1" draw:text-style-name="P1" svg:width="0.5cm" svg:height="0.5cm" svg:x="0.009cm" svg:y="0.448cm" draw:control="control105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commentById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mmentById()</text:p>
          </table:table-cell>
          <table:table-cell table:style-name="ce25">
            <draw:control draw:z-index="145" draw:name="Control 1003" draw:style-name="gr1" draw:text-style-name="P1" svg:width="0.5cm" svg:height="0.5cm" svg:x="0.009cm" svg:y="-0.002cm" draw:control="control1060"/>
            <draw:control draw:z-index="149" draw:name="Control 1007" draw:style-name="gr1" draw:text-style-name="P1" svg:width="0.5cm" svg:height="0.5cm" svg:x="0.008cm" svg:y="0.437cm" draw:control="control106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CommentById(this.commentById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table:style-name="ce23" office:value-type="string" calcext:value-type="string">
            <text:p>+commentById()</text:p>
          </table:table-cell>
          <table:table-cell table:style-name="ce25">
            <draw:control draw:z-index="146" draw:name="Control 1004" draw:style-name="gr1" draw:text-style-name="P1" svg:width="0.5cm" svg:height="0.5cm" svg:x="0.009cm" svg:y="-0.002cm" draw:control="control1061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ommentByIdWithBindValues()</text:p>
          </table:table-cell>
          <table:table-cell table:style-name="ce25">
            <draw:control draw:z-index="147" draw:name="Control 1005" draw:style-name="gr1" draw:text-style-name="P1" svg:width="0.5cm" svg:height="0.5cm" svg:x="0.009cm" svg:y="-0.001cm" draw:control="control1062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ByIdResponseBuilder()</text:p>
          </table:table-cell>
          <table:table-cell table:style-name="ce25">
            <draw:control draw:z-index="148" draw:name="Control 1006" draw:style-name="gr1" draw:text-style-name="P1" svg:width="0.5cm" svg:height="0.5cm" svg:x="0.009cm" svg:y="0cm" draw:control="control1063"/>
            <draw:control draw:z-index="150" draw:name="Control 1008" draw:style-name="gr1" draw:text-style-name="P1" svg:width="0.5cm" svg:height="0.5cm" svg:x="0.008cm" svg:y="0.438cm" draw:control="control106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ByIdGraphQLRequest()</text:p>
          </table:table-cell>
          <table:table-cell table:style-name="ce25">
            <draw:control draw:z-index="151" draw:name="Control 1009" draw:style-name="gr1" draw:text-style-name="P1" svg:width="0.5cm" svg:height="0.5cm" svg:x="0.008cm" svg:y="0.44cm" draw:control="control106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table:style-name="ce23" office:value-type="string" calcext:value-type="string">
            <text:p>+commentById()</text:p>
          </table:table-cell>
          <table:table-cell table:style-name="ce25">
            <draw:control draw:z-index="152" draw:name="Control 1010" draw:style-name="gr1" draw:text-style-name="P1" svg:width="0.5cm" svg:height="0.5cm" svg:x="0.008cm" svg:y="0.44cm" draw:control="control1067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ommentByIdWithBindValues()</text:p>
          </table:table-cell>
          <table:table-cell table:style-name="ce25">
            <draw:control draw:z-index="153" draw:name="Control 1011" draw:style-name="gr1" draw:text-style-name="P1" svg:width="0.5cm" svg:height="0.5cm" svg:x="0.008cm" svg:y="0.442cm" draw:control="control1068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ByIdResponseBuilder()</text:p>
          </table:table-cell>
          <table:table-cell table:style-name="ce25">
            <draw:control draw:z-index="154" draw:name="Control 1012" draw:style-name="gr1" draw:text-style-name="P1" svg:width="0.5cm" svg:height="0.5cm" svg:x="0.008cm" svg:y="0.442cm" draw:control="control1069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commentById</text:p>
          </table:table-cell>
          <table:table-cell table:style-name="ce25">
            <draw:control draw:z-index="155" draw:name="Control 1013" draw:style-name="gr1" draw:text-style-name="P1" svg:width="0.5cm" svg:height="0.5cm" svg:x="0.008cm" svg:y="0.443cm" draw:control="control107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commentById</text:p>
          </table:table-cell>
          <table:table-cell table:style-name="ce25">
            <draw:control draw:z-index="156" draw:name="Control 1014" draw:style-name="gr1" draw:text-style-name="P1" svg:width="0.5cm" svg:height="0.5cm" svg:x="0.008cm" svg:y="0.443cm" draw:control="control107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ById()</text:p>
          </table:table-cell>
          <table:table-cell table:style-name="ce25">
            <draw:control draw:z-index="157" draw:name="Control 1015" draw:style-name="gr1" draw:text-style-name="P1" svg:width="0.5cm" svg:height="0.5cm" svg:x="0.008cm" svg:y="0.444cm" draw:control="control107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mmentById()</text:p>
          </table:table-cell>
          <table:table-cell table:style-name="ce25">
            <draw:control draw:z-index="158" draw:name="Control 1016" draw:style-name="gr1" draw:text-style-name="P1" svg:width="0.5cm" svg:height="0.5cm" svg:x="0.008cm" svg:y="0.445cm" draw:control="control107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159" draw:name="Control 1017" draw:style-name="gr1" draw:text-style-name="P1" svg:width="0.5cm" svg:height="0.5cm" svg:x="0.008cm" svg:y="0.445cm" draw:control="control107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commentById</text:p>
          </table:table-cell>
          <table:table-cell table:style-name="ce25">
            <draw:control draw:z-index="160" draw:name="Control 1018" draw:style-name="gr1" draw:text-style-name="P1" svg:width="0.5cm" svg:height="0.5cm" svg:x="0.008cm" svg:y="0.446cm" draw:control="control107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mmentById()</text:p>
          </table:table-cell>
          <table:table-cell table:style-name="ce25">
            <draw:control draw:z-index="161" draw:name="Control 1019" draw:style-name="gr1" draw:text-style-name="P1" svg:width="0.5cm" svg:height="0.5cm" svg:x="0.008cm" svg:y="0.447cm" draw:control="control107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62" draw:name="Control 1020" draw:style-name="gr1" draw:text-style-name="P1" svg:width="0.5cm" svg:height="0.5cm" svg:x="0.008cm" svg:y="0.447cm" draw:control="control1077"/>
          </table:table-cell>
          <table:table-cell table:style-name="ce5" office:value-type="string" calcext:value-type="string">
            <text:p>Call _object.setCommentById(this.commentById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table:style-name="ce23" office:value-type="string" calcext:value-type="string">
            <text:p>+commentById()</text:p>
          </table:table-cell>
          <table:table-cell table:style-name="ce25">
            <draw:control draw:z-index="163" draw:name="Control 1021" draw:style-name="gr1" draw:text-style-name="P1" svg:width="0.5cm" svg:height="0.5cm" svg:x="0.008cm" svg:y="0.448cm" draw:control="control107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table:style-name="ce23" office:value-type="string" calcext:value-type="string">
            <text:p>+commentById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table:style-name="ce23" office:value-type="string" calcext:value-type="string">
            <text:p>+commentById()</text:p>
          </table:table-cell>
          <table:table-cell table:style-name="ce25">
            <draw:control draw:z-index="164" draw:name="Control 1022" draw:style-name="gr1" draw:text-style-name="P1" svg:width="0.5cm" svg:height="0.5cm" svg:x="0.008cm" svg:y="-0.002cm" draw:control="control1079"/>
          </table:table-cell>
          <table:table-cell table:style-name="ce7"/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createComment</text:p>
          </table:table-cell>
          <table:table-cell table:style-name="ce25">
            <draw:control draw:z-index="91" draw:name="Control 938" draw:style-name="gr1" draw:text-style-name="P1" svg:width="0.5cm" svg:height="0.5cm" svg:x="0.008cm" svg:y="-0.002cm" draw:control="control100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reateComment()</text:p>
          </table:table-cell>
          <table:table-cell table:style-name="ce25">
            <draw:control draw:z-index="92" draw:name="Control 939" draw:style-name="gr1" draw:text-style-name="P1" svg:width="0.5cm" svg:height="0.5cm" svg:x="0.008cm" svg:y="-0.002cm" draw:control="control100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reateComment()</text:p>
          </table:table-cell>
          <table:table-cell table:style-name="ce25">
            <draw:control draw:z-index="93" draw:name="Control 940" draw:style-name="gr1" draw:text-style-name="P1" svg:width="0.5cm" svg:height="0.5cm" svg:x="0.008cm" svg:y="-0.001cm" draw:control="control100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94" draw:name="Control 941" draw:style-name="gr1" draw:text-style-name="P1" svg:width="0.5cm" svg:height="0.5cm" svg:x="0.008cm" svg:y="-0.001cm" draw:control="control100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createComment</text:p>
          </table:table-cell>
          <table:table-cell table:style-name="ce25">
            <draw:control draw:z-index="95" draw:name="Control 942" draw:style-name="gr1" draw:text-style-name="P1" svg:width="0.5cm" svg:height="0.5cm" svg:x="0.008cm" svg:y="0cm" draw:control="control101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reateComment()</text:p>
          </table:table-cell>
          <table:table-cell table:style-name="ce25">
            <draw:control draw:z-index="96" draw:name="Control 943" draw:style-name="gr1" draw:text-style-name="P1" svg:width="0.5cm" svg:height="0.5cm" svg:x="0.008cm" svg:y="0.001cm" draw:control="control101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97" draw:name="Control 944" draw:style-name="gr1" draw:text-style-name="P1" svg:width="0.5cm" svg:height="0.5cm" svg:x="0.008cm" svg:y="0.002cm" draw:control="control1012"/>
          </table:table-cell>
          <table:table-cell table:style-name="ce5" office:value-type="string" calcext:value-type="string">
            <text:p>Call _object.setCreateComment(this.crea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Executor</text:a></text:p>
          </table:table-cell>
          <table:table-cell table:style-name="ce23" office:value-type="string" calcext:value-type="string">
            <text:p>+createComment()</text:p>
          </table:table-cell>
          <table:table-cell table:style-name="ce25">
            <draw:control draw:z-index="98" draw:name="Control 945" draw:style-name="gr1" draw:text-style-name="P1" svg:width="0.5cm" svg:height="0.5cm" svg:x="0.008cm" svg:y="0.002cm" draw:control="control1013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reateCommentWithBindValues()</text:p>
          </table:table-cell>
          <table:table-cell table:style-name="ce25">
            <draw:control draw:z-index="99" draw:name="Control 946" draw:style-name="gr1" draw:text-style-name="P1" svg:width="0.5cm" svg:height="0.5cm" svg:x="0.008cm" svg:y="0.002cm" draw:control="control1014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reateCommentResponseBuilder()</text:p>
          </table:table-cell>
          <table:table-cell table:style-name="ce25">
            <draw:control draw:z-index="100" draw:name="Control 947" draw:style-name="gr1" draw:text-style-name="P1" svg:width="0.5cm" svg:height="0.5cm" svg:x="0.008cm" svg:y="0.003cm" draw:control="control101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reateCommentGraphQLRequest()</text:p>
          </table:table-cell>
          <table:table-cell table:style-name="ce25">
            <draw:control draw:z-index="101" draw:name="Control 948" draw:style-name="gr1" draw:text-style-name="P1" svg:width="0.5cm" svg:height="0.5cm" svg:x="0.008cm" svg:y="0.003cm" draw:control="control101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ReactiveExecutor</text:a></text:p>
          </table:table-cell>
          <table:table-cell table:style-name="ce23" office:value-type="string" calcext:value-type="string">
            <text:p>+createComment()</text:p>
          </table:table-cell>
          <table:table-cell table:style-name="ce25">
            <draw:control draw:z-index="102" draw:name="Control 949" draw:style-name="gr1" draw:text-style-name="P1" svg:width="0.5cm" svg:height="0.5cm" svg:x="0.008cm" svg:y="0.005cm" draw:control="control1017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reateCommentWithBindValues()</text:p>
          </table:table-cell>
          <table:table-cell table:style-name="ce25">
            <draw:control draw:z-index="103" draw:name="Control 950" draw:style-name="gr1" draw:text-style-name="P1" svg:width="0.5cm" svg:height="0.5cm" svg:x="0.008cm" svg:y="0.005cm" draw:control="control1018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reateCommentResponseBuilder()</text:p>
          </table:table-cell>
          <table:table-cell table:style-name="ce25">
            <draw:control draw:z-index="104" draw:name="Control 951" draw:style-name="gr1" draw:text-style-name="P1" svg:width="0.5cm" svg:height="0.5cm" svg:x="0.008cm" svg:y="0.006cm" draw:control="control101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reateCommentGraphQLRequest()</text:p>
          </table:table-cell>
          <table:table-cell table:style-name="ce25">
            <draw:control draw:z-index="105" draw:name="Control 952" draw:style-name="gr1" draw:text-style-name="P1" svg:width="0.5cm" svg:height="0.5cm" svg:x="0.008cm" svg:y="0.006cm" draw:control="control1020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createComment</text:p>
          </table:table-cell>
          <table:table-cell table:style-name="ce25">
            <draw:control draw:z-index="106" draw:name="Control 953" draw:style-name="gr1" draw:text-style-name="P1" svg:width="0.5cm" svg:height="0.5cm" svg:x="0.008cm" svg:y="0.007cm" draw:control="control102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createComment</text:p>
          </table:table-cell>
          <table:table-cell table:style-name="ce25">
            <draw:control draw:z-index="107" draw:name="Control 954" draw:style-name="gr1" draw:text-style-name="P1" svg:width="0.5cm" svg:height="0.5cm" svg:x="0.008cm" svg:y="0.007cm" draw:control="control102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reateComment()</text:p>
          </table:table-cell>
          <table:table-cell table:style-name="ce25">
            <draw:control draw:z-index="108" draw:name="Control 955" draw:style-name="gr1" draw:text-style-name="P1" svg:width="0.5cm" svg:height="0.5cm" svg:x="0.008cm" svg:y="0.008cm" draw:control="control102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reateComment()</text:p>
          </table:table-cell>
          <table:table-cell table:style-name="ce25">
            <draw:control draw:z-index="109" draw:name="Control 956" draw:style-name="gr1" draw:text-style-name="P1" svg:width="0.5cm" svg:height="0.5cm" svg:x="0.008cm" svg:y="0.009cm" draw:control="control102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110" draw:name="Control 957" draw:style-name="gr1" draw:text-style-name="P1" svg:width="0.5cm" svg:height="0.5cm" svg:x="0.008cm" svg:y="0.009cm" draw:control="control102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createComment</text:p>
          </table:table-cell>
          <table:table-cell table:style-name="ce25">
            <draw:control draw:z-index="111" draw:name="Control 958" draw:style-name="gr1" draw:text-style-name="P1" svg:width="0.5cm" svg:height="0.5cm" svg:x="0.008cm" svg:y="0.01cm" draw:control="control102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reateComment()</text:p>
          </table:table-cell>
          <table:table-cell table:style-name="ce25">
            <draw:control draw:z-index="112" draw:name="Control 959" draw:style-name="gr1" draw:text-style-name="P1" svg:width="0.5cm" svg:height="0.5cm" svg:x="0.008cm" svg:y="0.01cm" draw:control="control102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13" draw:name="Control 960" draw:style-name="gr1" draw:text-style-name="P1" svg:width="0.5cm" svg:height="0.5cm" svg:x="0.008cm" svg:y="0.012cm" draw:control="control1028"/>
          </table:table-cell>
          <table:table-cell table:style-name="ce5" office:value-type="string" calcext:value-type="string">
            <text:p>Call _object.setCreateComment(this.crea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Controller</text:a></text:p>
          </table:table-cell>
          <table:table-cell table:style-name="ce23" office:value-type="string" calcext:value-type="string">
            <text:p>+createComment()</text:p>
          </table:table-cell>
          <table:table-cell table:style-name="ce25">
            <draw:control draw:z-index="114" draw:name="Control 961" draw:style-name="gr1" draw:text-style-name="P1" svg:width="0.5cm" svg:height="0.5cm" svg:x="0.008cm" svg:y="0.012cm" draw:control="control102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</text:a></text:p>
          </table:table-cell>
          <table:table-cell table:style-name="ce23" office:value-type="string" calcext:value-type="string">
            <text:p>+createComment()</text:p>
          </table:table-cell>
          <table:table-cell table:style-name="ce25">
            <draw:control draw:z-index="115" draw:name="Control 962" draw:style-name="gr1" draw:text-style-name="P1" svg:width="0.5cm" svg:height="0.5cm" svg:x="0.008cm" svg:y="0cm" draw:control="control103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Impl</text:a></text:p>
          </table:table-cell>
          <table:table-cell table:style-name="ce23" office:value-type="string" calcext:value-type="string">
            <text:p>+createComment()</text:p>
          </table:table-cell>
          <table:table-cell table:style-name="ce25">
            <draw:control draw:z-index="116" draw:name="Control 963" draw:style-name="gr1" draw:text-style-name="P1" svg:width="0.5cm" svg:height="0.5cm" svg:x="0.008cm" svg:y="0cm" draw:control="control1031"/>
          </table:table-cell>
          <table:table-cell table:style-name="ce7"/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updateComment</text:p>
          </table:table-cell>
          <table:table-cell table:style-name="ce25">
            <draw:control draw:z-index="166" draw:name="Control 1024" draw:style-name="gr1" draw:text-style-name="P1" svg:width="0.5cm" svg:height="0.5cm" svg:x="0.008cm" svg:y="-0.002cm" draw:control="control108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Comment()</text:p>
          </table:table-cell>
          <table:table-cell table:style-name="ce25">
            <draw:control draw:z-index="167" draw:name="Control 1025" draw:style-name="gr1" draw:text-style-name="P1" svg:width="0.5cm" svg:height="0.5cm" svg:x="0.008cm" svg:y="-0.001cm" draw:control="control108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UpdateComment()</text:p>
          </table:table-cell>
          <table:table-cell table:style-name="ce25">
            <draw:control draw:z-index="168" draw:name="Control 1026" draw:style-name="gr1" draw:text-style-name="P1" svg:width="0.5cm" svg:height="0.5cm" svg:x="0.008cm" svg:y="-0.001cm" draw:control="control108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169" draw:name="Control 1027" draw:style-name="gr1" draw:text-style-name="P1" svg:width="0.5cm" svg:height="0.5cm" svg:x="0.008cm" svg:y="0cm" draw:control="control108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updateComment</text:p>
          </table:table-cell>
          <table:table-cell table:style-name="ce25">
            <draw:control draw:z-index="170" draw:name="Control 1028" draw:style-name="gr1" draw:text-style-name="P1" svg:width="0.5cm" svg:height="0.5cm" svg:x="0.008cm" svg:y="0cm" draw:control="control108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UpdateComment()</text:p>
          </table:table-cell>
          <table:table-cell table:style-name="ce25">
            <draw:control draw:z-index="171" draw:name="Control 1029" draw:style-name="gr1" draw:text-style-name="P1" svg:width="0.5cm" svg:height="0.5cm" svg:x="0.008cm" svg:y="0.001cm" draw:control="control108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72" draw:name="Control 1030" draw:style-name="gr1" draw:text-style-name="P1" svg:width="0.5cm" svg:height="0.5cm" svg:x="0.008cm" svg:y="0.001cm" draw:control="control1087"/>
          </table:table-cell>
          <table:table-cell table:style-name="ce5" office:value-type="string" calcext:value-type="string">
            <text:p>Call _object.setUpdateComment(this.upda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Executor</text:a></text:p>
          </table:table-cell>
          <table:table-cell table:style-name="ce23" office:value-type="string" calcext:value-type="string">
            <text:p>+updateComment()</text:p>
          </table:table-cell>
          <table:table-cell table:style-name="ce25">
            <draw:control draw:z-index="173" draw:name="Control 1031" draw:style-name="gr1" draw:text-style-name="P1" svg:width="0.5cm" svg:height="0.5cm" svg:x="0.008cm" svg:y="0.002cm" draw:control="control1088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updateCommentWithBindValues()</text:p>
          </table:table-cell>
          <table:table-cell table:style-name="ce25">
            <draw:control draw:z-index="174" draw:name="Control 1032" draw:style-name="gr1" draw:text-style-name="P1" svg:width="0.5cm" svg:height="0.5cm" svg:x="0.008cm" svg:y="0.001cm" draw:control="control108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CommentResponseBuilder()</text:p>
          </table:table-cell>
          <table:table-cell table:style-name="ce25">
            <draw:control draw:z-index="175" draw:name="Control 1033" draw:style-name="gr1" draw:text-style-name="P1" svg:width="0.5cm" svg:height="0.5cm" svg:x="0.008cm" svg:y="0.003cm" draw:control="control109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CommentGraphQLRequest()</text:p>
          </table:table-cell>
          <table:table-cell table:style-name="ce25">
            <draw:control draw:z-index="176" draw:name="Control 1034" draw:style-name="gr1" draw:text-style-name="P1" svg:width="0.5cm" svg:height="0.5cm" svg:x="0.008cm" svg:y="0.002cm" draw:control="control109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ReactiveExecutor</text:a></text:p>
          </table:table-cell>
          <table:table-cell table:style-name="ce23" office:value-type="string" calcext:value-type="string">
            <text:p>+updateComment()</text:p>
          </table:table-cell>
          <table:table-cell table:style-name="ce25">
            <draw:control draw:z-index="177" draw:name="Control 1035" draw:style-name="gr1" draw:text-style-name="P1" svg:width="0.5cm" svg:height="0.5cm" svg:x="0.008cm" svg:y="0.005cm" draw:control="control1092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updateCommentWithBindValues()</text:p>
          </table:table-cell>
          <table:table-cell table:style-name="ce25">
            <draw:control draw:z-index="178" draw:name="Control 1036" draw:style-name="gr1" draw:text-style-name="P1" svg:width="0.5cm" svg:height="0.5cm" svg:x="0.008cm" svg:y="0.004cm" draw:control="control1093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CommentResponseBuilder()</text:p>
          </table:table-cell>
          <table:table-cell table:style-name="ce25">
            <draw:control draw:z-index="179" draw:name="Control 1037" draw:style-name="gr1" draw:text-style-name="P1" svg:width="0.5cm" svg:height="0.5cm" svg:x="0.008cm" svg:y="0.006cm" draw:control="control109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CommentGraphQLRequest()</text:p>
          </table:table-cell>
          <table:table-cell table:style-name="ce25">
            <draw:control draw:z-index="180" draw:name="Control 1038" draw:style-name="gr1" draw:text-style-name="P1" svg:width="0.5cm" svg:height="0.5cm" svg:x="0.008cm" svg:y="0.006cm" draw:control="control1095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updateComment</text:p>
          </table:table-cell>
          <table:table-cell table:style-name="ce25">
            <draw:control draw:z-index="181" draw:name="Control 1039" draw:style-name="gr1" draw:text-style-name="P1" svg:width="0.5cm" svg:height="0.5cm" svg:x="0.008cm" svg:y="0.006cm" draw:control="control109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updateComment</text:p>
          </table:table-cell>
          <table:table-cell table:style-name="ce25">
            <draw:control draw:z-index="182" draw:name="Control 1040" draw:style-name="gr1" draw:text-style-name="P1" svg:width="0.5cm" svg:height="0.5cm" svg:x="0.008cm" svg:y="0.007cm" draw:control="control109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Comment()</text:p>
          </table:table-cell>
          <table:table-cell table:style-name="ce25">
            <draw:control draw:z-index="183" draw:name="Control 1041" draw:style-name="gr1" draw:text-style-name="P1" svg:width="0.5cm" svg:height="0.5cm" svg:x="0.008cm" svg:y="0.007cm" draw:control="control109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UpdateComment()</text:p>
          </table:table-cell>
          <table:table-cell table:style-name="ce25">
            <draw:control draw:z-index="184" draw:name="Control 1042" draw:style-name="gr1" draw:text-style-name="P1" svg:width="0.5cm" svg:height="0.5cm" svg:x="0.008cm" svg:y="0.009cm" draw:control="control109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185" draw:name="Control 1043" draw:style-name="gr1" draw:text-style-name="P1" svg:width="0.5cm" svg:height="0.5cm" svg:x="0.008cm" svg:y="0.008cm" draw:control="control110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updateComment</text:p>
          </table:table-cell>
          <table:table-cell table:style-name="ce25">
            <draw:control draw:z-index="186" draw:name="Control 1044" draw:style-name="gr1" draw:text-style-name="P1" svg:width="0.5cm" svg:height="0.5cm" svg:x="0.008cm" svg:y="0.01cm" draw:control="control110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UpdateComment()</text:p>
          </table:table-cell>
          <table:table-cell table:style-name="ce25">
            <draw:control draw:z-index="187" draw:name="Control 1045" draw:style-name="gr1" draw:text-style-name="P1" svg:width="0.5cm" svg:height="0.5cm" svg:x="0.008cm" svg:y="0.009cm" draw:control="control110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88" draw:name="Control 1046" draw:style-name="gr1" draw:text-style-name="P1" svg:width="0.5cm" svg:height="0.5cm" svg:x="0.008cm" svg:y="0.012cm" draw:control="control1103"/>
          </table:table-cell>
          <table:table-cell table:style-name="ce5" office:value-type="string" calcext:value-type="string">
            <text:p>Call _object.setUpdateComment(this.upda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Controller</text:a></text:p>
          </table:table-cell>
          <table:table-cell table:style-name="ce23" office:value-type="string" calcext:value-type="string">
            <text:p>+updateComment()</text:p>
          </table:table-cell>
          <table:table-cell table:style-name="ce25">
            <draw:control draw:z-index="189" draw:name="Control 1047" draw:style-name="gr1" draw:text-style-name="P1" svg:width="0.5cm" svg:height="0.5cm" svg:x="0.008cm" svg:y="0.012cm" draw:control="control110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</text:a></text:p>
          </table:table-cell>
          <table:table-cell table:style-name="ce23" office:value-type="string" calcext:value-type="string">
            <text:p>+updateComment()</text:p>
          </table:table-cell>
          <table:table-cell table:style-name="ce25">
            <draw:control draw:z-index="190" draw:name="Control 1048" draw:style-name="gr1" draw:text-style-name="P1" svg:width="0.5cm" svg:height="0.5cm" svg:x="0.008cm" svg:y="0cm" draw:control="control110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Impl</text:a></text:p>
          </table:table-cell>
          <table:table-cell table:style-name="ce23" office:value-type="string" calcext:value-type="string">
            <text:p>+updateComment()</text:p>
          </table:table-cell>
          <table:table-cell table:style-name="ce25">
            <draw:control draw:z-index="191" draw:name="Control 1049" draw:style-name="gr1" draw:text-style-name="P1" svg:width="0.5cm" svg:height="0.5cm" svg:x="0.008cm" svg:y="0cm" draw:control="control1106"/>
          </table:table-cell>
          <table:table-cell table:style-name="ce7"/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deleteComment</text:p>
          </table:table-cell>
          <table:table-cell table:style-name="ce25">
            <draw:control draw:z-index="192" draw:name="Control 1050" draw:style-name="gr1" draw:text-style-name="P1" svg:width="0.5cm" svg:height="0.5cm" svg:x="0.008cm" svg:y="-0.002cm" draw:control="control110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DeleteComment()</text:p>
          </table:table-cell>
          <table:table-cell table:style-name="ce25">
            <draw:control draw:z-index="193" draw:name="Control 1051" draw:style-name="gr1" draw:text-style-name="P1" svg:width="0.5cm" svg:height="0.5cm" svg:x="0.008cm" svg:y="-0.002cm" draw:control="control110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DeleteComment()</text:p>
          </table:table-cell>
          <table:table-cell table:style-name="ce25">
            <draw:control draw:z-index="194" draw:name="Control 1052" draw:style-name="gr1" draw:text-style-name="P1" svg:width="0.5cm" svg:height="0.5cm" svg:x="0.008cm" svg:y="-0.001cm" draw:control="control110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195" draw:name="Control 1053" draw:style-name="gr1" draw:text-style-name="P1" svg:width="0.5cm" svg:height="0.5cm" svg:x="0.008cm" svg:y="-0.001cm" draw:control="control111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deleteComment</text:p>
          </table:table-cell>
          <table:table-cell table:style-name="ce25">
            <draw:control draw:z-index="196" draw:name="Control 1054" draw:style-name="gr1" draw:text-style-name="P1" svg:width="0.5cm" svg:height="0.5cm" svg:x="0.008cm" svg:y="0cm" draw:control="control111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DeleteComment()</text:p>
          </table:table-cell>
          <table:table-cell table:style-name="ce25">
            <draw:control draw:z-index="197" draw:name="Control 1055" draw:style-name="gr1" draw:text-style-name="P1" svg:width="0.5cm" svg:height="0.5cm" svg:x="0.008cm" svg:y="0.001cm" draw:control="control111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98" draw:name="Control 1056" draw:style-name="gr1" draw:text-style-name="P1" svg:width="0.5cm" svg:height="0.5cm" svg:x="0.008cm" svg:y="0.002cm" draw:control="control1113"/>
          </table:table-cell>
          <table:table-cell table:style-name="ce5" office:value-type="string" calcext:value-type="string">
            <text:p>Call _object.setDeleteComment(this.dele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Executor</text:a></text:p>
          </table:table-cell>
          <table:table-cell table:style-name="ce23" office:value-type="string" calcext:value-type="string">
            <text:p>+deleteComment()</text:p>
          </table:table-cell>
          <table:table-cell table:style-name="ce25">
            <draw:control draw:z-index="199" draw:name="Control 1057" draw:style-name="gr1" draw:text-style-name="P1" svg:width="0.5cm" svg:height="0.5cm" svg:x="0.008cm" svg:y="0.002cm" draw:control="control1114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deleteCommentWithBindValues()</text:p>
          </table:table-cell>
          <table:table-cell table:style-name="ce25">
            <draw:control draw:z-index="200" draw:name="Control 1058" draw:style-name="gr1" draw:text-style-name="P1" svg:width="0.5cm" svg:height="0.5cm" svg:x="0.008cm" svg:y="0.002cm" draw:control="control1115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DeleteCommentResponseBuilder()</text:p>
          </table:table-cell>
          <table:table-cell table:style-name="ce25">
            <draw:control draw:z-index="201" draw:name="Control 1059" draw:style-name="gr1" draw:text-style-name="P1" svg:width="0.5cm" svg:height="0.5cm" svg:x="0.008cm" svg:y="0.003cm" draw:control="control111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DeleteCommentGraphQLRequest()</text:p>
          </table:table-cell>
          <table:table-cell table:style-name="ce25">
            <draw:control draw:z-index="202" draw:name="Control 1060" draw:style-name="gr1" draw:text-style-name="P1" svg:width="0.5cm" svg:height="0.5cm" svg:x="0.008cm" svg:y="0.003cm" draw:control="control111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ReactiveExecutor</text:a></text:p>
          </table:table-cell>
          <table:table-cell table:style-name="ce23" office:value-type="string" calcext:value-type="string">
            <text:p>+deleteComment()</text:p>
          </table:table-cell>
          <table:table-cell table:style-name="ce25">
            <draw:control draw:z-index="203" draw:name="Control 1061" draw:style-name="gr1" draw:text-style-name="P1" svg:width="0.5cm" svg:height="0.5cm" svg:x="0.008cm" svg:y="0.005cm" draw:control="control1118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deleteCommentWithBindValues()</text:p>
          </table:table-cell>
          <table:table-cell table:style-name="ce25">
            <draw:control draw:z-index="204" draw:name="Control 1062" draw:style-name="gr1" draw:text-style-name="P1" svg:width="0.5cm" svg:height="0.5cm" svg:x="0.008cm" svg:y="0.005cm" draw:control="control111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DeleteCommentResponseBuilder()</text:p>
          </table:table-cell>
          <table:table-cell table:style-name="ce25">
            <draw:control draw:z-index="205" draw:name="Control 1063" draw:style-name="gr1" draw:text-style-name="P1" svg:width="0.5cm" svg:height="0.5cm" svg:x="0.008cm" svg:y="0.005cm" draw:control="control112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DeleteCommentGraphQLRequest()</text:p>
          </table:table-cell>
          <table:table-cell table:style-name="ce25">
            <draw:control draw:z-index="206" draw:name="Control 1064" draw:style-name="gr1" draw:text-style-name="P1" svg:width="0.5cm" svg:height="0.5cm" svg:x="0.008cm" svg:y="0.006cm" draw:control="control1121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deleteComment</text:p>
          </table:table-cell>
          <table:table-cell table:style-name="ce25">
            <draw:control draw:z-index="207" draw:name="Control 1065" draw:style-name="gr1" draw:text-style-name="P1" svg:width="0.5cm" svg:height="0.5cm" svg:x="0.008cm" svg:y="0.007cm" draw:control="control112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deleteComment</text:p>
          </table:table-cell>
          <table:table-cell table:style-name="ce25">
            <draw:control draw:z-index="208" draw:name="Control 1066" draw:style-name="gr1" draw:text-style-name="P1" svg:width="0.5cm" svg:height="0.5cm" svg:x="0.008cm" svg:y="0.007cm" draw:control="control112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DeleteComment()</text:p>
          </table:table-cell>
          <table:table-cell table:style-name="ce25">
            <draw:control draw:z-index="209" draw:name="Control 1067" draw:style-name="gr1" draw:text-style-name="P1" svg:width="0.5cm" svg:height="0.5cm" svg:x="0.008cm" svg:y="0.008cm" draw:control="control112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DeleteComment()</text:p>
          </table:table-cell>
          <table:table-cell table:style-name="ce25">
            <draw:control draw:z-index="210" draw:name="Control 1068" draw:style-name="gr1" draw:text-style-name="P1" svg:width="0.5cm" svg:height="0.5cm" svg:x="0.008cm" svg:y="0.009cm" draw:control="control112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211" draw:name="Control 1069" draw:style-name="gr1" draw:text-style-name="P1" svg:width="0.5cm" svg:height="0.5cm" svg:x="0.008cm" svg:y="0.009cm" draw:control="control112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deleteComment</text:p>
          </table:table-cell>
          <table:table-cell table:style-name="ce25">
            <draw:control draw:z-index="212" draw:name="Control 1070" draw:style-name="gr1" draw:text-style-name="P1" svg:width="0.5cm" svg:height="0.5cm" svg:x="0.008cm" svg:y="0.01cm" draw:control="control112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DeleteComment()</text:p>
          </table:table-cell>
          <table:table-cell table:style-name="ce25">
            <draw:control draw:z-index="213" draw:name="Control 1071" draw:style-name="gr1" draw:text-style-name="P1" svg:width="0.5cm" svg:height="0.5cm" svg:x="0.008cm" svg:y="0.01cm" draw:control="control112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214" draw:name="Control 1072" draw:style-name="gr1" draw:text-style-name="P1" svg:width="0.5cm" svg:height="0.5cm" svg:x="0.008cm" svg:y="0.011cm" draw:control="control1129"/>
          </table:table-cell>
          <table:table-cell table:style-name="ce5" office:value-type="string" calcext:value-type="string">
            <text:p>Call _object.setDeleteComment(this.dele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Controller</text:a></text:p>
          </table:table-cell>
          <table:table-cell table:style-name="ce23" office:value-type="string" calcext:value-type="string">
            <text:p>+deleteComment()</text:p>
          </table:table-cell>
          <table:table-cell table:style-name="ce25">
            <draw:control draw:z-index="215" draw:name="Control 1073" draw:style-name="gr1" draw:text-style-name="P1" svg:width="0.5cm" svg:height="0.5cm" svg:x="0.008cm" svg:y="0.012cm" draw:control="control113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</text:a></text:p>
          </table:table-cell>
          <table:table-cell table:style-name="ce23" office:value-type="string" calcext:value-type="string">
            <text:p>+deleteComment()</text:p>
          </table:table-cell>
          <table:table-cell table:style-name="ce25">
            <draw:control draw:z-index="216" draw:name="Control 1074" draw:style-name="gr1" draw:text-style-name="P1" svg:width="0.5cm" svg:height="0.5cm" svg:x="0.008cm" svg:y="0cm" draw:control="control113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Impl</text:a></text:p>
          </table:table-cell>
          <table:table-cell table:style-name="ce23" office:value-type="string" calcext:value-type="string">
            <text:p>+deleteComment()</text:p>
          </table:table-cell>
          <table:table-cell table:style-name="ce25">
            <draw:control draw:z-index="217" draw:name="Control 1075" draw:style-name="gr1" draw:text-style-name="P1" svg:width="0.5cm" svg:height="0.5cm" svg:x="0.008cm" svg:y="0cm" draw:control="control1132"/>
          </table:table-cell>
          <table:table-cell table:style-name="ce7"/>
          <table:table-cell table:number-columns-repeated="2"/>
        </table:table-row>
        <table:table-row table:style-name="ro5" table:number-rows-repeated="1048352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PMCID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1" form:control-implementation="ooo:com.sun.star.form.component.CheckBox" xml:id="control1137" form:id="control11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1138" form:id="control11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1139" form:id="control11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140" form:id="control11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141" form:id="control11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142" form:id="control11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143" form:id="control11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1144" form:id="control11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1145" form:id="control11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1146" form:id="control11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1147" form:id="control11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1148" form:id="control11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1149" form:id="control11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1150" form:id="control11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1151" form:id="control11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1152" form:id="control115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1153" form:id="control115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1154" form:id="control11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1155" form:id="control11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156" form:id="control11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157" form:id="control11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158" form:id="control11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159" form:id="control11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160" form:id="control11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161" form:id="control11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162" form:id="control11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1163" form:id="control11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1164" form:id="control11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1165" form:id="control11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1166" form:id="control11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1167" form:id="control11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1168" form:id="control11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169" form:id="control11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1170" form:id="control11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71" form:id="control11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72" form:id="control11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73" form:id="control117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174" form:id="control11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175" form:id="control11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176" form:id="control11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177" form:id="control11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178" form:id="control11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179" form:id="control11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180" form:id="control11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32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 table:number-columns-spanned="6" table:number-rows-spanned="1">
            <text:p>Add field Publication.pmcid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0" draw:name="Control 850" draw:style-name="gr1" draw:text-style-name="P1" svg:width="0.5cm" svg:height="0.5cm" svg:x="0.009cm" svg:y="0.443cm" draw:control="control1137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1" draw:name="Control 1095" draw:style-name="gr1" draw:text-style-name="P1" svg:width="0.5cm" svg:height="0.5cm" svg:x="0.009cm" svg:y="0.41cm" draw:control="control113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mcid()</text:p>
          </table:table-cell>
          <table:table-cell table:style-name="ce25">
            <draw:control draw:z-index="2" draw:name="Control 1096" draw:style-name="gr1" draw:text-style-name="P1" svg:width="0.5cm" svg:height="0.5cm" svg:x="0.009cm" svg:y="0.41cm" draw:control="control113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mcid()</text:p>
          </table:table-cell>
          <table:table-cell table:style-name="ce25">
            <draw:control draw:z-index="3" draw:name="Control 1101" draw:style-name="gr1" draw:text-style-name="P1" svg:width="0.5cm" svg:height="0.5cm" svg:x="0.009cm" svg:y="0.414cm" draw:control="control114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4" draw:name="Control 1102" draw:style-name="gr1" draw:text-style-name="P1" svg:width="0.5cm" svg:height="0.5cm" svg:x="0.009cm" svg:y="0.415cm" draw:control="control114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5" draw:name="Control 1103" draw:style-name="gr1" draw:text-style-name="P1" svg:width="0.5cm" svg:height="0.5cm" svg:x="0.009cm" svg:y="0.416cm" draw:control="control114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6" draw:name="Control 1104" draw:style-name="gr1" draw:text-style-name="P1" svg:width="0.5cm" svg:height="0.5cm" svg:x="0.009cm" svg:y="0.417cm" draw:control="control114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.Builder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7" draw:name="Control 1105" draw:style-name="gr1" draw:text-style-name="P1" svg:width="0.5cm" svg:height="0.5cm" svg:x="0.009cm" svg:y="0.418cm" draw:control="control114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mcid()</text:p>
          </table:table-cell>
          <table:table-cell table:style-name="ce25">
            <draw:control draw:z-index="8" draw:name="Control 1106" draw:style-name="gr1" draw:text-style-name="P1" svg:width="0.5cm" svg:height="0.5cm" svg:x="0.009cm" svg:y="0.419cm" draw:control="control114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9" draw:name="Control 1107" draw:style-name="gr1" draw:text-style-name="P1" svg:width="0.5cm" svg:height="0.5cm" svg:x="0.009cm" svg:y="0.419cm" draw:control="control1146"/>
          </table:table-cell>
          <table:table-cell table:style-name="ce5" office:value-type="string" calcext:value-type="string">
            <text:p>Call _object.setPmcid(this.pmcid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10" draw:name="Control 1108" draw:style-name="gr1" draw:text-style-name="P1" svg:width="0.5cm" svg:height="0.5cm" svg:x="0.009cm" svg:y="0.42cm" draw:control="control1147"/>
          </table:table-cell>
          <table:table-cell table:style-name="ce5" office:value-type="string" calcext:value-type="string">
            <text:p>Only if pmcid is included in Publication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mcid()</text:p>
          </table:table-cell>
          <table:table-cell table:style-name="ce25">
            <draw:control draw:z-index="11" draw:name="Control 1109" draw:style-name="gr1" draw:text-style-name="P1" svg:width="0.5cm" svg:height="0.5cm" svg:x="0.009cm" svg:y="0.421cm" draw:control="control114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mcid()</text:p>
          </table:table-cell>
          <table:table-cell table:style-name="ce25">
            <draw:control draw:z-index="12" draw:name="Control 1110" draw:style-name="gr1" draw:text-style-name="P1" svg:width="0.5cm" svg:height="0.5cm" svg:x="0.009cm" svg:y="0.422cm" draw:control="control114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3" draw:name="Control 1111" draw:style-name="gr1" draw:text-style-name="P1" svg:width="0.5cm" svg:height="0.5cm" svg:x="0.009cm" svg:y="0.423cm" draw:control="control1150"/>
            <draw:control draw:z-index="15" draw:name="Control 1113" draw:style-name="gr1" draw:text-style-name="P1" svg:width="0.5cm" svg:height="0.5cm" svg:x="0.009cm" svg:y="0.425cm" draw:control="control115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.Builder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14" draw:name="Control 1112" draw:style-name="gr1" draw:text-style-name="P1" svg:width="0.5cm" svg:height="0.5cm" svg:x="0.009cm" svg:y="0.423cm" draw:control="control1151"/>
            <draw:control draw:z-index="16" draw:name="Control 1114" draw:style-name="gr1" draw:text-style-name="P1" svg:width="0.5cm" svg:height="0.5cm" svg:x="0.009cm" svg:y="0.425cm" draw:control="control1153"/>
          </table:table-cell>
          <table:table-cell table:style-name="ce5" office:value-type="string" calcext:value-type="string">
            <text:p>Only if pmcid is included in Publication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mcid()</text:p>
          </table:table-cell>
          <table:table-cell table:style-name="ce25">
            <draw:control draw:z-index="17" draw:name="Control 1115" draw:style-name="gr1" draw:text-style-name="P1" svg:width="0.5cm" svg:height="0.5cm" svg:x="0.009cm" svg:y="0.427cm" draw:control="control115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7" draw:name="Control 1202" draw:style-name="gr1" draw:text-style-name="P1" svg:width="0.5cm" svg:height="0.5cm" svg:x="0.034cm" svg:y="0.411cm" draw:control="control1174"/>
          </table:table-cell>
          <table:table-cell table:style-name="ce5" office:value-type="string" calcext:value-type="string">
            <text:p>Call _object.setPmcid(this.pmcid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34" draw:name="Control 1199" draw:style-name="gr1" draw:text-style-name="P1" svg:width="0.5cm" svg:height="0.5cm" svg:x="0.034cm" svg:y="0.432cm" draw:control="control1171"/>
          </table:table-cell>
          <table:table-cell table:style-name="ce5" office:value-type="string" calcext:value-type="string">
            <text:p>The Apollo GraphQL Publication.pmcid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35" draw:name="Control 1200" draw:style-name="gr1" draw:text-style-name="P1" svg:width="0.5cm" svg:height="0.5cm" svg:x="0.034cm" svg:y="0.432cm" draw:control="control1172"/>
          </table:table-cell>
          <table:table-cell table:style-name="ce5" office:value-type="string" calcext:value-type="string">
            <text:p>The form validation Publication.pmcid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schema.ts</text:p>
          </table:table-cell>
          <table:table-cell table:style-name="ce23" office:value-type="string" calcext:value-type="string">
            <text:p>+PublicationInput.pmcid</text:p>
          </table:table-cell>
          <table:table-cell table:style-name="ce25">
            <draw:control draw:z-index="36" draw:name="Control 1201" draw:style-name="gr1" draw:text-style-name="P1" svg:width="0.5cm" svg:height="0.5cm" svg:x="0.034cm" svg:y="0.433cm" draw:control="control1173"/>
          </table:table-cell>
          <table:table-cell table:style-name="ce5" office:value-type="string" calcext:value-type="string">
            <text:p>Only if Publication is updateable through GraphQL API: the corresponding GraphQL Publication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-columns.ts</text:p>
          </table:table-cell>
          <table:table-cell table:style-name="ce23" office:value-type="string" calcext:value-type="string">
            <text:p>+pmcid</text:p>
          </table:table-cell>
          <table:table-cell table:style-name="ce25"/>
          <table:table-cell table:style-name="ce5" office:value-type="string" calcext:value-type="string">
            <text:p>If Publication has a corresponding app page and pmcid appears on that pag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-details.tsx</text:p>
          </table:table-cell>
          <table:table-cell table:style-name="ce23" office:value-type="string" calcext:value-type="string">
            <text:p>+pmcid</text:p>
          </table:table-cell>
          <table:table-cell table:style-name="ce25"/>
          <table:table-cell table:style-name="ce5" office:value-type="string" calcext:value-type="string">
            <text:p>If Publication has a corresponding detail section and pmcid appears in that section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Publication.pmcid</text:p>
          </table:table-cell>
          <table:table-cell table:style-name="ce25">
            <draw:control draw:z-index="18" draw:name="Control 1116" draw:style-name="gr1" draw:text-style-name="P1" svg:width="0.5cm" svg:height="0.5cm" svg:x="0.009cm" svg:y="0.427cm" draw:control="control1155"/>
            <draw:control draw:z-index="39" draw:name="Control 1197" draw:style-name="gr1" draw:text-style-name="P1" svg:width="0.5cm" svg:height="0.5cm" svg:x="0.022cm" svg:y="0cm" draw:control="control117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Publication.pmcid</text:p>
          </table:table-cell>
          <table:table-cell table:style-name="ce25">
            <draw:control draw:z-index="19" draw:name="Control 1117" draw:style-name="gr1" draw:text-style-name="P1" svg:width="0.5cm" svg:height="0.5cm" svg:x="0.009cm" svg:y="0.429cm" draw:control="control115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Publication.pmcid</text:p>
          </table:table-cell>
          <table:table-cell table:style-name="ce25">
            <draw:control draw:z-index="20" draw:name="Control 1118" draw:style-name="gr1" draw:text-style-name="P1" svg:width="0.5cm" svg:height="0.5cm" svg:x="0.009cm" svg:y="0.429cm" draw:control="control115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PublicationInput.pmcid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21" draw:name="Control 1119" draw:style-name="gr1" draw:text-style-name="P1" svg:width="0.5cm" svg:height="0.5cm" svg:x="0.009cm" svg:y="0.431cm" draw:control="control1158"/>
            <draw:control draw:z-index="38" draw:name="Control 23" draw:style-name="gr1" draw:text-style-name="P1" svg:width="0.5cm" svg:height="0.5cm" svg:x="0.022cm" svg:y="0cm" draw:control="control117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mcid()</text:p>
          </table:table-cell>
          <table:table-cell table:style-name="ce25">
            <draw:control draw:z-index="22" draw:name="Control 1120" draw:style-name="gr1" draw:text-style-name="P1" svg:width="0.5cm" svg:height="0.5cm" svg:x="0.009cm" svg:y="0.431cm" draw:control="control115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mcid()</text:p>
          </table:table-cell>
          <table:table-cell table:style-name="ce25">
            <draw:control draw:z-index="23" draw:name="Control 1121" draw:style-name="gr1" draw:text-style-name="P1" svg:width="0.5cm" svg:height="0.5cm" svg:x="0.009cm" svg:y="0.432cm" draw:control="control116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24" draw:name="Control 1122" draw:style-name="gr1" draw:text-style-name="P1" svg:width="0.5cm" svg:height="0.5cm" svg:x="0.009cm" svg:y="0.433cm" draw:control="control116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.Builder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25" draw:name="Control 1123" draw:style-name="gr1" draw:text-style-name="P1" svg:width="0.5cm" svg:height="0.5cm" svg:x="0.009cm" svg:y="0.434cm" draw:control="control116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mcid()</text:p>
          </table:table-cell>
          <table:table-cell table:style-name="ce25">
            <draw:control draw:z-index="26" draw:name="Control 1126" draw:style-name="gr1" draw:text-style-name="P1" svg:width="0.5cm" svg:height="0.5cm" svg:x="0.009cm" svg:y="0.437cm" draw:control="control116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33" draw:name="Control 1145" draw:style-name="gr1" draw:text-style-name="P1" svg:width="0.5cm" svg:height="0.5cm" svg:x="0.009cm" svg:y="0.437cm" draw:control="control1170"/>
          </table:table-cell>
          <table:table-cell table:style-name="ce5" office:value-type="string" calcext:value-type="string">
            <text:p>Call _object.setPmcid(this.pmcid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27" draw:name="Control 1127" draw:style-name="gr1" draw:text-style-name="P1" svg:width="0.5cm" svg:height="0.5cm" svg:x="0.009cm" svg:y="0.437cm" draw:control="control1164"/>
          </table:table-cell>
          <table:table-cell table:style-name="ce5" office:value-type="string" calcext:value-type="string">
            <text:p>Only if pmcid is included in Publication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mcid()</text:p>
          </table:table-cell>
          <table:table-cell table:style-name="ce25">
            <draw:control draw:z-index="28" draw:name="Control 1128" draw:style-name="gr1" draw:text-style-name="P1" svg:width="0.5cm" svg:height="0.5cm" svg:x="0.009cm" svg:y="0.438cm" draw:control="control116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mcid()</text:p>
          </table:table-cell>
          <table:table-cell table:style-name="ce25">
            <draw:control draw:z-index="29" draw:name="Control 1129" draw:style-name="gr1" draw:text-style-name="P1" svg:width="0.5cm" svg:height="0.5cm" svg:x="0.009cm" svg:y="0.439cm" draw:control="control116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0" draw:name="Control 1130" draw:style-name="gr1" draw:text-style-name="P1" svg:width="0.5cm" svg:height="0.5cm" svg:x="0.009cm" svg:y="0.44cm" draw:control="control116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.Builder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31" draw:name="Control 1131" draw:style-name="gr1" draw:text-style-name="P1" svg:width="0.5cm" svg:height="0.5cm" svg:x="0.009cm" svg:y="0.44cm" draw:control="control1168"/>
          </table:table-cell>
          <table:table-cell table:style-name="ce5" office:value-type="string" calcext:value-type="string">
            <text:p>Only if pmcid is included in Publication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mcid()</text:p>
          </table:table-cell>
          <table:table-cell table:style-name="ce25">
            <draw:control draw:z-index="32" draw:name="Control 1132" draw:style-name="gr1" draw:text-style-name="P1" svg:width="0.5cm" svg:height="0.5cm" svg:x="0.009cm" svg:y="0.442cm" draw:control="control116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Pmcid(this.pmcid).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~DataFetchersDelegateMutationImpl</text:p>
          </table:table-cell>
          <table:table-cell office:value-type="string" calcext:value-type="string">
            <text:p>~createPublication()</text:p>
          </table:table-cell>
          <table:table-cell table:style-name="ce25">
            <draw:control draw:z-index="40" draw:name="Control 881" draw:style-name="gr1" draw:text-style-name="P1" svg:width="0.5cm" svg:height="0.5cm" svg:x="0.022cm" svg:y="0cm" draw:control="control1177"/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~updatePublication()</text:p>
          </table:table-cell>
          <table:table-cell table:style-name="ce25">
            <draw:control draw:z-index="41" draw:name="Control 894" draw:style-name="gr1" draw:text-style-name="P1" svg:width="0.5cm" svg:height="0.5cm" svg:x="0.022cm" svg:y="0cm" draw:control="control1178"/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~TYPEs</text:p>
          </table:table-cell>
          <table:table-cell table:style-name="ce44" office:value-type="string" calcext:value-type="string">
            <text:p>~createFieldValues()</text:p>
          </table:table-cell>
          <table:table-cell table:style-name="ce25">
            <draw:control draw:z-index="42" draw:name="Control 1079" draw:style-name="gr1" draw:text-style-name="P1" svg:width="0.5cm" svg:height="0.5cm" svg:x="0.022cm" svg:y="0.002cm" draw:control="control1179"/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45" office:value-type="string" calcext:value-type="string">
            <text:p>~createInput()</text:p>
          </table:table-cell>
          <table:table-cell table:style-name="ce25">
            <draw:control draw:z-index="43" draw:name="Control 1080" draw:style-name="gr1" draw:text-style-name="P1" svg:width="0.5cm" svg:height="0.5cm" svg:x="0.022cm" svg:y="0.003cm" draw:control="control1180"/>
          </table:table-cell>
          <table:table-cell table:number-columns-repeated="3"/>
        </table:table-row>
        <table:table-row table:style-name="ro5" table:number-rows-repeated="1048529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Variou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1" form:control-implementation="ooo:com.sun.star.form.component.CheckBox" xml:id="control1181" form:id="control11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1182" form:id="control11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1183" form:id="control11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1184" form:id="control118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185" form:id="control11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186" form:id="control11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187" form:id="control11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188" form:id="control11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1189" form:id="control11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1190" form:id="control11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1191" form:id="control11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1192" form:id="control11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1193" form:id="control11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1194" form:id="control11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1195" form:id="control11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1196" form:id="control11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1197" form:id="control11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1198" form:id="control11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199" form:id="control11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200" form:id="control12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201" form:id="control12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202" form:id="control12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203" form:id="control12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204" form:id="control12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1205" form:id="control120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1206" form:id="control120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1207" form:id="control12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1208" form:id="control12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1209" form:id="control12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1210" form:id="control12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1211" form:id="control12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1212" form:id="control12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213" form:id="control12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1214" form:id="control12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1215" form:id="control12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1216" form:id="control12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217" form:id="control12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18" form:id="control12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19" form:id="control12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20" form:id="control12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21" form:id="control12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22" form:id="control12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223" form:id="control12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224" form:id="control12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225" form:id="control12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226" form:id="control12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227" form:id="control12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1228" form:id="control12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229" form:id="control12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230" form:id="control12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231" form:id="control12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232" form:id="control12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1233" form:id="control12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1234" form:id="control12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1235" form:id="control12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1236" form:id="control12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1237" form:id="control12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1238" form:id="control12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1239" form:id="control12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1240" form:id="control12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1241" form:id="control12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1242" form:id="control12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243" form:id="control12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244" form:id="control12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245" form:id="control12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246" form:id="control12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247" form:id="control12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248" form:id="control12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1249" form:id="control12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1250" form:id="control12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1251" form:id="control12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1252" form:id="control12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1253" form:id="control12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1254" form:id="control12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255" form:id="control12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1256" form:id="control12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1257" form:id="control12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1258" form:id="control12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259" form:id="control12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60" form:id="control12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61" form:id="control12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62" form:id="control12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63" form:id="control12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264" form:id="control12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265" form:id="control12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266" form:id="control12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267" form:id="control12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268" form:id="control12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269" form:id="control12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1270" form:id="control12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271" form:id="control12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272" form:id="control12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273" form:id="control12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274" form:id="control12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1275" form:id="control12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1276" form:id="control12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1277" form:id="control12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1278" form:id="control12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1279" form:id="control12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1280" form:id="control12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1281" form:id="control12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1282" form:id="control12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1283" form:id="control12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1284" form:id="control12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285" form:id="control12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286" form:id="control12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287" form:id="control12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288" form:id="control12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289" form:id="control12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290" form:id="control12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1291" form:id="control12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1292" form:id="control12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1293" form:id="control12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1294" form:id="control12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1295" form:id="control12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1296" form:id="control12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297" form:id="control12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1298" form:id="control12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1299" form:id="control12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1300" form:id="control13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301" form:id="control13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02" form:id="control13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303" form:id="control13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04" form:id="control13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305" form:id="control13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306" form:id="control13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307" form:id="control13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1308" form:id="control13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09" form:id="control13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10" form:id="control13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11" form:id="control13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12" form:id="control13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13" form:id="control13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14" form:id="control13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15" form:id="control13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32"/>
        <table:table-column table:style-name="co1" table:number-columns-repeated="2" table:default-cell-style-name="ce19"/>
        <table:table-column table:style-name="co1" table:number-columns-repeated="16376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7"/>
          <table:table-cell table:style-name="ce19" table:number-columns-repeated="16376"/>
        </table:table-row>
        <table:table-row table:style-name="ro4">
          <table:table-cell table:style-name="ce2" office:value-type="string" calcext:value-type="string" table:number-columns-spanned="6" table:number-rows-spanned="1">
            <text:p>Various schema enhancements per GitHub Issue#23</text:p>
          </table:table-cell>
          <table:covered-table-cell table:number-columns-repeated="5"/>
          <table:table-cell table:number-columns-repeated="2"/>
          <table:table-cell table:style-name="ce19" table:number-columns-repeated="1637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0" draw:name="Control 1085" draw:style-name="gr1" draw:text-style-name="P1" svg:width="0.5cm" svg:height="0.5cm" svg:x="0.009cm" svg:y="0.443cm" draw:control="control1181"/>
          </table:table-cell>
          <table:table-cell table:style-name="ce29" office:value-type="string" calcext:value-type="string">
            <text:p>Notes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Journal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1" draw:name="Control 1143" draw:style-name="gr1" draw:text-style-name="P1" svg:width="0.5cm" svg:height="0.5cm" svg:x="0.009cm" svg:y="0.41cm" draw:control="control1182"/>
            <draw:control draw:z-index="3" draw:name="Control 1146" draw:style-name="gr1" draw:text-style-name="P1" svg:width="0.5cm" svg:height="0.5cm" svg:x="0.009cm" svg:y="0.411cm" draw:control="control118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eerReviewed()</text:p>
          </table:table-cell>
          <table:table-cell table:style-name="ce25">
            <draw:control draw:z-index="2" draw:name="Control 1144" draw:style-name="gr1" draw:text-style-name="P1" svg:width="0.5cm" svg:height="0.5cm" svg:x="0.009cm" svg:y="0.41cm" draw:control="control118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eerReviewed()</text:p>
          </table:table-cell>
          <table:table-cell table:style-name="ce25">
            <draw:control draw:z-index="4" draw:name="Control 1150" draw:style-name="gr1" draw:text-style-name="P1" svg:width="0.5cm" svg:height="0.5cm" svg:x="0.009cm" svg:y="0.414cm" draw:control="control118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5" draw:name="Control 1151" draw:style-name="gr1" draw:text-style-name="P1" svg:width="0.5cm" svg:height="0.5cm" svg:x="0.009cm" svg:y="0.415cm" draw:control="control118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6" draw:name="Control 1152" draw:style-name="gr1" draw:text-style-name="P1" svg:width="0.5cm" svg:height="0.5cm" svg:x="0.009cm" svg:y="0.416cm" draw:control="control118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7" draw:name="Control 1153" draw:style-name="gr1" draw:text-style-name="P1" svg:width="0.5cm" svg:height="0.5cm" svg:x="0.009cm" svg:y="0.417cm" draw:control="control118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.Builder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8" draw:name="Control 1154" draw:style-name="gr1" draw:text-style-name="P1" svg:width="0.5cm" svg:height="0.5cm" svg:x="0.009cm" svg:y="0.418cm" draw:control="control118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eerReviewed()</text:p>
          </table:table-cell>
          <table:table-cell table:style-name="ce25">
            <draw:control draw:z-index="9" draw:name="Control 1155" draw:style-name="gr1" draw:text-style-name="P1" svg:width="0.5cm" svg:height="0.5cm" svg:x="0.009cm" svg:y="0.419cm" draw:control="control119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0" draw:name="Control 1156" draw:style-name="gr1" draw:text-style-name="P1" svg:width="0.5cm" svg:height="0.5cm" svg:x="0.009cm" svg:y="0.419cm" draw:control="control1191"/>
          </table:table-cell>
          <table:table-cell table:style-name="ce5" office:value-type="string" calcext:value-type="string">
            <text:p>Call _object.setPeerReviewed(this.peerReviewed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Input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11" draw:name="Control 1157" draw:style-name="gr1" draw:text-style-name="P1" svg:width="0.5cm" svg:height="0.5cm" svg:x="0.009cm" svg:y="0.42cm" draw:control="control1192"/>
          </table:table-cell>
          <table:table-cell table:style-name="ce5" office:value-type="string" calcext:value-type="string">
            <text:p>Only if peerReviewed is included in Journal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eerReviewed()</text:p>
          </table:table-cell>
          <table:table-cell table:style-name="ce25">
            <draw:control draw:z-index="12" draw:name="Control 1158" draw:style-name="gr1" draw:text-style-name="P1" svg:width="0.5cm" svg:height="0.5cm" svg:x="0.009cm" svg:y="0.421cm" draw:control="control119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eerReviewed()</text:p>
          </table:table-cell>
          <table:table-cell table:style-name="ce25">
            <draw:control draw:z-index="13" draw:name="Control 1159" draw:style-name="gr1" draw:text-style-name="P1" svg:width="0.5cm" svg:height="0.5cm" svg:x="0.009cm" svg:y="0.422cm" draw:control="control119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4" draw:name="Control 1160" draw:style-name="gr1" draw:text-style-name="P1" svg:width="0.5cm" svg:height="0.5cm" svg:x="0.009cm" svg:y="0.423cm" draw:control="control119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Input.Builder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15" draw:name="Control 1161" draw:style-name="gr1" draw:text-style-name="P1" svg:width="0.5cm" svg:height="0.5cm" svg:x="0.009cm" svg:y="0.423cm" draw:control="control1196"/>
          </table:table-cell>
          <table:table-cell table:style-name="ce5" office:value-type="string" calcext:value-type="string">
            <text:p>Only if peerReviewed is included in Journal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eerReviewed()</text:p>
          </table:table-cell>
          <table:table-cell table:style-name="ce25">
            <draw:control draw:z-index="16" draw:name="Control 1164" draw:style-name="gr1" draw:text-style-name="P1" svg:width="0.5cm" svg:height="0.5cm" svg:x="0.009cm" svg:y="0.427cm" draw:control="control119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41" draw:name="Control 1254" draw:style-name="gr1" draw:text-style-name="P1" svg:width="0.5cm" svg:height="0.5cm" svg:x="0.034cm" svg:y="0.411cm" draw:control="control1222"/>
          </table:table-cell>
          <table:table-cell table:style-name="ce5" office:value-type="string" calcext:value-type="string">
            <text:p>Call _object.setPeerReviewed(this.peerReviewed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Journal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38" draw:name="Control 1251" draw:style-name="gr1" draw:text-style-name="P1" svg:width="0.5cm" svg:height="0.5cm" svg:x="0.034cm" svg:y="0.432cm" draw:control="control1219"/>
          </table:table-cell>
          <table:table-cell table:style-name="ce5" office:value-type="string" calcext:value-type="string">
            <text:p>The Apollo GraphQL Journal.peerReviewed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39" draw:name="Control 1252" draw:style-name="gr1" draw:text-style-name="P1" svg:width="0.5cm" svg:height="0.5cm" svg:x="0.034cm" svg:y="0.432cm" draw:control="control1220"/>
          </table:table-cell>
          <table:table-cell table:style-name="ce5" office:value-type="string" calcext:value-type="string">
            <text:p>The form validation Journal.peerReviewed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schema.ts</text:p>
          </table:table-cell>
          <table:table-cell table:style-name="ce23" office:value-type="string" calcext:value-type="string">
            <text:p>+JournalInput.peerReviewed</text:p>
          </table:table-cell>
          <table:table-cell table:style-name="ce25">
            <draw:control draw:z-index="40" draw:name="Control 1253" draw:style-name="gr1" draw:text-style-name="P1" svg:width="0.5cm" svg:height="0.5cm" svg:x="0.034cm" svg:y="0.433cm" draw:control="control1221"/>
          </table:table-cell>
          <table:table-cell table:style-name="ce5" office:value-type="string" calcext:value-type="string">
            <text:p>Only if Journal is updateable through GraphQL API: the corresponding GraphQL Journal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s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37" draw:name="Control 1250" draw:style-name="gr1" draw:text-style-name="P1" svg:width="0.5cm" svg:height="0.5cm" svg:x="0.034cm" svg:y="0.433cm" draw:control="control1218"/>
          </table:table-cell>
          <table:table-cell table:style-name="ce5" office:value-type="string" calcext:value-type="string">
            <text:p>If Journal has a corresponding app page and peerReviewed appears on that page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graphql-queries.ts</text:a></text:p>
          </table:table-cell>
          <table:table-cell table:style-name="ce23" office:value-type="string" calcext:value-type="string">
            <text:p>+peerReviewed</text:p>
          </table:table-cell>
          <table:table-cell table:style-name="ce7">
            <draw:control draw:z-index="36" draw:name="Control 1249" draw:style-name="gr1" draw:text-style-name="P1" svg:width="0.5cm" svg:height="0.5cm" svg:x="0.034cm" svg:y="0.415cm" draw:control="control1217"/>
          </table:table-cell>
          <table:table-cell table:style-name="ce5" office:value-type="string" calcext:value-type="string">
            <text:p>Add to appropriate JournalFields fragment(s).</text:p>
          </table:table-cell>
          <table:table-cell table:style-name="ce17"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Details</text:p>
          </table:table-cell>
          <table:table-cell table:style-name="ce23" office:value-type="string" calcext:value-type="string">
            <text:p>+peerReviewed</text:p>
          </table:table-cell>
          <table:table-cell table:style-name="ce7"/>
          <table:table-cell table:style-name="ce5" office:value-type="string" calcext:value-type="string">
            <text:p>Add the new property to the details component.</text:p>
          </table:table-cell>
          <table:table-cell table:style-name="ce17" table:number-columns-repeated="2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 office:value-type="string" calcext:value-type="string">
            <text:p>~Journals</text:p>
          </table:table-cell>
          <table:table-cell table:style-name="ce28" office:value-type="string" calcext:value-type="string">
            <text:p>createFieldValues()</text:p>
          </table:table-cell>
          <table:table-cell table:style-name="ce25">
            <draw:control draw:z-index="128" draw:name="Control 1274" draw:style-name="gr1" draw:text-style-name="P1" svg:width="0.5cm" svg:height="0.5cm" svg:x="0.022cm" svg:y="0.003cm" draw:control="control1309"/>
          </table:table-cell>
          <table:table-cell table:number-columns-repeated="3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3" office:value-type="string" calcext:value-type="string">
            <text:p>createInput()</text:p>
          </table:table-cell>
          <table:table-cell table:style-name="ce25">
            <draw:control draw:z-index="129" draw:name="Control 1275" draw:style-name="gr1" draw:text-style-name="P1" svg:width="0.5cm" svg:height="0.5cm" svg:x="0.022cm" svg:y="0.003cm" draw:control="control1310"/>
          </table:table-cell>
          <table:table-cell table:number-columns-repeated="3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Journal.peerReviewed</text:p>
          </table:table-cell>
          <table:table-cell table:style-name="ce25">
            <draw:control draw:z-index="17" draw:name="Control 1165" draw:style-name="gr1" draw:text-style-name="P1" svg:width="0.5cm" svg:height="0.5cm" svg:x="0.009cm" svg:y="0.427cm" draw:control="control1198"/>
            <draw:control draw:z-index="44" draw:name="Control 1276" draw:style-name="gr1" draw:text-style-name="P1" svg:width="0.5cm" svg:height="0.5cm" svg:x="0.022cm" svg:y="0.005cm" draw:control="control122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Journal.peerReviewed</text:p>
          </table:table-cell>
          <table:table-cell table:style-name="ce25">
            <draw:control draw:z-index="18" draw:name="Control 1166" draw:style-name="gr1" draw:text-style-name="P1" svg:width="0.5cm" svg:height="0.5cm" svg:x="0.009cm" svg:y="0.429cm" draw:control="control119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Journal.peerReviewed</text:p>
          </table:table-cell>
          <table:table-cell table:style-name="ce25"/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JournalInput.peerReviewed</text:p>
          </table:table-cell>
          <table:table-cell table:style-name="ce25">
            <draw:control draw:z-index="43" draw:name="Control 1270" draw:style-name="gr1" draw:text-style-name="P1" svg:width="0.5cm" svg:height="0.5cm" svg:x="0.022cm" svg:y="0.005cm" draw:control="control1224"/>
          </table:table-cell>
          <table:table-cell table:style-name="ce7" office:value-type="string" calcext:value-type="string">
            <text:p>If Journal.peerReviewed is updateable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19" draw:name="Control 1167" draw:style-name="gr1" draw:text-style-name="P1" svg:width="0.5cm" svg:height="0.5cm" svg:x="0.009cm" svg:y="0.431cm" draw:control="control1200"/>
            <draw:control draw:z-index="42" draw:name="Control 1269" draw:style-name="gr1" draw:text-style-name="P1" svg:width="0.5cm" svg:height="0.5cm" svg:x="0.022cm" svg:y="0.004cm" draw:control="control122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eerReviewed()</text:p>
          </table:table-cell>
          <table:table-cell table:style-name="ce25">
            <draw:control draw:z-index="20" draw:name="Control 1168" draw:style-name="gr1" draw:text-style-name="P1" svg:width="0.5cm" svg:height="0.5cm" svg:x="0.009cm" svg:y="0.431cm" draw:control="control120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eerReviewed()</text:p>
          </table:table-cell>
          <table:table-cell table:style-name="ce25">
            <draw:control draw:z-index="21" draw:name="Control 1169" draw:style-name="gr1" draw:text-style-name="P1" svg:width="0.5cm" svg:height="0.5cm" svg:x="0.009cm" svg:y="0.432cm" draw:control="control120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22" draw:name="Control 1170" draw:style-name="gr1" draw:text-style-name="P1" svg:width="0.5cm" svg:height="0.5cm" svg:x="0.009cm" svg:y="0.433cm" draw:control="control1203"/>
            <draw:control draw:z-index="24" draw:name="Control 1172" draw:style-name="gr1" draw:text-style-name="P1" svg:width="0.5cm" svg:height="0.5cm" svg:x="0.009cm" svg:y="0.435cm" draw:control="control120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.Builder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23" draw:name="Control 1171" draw:style-name="gr1" draw:text-style-name="P1" svg:width="0.5cm" svg:height="0.5cm" svg:x="0.009cm" svg:y="0.434cm" draw:control="control1204"/>
            <draw:control draw:z-index="25" draw:name="Control 1173" draw:style-name="gr1" draw:text-style-name="P1" svg:width="0.5cm" svg:height="0.5cm" svg:x="0.009cm" svg:y="0.435cm" draw:control="control120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eerReviewed()</text:p>
          </table:table-cell>
          <table:table-cell table:style-name="ce25">
            <draw:control draw:z-index="26" draw:name="Control 1174" draw:style-name="gr1" draw:text-style-name="P1" svg:width="0.5cm" svg:height="0.5cm" svg:x="0.009cm" svg:y="0.437cm" draw:control="control120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35" draw:name="Control 1192" draw:style-name="gr1" draw:text-style-name="P1" svg:width="0.5cm" svg:height="0.5cm" svg:x="0.009cm" svg:y="0.437cm" draw:control="control1216"/>
          </table:table-cell>
          <table:table-cell table:style-name="ce5" office:value-type="string" calcext:value-type="string">
            <text:p>Call _object.setPeerReviewed(this.peerReviewed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Input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27" draw:name="Control 1175" draw:style-name="gr1" draw:text-style-name="P1" svg:width="0.5cm" svg:height="0.5cm" svg:x="0.009cm" svg:y="0.437cm" draw:control="control1208"/>
          </table:table-cell>
          <table:table-cell table:style-name="ce5" office:value-type="string" calcext:value-type="string">
            <text:p>Only if peerReviewed is included in Journal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eerReviewed()</text:p>
          </table:table-cell>
          <table:table-cell table:style-name="ce25">
            <draw:control draw:z-index="28" draw:name="Control 1176" draw:style-name="gr1" draw:text-style-name="P1" svg:width="0.5cm" svg:height="0.5cm" svg:x="0.009cm" svg:y="0.438cm" draw:control="control120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eerReviewed()</text:p>
          </table:table-cell>
          <table:table-cell table:style-name="ce25">
            <draw:control draw:z-index="29" draw:name="Control 1177" draw:style-name="gr1" draw:text-style-name="P1" svg:width="0.5cm" svg:height="0.5cm" svg:x="0.009cm" svg:y="0.439cm" draw:control="control121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0" draw:name="Control 1178" draw:style-name="gr1" draw:text-style-name="P1" svg:width="0.5cm" svg:height="0.5cm" svg:x="0.009cm" svg:y="0.44cm" draw:control="control121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Input.Builder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31" draw:name="Control 1179" draw:style-name="gr1" draw:text-style-name="P1" svg:width="0.5cm" svg:height="0.5cm" svg:x="0.009cm" svg:y="0.44cm" draw:control="control1212"/>
          </table:table-cell>
          <table:table-cell table:style-name="ce5" office:value-type="string" calcext:value-type="string">
            <text:p>Only if peerReviewed is included in Journal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eerReviewed()</text:p>
          </table:table-cell>
          <table:table-cell table:style-name="ce25">
            <draw:control draw:z-index="32" draw:name="Control 1180" draw:style-name="gr1" draw:text-style-name="P1" svg:width="0.5cm" svg:height="0.5cm" svg:x="0.009cm" svg:y="0.442cm" draw:control="control121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3" draw:name="Control 1181" draw:style-name="gr1" draw:text-style-name="P1" svg:width="0.5cm" svg:height="0.5cm" svg:x="0.009cm" svg:y="0.442cm" draw:control="control1214"/>
          </table:table-cell>
          <table:table-cell table:style-name="ce5" office:value-type="string" calcext:value-type="string">
            <text:p>Call _object.setPeerReviewed(this.peerReviewed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 office:value-type="string" calcext:value-type="string">
            <text:p>~DataFetchersDelegateMutationImpl</text:p>
          </table:table-cell>
          <table:table-cell table:style-name="ce26" office:value-type="string" calcext:value-type="string">
            <text:p>createJournal()</text:p>
          </table:table-cell>
          <table:table-cell table:style-name="ce25">
            <draw:control draw:z-index="34" draw:name="Control 1183" draw:style-name="gr1" draw:text-style-name="P1" svg:width="0.5cm" svg:height="0.5cm" svg:x="0.009cm" svg:y="0.444cm" draw:control="control1215"/>
          </table:table-cell>
          <table:table-cell table:number-columns-repeated="3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6" office:value-type="string" calcext:value-type="string">
            <text:p>updateJournal()</text:p>
          </table:table-cell>
          <table:table-cell table:style-name="ce25"/>
          <table:table-cell table:number-columns-repeated="3"/>
          <table:table-cell table:style-name="ce19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45" draw:name="Control 1277" draw:style-name="gr1" draw:text-style-name="P1" svg:width="0.5cm" svg:height="0.5cm" svg:x="0.022cm" svg:y="0.004cm" draw:control="control1226"/>
            <draw:control draw:z-index="46" draw:name="Control 1084" draw:style-name="gr1" draw:text-style-name="P1" svg:width="0.5cm" svg:height="0.5cm" svg:x="0.009cm" svg:y="0.41cm" draw:control="control122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Keywords()</text:p>
          </table:table-cell>
          <table:table-cell table:style-name="ce25">
            <draw:control draw:z-index="47" draw:name="Control 1086" draw:style-name="gr1" draw:text-style-name="P1" svg:width="0.5cm" svg:height="0.5cm" svg:x="0.009cm" svg:y="0.409cm" draw:control="control122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Keywords()</text:p>
          </table:table-cell>
          <table:table-cell table:style-name="ce25">
            <draw:control draw:z-index="48" draw:name="Control 1088" draw:style-name="gr1" draw:text-style-name="P1" svg:width="0.5cm" svg:height="0.5cm" svg:x="0.009cm" svg:y="0.414cm" draw:control="control122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49" draw:name="Control 1089" draw:style-name="gr1" draw:text-style-name="P1" svg:width="0.5cm" svg:height="0.5cm" svg:x="0.009cm" svg:y="0.415cm" draw:control="control123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50" draw:name="Control 1090" draw:style-name="gr1" draw:text-style-name="P1" svg:width="0.5cm" svg:height="0.5cm" svg:x="0.009cm" svg:y="0.416cm" draw:control="control123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51" draw:name="Control 1091" draw:style-name="gr1" draw:text-style-name="P1" svg:width="0.5cm" svg:height="0.5cm" svg:x="0.009cm" svg:y="0.417cm" draw:control="control123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.Builder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52" draw:name="Control 1092" draw:style-name="gr1" draw:text-style-name="P1" svg:width="0.5cm" svg:height="0.5cm" svg:x="0.009cm" svg:y="0.418cm" draw:control="control123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Keywords()</text:p>
          </table:table-cell>
          <table:table-cell table:style-name="ce25">
            <draw:control draw:z-index="53" draw:name="Control 1093" draw:style-name="gr1" draw:text-style-name="P1" svg:width="0.5cm" svg:height="0.5cm" svg:x="0.009cm" svg:y="0.419cm" draw:control="control123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54" draw:name="Control 1094" draw:style-name="gr1" draw:text-style-name="P1" svg:width="0.5cm" svg:height="0.5cm" svg:x="0.009cm" svg:y="0.418cm" draw:control="control1235"/>
          </table:table-cell>
          <table:table-cell table:style-name="ce5" office:value-type="string" calcext:value-type="string">
            <text:p>Call _object.setKeywords(this.keyword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55" draw:name="Control 1097" draw:style-name="gr1" draw:text-style-name="P1" svg:width="0.5cm" svg:height="0.5cm" svg:x="0.009cm" svg:y="0.42cm" draw:control="control1236"/>
          </table:table-cell>
          <table:table-cell table:style-name="ce5" office:value-type="string" calcext:value-type="string">
            <text:p>Only if keywords is included in Publication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Keywords()</text:p>
          </table:table-cell>
          <table:table-cell table:style-name="ce25">
            <draw:control draw:z-index="56" draw:name="Control 1098" draw:style-name="gr1" draw:text-style-name="P1" svg:width="0.5cm" svg:height="0.5cm" svg:x="0.009cm" svg:y="0.42cm" draw:control="control123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Keywords()</text:p>
          </table:table-cell>
          <table:table-cell table:style-name="ce25">
            <draw:control draw:z-index="57" draw:name="Control 1099" draw:style-name="gr1" draw:text-style-name="P1" svg:width="0.5cm" svg:height="0.5cm" svg:x="0.009cm" svg:y="0.422cm" draw:control="control123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58" draw:name="Control 1100" draw:style-name="gr1" draw:text-style-name="P1" svg:width="0.5cm" svg:height="0.5cm" svg:x="0.009cm" svg:y="0.423cm" draw:control="control123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.Builder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59" draw:name="Control 1124" draw:style-name="gr1" draw:text-style-name="P1" svg:width="0.5cm" svg:height="0.5cm" svg:x="0.009cm" svg:y="0.423cm" draw:control="control1240"/>
          </table:table-cell>
          <table:table-cell table:style-name="ce5" office:value-type="string" calcext:value-type="string">
            <text:p>Only if keywords is included in Publication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Keywords()</text:p>
          </table:table-cell>
          <table:table-cell table:style-name="ce25">
            <draw:control draw:z-index="60" draw:name="Control 1134" draw:style-name="gr1" draw:text-style-name="P1" svg:width="0.5cm" svg:height="0.5cm" svg:x="0.009cm" svg:y="0.427cm" draw:control="control124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82" draw:name="Control 1204" draw:style-name="gr1" draw:text-style-name="P1" svg:width="0.5cm" svg:height="0.5cm" svg:x="0.034cm" svg:y="0.411cm" draw:control="control1263"/>
          </table:table-cell>
          <table:table-cell table:style-name="ce5" office:value-type="string" calcext:value-type="string">
            <text:p>Call _object.setKeywords(this.keyword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79" draw:name="Control 1196" draw:style-name="gr1" draw:text-style-name="P1" svg:width="0.5cm" svg:height="0.5cm" svg:x="0.034cm" svg:y="0.432cm" draw:control="control1260"/>
          </table:table-cell>
          <table:table-cell table:style-name="ce5" office:value-type="string" calcext:value-type="string">
            <text:p>The Apollo GraphQL Publication.keywor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80" draw:name="Control 1198" draw:style-name="gr1" draw:text-style-name="P1" svg:width="0.5cm" svg:height="0.5cm" svg:x="0.034cm" svg:y="0.431cm" draw:control="control1261"/>
          </table:table-cell>
          <table:table-cell table:style-name="ce5" office:value-type="string" calcext:value-type="string">
            <text:p>The form validation Publication.keywor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schema.ts</text:p>
          </table:table-cell>
          <table:table-cell table:style-name="ce23" office:value-type="string" calcext:value-type="string">
            <text:p>+PublicationInput.keywords</text:p>
          </table:table-cell>
          <table:table-cell table:style-name="ce25">
            <draw:control draw:z-index="81" draw:name="Control 1203" draw:style-name="gr1" draw:text-style-name="P1" svg:width="0.5cm" svg:height="0.5cm" svg:x="0.034cm" svg:y="0.433cm" draw:control="control1262"/>
          </table:table-cell>
          <table:table-cell table:style-name="ce5" office:value-type="string" calcext:value-type="string">
            <text:p>Only if Publication is updateable through GraphQL API: the corresponding GraphQL Publication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graphql-queries.ts</text:a></text:p>
          </table:table-cell>
          <table:table-cell table:style-name="ce23" office:value-type="string" calcext:value-type="string">
            <text:p>+keywords</text:p>
          </table:table-cell>
          <table:table-cell table:style-name="ce7">
            <draw:control draw:z-index="78" draw:name="Control 1194" draw:style-name="gr1" draw:text-style-name="P1" svg:width="0.5cm" svg:height="0.5cm" svg:x="0.034cm" svg:y="0.415cm" draw:control="control1259"/>
          </table:table-cell>
          <table:table-cell table:style-name="ce5" office:value-type="string" calcext:value-type="string">
            <text:p>Add to appropriate PublicationFields fragment(s).</text:p>
          </table:table-cell>
          <table:table-cell table:style-name="ce17"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Details</text:p>
          </table:table-cell>
          <table:table-cell table:style-name="ce23" office:value-type="string" calcext:value-type="string">
            <text:p>+keywords</text:p>
          </table:table-cell>
          <table:table-cell table:style-name="ce7"/>
          <table:table-cell table:style-name="ce5" office:value-type="string" calcext:value-type="string">
            <text:p>Add the new property to the details component.</text:p>
          </table:table-cell>
          <table:table-cell table:style-name="ce17" table:number-columns-repeated="2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 office:value-type="string" calcext:value-type="string">
            <text:p>~Publications</text:p>
          </table:table-cell>
          <table:table-cell table:style-name="ce28" office:value-type="string" calcext:value-type="string">
            <text:p>createFieldValues()</text:p>
          </table:table-cell>
          <table:table-cell table:style-name="ce25">
            <draw:control draw:z-index="130" draw:name="Control 1209" draw:style-name="gr1" draw:text-style-name="P1" svg:width="0.5cm" svg:height="0.5cm" svg:x="0.022cm" svg:y="0.003cm" draw:control="control1311"/>
          </table:table-cell>
          <table:table-cell table:number-columns-repeated="3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3" office:value-type="string" calcext:value-type="string">
            <text:p>createInput()</text:p>
          </table:table-cell>
          <table:table-cell table:style-name="ce25">
            <draw:control draw:z-index="131" draw:name="Control 1210" draw:style-name="gr1" draw:text-style-name="P1" svg:width="0.5cm" svg:height="0.5cm" svg:x="0.022cm" svg:y="0.002cm" draw:control="control1312"/>
          </table:table-cell>
          <table:table-cell table:number-columns-repeated="3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Publication.keywords</text:p>
          </table:table-cell>
          <table:table-cell table:style-name="ce25">
            <draw:control draw:z-index="61" draw:name="Control 1135" draw:style-name="gr1" draw:text-style-name="P1" svg:width="0.5cm" svg:height="0.5cm" svg:x="0.009cm" svg:y="0.427cm" draw:control="control1242"/>
            <draw:control draw:z-index="85" draw:name="Control 1211" draw:style-name="gr1" draw:text-style-name="P1" svg:width="0.5cm" svg:height="0.5cm" svg:x="0.022cm" svg:y="0.005cm" draw:control="control126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Publication.keywords</text:p>
          </table:table-cell>
          <table:table-cell table:style-name="ce25">
            <draw:control draw:z-index="62" draw:name="Control 1136" draw:style-name="gr1" draw:text-style-name="P1" svg:width="0.5cm" svg:height="0.5cm" svg:x="0.009cm" svg:y="0.429cm" draw:control="control124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Publication.keywords</text:p>
          </table:table-cell>
          <table:table-cell table:style-name="ce25"/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PublicationInput.keywords</text:p>
          </table:table-cell>
          <table:table-cell table:style-name="ce25">
            <draw:control draw:z-index="84" draw:name="Control 1206" draw:style-name="gr1" draw:text-style-name="P1" svg:width="0.5cm" svg:height="0.5cm" svg:x="0.022cm" svg:y="0.005cm" draw:control="control1265"/>
          </table:table-cell>
          <table:table-cell table:style-name="ce7" office:value-type="string" calcext:value-type="string">
            <text:p>If Publication.keywords is updateable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63" draw:name="Control 1137" draw:style-name="gr1" draw:text-style-name="P1" svg:width="0.5cm" svg:height="0.5cm" svg:x="0.009cm" svg:y="0.43cm" draw:control="control1244"/>
            <draw:control draw:z-index="83" draw:name="Control 1205" draw:style-name="gr1" draw:text-style-name="P1" svg:width="0.5cm" svg:height="0.5cm" svg:x="0.022cm" svg:y="0.003cm" draw:control="control126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Keywords()</text:p>
          </table:table-cell>
          <table:table-cell table:style-name="ce25">
            <draw:control draw:z-index="64" draw:name="Control 1138" draw:style-name="gr1" draw:text-style-name="P1" svg:width="0.5cm" svg:height="0.5cm" svg:x="0.009cm" svg:y="0.431cm" draw:control="control124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Keywords()</text:p>
          </table:table-cell>
          <table:table-cell table:style-name="ce25">
            <draw:control draw:z-index="65" draw:name="Control 1139" draw:style-name="gr1" draw:text-style-name="P1" svg:width="0.5cm" svg:height="0.5cm" svg:x="0.009cm" svg:y="0.431cm" draw:control="control124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66" draw:name="Control 1140" draw:style-name="gr1" draw:text-style-name="P1" svg:width="0.5cm" svg:height="0.5cm" svg:x="0.009cm" svg:y="0.433cm" draw:control="control124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.Builder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67" draw:name="Control 1141" draw:style-name="gr1" draw:text-style-name="P1" svg:width="0.5cm" svg:height="0.5cm" svg:x="0.009cm" svg:y="0.434cm" draw:control="control124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Keywords()</text:p>
          </table:table-cell>
          <table:table-cell table:style-name="ce25">
            <draw:control draw:z-index="68" draw:name="Control 1148" draw:style-name="gr1" draw:text-style-name="P1" svg:width="0.5cm" svg:height="0.5cm" svg:x="0.009cm" svg:y="0.437cm" draw:control="control124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77" draw:name="Control 1193" draw:style-name="gr1" draw:text-style-name="P1" svg:width="0.5cm" svg:height="0.5cm" svg:x="0.009cm" svg:y="0.437cm" draw:control="control1258"/>
          </table:table-cell>
          <table:table-cell table:style-name="ce5" office:value-type="string" calcext:value-type="string">
            <text:p>Call _object.setKeywords(this.keyword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69" draw:name="Control 1149" draw:style-name="gr1" draw:text-style-name="P1" svg:width="0.5cm" svg:height="0.5cm" svg:x="0.009cm" svg:y="0.437cm" draw:control="control1250"/>
          </table:table-cell>
          <table:table-cell table:style-name="ce5" office:value-type="string" calcext:value-type="string">
            <text:p>Only if keywords is included in Publication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Keywords()</text:p>
          </table:table-cell>
          <table:table-cell table:style-name="ce25">
            <draw:control draw:z-index="70" draw:name="Control 1184" draw:style-name="gr1" draw:text-style-name="P1" svg:width="0.5cm" svg:height="0.5cm" svg:x="0.009cm" svg:y="0.438cm" draw:control="control125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Keywords()</text:p>
          </table:table-cell>
          <table:table-cell table:style-name="ce25">
            <draw:control draw:z-index="71" draw:name="Control 1185" draw:style-name="gr1" draw:text-style-name="P1" svg:width="0.5cm" svg:height="0.5cm" svg:x="0.009cm" svg:y="0.438cm" draw:control="control125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72" draw:name="Control 1186" draw:style-name="gr1" draw:text-style-name="P1" svg:width="0.5cm" svg:height="0.5cm" svg:x="0.009cm" svg:y="0.44cm" draw:control="control125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.Builder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73" draw:name="Control 1187" draw:style-name="gr1" draw:text-style-name="P1" svg:width="0.5cm" svg:height="0.5cm" svg:x="0.009cm" svg:y="0.439cm" draw:control="control1254"/>
          </table:table-cell>
          <table:table-cell table:style-name="ce5" office:value-type="string" calcext:value-type="string">
            <text:p>Only if keywords is included in Publication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Keywords()</text:p>
          </table:table-cell>
          <table:table-cell table:style-name="ce25">
            <draw:control draw:z-index="74" draw:name="Control 1188" draw:style-name="gr1" draw:text-style-name="P1" svg:width="0.5cm" svg:height="0.5cm" svg:x="0.009cm" svg:y="0.442cm" draw:control="control125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75" draw:name="Control 1189" draw:style-name="gr1" draw:text-style-name="P1" svg:width="0.5cm" svg:height="0.5cm" svg:x="0.009cm" svg:y="0.442cm" draw:control="control1256"/>
          </table:table-cell>
          <table:table-cell table:style-name="ce5" office:value-type="string" calcext:value-type="string">
            <text:p>Call _object.setKeywords(this.keyword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 office:value-type="string" calcext:value-type="string">
            <text:p>~DataFetchersDelegateMutationImpl</text:p>
          </table:table-cell>
          <table:table-cell table:style-name="ce26" office:value-type="string" calcext:value-type="string">
            <text:p>createPublication()</text:p>
          </table:table-cell>
          <table:table-cell table:style-name="ce25">
            <draw:control draw:z-index="76" draw:name="Control 1191" draw:style-name="gr1" draw:text-style-name="P1" svg:width="0.5cm" svg:height="0.5cm" svg:x="0.009cm" svg:y="0.444cm" draw:control="control1257"/>
          </table:table-cell>
          <table:table-cell table:number-columns-repeated="3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6" office:value-type="string" calcext:value-type="string">
            <text:p>updatePublication()</text:p>
          </table:table-cell>
          <table:table-cell table:style-name="ce25"/>
          <table:table-cell table:number-columns-repeated="3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ImportApiController</text:a></text:p>
          </table:table-cell>
          <table:table-cell table:style-name="ce23" office:value-type="string" calcext:value-type="string">
            <text:p>~importPublications()</text:p>
          </table:table-cell>
          <table:table-cell table:style-name="ce7">
            <draw:control draw:z-index="86" draw:name="Control 1212" draw:style-name="gr1" draw:text-style-name="P1" svg:width="0.5cm" svg:height="0.5cm" svg:x="0.022cm" svg:y="0.004cm" draw:control="control1267"/>
          </table:table-cell>
          <table:table-cell table:style-name="ce5" office:value-type="string" calcext:value-type="string">
            <text:p>Importable types only: handle new property.</text:p>
          </table:table-cell>
          <table:table-cell table:style-name="ce17"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export-ris.ftl</text:a></text:p>
          </table:table-cell>
          <table:table-cell table:style-name="ce15"/>
          <table:table-cell table:style-name="ce7">
            <draw:control draw:z-index="87" draw:name="Control 1213" draw:style-name="gr1" draw:text-style-name="P1" svg:width="0.5cm" svg:height="0.5cm" svg:x="0.022cm" svg:y="0.003cm" draw:control="control1268"/>
            <draw:control draw:z-index="127" draw:name="Control 1216" draw:style-name="gr1" draw:text-style-name="P1" svg:width="0.5cm" svg:height="0.5cm" svg:x="0.022cm" svg:y="0.437cm" draw:control="control1308"/>
          </table:table-cell>
          <table:table-cell table:style-name="ce5" office:value-type="string" calcext:value-type="string">
            <text:p>Exportable types only: handle new property.</text:p>
          </table:table-cell>
          <table:table-cell table:style-name="ce17" table:number-columns-repeated="2"/>
          <table:table-cell table:style-name="ce19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Publish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88" draw:name="Control 1214" draw:style-name="gr1" draw:text-style-name="P1" svg:width="0.5cm" svg:height="0.5cm" svg:x="0.009cm" svg:y="0.41cm" draw:control="control126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Notes()</text:p>
          </table:table-cell>
          <table:table-cell table:style-name="ce25">
            <draw:control draw:z-index="89" draw:name="Control 1215" draw:style-name="gr1" draw:text-style-name="P1" svg:width="0.5cm" svg:height="0.5cm" svg:x="0.009cm" svg:y="0.409cm" draw:control="control127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Notes()</text:p>
          </table:table-cell>
          <table:table-cell table:style-name="ce25">
            <draw:control draw:z-index="90" draw:name="Control 1217" draw:style-name="gr1" draw:text-style-name="P1" svg:width="0.5cm" svg:height="0.5cm" svg:x="0.009cm" svg:y="0.414cm" draw:control="control127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91" draw:name="Control 1218" draw:style-name="gr1" draw:text-style-name="P1" svg:width="0.5cm" svg:height="0.5cm" svg:x="0.009cm" svg:y="0.415cm" draw:control="control127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92" draw:name="Control 1219" draw:style-name="gr1" draw:text-style-name="P1" svg:width="0.5cm" svg:height="0.5cm" svg:x="0.009cm" svg:y="0.415cm" draw:control="control127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93" draw:name="Control 1220" draw:style-name="gr1" draw:text-style-name="P1" svg:width="0.5cm" svg:height="0.5cm" svg:x="0.009cm" svg:y="0.417cm" draw:control="control127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94" draw:name="Control 1221" draw:style-name="gr1" draw:text-style-name="P1" svg:width="0.5cm" svg:height="0.5cm" svg:x="0.009cm" svg:y="0.417cm" draw:control="control127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Notes()</text:p>
          </table:table-cell>
          <table:table-cell table:style-name="ce25">
            <draw:control draw:z-index="95" draw:name="Control 1222" draw:style-name="gr1" draw:text-style-name="P1" svg:width="0.5cm" svg:height="0.5cm" svg:x="0.009cm" svg:y="0.419cm" draw:control="control127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96" draw:name="Control 1223" draw:style-name="gr1" draw:text-style-name="P1" svg:width="0.5cm" svg:height="0.5cm" svg:x="0.009cm" svg:y="0.418cm" draw:control="control1277"/>
          </table:table-cell>
          <table:table-cell table:style-name="ce5" office:value-type="string" calcext:value-type="string">
            <text:p>Call _object.setNotes(this.note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Input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97" draw:name="Control 1224" draw:style-name="gr1" draw:text-style-name="P1" svg:width="0.5cm" svg:height="0.5cm" svg:x="0.009cm" svg:y="0.42cm" draw:control="control1278"/>
          </table:table-cell>
          <table:table-cell table:style-name="ce5" office:value-type="string" calcext:value-type="string">
            <text:p>Only if notes is included in Publisher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Notes()</text:p>
          </table:table-cell>
          <table:table-cell table:style-name="ce25">
            <draw:control draw:z-index="98" draw:name="Control 1225" draw:style-name="gr1" draw:text-style-name="P1" svg:width="0.5cm" svg:height="0.5cm" svg:x="0.009cm" svg:y="0.42cm" draw:control="control127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Notes()</text:p>
          </table:table-cell>
          <table:table-cell table:style-name="ce25">
            <draw:control draw:z-index="99" draw:name="Control 1226" draw:style-name="gr1" draw:text-style-name="P1" svg:width="0.5cm" svg:height="0.5cm" svg:x="0.009cm" svg:y="0.422cm" draw:control="control128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00" draw:name="Control 1227" draw:style-name="gr1" draw:text-style-name="P1" svg:width="0.5cm" svg:height="0.5cm" svg:x="0.009cm" svg:y="0.423cm" draw:control="control128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Input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01" draw:name="Control 1228" draw:style-name="gr1" draw:text-style-name="P1" svg:width="0.5cm" svg:height="0.5cm" svg:x="0.009cm" svg:y="0.422cm" draw:control="control1282"/>
          </table:table-cell>
          <table:table-cell table:style-name="ce5" office:value-type="string" calcext:value-type="string">
            <text:p>Only if notes is included in Publisher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Notes()</text:p>
          </table:table-cell>
          <table:table-cell table:style-name="ce25">
            <draw:control draw:z-index="102" draw:name="Control 1231" draw:style-name="gr1" draw:text-style-name="P1" svg:width="0.5cm" svg:height="0.5cm" svg:x="0.009cm" svg:y="0.427cm" draw:control="control128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23" draw:name="Control 1263" draw:style-name="gr1" draw:text-style-name="P1" svg:width="0.5cm" svg:height="0.5cm" svg:x="0.034cm" svg:y="0.41cm" draw:control="control1304"/>
          </table:table-cell>
          <table:table-cell table:style-name="ce5" office:value-type="string" calcext:value-type="string">
            <text:p>Call _object.setNotes(this.note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Publish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21" draw:name="Control 1260" draw:style-name="gr1" draw:text-style-name="P1" svg:width="0.5cm" svg:height="0.5cm" svg:x="0.034cm" svg:y="0.432cm" draw:control="control1302"/>
          </table:table-cell>
          <table:table-cell table:style-name="ce5" office:value-type="string" calcext:value-type="string">
            <text:p>The Apollo GraphQL Publisher.note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22" draw:name="Control 1261" draw:style-name="gr1" draw:text-style-name="P1" svg:width="0.5cm" svg:height="0.5cm" svg:x="0.034cm" svg:y="0.431cm" draw:control="control1303"/>
          </table:table-cell>
          <table:table-cell table:style-name="ce5" office:value-type="string" calcext:value-type="string">
            <text:p>The form validation Publisher.note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schema.ts</text:p>
          </table:table-cell>
          <table:table-cell table:style-name="ce23" office:value-type="string" calcext:value-type="string">
            <text:p>+PublisherInput.notes</text:p>
          </table:table-cell>
          <table:table-cell table:style-name="ce25"/>
          <table:table-cell table:style-name="ce5" office:value-type="string" calcext:value-type="string">
            <text:p>Only if Publisher is updateable through GraphQL API: the corresponding GraphQL Publisher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graphql-queries.ts</text:a></text:p>
          </table:table-cell>
          <table:table-cell table:style-name="ce23" office:value-type="string" calcext:value-type="string">
            <text:p>+notes</text:p>
          </table:table-cell>
          <table:table-cell table:style-name="ce7">
            <draw:control draw:z-index="120" draw:name="Control 1258" draw:style-name="gr1" draw:text-style-name="P1" svg:width="0.5cm" svg:height="0.5cm" svg:x="0.034cm" svg:y="0.415cm" draw:control="control1301"/>
            <draw:control draw:z-index="134" draw:name="Control 1259" draw:style-name="gr1" draw:text-style-name="P1" svg:width="0.5cm" svg:height="0.5cm" svg:x="0.022cm" svg:y="0cm" draw:control="control1315"/>
          </table:table-cell>
          <table:table-cell table:style-name="ce5" office:value-type="string" calcext:value-type="string">
            <text:p>Add to appropriate PublisherFields fragment(s).</text:p>
          </table:table-cell>
          <table:table-cell table:style-name="ce17"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Details</text:p>
          </table:table-cell>
          <table:table-cell table:style-name="ce23" office:value-type="string" calcext:value-type="string">
            <text:p>+notes</text:p>
          </table:table-cell>
          <table:table-cell table:style-name="ce7"/>
          <table:table-cell table:style-name="ce5" office:value-type="string" calcext:value-type="string">
            <text:p>Add the new property to the details component.</text:p>
          </table:table-cell>
          <table:table-cell table:style-name="ce17" table:number-columns-repeated="2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 office:value-type="string" calcext:value-type="string">
            <text:p>~Publishers</text:p>
          </table:table-cell>
          <table:table-cell table:style-name="ce28" office:value-type="string" calcext:value-type="string">
            <text:p>createFieldValues()</text:p>
          </table:table-cell>
          <table:table-cell table:style-name="ce25">
            <draw:control draw:z-index="132" draw:name="Control 1268" draw:style-name="gr1" draw:text-style-name="P1" svg:width="0.5cm" svg:height="0.5cm" svg:x="0.022cm" svg:y="0.003cm" draw:control="control1313"/>
          </table:table-cell>
          <table:table-cell table:number-columns-repeated="3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3" office:value-type="string" calcext:value-type="string">
            <text:p>createInput()</text:p>
          </table:table-cell>
          <table:table-cell table:style-name="ce25">
            <draw:control draw:z-index="133" draw:name="Control 1271" draw:style-name="gr1" draw:text-style-name="P1" svg:width="0.5cm" svg:height="0.5cm" svg:x="0.022cm" svg:y="0.002cm" draw:control="control1314"/>
          </table:table-cell>
          <table:table-cell table:number-columns-repeated="3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Publisher.notes</text:p>
          </table:table-cell>
          <table:table-cell table:style-name="ce25">
            <draw:control draw:z-index="103" draw:name="Control 1232" draw:style-name="gr1" draw:text-style-name="P1" svg:width="0.5cm" svg:height="0.5cm" svg:x="0.009cm" svg:y="0.426cm" draw:control="control1284"/>
            <draw:control draw:z-index="126" draw:name="Control 1279" draw:style-name="gr1" draw:text-style-name="P1" svg:width="0.5cm" svg:height="0.5cm" svg:x="0.022cm" svg:y="0.004cm" draw:control="control130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Publisher.notes</text:p>
          </table:table-cell>
          <table:table-cell table:style-name="ce25">
            <draw:control draw:z-index="104" draw:name="Control 1233" draw:style-name="gr1" draw:text-style-name="P1" svg:width="0.5cm" svg:height="0.5cm" svg:x="0.009cm" svg:y="0.429cm" draw:control="control128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Publisher.notes</text:p>
          </table:table-cell>
          <table:table-cell table:style-name="ce25"/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PublisherInput.notes</text:p>
          </table:table-cell>
          <table:table-cell table:style-name="ce25">
            <draw:control draw:z-index="125" draw:name="Control 1265" draw:style-name="gr1" draw:text-style-name="P1" svg:width="0.5cm" svg:height="0.5cm" svg:x="0.022cm" svg:y="0.005cm" draw:control="control1306"/>
          </table:table-cell>
          <table:table-cell table:style-name="ce7" office:value-type="string" calcext:value-type="string">
            <text:p>If Publisher.notes is updateable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05" draw:name="Control 1234" draw:style-name="gr1" draw:text-style-name="P1" svg:width="0.5cm" svg:height="0.5cm" svg:x="0.009cm" svg:y="0.43cm" draw:control="control1286"/>
            <draw:control draw:z-index="124" draw:name="Control 1264" draw:style-name="gr1" draw:text-style-name="P1" svg:width="0.5cm" svg:height="0.5cm" svg:x="0.022cm" svg:y="0.003cm" draw:control="control130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Notes()</text:p>
          </table:table-cell>
          <table:table-cell table:style-name="ce25">
            <draw:control draw:z-index="106" draw:name="Control 1235" draw:style-name="gr1" draw:text-style-name="P1" svg:width="0.5cm" svg:height="0.5cm" svg:x="0.009cm" svg:y="0.431cm" draw:control="control128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Notes()</text:p>
          </table:table-cell>
          <table:table-cell table:style-name="ce25">
            <draw:control draw:z-index="107" draw:name="Control 1236" draw:style-name="gr1" draw:text-style-name="P1" svg:width="0.5cm" svg:height="0.5cm" svg:x="0.009cm" svg:y="0.431cm" draw:control="control128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108" draw:name="Control 1237" draw:style-name="gr1" draw:text-style-name="P1" svg:width="0.5cm" svg:height="0.5cm" svg:x="0.009cm" svg:y="0.433cm" draw:control="control128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09" draw:name="Control 1238" draw:style-name="gr1" draw:text-style-name="P1" svg:width="0.5cm" svg:height="0.5cm" svg:x="0.009cm" svg:y="0.434cm" draw:control="control129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Notes()</text:p>
          </table:table-cell>
          <table:table-cell table:style-name="ce25">
            <draw:control draw:z-index="110" draw:name="Control 1241" draw:style-name="gr1" draw:text-style-name="P1" svg:width="0.5cm" svg:height="0.5cm" svg:x="0.009cm" svg:y="0.436cm" draw:control="control129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119" draw:name="Control 1257" draw:style-name="gr1" draw:text-style-name="P1" svg:width="0.5cm" svg:height="0.5cm" svg:x="0.009cm" svg:y="0.437cm" draw:control="control1300"/>
          </table:table-cell>
          <table:table-cell table:style-name="ce5" office:value-type="string" calcext:value-type="string">
            <text:p>Call _object.setNotes(this.note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Input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11" draw:name="Control 1242" draw:style-name="gr1" draw:text-style-name="P1" svg:width="0.5cm" svg:height="0.5cm" svg:x="0.009cm" svg:y="0.436cm" draw:control="control1292"/>
          </table:table-cell>
          <table:table-cell table:style-name="ce5" office:value-type="string" calcext:value-type="string">
            <text:p>Only if notes is included in Publisher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Notes()</text:p>
          </table:table-cell>
          <table:table-cell table:style-name="ce25">
            <draw:control draw:z-index="112" draw:name="Control 1243" draw:style-name="gr1" draw:text-style-name="P1" svg:width="0.5cm" svg:height="0.5cm" svg:x="0.009cm" svg:y="0.438cm" draw:control="control129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Notes()</text:p>
          </table:table-cell>
          <table:table-cell table:style-name="ce25">
            <draw:control draw:z-index="113" draw:name="Control 1244" draw:style-name="gr1" draw:text-style-name="P1" svg:width="0.5cm" svg:height="0.5cm" svg:x="0.009cm" svg:y="0.438cm" draw:control="control129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14" draw:name="Control 1245" draw:style-name="gr1" draw:text-style-name="P1" svg:width="0.5cm" svg:height="0.5cm" svg:x="0.009cm" svg:y="0.44cm" draw:control="control129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Input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15" draw:name="Control 1246" draw:style-name="gr1" draw:text-style-name="P1" svg:width="0.5cm" svg:height="0.5cm" svg:x="0.009cm" svg:y="0.439cm" draw:control="control1296"/>
          </table:table-cell>
          <table:table-cell table:style-name="ce5" office:value-type="string" calcext:value-type="string">
            <text:p>Only if notes is included in Publisher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Notes()</text:p>
          </table:table-cell>
          <table:table-cell table:style-name="ce25">
            <draw:control draw:z-index="116" draw:name="Control 1247" draw:style-name="gr1" draw:text-style-name="P1" svg:width="0.5cm" svg:height="0.5cm" svg:x="0.009cm" svg:y="0.442cm" draw:control="control129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17" draw:name="Control 1248" draw:style-name="gr1" draw:text-style-name="P1" svg:width="0.5cm" svg:height="0.5cm" svg:x="0.009cm" svg:y="0.442cm" draw:control="control1298"/>
          </table:table-cell>
          <table:table-cell table:style-name="ce5" office:value-type="string" calcext:value-type="string">
            <text:p>Call _object.setNotes(this.note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 office:value-type="string" calcext:value-type="string">
            <text:p>~DataFetchersDelegateMutationImpl</text:p>
          </table:table-cell>
          <table:table-cell table:style-name="ce26" office:value-type="string" calcext:value-type="string">
            <text:p>createPublisher()</text:p>
          </table:table-cell>
          <table:table-cell table:style-name="ce25">
            <draw:control draw:z-index="118" draw:name="Control 1256" draw:style-name="gr1" draw:text-style-name="P1" svg:width="0.5cm" svg:height="0.5cm" svg:x="0.009cm" svg:y="0.444cm" draw:control="control1299"/>
          </table:table-cell>
          <table:table-cell table:number-columns-repeated="3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6" office:value-type="string" calcext:value-type="string">
            <text:p>updatePublisher()</text:p>
          </table:table-cell>
          <table:table-cell table:style-name="ce25"/>
          <table:table-cell table:number-columns-repeated="3"/>
          <table:table-cell table:style-name="ce19" table:number-columns-repeated="16376"/>
        </table:table-row>
        <table:table-row table:style-name="ro5" table:number-rows-repeated="1048440">
          <table:table-cell table:number-columns-repeated="8"/>
          <table:table-cell table:style-name="ce19" table:number-columns-repeated="16376"/>
        </table:table-row>
        <table:table-row table:style-name="ro5">
          <table:table-cell table:number-columns-repeated="8"/>
          <table:table-cell table:style-name="ce19" table:number-columns-repeated="16376"/>
        </table:table-row>
      </table:table>
      <table:table table:name="Audit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1" form:control-implementation="ooo:com.sun.star.form.component.CheckBox" xml:id="control1316" form:id="control13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317" form:id="control13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318" form:id="control13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319" form:id="control13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1320" form:id="control13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1321" form:id="control13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1322" form:id="control13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323" form:id="control13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1324" form:id="control13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1325" form:id="control13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1326" form:id="control13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1327" form:id="control13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1328" form:id="control13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1329" form:id="control13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1330" form:id="control13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31" form:id="control13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1332" form:id="control13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1333" form:id="control13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1334" form:id="control13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35" form:id="control13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36" form:id="control13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37" form:id="control13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38" form:id="control13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339" form:id="control13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0" form:id="control13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1" form:id="control13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2" form:id="control13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3" form:id="control13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4" form:id="control13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5" form:id="control13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6" form:id="control13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7" form:id="control13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8" form:id="control13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9" form:id="control13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350" form:id="control13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51" form:id="control13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52" form:id="control13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353" form:id="control13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54" form:id="control13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355" form:id="control13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356" form:id="control13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357" form:id="control13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1358" form:id="control13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1359" form:id="control13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1360" form:id="control13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1361" form:id="control13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1362" form:id="control13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363" form:id="control13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1364" form:id="control13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1365" form:id="control13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366" form:id="control13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367" form:id="control13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68" form:id="control13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69" form:id="control13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370" form:id="control13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1371" form:id="control13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1372" form:id="control13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1373" form:id="control13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1374" form:id="control13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1375" form:id="control13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376" form:id="control13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1377" form:id="control13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378" form:id="control13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379" form:id="control13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80" form:id="control13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81" form:id="control13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382" form:id="control13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383" form:id="control13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1384" form:id="control13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1385" form:id="control13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1386" form:id="control13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1387" form:id="control13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1388" form:id="control13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389" form:id="control13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1390" form:id="control13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1391" form:id="control13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392" form:id="control13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93" form:id="control13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94" form:id="control13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395" form:id="control13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396" form:id="control13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1397" form:id="control13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1398" form:id="control13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1399" form:id="control13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1400" form:id="control14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1401" form:id="control14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402" form:id="control14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1403" form:id="control14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1404" form:id="control14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405" form:id="control14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06" form:id="control14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07" form:id="control14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408" form:id="control14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409" form:id="control14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1410" form:id="control14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1411" form:id="control14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1412" form:id="control14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1413" form:id="control14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1414" form:id="control14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1415" form:id="control14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416" form:id="control14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1417" form:id="control14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418" form:id="control14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419" form:id="control14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20" form:id="control14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21" form:id="control14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422" form:id="control14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23" form:id="control14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24" form:id="control14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1425" form:id="control14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1426" form:id="control14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1427" form:id="control14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428" form:id="control14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1429" form:id="control14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1430" form:id="control14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1431" form:id="control14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1432" form:id="control14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1433" form:id="control14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434" form:id="control14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1435" form:id="control14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436" form:id="control14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37" form:id="control14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38" form:id="control14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439" form:id="control14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40" form:id="control14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1441" form:id="control14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42" form:id="control14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43" form:id="control14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44" form:id="control144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1445" form:id="control14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46" form:id="control144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1447" form:id="control14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1448" form:id="control14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1449" form:id="control14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50" form:id="control14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51" form:id="control14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452" form:id="control14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1453" form:id="control14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54" form:id="control145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1455" form:id="control14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1456" form:id="control14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57" form:id="control14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458" form:id="control14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59" form:id="control14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1460" form:id="control14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461" form:id="control14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1462" form:id="control14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1463" form:id="control14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1464" form:id="control14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465" form:id="control14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66" form:id="control14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1467" form:id="control14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1468" form:id="control14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469" form:id="control14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70" form:id="control14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1471" form:id="control14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1472" form:id="control14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73" form:id="control14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1474" form:id="control14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475" form:id="control14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476" form:id="control14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77" form:id="control14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78" form:id="control14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79" form:id="control14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80" form:id="control14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81" form:id="control14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82" form:id="control14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83" form:id="control14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20" table:default-cell-style-name="ce17"/>
        <table:table-column table:style-name="co1" table:default-cell-style-name="ce17"/>
        <table:table-column table:style-name="co21" table:default-cell-style-name="ce19"/>
        <table:table-column table:style-name="co22" table:default-cell-style-name="ce19"/>
        <table:table-column table:style-name="co4" table:default-cell-style-name="ce19"/>
        <table:table-column table:style-name="co5" table:default-cell-style-name="ce32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 table:number-columns-spanned="6" table:number-rows-spanned="1">
            <text:p>New types and query per GitHub Issues #5 &amp; #7.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0" draw:name="Control 1147" draw:style-name="gr1" draw:text-style-name="P1" svg:width="0.5cm" svg:height="0.5cm" svg:x="0.009cm" svg:y="0.443cm" draw:control="control1316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EntityAudit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Mapping.csv</text:p>
          </table:table-cell>
          <table:table-cell table:style-name="ce23" office:value-type="string" calcext:value-type="string">
            <text:p>+EntityAudit</text:p>
          </table:table-cell>
          <table:table-cell table:style-name="ce25"/>
          <table:table-cell table:style-name="ce5" office:value-type="string" calcext:value-type="string">
            <text:p>Maps GraphQL EntityAudit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Audi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" draw:name="Control 1163" draw:style-name="gr1" draw:text-style-name="P1" svg:width="0.5cm" svg:height="0.5cm" svg:x="0.009cm" svg:y="0.434cm" draw:control="control1317"/>
            <draw:control draw:z-index="2" draw:name="Control 1182" draw:style-name="gr1" draw:text-style-name="P1" svg:width="0.5cm" svg:height="0.5cm" svg:x="0.009cm" svg:y="0.435cm" draw:control="control1318"/>
            <draw:control draw:z-index="131" draw:name="Control 1190" draw:style-name="gr1" draw:text-style-name="P1" svg:width="0.5cm" svg:height="0.5cm" svg:x="0.036cm" svg:y="-0.001cm" draw:control="control1447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3" draw:name="Control 1195" draw:style-name="gr1" draw:text-style-name="P1" svg:width="0.5cm" svg:height="0.5cm" svg:x="0.009cm" svg:y="0.426cm" draw:control="control131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4" draw:name="Control 1207" draw:style-name="gr1" draw:text-style-name="P1" svg:width="0.5cm" svg:height="0.5cm" svg:x="0.009cm" svg:y="0.427cm" draw:control="control1320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EntityAudi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34" draw:name="Control 1390" draw:style-name="gr1" draw:text-style-name="P1" svg:width="0.5cm" svg:height="0.5cm" svg:x="0.022cm" svg:y="0.442cm" draw:control="control1350"/>
          </table:table-cell>
          <table:table-cell table:style-name="ce5" office:value-type="string" calcext:value-type="string">
            <text:p>Extend AbstractBaseEntity.Builder / AbstractTrackedEntity.Builder / AbstractLinkableEntity.Builder. One Builder.PROPERTY field per EntityAudi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5" draw:name="Control 1208" draw:style-name="gr1" draw:text-style-name="P1" svg:width="0.5cm" svg:height="0.5cm" svg:x="0.009cm" svg:y="0.428cm" draw:control="control1321"/>
          </table:table-cell>
          <table:table-cell table:style-name="ce5" office:value-type="string" calcext:value-type="string">
            <text:p>One Builder.withPROPERTY() method per EntityAudi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EntityAudit property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EntityAuditTes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39" draw:name="Control 1419" draw:style-name="gr1" draw:text-style-name="P1" svg:width="0.5cm" svg:height="0.5cm" svg:x="0.022cm" svg:y="0.442cm" draw:control="control1355"/>
            <draw:control draw:z-index="124" draw:name="Control 1418" draw:style-name="gr1" draw:text-style-name="P1" svg:width="0.5cm" svg:height="0.5cm" svg:x="0.04cm" svg:y="-0.001cm" draw:control="control1440"/>
          </table:table-cell>
          <table:table-cell table:style-name="ce5" office:value-type="string" calcext:value-type="string">
            <text:p>JUnit tests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EntityAuditSubjec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61" draw:name="Control 1395" draw:style-name="gr1" draw:text-style-name="P1" svg:width="0.5cm" svg:height="0.5cm" svg:x="0.039cm" svg:y="0.448cm" draw:control="control1477"/>
          </table:table-cell>
          <table:table-cell table:style-name="ce5" office:value-type="string" calcext:value-type="string">
            <text:p>Google Truth extension for testing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EntityAudit_FIELDS</text:p>
          </table:table-cell>
          <table:table-cell table:style-name="ce25">
            <draw:control draw:z-index="35" draw:name="Control 1396" draw:style-name="gr1" draw:text-style-name="P1" svg:width="0.5cm" svg:height="0.5cm" svg:x="0.022cm" svg:y="0.444cm" draw:control="control1351"/>
          </table:table-cell>
          <table:table-cell table:style-name="ce5" office:value-type="string" calcext:value-type="string">
            <text:p>A GraphQL fragment that fetches the fields specific to EntityAudit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Audi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EntityAudit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EntityAudit</text:p>
          </table:table-cell>
          <table:table-cell table:style-name="ce25">
            <draw:control draw:z-index="36" draw:name="Control 1397" draw:style-name="gr1" draw:text-style-name="P1" svg:width="0.5cm" svg:height="0.5cm" svg:x="0.022cm" svg:y="0.447cm" draw:control="control1352"/>
            <draw:control draw:z-index="134" draw:name="Control 1394" draw:style-name="gr1" draw:text-style-name="P1" svg:width="0.5cm" svg:height="0.5cm" svg:x="0.036cm" svg:y="0.005cm" draw:control="control145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EntityAuditController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Audi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37" draw:name="Control 1402" draw:style-name="gr1" draw:text-style-name="P1" svg:width="0.5cm" svg:height="0.5cm" svg:x="0.022cm" svg:y="0.002cm" draw:control="control1353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EntityAudi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6" draw:name="Control 1335" draw:style-name="gr1" draw:text-style-name="P1" svg:width="0.5cm" svg:height="0.5cm" svg:x="0.008cm" svg:y="0.001cm" draw:control="control1332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Entity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6" draw:name="Control 1267" draw:style-name="gr1" draw:text-style-name="P1" svg:width="0.5cm" svg:height="0.5cm" svg:x="0.009cm" svg:y="0cm" draw:control="control1322"/>
          </table:table-cell>
          <table:table-cell table:style-name="ce5" office:value-type="string" calcext:value-type="string">
            <text:p>One Builder.withPROPERTY() method per Entity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7" draw:name="Control 1272" draw:style-name="gr1" draw:text-style-name="P1" svg:width="0.5cm" svg:height="0.5cm" svg:x="0.009cm" svg:y="0.001cm" draw:control="control1323"/>
          </table:table-cell>
          <table:table-cell table:style-name="ce5" office:value-type="string" calcext:value-type="string">
            <text:p>One _object.setPROPERTY() call per Entity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AuditController</text:p>
          </table:table-cell>
          <table:table-cell table:style-name="ce15"/>
          <table:table-cell table:style-name="ce25">
            <draw:control draw:z-index="137" draw:name="Control 1285" draw:style-name="gr1" draw:text-style-name="P1" svg:width="0.5cm" svg:height="0.5cm" svg:x="0.036cm" svg:y="0.003cm" draw:control="control1453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EntityAudit</text:p>
          </table:table-cell>
          <table:table-cell table:style-name="ce15"/>
          <table:table-cell table:style-name="ce25">
            <draw:control draw:z-index="17" draw:name="Control 1337" draw:style-name="gr1" draw:text-style-name="P1" svg:width="0.5cm" svg:height="0.5cm" svg:x="0.008cm" svg:y="0.001cm" draw:control="control1333"/>
          </table:table-cell>
          <table:table-cell table:style-name="ce5" office:value-type="string" calcext:value-type="string">
            <text:p>Extend DataFetchersDelegateIBaseEntity&lt;EntityAudit&gt; / DataFetchersDelegateITrackedEntity&lt;EntityAudit&gt; / DataFetchersDelegateILinkableEntity&lt;EntityAudit&gt;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EntityAuditImpl</text:p>
          </table:table-cell>
          <table:table-cell table:style-name="ce15"/>
          <table:table-cell table:style-name="ce25">
            <draw:control draw:z-index="40" draw:name="Control 1391" draw:style-name="gr1" draw:text-style-name="P1" svg:width="0.5cm" svg:height="0.5cm" svg:x="0.022cm" svg:y="0.003cm" draw:control="control1356"/>
          </table:table-cell>
          <table:table-cell table:style-name="ce5" office:value-type="string" calcext:value-type="string">
            <text:p>Extend DataFetchersDelegateIBaseEntityImpl&lt;EntityAudit&gt; / DataFetchersDelegateITrackedEntityImpl&lt;EntityAudit&gt; / DataFetchersDelegateILinkableEntityImpl&lt;EntityAudit&gt;.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LinkAudit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Mapping.csv</text:p>
          </table:table-cell>
          <table:table-cell table:style-name="ce23" office:value-type="string" calcext:value-type="string">
            <text:p>+LinkAudit</text:p>
          </table:table-cell>
          <table:table-cell table:style-name="ce25">
            <draw:control draw:z-index="144" draw:name="Control 1289" draw:style-name="gr1" draw:text-style-name="P1" svg:width="0.5cm" svg:height="0.5cm" svg:x="0.036cm" svg:y="0.006cm" draw:control="control1460"/>
          </table:table-cell>
          <table:table-cell table:style-name="ce5" office:value-type="string" calcext:value-type="string">
            <text:p>Maps GraphQL LinkAudit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LinkAudit</text:p>
          </table:table-cell>
          <table:table-cell table:style-name="ce25">
            <draw:control draw:z-index="42" draw:name="Control 1361" draw:style-name="gr1" draw:text-style-name="P1" svg:width="0.5cm" svg:height="0.5cm" svg:x="0.009cm" svg:y="0.435cm" draw:control="control1358"/>
            <draw:control draw:z-index="132" draw:name="Control 1362" draw:style-name="gr1" draw:text-style-name="P1" svg:width="0.5cm" svg:height="0.5cm" svg:x="0.036cm" svg:y="0.004cm" draw:control="control144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Audi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41" draw:name="Control 1360" draw:style-name="gr1" draw:text-style-name="P1" svg:width="0.5cm" svg:height="0.5cm" svg:x="0.009cm" svg:y="0.434cm" draw:control="control1357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43" draw:name="Control 1363" draw:style-name="gr1" draw:text-style-name="P1" svg:width="0.5cm" svg:height="0.5cm" svg:x="0.009cm" svg:y="0.426cm" draw:control="control135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44" draw:name="Control 1364" draw:style-name="gr1" draw:text-style-name="P1" svg:width="0.5cm" svg:height="0.5cm" svg:x="0.009cm" svg:y="0.426cm" draw:control="control1360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LinkAudi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51" draw:name="Control 1434" draw:style-name="gr1" draw:text-style-name="P1" svg:width="0.5cm" svg:height="0.5cm" svg:x="0.022cm" svg:y="0.442cm" draw:control="control1367"/>
          </table:table-cell>
          <table:table-cell table:style-name="ce5" office:value-type="string" calcext:value-type="string">
            <text:p>Extend AbstractBaseEntity.Builder / AbstractTrackedEntity.Builder / AbstractLinkableEntity.Builder. One Builder.PROPERTY field per LinkAudi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45" draw:name="Control 1365" draw:style-name="gr1" draw:text-style-name="P1" svg:width="0.5cm" svg:height="0.5cm" svg:x="0.009cm" svg:y="0.428cm" draw:control="control1361"/>
          </table:table-cell>
          <table:table-cell table:style-name="ce5" office:value-type="string" calcext:value-type="string">
            <text:p>One Builder.withPROPERTY() method per LinkAudi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LinkAudit property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LinkAuditTes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53" draw:name="Control 1449" draw:style-name="gr1" draw:text-style-name="P1" svg:width="0.5cm" svg:height="0.5cm" svg:x="0.022cm" svg:y="0.442cm" draw:control="control1369"/>
            <draw:control draw:z-index="138" draw:name="Control 1448" draw:style-name="gr1" draw:text-style-name="P1" svg:width="0.5cm" svg:height="0.5cm" svg:x="0.036cm" svg:y="0.005cm" draw:control="control1454"/>
          </table:table-cell>
          <table:table-cell table:style-name="ce5" office:value-type="string" calcext:value-type="string">
            <text:p>JUnit tests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LinkAuditSubjec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Google Truth extension for testing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LinkAudit_FIELDS</text:p>
          </table:table-cell>
          <table:table-cell table:style-name="ce25">
            <draw:control draw:z-index="52" draw:name="Control 1439" draw:style-name="gr1" draw:text-style-name="P1" svg:width="0.5cm" svg:height="0.5cm" svg:x="0.022cm" svg:y="0.443cm" draw:control="control1368"/>
            <draw:control draw:z-index="163" draw:name="Control 1229" draw:style-name="gr1" draw:text-style-name="P1" svg:width="0.5cm" svg:height="0.5cm" svg:x="0.039cm" svg:y="-0.002cm" draw:control="control1479"/>
          </table:table-cell>
          <table:table-cell table:style-name="ce5" office:value-type="string" calcext:value-type="string">
            <text:p>A GraphQL fragment that fetches the fields specific to LinkAudit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Audi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LinkAudit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LinkAudit</text:p>
          </table:table-cell>
          <table:table-cell table:style-name="ce25">
            <draw:control draw:z-index="135" draw:name="Control 1437" draw:style-name="gr1" draw:text-style-name="P1" svg:width="0.5cm" svg:height="0.5cm" svg:x="0.036cm" svg:y="0.006cm" draw:control="control145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LinkAuditController()</text:p>
          </table:table-cell>
          <table:table-cell table:style-name="ce25">
            <draw:control draw:z-index="136" draw:name="Control 1445" draw:style-name="gr1" draw:text-style-name="P1" svg:width="0.5cm" svg:height="0.5cm" svg:x="0.036cm" svg:y="0.006cm" draw:control="control145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Audi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62" draw:name="Control 1435" draw:style-name="gr1" draw:text-style-name="P1" svg:width="0.5cm" svg:height="0.5cm" svg:x="0.039cm" svg:y="-0.001cm" draw:control="control1478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LinkAudi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50" draw:name="Control 1426" draw:style-name="gr1" draw:text-style-name="P1" svg:width="0.5cm" svg:height="0.5cm" svg:x="0.008cm" svg:y="0.001cm" draw:control="control1366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Link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46" draw:name="Control 1373" draw:style-name="gr1" draw:text-style-name="P1" svg:width="0.5cm" svg:height="0.5cm" svg:x="0.009cm" svg:y="0cm" draw:control="control1362"/>
          </table:table-cell>
          <table:table-cell table:style-name="ce5" office:value-type="string" calcext:value-type="string">
            <text:p>One Builder.withPROPERTY() method per Link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47" draw:name="Control 1374" draw:style-name="gr1" draw:text-style-name="P1" svg:width="0.5cm" svg:height="0.5cm" svg:x="0.009cm" svg:y="0.001cm" draw:control="control1363"/>
          </table:table-cell>
          <table:table-cell table:style-name="ce5" office:value-type="string" calcext:value-type="string">
            <text:p>One _object.setPROPERTY() call per Link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AuditController</text:p>
          </table:table-cell>
          <table:table-cell table:style-name="ce15"/>
          <table:table-cell table:style-name="ce25">
            <draw:control draw:z-index="139" draw:name="Control 1428" draw:style-name="gr1" draw:text-style-name="P1" svg:width="0.5cm" svg:height="0.5cm" svg:x="0.036cm" svg:y="0.011cm" draw:control="control1455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LinkAudit</text:p>
          </table:table-cell>
          <table:table-cell table:style-name="ce15"/>
          <table:table-cell table:style-name="ce25">
            <draw:control draw:z-index="48" draw:name="Control 1421" draw:style-name="gr1" draw:text-style-name="P1" svg:width="0.5cm" svg:height="0.5cm" svg:x="0.009cm" svg:y="0.404cm" draw:control="control1364"/>
            <draw:control draw:z-index="145" draw:name="Control 1450" draw:style-name="gr1" draw:text-style-name="P1" svg:width="0.5cm" svg:height="0.5cm" svg:x="0.036cm" svg:y="0.011cm" draw:control="control1461"/>
          </table:table-cell>
          <table:table-cell table:style-name="ce5" office:value-type="string" calcext:value-type="string">
            <text:p>Extend DataFetchersDelegateIBaseEntity&lt;LinkAudit&gt; / DataFetchersDelegateITrackedEntity&lt;LinkAudit&gt; / DataFetchersDelegateILinkableEntity&lt;LinkAudit&gt;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LinkAuditImpl</text:p>
          </table:table-cell>
          <table:table-cell table:style-name="ce15"/>
          <table:table-cell table:style-name="ce25"/>
          <table:table-cell table:style-name="ce5" office:value-type="string" calcext:value-type="string">
            <text:p>Extend DataFetchersDelegateIBaseEntityImpl&lt;LinkAudit&gt; / DataFetchersDelegateITrackedEntityImpl&lt;LinkAudit&gt; / DataFetchersDelegateILinkableEntityImpl&lt;LinkAudit&gt;.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LinkAuditEntry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Mapping.csv</text:p>
          </table:table-cell>
          <table:table-cell table:style-name="ce23" office:value-type="string" calcext:value-type="string">
            <text:p>+LinkAuditEntry</text:p>
          </table:table-cell>
          <table:table-cell table:style-name="ce25">
            <draw:control draw:z-index="49" draw:name="Control 1424" draw:style-name="gr1" draw:text-style-name="P1" svg:width="0.5cm" svg:height="0.5cm" svg:x="0.009cm" svg:y="0.41cm" draw:control="control1365"/>
            <draw:control draw:z-index="146" draw:name="Control 1425" draw:style-name="gr1" draw:text-style-name="P1" svg:width="0.5cm" svg:height="0.5cm" svg:x="0.036cm" svg:y="0.014cm" draw:control="control1462"/>
          </table:table-cell>
          <table:table-cell table:style-name="ce5" office:value-type="string" calcext:value-type="string">
            <text:p>Maps GraphQL LinkAuditEntry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LinkAuditEntry</text:p>
          </table:table-cell>
          <table:table-cell table:style-name="ce25">
            <draw:control draw:z-index="55" draw:name="Control 1454" draw:style-name="gr1" draw:text-style-name="P1" svg:width="0.5cm" svg:height="0.5cm" svg:x="0.009cm" svg:y="0.435cm" draw:control="control137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AuditEntry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54" draw:name="Control 1453" draw:style-name="gr1" draw:text-style-name="P1" svg:width="0.5cm" svg:height="0.5cm" svg:x="0.009cm" svg:y="0.433cm" draw:control="control1370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56" draw:name="Control 1456" draw:style-name="gr1" draw:text-style-name="P1" svg:width="0.5cm" svg:height="0.5cm" svg:x="0.009cm" svg:y="0.426cm" draw:control="control137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57" draw:name="Control 1457" draw:style-name="gr1" draw:text-style-name="P1" svg:width="0.5cm" svg:height="0.5cm" svg:x="0.009cm" svg:y="0.426cm" draw:control="control1373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LinkAuditEntry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3" draw:name="Control 1487" draw:style-name="gr1" draw:text-style-name="P1" svg:width="0.5cm" svg:height="0.5cm" svg:x="0.022cm" svg:y="0.442cm" draw:control="control1379"/>
          </table:table-cell>
          <table:table-cell table:style-name="ce5" office:value-type="string" calcext:value-type="string">
            <text:p>Extend AbstractBaseEntity.Builder / AbstractTrackedEntity.Builder / AbstractLinkableEntity.Builder. One Builder.PROPERTY field per LinkAuditEntry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58" draw:name="Control 1458" draw:style-name="gr1" draw:text-style-name="P1" svg:width="0.5cm" svg:height="0.5cm" svg:x="0.009cm" svg:y="0.428cm" draw:control="control1374"/>
          </table:table-cell>
          <table:table-cell table:style-name="ce5" office:value-type="string" calcext:value-type="string">
            <text:p>One Builder.withPROPERTY() method per LinkAuditEntry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LinkAuditEntry property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LinkAuditEntryTes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5" draw:name="Control 1502" draw:style-name="gr1" draw:text-style-name="P1" svg:width="0.5cm" svg:height="0.5cm" svg:x="0.022cm" svg:y="0.441cm" draw:control="control1381"/>
            <draw:control draw:z-index="128" draw:name="Control 1501" draw:style-name="gr1" draw:text-style-name="P1" svg:width="0.5cm" svg:height="0.5cm" svg:x="0.036cm" svg:y="0.003cm" draw:control="control1444"/>
          </table:table-cell>
          <table:table-cell table:style-name="ce5" office:value-type="string" calcext:value-type="string">
            <text:p>JUnit tests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LinkAuditEntrySubjec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Google Truth extension for testing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LinkAuditEntry_FIELDS</text:p>
          </table:table-cell>
          <table:table-cell table:style-name="ce25">
            <draw:control draw:z-index="64" draw:name="Control 1492" draw:style-name="gr1" draw:text-style-name="P1" svg:width="0.5cm" svg:height="0.5cm" svg:x="0.022cm" svg:y="0.444cm" draw:control="control1380"/>
            <draw:control draw:z-index="164" draw:name="Control 1493" draw:style-name="gr1" draw:text-style-name="P1" svg:width="0.5cm" svg:height="0.5cm" svg:x="0.039cm" svg:y="-0.002cm" draw:control="control1480"/>
          </table:table-cell>
          <table:table-cell table:style-name="ce5" office:value-type="string" calcext:value-type="string">
            <text:p>A GraphQL fragment that fetches the fields specific to LinkAuditEntry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AuditEntry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LinkAuditEntry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LinkAuditEntry</text:p>
          </table:table-cell>
          <table:table-cell table:style-name="ce25">
            <draw:control draw:z-index="141" draw:name="Control 1490" draw:style-name="gr1" draw:text-style-name="P1" svg:width="0.5cm" svg:height="0.5cm" svg:x="0.036cm" svg:y="0.018cm" draw:control="control145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LinkAuditEntryController()</text:p>
          </table:table-cell>
          <table:table-cell table:style-name="ce25">
            <draw:control draw:z-index="142" draw:name="Control 1498" draw:style-name="gr1" draw:text-style-name="P1" svg:width="0.5cm" svg:height="0.5cm" svg:x="0.036cm" svg:y="0.017cm" draw:control="control145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AuditEntry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43" draw:name="Control 1488" draw:style-name="gr1" draw:text-style-name="P1" svg:width="0.5cm" svg:height="0.5cm" svg:x="0.036cm" svg:y="0.017cm" draw:control="control1459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LinkAuditEntry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1" draw:name="Control 1479" draw:style-name="gr1" draw:text-style-name="P1" svg:width="0.5cm" svg:height="0.5cm" svg:x="0.008cm" svg:y="0.001cm" draw:control="control1377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Link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59" draw:name="Control 1466" draw:style-name="gr1" draw:text-style-name="P1" svg:width="0.5cm" svg:height="0.5cm" svg:x="0.009cm" svg:y="0cm" draw:control="control1375"/>
          </table:table-cell>
          <table:table-cell table:style-name="ce5" office:value-type="string" calcext:value-type="string">
            <text:p>One Builder.withPROPERTY() method per Link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60" draw:name="Control 1467" draw:style-name="gr1" draw:text-style-name="P1" svg:width="0.5cm" svg:height="0.5cm" svg:x="0.009cm" svg:y="0.001cm" draw:control="control1376"/>
          </table:table-cell>
          <table:table-cell table:style-name="ce5" office:value-type="string" calcext:value-type="string">
            <text:p>One _object.setPROPERTY() call per Link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AuditEntryController</text:p>
          </table:table-cell>
          <table:table-cell table:style-name="ce15"/>
          <table:table-cell table:style-name="ce25">
            <draw:control draw:z-index="140" draw:name="Control 1475" draw:style-name="gr1" draw:text-style-name="P1" svg:width="0.5cm" svg:height="0.5cm" svg:x="0.036cm" svg:y="0.017cm" draw:control="control1456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LinkAuditEntry</text:p>
          </table:table-cell>
          <table:table-cell table:style-name="ce15"/>
          <table:table-cell table:style-name="ce25">
            <draw:control draw:z-index="62" draw:name="Control 1481" draw:style-name="gr1" draw:text-style-name="P1" svg:width="0.5cm" svg:height="0.5cm" svg:x="0.008cm" svg:y="0.001cm" draw:control="control1378"/>
          </table:table-cell>
          <table:table-cell table:style-name="ce5" office:value-type="string" calcext:value-type="string">
            <text:p>Extend DataFetchersDelegateIBaseEntity&lt;LinkAuditEntry&gt; / DataFetchersDelegateITrackedEntity&lt;LinkAuditEntry&gt; / DataFetchersDelegateILinkableEntity&lt;LinkAuditEntry&gt;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LinkAuditEntryImpl</text:p>
          </table:table-cell>
          <table:table-cell table:style-name="ce15"/>
          <table:table-cell table:style-name="ce25">
            <draw:control draw:z-index="66" draw:name="Control 1503" draw:style-name="gr1" draw:text-style-name="P1" svg:width="0.5cm" svg:height="0.5cm" svg:x="0.022cm" svg:y="0.003cm" draw:control="control1382"/>
          </table:table-cell>
          <table:table-cell table:style-name="ce5" office:value-type="string" calcext:value-type="string">
            <text:p>Extend DataFetchersDelegateIBaseEntityImpl&lt;LinkAuditEntry&gt; / DataFetchersDelegateITrackedEntityImpl&lt;LinkAuditEntry&gt; / DataFetchersDelegateILinkableEntityImpl&lt;LinkAuditEntry&gt;.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LinkGroupAuditEntry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Mapping.csv</text:p>
          </table:table-cell>
          <table:table-cell table:style-name="ce23" office:value-type="string" calcext:value-type="string">
            <text:p>+LinkGroupAuditEntry</text:p>
          </table:table-cell>
          <table:table-cell table:style-name="ce25">
            <draw:control draw:z-index="111" draw:name="Control 1478" draw:style-name="gr1" draw:text-style-name="P1" svg:width="0.5cm" svg:height="0.5cm" svg:x="0.032cm" svg:y="0.002cm" draw:control="control1427"/>
          </table:table-cell>
          <table:table-cell table:style-name="ce5" office:value-type="string" calcext:value-type="string">
            <text:p>Maps GraphQL LinkGroupAuditEntry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LinkGroupAuditEntry</text:p>
          </table:table-cell>
          <table:table-cell table:style-name="ce25">
            <draw:control draw:z-index="68" draw:name="Control 1507" draw:style-name="gr1" draw:text-style-name="P1" svg:width="0.5cm" svg:height="0.5cm" svg:x="0.009cm" svg:y="0.435cm" draw:control="control1384"/>
            <draw:control draw:z-index="129" draw:name="Control 1508" draw:style-name="gr1" draw:text-style-name="P1" svg:width="0.5cm" svg:height="0.5cm" svg:x="0.036cm" svg:y="0.007cm" draw:control="control144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GroupAuditEntry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7" draw:name="Control 1506" draw:style-name="gr1" draw:text-style-name="P1" svg:width="0.5cm" svg:height="0.5cm" svg:x="0.009cm" svg:y="0.434cm" draw:control="control1383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69" draw:name="Control 1509" draw:style-name="gr1" draw:text-style-name="P1" svg:width="0.5cm" svg:height="0.5cm" svg:x="0.009cm" svg:y="0.426cm" draw:control="control138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70" draw:name="Control 1510" draw:style-name="gr1" draw:text-style-name="P1" svg:width="0.5cm" svg:height="0.5cm" svg:x="0.009cm" svg:y="0.427cm" draw:control="control1386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LinkGroupAuditEntry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76" draw:name="Control 1540" draw:style-name="gr1" draw:text-style-name="P1" svg:width="0.5cm" svg:height="0.5cm" svg:x="0.022cm" svg:y="0.442cm" draw:control="control1392"/>
          </table:table-cell>
          <table:table-cell table:style-name="ce5" office:value-type="string" calcext:value-type="string">
            <text:p>Extend AbstractBaseEntity.Builder / AbstractTrackedEntity.Builder / AbstractLinkableEntity.Builder. One Builder.PROPERTY field per LinkGroupAuditEntry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71" draw:name="Control 1511" draw:style-name="gr1" draw:text-style-name="P1" svg:width="0.5cm" svg:height="0.5cm" svg:x="0.009cm" svg:y="0.428cm" draw:control="control1387"/>
          </table:table-cell>
          <table:table-cell table:style-name="ce5" office:value-type="string" calcext:value-type="string">
            <text:p>One Builder.withPROPERTY() method per LinkGroupAuditEntry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LinkGroupAuditEntry property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LinkGroupAuditEntryTes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78" draw:name="Control 1555" draw:style-name="gr1" draw:text-style-name="P1" svg:width="0.5cm" svg:height="0.5cm" svg:x="0.022cm" svg:y="0.442cm" draw:control="control1394"/>
            <draw:control draw:z-index="130" draw:name="Control 1554" draw:style-name="gr1" draw:text-style-name="P1" svg:width="0.5cm" svg:height="0.5cm" svg:x="0.036cm" svg:y="0.007cm" draw:control="control1446"/>
          </table:table-cell>
          <table:table-cell table:style-name="ce5" office:value-type="string" calcext:value-type="string">
            <text:p>JUnit tests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LinkGroupAuditEntrySubjec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Google Truth extension for testing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LinkGroupAuditEntry_FIELDS</text:p>
          </table:table-cell>
          <table:table-cell table:style-name="ce25">
            <draw:control draw:z-index="77" draw:name="Control 1545" draw:style-name="gr1" draw:text-style-name="P1" svg:width="0.5cm" svg:height="0.5cm" svg:x="0.022cm" svg:y="0.444cm" draw:control="control1393"/>
            <draw:control draw:z-index="165" draw:name="Control 1546" draw:style-name="gr1" draw:text-style-name="P1" svg:width="0.5cm" svg:height="0.5cm" svg:x="0.039cm" svg:y="-0.001cm" draw:control="control1481"/>
          </table:table-cell>
          <table:table-cell table:style-name="ce5" office:value-type="string" calcext:value-type="string">
            <text:p>A GraphQL fragment that fetches the fields specific to LinkGroupAuditEntry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GroupAuditEntry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LinkGroupAuditEntry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LinkGroupAuditEntry</text:p>
          </table:table-cell>
          <table:table-cell table:style-name="ce25">
            <draw:control draw:z-index="148" draw:name="Control 1518" draw:style-name="gr1" draw:text-style-name="P1" svg:width="0.5cm" svg:height="0.5cm" svg:x="0.039cm" svg:y="0.003cm" draw:control="control146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LinkGroupAuditEntryController()</text:p>
          </table:table-cell>
          <table:table-cell table:style-name="ce25">
            <draw:control draw:z-index="149" draw:name="Control 1551" draw:style-name="gr1" draw:text-style-name="P1" svg:width="0.5cm" svg:height="0.5cm" svg:x="0.039cm" svg:y="0.003cm" draw:control="control146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GroupAuditEntry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50" draw:name="Control 1541" draw:style-name="gr1" draw:text-style-name="P1" svg:width="0.5cm" svg:height="0.5cm" svg:x="0.039cm" svg:y="0.002cm" draw:control="control1466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LinkGroupAuditEntry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74" draw:name="Control 1532" draw:style-name="gr1" draw:text-style-name="P1" svg:width="0.5cm" svg:height="0.5cm" svg:x="0.008cm" svg:y="0.001cm" draw:control="control1390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LinkGroup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72" draw:name="Control 1519" draw:style-name="gr1" draw:text-style-name="P1" svg:width="0.5cm" svg:height="0.5cm" svg:x="0.009cm" svg:y="0cm" draw:control="control1388"/>
          </table:table-cell>
          <table:table-cell table:style-name="ce5" office:value-type="string" calcext:value-type="string">
            <text:p>One Builder.withPROPERTY() method per LinkGroup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73" draw:name="Control 1520" draw:style-name="gr1" draw:text-style-name="P1" svg:width="0.5cm" svg:height="0.5cm" svg:x="0.009cm" svg:y="0.001cm" draw:control="control1389"/>
          </table:table-cell>
          <table:table-cell table:style-name="ce5" office:value-type="string" calcext:value-type="string">
            <text:p>One _object.setPROPERTY() call per LinkGroup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GroupAuditEntryController</text:p>
          </table:table-cell>
          <table:table-cell table:style-name="ce15"/>
          <table:table-cell table:style-name="ce25">
            <draw:control draw:z-index="151" draw:name="Control 1527" draw:style-name="gr1" draw:text-style-name="P1" svg:width="0.5cm" svg:height="0.5cm" svg:x="0.039cm" svg:y="0.003cm" draw:control="control1467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LinkGroupAuditEntry</text:p>
          </table:table-cell>
          <table:table-cell table:style-name="ce15"/>
          <table:table-cell table:style-name="ce25">
            <draw:control draw:z-index="75" draw:name="Control 1534" draw:style-name="gr1" draw:text-style-name="P1" svg:width="0.5cm" svg:height="0.5cm" svg:x="0.008cm" svg:y="0cm" draw:control="control1391"/>
          </table:table-cell>
          <table:table-cell table:style-name="ce5" office:value-type="string" calcext:value-type="string">
            <text:p>Extend DataFetchersDelegateIBaseEntity&lt;LinkGroupAuditEntry&gt; / DataFetchersDelegateITrackedEntity&lt;LinkGroupAuditEntry&gt; / DataFetchersDelegateILinkableEntity&lt;LinkGroupAuditEntry&gt;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LinkGroupAuditEntryImpl</text:p>
          </table:table-cell>
          <table:table-cell table:style-name="ce15"/>
          <table:table-cell table:style-name="ce25">
            <draw:control draw:z-index="79" draw:name="Control 1556" draw:style-name="gr1" draw:text-style-name="P1" svg:width="0.5cm" svg:height="0.5cm" svg:x="0.022cm" svg:y="0.003cm" draw:control="control1395"/>
          </table:table-cell>
          <table:table-cell table:style-name="ce5" office:value-type="string" calcext:value-type="string">
            <text:p>Extend DataFetchersDelegateIBaseEntityImpl&lt;LinkGroupAuditEntry&gt; / DataFetchersDelegateITrackedEntityImpl&lt;LinkGroupAuditEntry&gt; / DataFetchersDelegateILinkableEntityImpl&lt;LinkGroupAuditEntry&gt;.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FieldAudit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Mapping.csv</text:p>
          </table:table-cell>
          <table:table-cell table:style-name="ce23" office:value-type="string" calcext:value-type="string">
            <text:p>+FieldAudit</text:p>
          </table:table-cell>
          <table:table-cell table:style-name="ce25">
            <draw:control draw:z-index="110" draw:name="Control 1531" draw:style-name="gr1" draw:text-style-name="P1" svg:width="0.5cm" svg:height="0.5cm" svg:x="0.032cm" svg:y="0.007cm" draw:control="control1426"/>
          </table:table-cell>
          <table:table-cell table:style-name="ce5" office:value-type="string" calcext:value-type="string">
            <text:p>Maps GraphQL FieldAudit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FieldAudit</text:p>
          </table:table-cell>
          <table:table-cell table:style-name="ce25">
            <draw:control draw:z-index="81" draw:name="Control 1560" draw:style-name="gr1" draw:text-style-name="P1" svg:width="0.5cm" svg:height="0.5cm" svg:x="0.009cm" svg:y="0.435cm" draw:control="control1397"/>
            <draw:control draw:z-index="125" draw:name="Control 1561" draw:style-name="gr1" draw:text-style-name="P1" svg:width="0.5cm" svg:height="0.5cm" svg:x="0.04cm" svg:y="0.009cm" draw:control="control144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Audi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80" draw:name="Control 1559" draw:style-name="gr1" draw:text-style-name="P1" svg:width="0.5cm" svg:height="0.5cm" svg:x="0.009cm" svg:y="0.434cm" draw:control="control1396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82" draw:name="Control 1562" draw:style-name="gr1" draw:text-style-name="P1" svg:width="0.5cm" svg:height="0.5cm" svg:x="0.009cm" svg:y="0.426cm" draw:control="control139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83" draw:name="Control 1563" draw:style-name="gr1" draw:text-style-name="P1" svg:width="0.5cm" svg:height="0.5cm" svg:x="0.009cm" svg:y="0.427cm" draw:control="control1399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FieldAudi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89" draw:name="Control 1593" draw:style-name="gr1" draw:text-style-name="P1" svg:width="0.5cm" svg:height="0.5cm" svg:x="0.022cm" svg:y="0.442cm" draw:control="control1405"/>
          </table:table-cell>
          <table:table-cell table:style-name="ce5" office:value-type="string" calcext:value-type="string">
            <text:p>Extend AbstractBaseEntity.Builder / AbstractTrackedEntity.Builder / AbstractLinkableEntity.Builder. One Builder.PROPERTY field per FieldAudi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84" draw:name="Control 1564" draw:style-name="gr1" draw:text-style-name="P1" svg:width="0.5cm" svg:height="0.5cm" svg:x="0.009cm" svg:y="0.428cm" draw:control="control1400"/>
          </table:table-cell>
          <table:table-cell table:style-name="ce5" office:value-type="string" calcext:value-type="string">
            <text:p>One Builder.withPROPERTY() method per FieldAudi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FieldAudit property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FieldAuditTes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91" draw:name="Control 1608" draw:style-name="gr1" draw:text-style-name="P1" svg:width="0.5cm" svg:height="0.5cm" svg:x="0.022cm" svg:y="0.442cm" draw:control="control1407"/>
            <draw:control draw:z-index="126" draw:name="Control 1607" draw:style-name="gr1" draw:text-style-name="P1" svg:width="0.5cm" svg:height="0.5cm" svg:x="0.04cm" svg:y="0.007cm" draw:control="control1442"/>
          </table:table-cell>
          <table:table-cell table:style-name="ce5" office:value-type="string" calcext:value-type="string">
            <text:p>JUnit tests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FieldAuditSubjec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Google Truth extension for testing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FieldAudit_FIELDS</text:p>
          </table:table-cell>
          <table:table-cell table:style-name="ce25">
            <draw:control draw:z-index="90" draw:name="Control 1598" draw:style-name="gr1" draw:text-style-name="P1" svg:width="0.5cm" svg:height="0.5cm" svg:x="0.022cm" svg:y="0.444cm" draw:control="control1406"/>
            <draw:control draw:z-index="166" draw:name="Control 1599" draw:style-name="gr1" draw:text-style-name="P1" svg:width="0.5cm" svg:height="0.5cm" svg:x="0.039cm" svg:y="0.001cm" draw:control="control1482"/>
          </table:table-cell>
          <table:table-cell table:style-name="ce5" office:value-type="string" calcext:value-type="string">
            <text:p>A GraphQL fragment that fetches the fields specific to FieldAudit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Audi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FieldAudit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FieldAudit</text:p>
          </table:table-cell>
          <table:table-cell table:style-name="ce25">
            <draw:control draw:z-index="152" draw:name="Control 1571" draw:style-name="gr1" draw:text-style-name="P1" svg:width="0.5cm" svg:height="0.5cm" svg:x="0.039cm" svg:y="0.005cm" draw:control="control146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FieldAuditController()</text:p>
          </table:table-cell>
          <table:table-cell table:style-name="ce25">
            <draw:control draw:z-index="153" draw:name="Control 1604" draw:style-name="gr1" draw:text-style-name="P1" svg:width="0.5cm" svg:height="0.5cm" svg:x="0.039cm" svg:y="0.005cm" draw:control="control146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Audi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54" draw:name="Control 1594" draw:style-name="gr1" draw:text-style-name="P1" svg:width="0.5cm" svg:height="0.5cm" svg:x="0.039cm" svg:y="0.004cm" draw:control="control1470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FieldAudi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87" draw:name="Control 1585" draw:style-name="gr1" draw:text-style-name="P1" svg:width="0.5cm" svg:height="0.5cm" svg:x="0.008cm" svg:y="0cm" draw:control="control1403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Field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85" draw:name="Control 1572" draw:style-name="gr1" draw:text-style-name="P1" svg:width="0.5cm" svg:height="0.5cm" svg:x="0.009cm" svg:y="0cm" draw:control="control1401"/>
          </table:table-cell>
          <table:table-cell table:style-name="ce5" office:value-type="string" calcext:value-type="string">
            <text:p>One Builder.withPROPERTY() method per Field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86" draw:name="Control 1573" draw:style-name="gr1" draw:text-style-name="P1" svg:width="0.5cm" svg:height="0.5cm" svg:x="0.009cm" svg:y="0.001cm" draw:control="control1402"/>
          </table:table-cell>
          <table:table-cell table:style-name="ce5" office:value-type="string" calcext:value-type="string">
            <text:p>One _object.setPROPERTY() call per Field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AuditController</text:p>
          </table:table-cell>
          <table:table-cell table:style-name="ce15"/>
          <table:table-cell table:style-name="ce25">
            <draw:control draw:z-index="155" draw:name="Control 1580" draw:style-name="gr1" draw:text-style-name="P1" svg:width="0.5cm" svg:height="0.5cm" svg:x="0.039cm" svg:y="0.004cm" draw:control="control1471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FieldAudit</text:p>
          </table:table-cell>
          <table:table-cell table:style-name="ce15"/>
          <table:table-cell table:style-name="ce25">
            <draw:control draw:z-index="88" draw:name="Control 1587" draw:style-name="gr1" draw:text-style-name="P1" svg:width="0.5cm" svg:height="0.5cm" svg:x="0.008cm" svg:y="0.001cm" draw:control="control1404"/>
          </table:table-cell>
          <table:table-cell table:style-name="ce5" office:value-type="string" calcext:value-type="string">
            <text:p>Extend DataFetchersDelegateIBaseEntity&lt;FieldAudit&gt; / DataFetchersDelegateITrackedEntity&lt;FieldAudit&gt; / DataFetchersDelegateILinkableEntity&lt;FieldAudit&gt;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FieldAuditImpl</text:p>
          </table:table-cell>
          <table:table-cell table:style-name="ce15"/>
          <table:table-cell table:style-name="ce25">
            <draw:control draw:z-index="92" draw:name="Control 1609" draw:style-name="gr1" draw:text-style-name="P1" svg:width="0.5cm" svg:height="0.5cm" svg:x="0.022cm" svg:y="0.003cm" draw:control="control1408"/>
          </table:table-cell>
          <table:table-cell table:style-name="ce5" office:value-type="string" calcext:value-type="string">
            <text:p>Extend DataFetchersDelegateIBaseEntityImpl&lt;FieldAudit&gt; / DataFetchersDelegateITrackedEntityImpl&lt;FieldAudit&gt; / DataFetchersDelegateILinkableEntityImpl&lt;FieldAudit&gt;.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<text:span text:style-name="T3">FieldAuditEntry</text:span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FieldAuditEntry</text:p>
          </table:table-cell>
          <table:table-cell table:style-name="ce25">
            <draw:control draw:z-index="123" draw:name="Control 1415" draw:style-name="gr1" draw:text-style-name="P1" svg:width="0.5cm" svg:height="0.5cm" svg:x="0.04cm" svg:y="0.016cm" draw:control="control1439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FieldAuditEntry</text:p>
          </table:table-cell>
          <table:table-cell table:style-name="ce25">
            <draw:control draw:z-index="113" draw:name="Control 1292" draw:style-name="gr1" draw:text-style-name="P1" svg:width="0.5cm" svg:height="0.5cm" svg:x="0.009cm" svg:y="0.435cm" draw:control="control1429"/>
            <draw:control draw:z-index="133" draw:name="Control 1293" draw:style-name="gr1" draw:text-style-name="P1" svg:width="0.5cm" svg:height="0.5cm" svg:x="0.036cm" svg:y="0.017cm" draw:control="control144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AuditEntry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12" draw:name="Control 1291" draw:style-name="gr1" draw:text-style-name="P1" svg:width="0.5cm" svg:height="0.5cm" svg:x="0.009cm" svg:y="0.433cm" draw:control="control1428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114" draw:name="Control 1294" draw:style-name="gr1" draw:text-style-name="P1" svg:width="0.5cm" svg:height="0.5cm" svg:x="0.009cm" svg:y="0.426cm" draw:control="control143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115" draw:name="Control 1295" draw:style-name="gr1" draw:text-style-name="P1" svg:width="0.5cm" svg:height="0.5cm" svg:x="0.009cm" svg:y="0.426cm" draw:control="control1431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FieldAuditEntry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0" draw:name="Control 1325" draw:style-name="gr1" draw:text-style-name="P1" svg:width="0.5cm" svg:height="0.5cm" svg:x="0.022cm" svg:y="0.442cm" draw:control="control1436"/>
          </table:table-cell>
          <table:table-cell table:style-name="ce5" office:value-type="string" calcext:value-type="string">
            <text:p>Extend AbstractBaseEntity.Builder / AbstractTrackedEntity.Builder / AbstractLinkableEntity.Builder. One Builder.PROPERTY field per FieldAuditEntry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116" draw:name="Control 1296" draw:style-name="gr1" draw:text-style-name="P1" svg:width="0.5cm" svg:height="0.5cm" svg:x="0.009cm" svg:y="0.428cm" draw:control="control1432"/>
          </table:table-cell>
          <table:table-cell table:style-name="ce5" office:value-type="string" calcext:value-type="string">
            <text:p>One Builder.withPROPERTY() method per FieldAuditEntry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FieldAuditEntry property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FieldAuditEntryTes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2" draw:name="Control 1413" draw:style-name="gr1" draw:text-style-name="P1" svg:width="0.5cm" svg:height="0.5cm" svg:x="0.022cm" svg:y="0.441cm" draw:control="control1438"/>
            <draw:control draw:z-index="127" draw:name="Control 1412" draw:style-name="gr1" draw:text-style-name="P1" svg:width="0.5cm" svg:height="0.5cm" svg:x="0.036cm" svg:y="0.008cm" draw:control="control1443"/>
          </table:table-cell>
          <table:table-cell table:style-name="ce5" office:value-type="string" calcext:value-type="string">
            <text:p>JUnit tests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FieldAuditEntrySubjec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Google Truth extension for testing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FieldAuditEntry_FIELDS</text:p>
          </table:table-cell>
          <table:table-cell table:style-name="ce25">
            <draw:control draw:z-index="121" draw:name="Control 1387" draw:style-name="gr1" draw:text-style-name="P1" svg:width="0.5cm" svg:height="0.5cm" svg:x="0.022cm" svg:y="0.443cm" draw:control="control1437"/>
            <draw:control draw:z-index="167" draw:name="Control 1388" draw:style-name="gr1" draw:text-style-name="P1" svg:width="0.5cm" svg:height="0.5cm" svg:x="0.039cm" svg:y="0.001cm" draw:control="control1483"/>
          </table:table-cell>
          <table:table-cell table:style-name="ce5" office:value-type="string" calcext:value-type="string">
            <text:p>A GraphQL fragment that fetches the fields specific to FieldAuditEntry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AuditEntry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FieldAuditEntry.</text:p>
          </table:table-cell>
          <table:table-cell table:number-columns-repeated="2"/>
        </table:table-row>
        <table:table-row table:style-name="ro5">
          <table:table-cell table:style-name="ce7" office:value-type="string" calcext:value-type="string">
            <text:p/>
          </table:table-cell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FieldAuditEntry</text:p>
          </table:table-cell>
          <table:table-cell table:style-name="ce25" office:value-type="string" calcext:value-type="string">
            <text:p/>
            <draw:control draw:z-index="156" draw:name="Control 1303" draw:style-name="gr1" draw:text-style-name="P1" svg:width="0.5cm" svg:height="0.5cm" svg:x="0.039cm" svg:y="0.006cm" draw:control="control1472"/>
          </table:table-cell>
          <table:table-cell table:style-name="ce7" office:value-type="string" calcext:value-type="string">
            <text:p/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AuditEntry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57" draw:name="Control 1356" draw:style-name="gr1" draw:text-style-name="P1" svg:width="0.5cm" svg:height="0.5cm" svg:x="0.039cm" svg:y="0.005cm" draw:control="control1473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FieldAuditEntry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19" draw:name="Control 1318" draw:style-name="gr1" draw:text-style-name="P1" svg:width="0.5cm" svg:height="0.5cm" svg:x="0.008cm" svg:y="0.001cm" draw:control="control1435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Field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117" draw:name="Control 1304" draw:style-name="gr1" draw:text-style-name="P1" svg:width="0.5cm" svg:height="0.5cm" svg:x="0.009cm" svg:y="0cm" draw:control="control1433"/>
          </table:table-cell>
          <table:table-cell table:style-name="ce5" office:value-type="string" calcext:value-type="string">
            <text:p>One Builder.withPROPERTY() method per Field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118" draw:name="Control 1305" draw:style-name="gr1" draw:text-style-name="P1" svg:width="0.5cm" svg:height="0.5cm" svg:x="0.009cm" svg:y="0.001cm" draw:control="control1434"/>
          </table:table-cell>
          <table:table-cell table:style-name="ce5" office:value-type="string" calcext:value-type="string">
            <text:p>One _object.setPROPERTY() call per FieldAuditEntry property.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FieldGroupAuditEntry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Mapping.csv</text:p>
          </table:table-cell>
          <table:table-cell table:style-name="ce23" office:value-type="string" calcext:value-type="string">
            <text:p>+FieldGroupAuditEntry</text:p>
          </table:table-cell>
          <table:table-cell table:style-name="ce25">
            <draw:control draw:z-index="109" draw:name="Control 1584" draw:style-name="gr1" draw:text-style-name="P1" svg:width="0.5cm" svg:height="0.5cm" svg:x="0.032cm" svg:y="0.035cm" draw:control="control1425"/>
          </table:table-cell>
          <table:table-cell table:style-name="ce5" office:value-type="string" calcext:value-type="string">
            <text:p>Maps GraphQL FieldGroupAuditEntry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FieldGroupAuditEntry</text:p>
          </table:table-cell>
          <table:table-cell table:style-name="ce25">
            <draw:control draw:z-index="93" draw:name="Control 1612" draw:style-name="gr1" draw:text-style-name="P1" svg:width="0.5cm" svg:height="0.5cm" svg:x="0.009cm" svg:y="0.003cm" draw:control="control140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GroupAuditEntry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94" draw:name="Control 1613" draw:style-name="gr1" draw:text-style-name="P1" svg:width="0.5cm" svg:height="0.5cm" svg:x="0.009cm" svg:y="0.005cm" draw:control="control1410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95" draw:name="Control 1614" draw:style-name="gr1" draw:text-style-name="P1" svg:width="0.5cm" svg:height="0.5cm" svg:x="0.009cm" svg:y="0.023cm" draw:control="control1411"/>
            <draw:control draw:z-index="96" draw:name="Control 1615" draw:style-name="gr1" draw:text-style-name="P1" svg:width="0.5cm" svg:height="0.5cm" svg:x="0.009cm" svg:y="0.448cm" draw:control="control141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97" draw:name="Control 1616" draw:style-name="gr1" draw:text-style-name="P1" svg:width="0.5cm" svg:height="0.5cm" svg:x="0.009cm" svg:y="0.447cm" draw:control="control1413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FieldGroupAuditEntry.Builder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.Builder / AbstractTrackedEntity.Builder / AbstractLinkableEntity.Builder. One Builder.PROPERTY field per FieldGroupAuditEntry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103" draw:name="Control 1646" draw:style-name="gr1" draw:text-style-name="P1" svg:width="0.5cm" svg:height="0.5cm" svg:x="0.022cm" svg:y="0.014cm" draw:control="control1419"/>
          </table:table-cell>
          <table:table-cell table:style-name="ce5" office:value-type="string" calcext:value-type="string">
            <text:p>One Builder.withPROPERTY() method per FieldGroupAuditEntry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98" draw:name="Control 1617" draw:style-name="gr1" draw:text-style-name="P1" svg:width="0.5cm" svg:height="0.5cm" svg:x="0.009cm" svg:y="-0.002cm" draw:control="control1414"/>
          </table:table-cell>
          <table:table-cell table:style-name="ce5" office:value-type="string" calcext:value-type="string">
            <text:p>One _object.setPROPERTY() call per FieldGroupAuditEntry property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FieldGroupAuditEntryTes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07" draw:name="Control 1660" draw:style-name="gr1" draw:text-style-name="P1" svg:width="0.5cm" svg:height="0.5cm" svg:x="0.022cm" svg:y="0.011cm" draw:control="control1423"/>
          </table:table-cell>
          <table:table-cell table:style-name="ce5" office:value-type="string" calcext:value-type="string">
            <text:p>JUnit tests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FieldGroupAuditEntrySubjec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08" draw:name="Control 1661" draw:style-name="gr1" draw:text-style-name="P1" svg:width="0.5cm" svg:height="0.5cm" svg:x="0.022cm" svg:y="0.011cm" draw:control="control1424"/>
          </table:table-cell>
          <table:table-cell table:style-name="ce5" office:value-type="string" calcext:value-type="string">
            <text:p>Google Truth extension for testing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FieldGroupAuditEntry_FIELDS</text:p>
          </table:table-cell>
          <table:table-cell table:style-name="ce25">
            <draw:control draw:z-index="104" draw:name="Control 1651" draw:style-name="gr1" draw:text-style-name="P1" svg:width="0.5cm" svg:height="0.5cm" svg:x="0.022cm" svg:y="0.014cm" draw:control="control1420"/>
          </table:table-cell>
          <table:table-cell table:style-name="ce5" office:value-type="string" calcext:value-type="string">
            <text:p>A GraphQL fragment that fetches the fields specific to FieldGroupAuditEntry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GroupAuditEntry</text:p>
          </table:table-cell>
          <table:table-cell table:style-name="ce23"/>
          <table:table-cell table:style-name="ce25">
            <draw:control draw:z-index="105" draw:name="Control 1652" draw:style-name="gr1" draw:text-style-name="P1" svg:width="0.5cm" svg:height="0.5cm" svg:x="0.022cm" svg:y="0.017cm" draw:control="control1421"/>
          </table:table-cell>
          <table:table-cell table:style-name="ce5" office:value-type="string" calcext:value-type="string">
            <text:p>The Apollo GraphQL FieldGroupAuditEntry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FieldGroupAuditEntry</text:p>
          </table:table-cell>
          <table:table-cell table:style-name="ce25">
            <draw:control draw:z-index="158" draw:name="Control 1624" draw:style-name="gr1" draw:text-style-name="P1" svg:width="0.5cm" svg:height="0.5cm" svg:x="0.039cm" svg:y="0.009cm" draw:control="control147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FieldGroupAuditEntryController()</text:p>
          </table:table-cell>
          <table:table-cell table:style-name="ce25">
            <draw:control draw:z-index="147" draw:name="Control 42" draw:style-name="gr1" draw:text-style-name="P1" svg:width="0.5cm" svg:height="0.5cm" svg:x="0.036cm" svg:y="0.04cm" draw:control="control146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GroupAuditEntry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06" draw:name="Control 1657" draw:style-name="gr1" draw:text-style-name="P1" svg:width="0.5cm" svg:height="0.5cm" svg:x="0.022cm" svg:y="0.023cm" draw:control="control1422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FieldGroupAuditEntry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02" draw:name="Control 1638" draw:style-name="gr1" draw:text-style-name="P1" svg:width="0.5cm" svg:height="0.5cm" svg:x="0.008cm" svg:y="0.022cm" draw:control="control1418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FieldGroup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99" draw:name="Control 1625" draw:style-name="gr1" draw:text-style-name="P1" svg:width="0.5cm" svg:height="0.5cm" svg:x="0.009cm" svg:y="0.021cm" draw:control="control1415"/>
          </table:table-cell>
          <table:table-cell table:style-name="ce5" office:value-type="string" calcext:value-type="string">
            <text:p>One Builder.withPROPERTY() method per FieldGroup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100" draw:name="Control 1626" draw:style-name="gr1" draw:text-style-name="P1" svg:width="0.5cm" svg:height="0.5cm" svg:x="0.009cm" svg:y="0.022cm" draw:control="control1416"/>
          </table:table-cell>
          <table:table-cell table:style-name="ce5" office:value-type="string" calcext:value-type="string">
            <text:p>One _object.setPROPERTY() call per FieldGroup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GroupAuditEntryController</text:p>
          </table:table-cell>
          <table:table-cell table:style-name="ce15"/>
          <table:table-cell table:style-name="ce25">
            <draw:control draw:z-index="159" draw:name="Control 1640" draw:style-name="gr1" draw:text-style-name="P1" svg:width="0.5cm" svg:height="0.5cm" svg:x="0.039cm" svg:y="0.006cm" draw:control="control1475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FieldGroupAuditEntry</text:p>
          </table:table-cell>
          <table:table-cell table:style-name="ce15"/>
          <table:table-cell table:style-name="ce25">
            <draw:control draw:z-index="101" draw:name="Control 1633" draw:style-name="gr1" draw:text-style-name="P1" svg:width="0.5cm" svg:height="0.5cm" svg:x="0.009cm" svg:y="0.424cm" draw:control="control1417"/>
            <draw:control draw:z-index="160" draw:name="Control 1662" draw:style-name="gr1" draw:text-style-name="P1" svg:width="0.5cm" svg:height="0.5cm" svg:x="0.039cm" svg:y="0.007cm" draw:control="control1476"/>
          </table:table-cell>
          <table:table-cell table:style-name="ce5" office:value-type="string" calcext:value-type="string">
            <text:p>Extend DataFetchersDelegateIBaseEntity&lt;FieldGroupAuditEntry&gt; / DataFetchersDelegateITrackedEntity&lt;FieldGroupAuditEntry&gt; / DataFetchersDelegateILinkableEntity&lt;FieldGroupAuditEntry&gt;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FieldGroupAuditEntryImpl</text:p>
          </table:table-cell>
          <table:table-cell table:style-name="ce15"/>
          <table:table-cell table:style-name="ce25"/>
          <table:table-cell table:style-name="ce5" office:value-type="string" calcext:value-type="string">
            <text:p>Extend DataFetchersDelegateIBaseEntityImpl&lt;FieldGroupAuditEntry&gt; / DataFetchersDelegateITrackedEntityImpl&lt;FieldGroupAuditEntry&gt; / DataFetchersDelegateILinkableEntityImpl&lt;FieldGroupAuditEntry&gt;.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audit</text:p>
          </table:table-cell>
          <table:table-cell table:style-name="ce25">
            <draw:control draw:z-index="38" draw:name="Control 1406" draw:style-name="gr1" draw:text-style-name="P1" svg:width="0.5cm" svg:height="0.5cm" svg:x="0.022cm" svg:y="0.025cm" draw:control="control135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Audit()</text:p>
          </table:table-cell>
          <table:table-cell table:style-name="ce25">
            <draw:control draw:z-index="8" draw:name="Control 1326" draw:style-name="gr1" draw:text-style-name="P1" svg:width="0.5cm" svg:height="0.5cm" svg:x="0.009cm" svg:y="0.016cm" draw:control="control132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Audit()</text:p>
          </table:table-cell>
          <table:table-cell table:style-name="ce25">
            <draw:control draw:z-index="9" draw:name="Control 1327" draw:style-name="gr1" draw:text-style-name="P1" svg:width="0.5cm" svg:height="0.5cm" svg:x="0.009cm" svg:y="0.015cm" draw:control="control132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10" draw:name="Control 1328" draw:style-name="gr1" draw:text-style-name="P1" svg:width="0.5cm" svg:height="0.5cm" svg:x="0.009cm" svg:y="0.018cm" draw:control="control132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audit</text:p>
          </table:table-cell>
          <table:table-cell table:style-name="ce25">
            <draw:control draw:z-index="11" draw:name="Control 1329" draw:style-name="gr1" draw:text-style-name="P1" svg:width="0.5cm" svg:height="0.5cm" svg:x="0.009cm" svg:y="0.018cm" draw:control="control132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udit()</text:p>
          </table:table-cell>
          <table:table-cell table:style-name="ce25">
            <draw:control draw:z-index="12" draw:name="Control 1330" draw:style-name="gr1" draw:text-style-name="P1" svg:width="0.5cm" svg:height="0.5cm" svg:x="0.009cm" svg:y="0.019cm" draw:control="control132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8" draw:name="Control 1338" draw:style-name="gr1" draw:text-style-name="P1" svg:width="0.5cm" svg:height="0.5cm" svg:x="0.008cm" svg:y="0.007cm" draw:control="control1334"/>
          </table:table-cell>
          <table:table-cell table:style-name="ce5" office:value-type="string" calcext:value-type="string">
            <text:p>Call _object.setAudit(this.audi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table:style-name="ce23" office:value-type="string" calcext:value-type="string">
            <text:p>+audit()</text:p>
          </table:table-cell>
          <table:table-cell table:style-name="ce25">
            <draw:control draw:z-index="13" draw:name="Control 1331" draw:style-name="gr1" draw:text-style-name="P1" svg:width="0.5cm" svg:height="0.5cm" svg:x="0.009cm" svg:y="0.019cm" draw:control="control132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auditWithBindValues()</text:p>
          </table:table-cell>
          <table:table-cell table:style-name="ce25">
            <draw:control draw:z-index="14" draw:name="Control 1332" draw:style-name="gr1" draw:text-style-name="P1" svg:width="0.5cm" svg:height="0.5cm" svg:x="0.009cm" svg:y="0.02cm" draw:control="control1330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AuditResponseBuilder()</text:p>
          </table:table-cell>
          <table:table-cell table:style-name="ce25">
            <draw:control draw:z-index="15" draw:name="Control 1333" draw:style-name="gr1" draw:text-style-name="P1" svg:width="0.5cm" svg:height="0.5cm" svg:x="0.009cm" svg:y="0.021cm" draw:control="control133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AuditGraphQLRequest()</text:p>
          </table:table-cell>
          <table:table-cell table:style-name="ce25">
            <draw:control draw:z-index="19" draw:name="Control 1339" draw:style-name="gr1" draw:text-style-name="P1" svg:width="0.5cm" svg:height="0.5cm" svg:x="0.008cm" svg:y="0.009cm" draw:control="control133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table:style-name="ce23" office:value-type="string" calcext:value-type="string">
            <text:p>+audit()</text:p>
          </table:table-cell>
          <table:table-cell table:style-name="ce25">
            <draw:control draw:z-index="20" draw:name="Control 1340" draw:style-name="gr1" draw:text-style-name="P1" svg:width="0.5cm" svg:height="0.5cm" svg:x="0.008cm" svg:y="0.009cm" draw:control="control1336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auditWithBindValues()</text:p>
          </table:table-cell>
          <table:table-cell table:style-name="ce25">
            <draw:control draw:z-index="21" draw:name="Control 1341" draw:style-name="gr1" draw:text-style-name="P1" svg:width="0.5cm" svg:height="0.5cm" svg:x="0.008cm" svg:y="0.01cm" draw:control="control1337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AuditResponseBuilder()</text:p>
          </table:table-cell>
          <table:table-cell table:style-name="ce25">
            <draw:control draw:z-index="22" draw:name="Control 1342" draw:style-name="gr1" draw:text-style-name="P1" svg:width="0.5cm" svg:height="0.5cm" svg:x="0.008cm" svg:y="0.012cm" draw:control="control1338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audit</text:p>
          </table:table-cell>
          <table:table-cell table:style-name="ce25">
            <draw:control draw:z-index="23" draw:name="Control 1343" draw:style-name="gr1" draw:text-style-name="P1" svg:width="0.5cm" svg:height="0.5cm" svg:x="0.008cm" svg:y="0.011cm" draw:control="control133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audit</text:p>
          </table:table-cell>
          <table:table-cell table:style-name="ce25">
            <draw:control draw:z-index="24" draw:name="Control 1344" draw:style-name="gr1" draw:text-style-name="P1" svg:width="0.5cm" svg:height="0.5cm" svg:x="0.008cm" svg:y="0.013cm" draw:control="control134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Audit()</text:p>
          </table:table-cell>
          <table:table-cell table:style-name="ce25">
            <draw:control draw:z-index="25" draw:name="Control 1345" draw:style-name="gr1" draw:text-style-name="P1" svg:width="0.5cm" svg:height="0.5cm" svg:x="0.008cm" svg:y="0.012cm" draw:control="control134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Audit()</text:p>
          </table:table-cell>
          <table:table-cell table:style-name="ce25">
            <draw:control draw:z-index="26" draw:name="Control 1346" draw:style-name="gr1" draw:text-style-name="P1" svg:width="0.5cm" svg:height="0.5cm" svg:x="0.008cm" svg:y="0.014cm" draw:control="control134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27" draw:name="Control 1347" draw:style-name="gr1" draw:text-style-name="P1" svg:width="0.5cm" svg:height="0.5cm" svg:x="0.008cm" svg:y="0.014cm" draw:control="control134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audit</text:p>
          </table:table-cell>
          <table:table-cell table:style-name="ce25">
            <draw:control draw:z-index="28" draw:name="Control 1348" draw:style-name="gr1" draw:text-style-name="P1" svg:width="0.5cm" svg:height="0.5cm" svg:x="0.008cm" svg:y="0.016cm" draw:control="control134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udit()</text:p>
          </table:table-cell>
          <table:table-cell table:style-name="ce25">
            <draw:control draw:z-index="29" draw:name="Control 1349" draw:style-name="gr1" draw:text-style-name="P1" svg:width="0.5cm" svg:height="0.5cm" svg:x="0.008cm" svg:y="0.015cm" draw:control="control134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0" draw:name="Control 1350" draw:style-name="gr1" draw:text-style-name="P1" svg:width="0.5cm" svg:height="0.5cm" svg:x="0.008cm" svg:y="0.017cm" draw:control="control1346"/>
          </table:table-cell>
          <table:table-cell table:style-name="ce5" office:value-type="string" calcext:value-type="string">
            <text:p>Call _object.setAudit(this.audi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table:style-name="ce23" office:value-type="string" calcext:value-type="string">
            <text:p>+audit()</text:p>
          </table:table-cell>
          <table:table-cell table:style-name="ce25">
            <draw:control draw:z-index="31" draw:name="Control 1351" draw:style-name="gr1" draw:text-style-name="P1" svg:width="0.5cm" svg:height="0.5cm" svg:x="0.008cm" svg:y="0.017cm" draw:control="control134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table:style-name="ce23" office:value-type="string" calcext:value-type="string">
            <text:p>+audit()</text:p>
          </table:table-cell>
          <table:table-cell table:style-name="ce25">
            <draw:control draw:z-index="32" draw:name="Control 1352" draw:style-name="gr1" draw:text-style-name="P1" svg:width="0.5cm" svg:height="0.5cm" svg:x="0.008cm" svg:y="0.017cm" draw:control="control134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table:style-name="ce23" office:value-type="string" calcext:value-type="string">
            <text:p>+audit()</text:p>
          </table:table-cell>
          <table:table-cell table:style-name="ce25">
            <draw:control draw:z-index="33" draw:name="Control 1353" draw:style-name="gr1" draw:text-style-name="P1" svg:width="0.5cm" svg:height="0.5cm" svg:x="0.008cm" svg:y="0.019cm" draw:control="control1349"/>
          </table:table-cell>
          <table:table-cell table:style-name="ce7"/>
          <table:table-cell table:number-columns-repeated="2"/>
        </table:table-row>
        <table:table-row table:style-name="ro5" table:number-rows-repeated="1048405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Fuzzy Search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1" form:control-implementation="ooo:com.sun.star.form.component.CheckBox" xml:id="control1484" form:id="control14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1485" form:id="control14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1486" form:id="control14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487" form:id="control14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488" form:id="control14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1489" form:id="control14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1490" form:id="control14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491" form:id="control14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492" form:id="control14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493" form:id="control14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494" form:id="control14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495" form:id="control14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1496" form:id="control14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497" form:id="control14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498" form:id="control14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1499" form:id="control14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500" form:id="control15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501" form:id="control15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502" form:id="control15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1503" form:id="control15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504" form:id="control15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505" form:id="control15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506" form:id="control15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507" form:id="control15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508" form:id="control15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1509" form:id="control15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510" form:id="control15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511" form:id="control15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1512" form:id="control15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1513" form:id="control15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514" form:id="control15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515" form:id="control15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516" form:id="control15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3" table:default-cell-style-name="ce19"/>
        <table:table-column table:style-name="co24" table:default-cell-style-name="ce19"/>
        <table:table-column table:style-name="co4" table:default-cell-style-name="ce19"/>
        <table:table-column table:style-name="co25" table:default-cell-style-name="ce32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 table:number-columns-spanned="6" table:number-rows-spanned="1">
            <text:p>Checklist for Fuzzy Search implementation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0" draw:name="Control 1230" draw:style-name="gr1" draw:text-style-name="P1" svg:width="0.5cm" svg:height="0.5cm" svg:x="0.009cm" svg:y="0.443cm" draw:control="control1484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LinkableEntityQueryFilter</text:p>
          </table:table-cell>
          <table:table-cell table:style-name="ce23" office:value-type="string" calcext:value-type="string">
            <text:p>+fromEntityFuzzy</text:p>
          </table:table-cell>
          <table:table-cell table:style-name="ce25">
            <draw:control draw:z-index="1" draw:name="Control 1309" draw:style-name="gr1" draw:text-style-name="P1" svg:width="0.5cm" svg:height="0.5cm" svg:x="0.009cm" svg:y="0.41cm" draw:control="control148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FromEntityFuzzy()</text:p>
          </table:table-cell>
          <table:table-cell table:style-name="ce25">
            <draw:control draw:z-index="2" draw:name="Control 1310" draw:style-name="gr1" draw:text-style-name="P1" svg:width="0.5cm" svg:height="0.5cm" svg:x="0.009cm" svg:y="0.41cm" draw:control="control148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4" draw:name="Control 1317" draw:style-name="gr1" draw:text-style-name="P1" svg:width="0.5cm" svg:height="0.5cm" svg:x="0.009cm" svg:y="0.417cm" draw:control="control148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LinkableEntityQueryFilter.Builder</text:p>
          </table:table-cell>
          <table:table-cell table:style-name="ce23" office:value-type="string" calcext:value-type="string">
            <text:p>+fromEntityFuzzy</text:p>
          </table:table-cell>
          <table:table-cell table:style-name="ce25">
            <draw:control draw:z-index="3" draw:name="Control 1316" draw:style-name="gr1" draw:text-style-name="P1" svg:width="0.5cm" svg:height="0.5cm" svg:x="0.009cm" svg:y="0.416cm" draw:control="control1487"/>
            <draw:control draw:z-index="5" draw:name="Control 1319" draw:style-name="gr1" draw:text-style-name="P1" svg:width="0.5cm" svg:height="0.5cm" svg:x="0.009cm" svg:y="0.418cm" draw:control="control148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fromEntityFuzzy()</text:p>
          </table:table-cell>
          <table:table-cell table:style-name="ce25">
            <draw:control draw:z-index="6" draw:name="Control 1320" draw:style-name="gr1" draw:text-style-name="P1" svg:width="0.5cm" svg:height="0.5cm" svg:x="0.009cm" svg:y="0.419cm" draw:control="control149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FromEntityFuzzy(this.fromEntityFuzzy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LinkableEntityQueryFilter</text:p>
          </table:table-cell>
          <table:table-cell table:style-name="ce23" office:value-type="string" calcext:value-type="string">
            <text:p>+fromEntityFuzzy</text:p>
          </table:table-cell>
          <table:table-cell table:style-name="ce25">
            <draw:control draw:z-index="14" draw:name="Control 1538" draw:style-name="gr1" draw:text-style-name="P1" svg:width="0.5cm" svg:height="0.5cm" svg:x="0.022cm" svg:y="0.005cm" draw:control="control1498"/>
          </table:table-cell>
          <table:table-cell table:style-name="ce5" office:value-type="string" calcext:value-type="string">
            <text:p>The Apollo GraphQL LinkableEntityQueryFilter.fromEntityFuzzy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LinkableEntityQueryFilter.fromEntityFuzzy</text:p>
          </table:table-cell>
          <table:table-cell table:style-name="ce25">
            <draw:control draw:z-index="31" draw:name="Control 1368" draw:style-name="gr1" draw:text-style-name="P1" svg:width="0.5cm" svg:height="0.5cm" svg:x="0.055cm" svg:y="-0.001cm" draw:control="control151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LinkableEntityQueryFilter</text:p>
          </table:table-cell>
          <table:table-cell table:style-name="ce23" office:value-type="string" calcext:value-type="string">
            <text:p>+fromEntityFuzzy</text:p>
          </table:table-cell>
          <table:table-cell table:style-name="ce25">
            <draw:control draw:z-index="7" draw:name="Control 1367" draw:style-name="gr1" draw:text-style-name="P1" svg:width="0.5cm" svg:height="0.5cm" svg:x="0.009cm" svg:y="0.429cm" draw:control="control1491"/>
            <draw:control draw:z-index="13" draw:name="Control 1521" draw:style-name="gr1" draw:text-style-name="P1" svg:width="0.5cm" svg:height="0.5cm" svg:x="0.022cm" svg:y="0.004cm" draw:control="control149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FromEntityFuzzy()</text:p>
          </table:table-cell>
          <table:table-cell table:style-name="ce25">
            <draw:control draw:z-index="8" draw:name="Control 1369" draw:style-name="gr1" draw:text-style-name="P1" svg:width="0.5cm" svg:height="0.5cm" svg:x="0.009cm" svg:y="0.431cm" draw:control="control149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FromEntityFuzzy()</text:p>
          </table:table-cell>
          <table:table-cell table:style-name="ce25">
            <draw:control draw:z-index="9" draw:name="Control 1370" draw:style-name="gr1" draw:text-style-name="P1" svg:width="0.5cm" svg:height="0.5cm" svg:x="0.009cm" svg:y="0.432cm" draw:control="control149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10" draw:name="Control 1371" draw:style-name="gr1" draw:text-style-name="P1" svg:width="0.5cm" svg:height="0.5cm" svg:x="0.009cm" svg:y="0.433cm" draw:control="control149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LinkableEntityQueryFilter.Builder</text:p>
          </table:table-cell>
          <table:table-cell table:style-name="ce23" office:value-type="string" calcext:value-type="string">
            <text:p>+fromEntityFuzzy</text:p>
          </table:table-cell>
          <table:table-cell table:style-name="ce25">
            <draw:control draw:z-index="11" draw:name="Control 1372" draw:style-name="gr1" draw:text-style-name="P1" svg:width="0.5cm" svg:height="0.5cm" svg:x="0.009cm" svg:y="0.434cm" draw:control="control149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fromEntityFuzzy()</text:p>
          </table:table-cell>
          <table:table-cell table:style-name="ce25">
            <draw:control draw:z-index="12" draw:name="Control 1377" draw:style-name="gr1" draw:text-style-name="P1" svg:width="0.5cm" svg:height="0.5cm" svg:x="0.009cm" svg:y="0.437cm" draw:control="control1496"/>
          </table:table-cell>
          <table:table-cell table:style-name="ce7"/>
          <table:table-cell table:number-columns-repeated="2"/>
        </table:table-row>
        <table:table-row table:style-name="ro5">
          <table:table-cell table:style-name="ce7" office:value-type="string" calcext:value-type="string">
            <text:p><text:s/></text:p>
          </table:table-cell>
          <table:table-cell table:style-name="ce7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Call _object.setFromEntityFuzzy(this.fromEntityFuzzy).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LinkableEntityQueryFilter</text:p>
          </table:table-cell>
          <table:table-cell table:style-name="ce23" office:value-type="string" calcext:value-type="string">
            <text:p>+toEntityFuzzy</text:p>
          </table:table-cell>
          <table:table-cell table:style-name="ce25">
            <draw:control draw:z-index="15" draw:name="Control 1162" draw:style-name="gr1" draw:text-style-name="P1" svg:width="0.5cm" svg:height="0.5cm" svg:x="0.009cm" svg:y="0.41cm" draw:control="control1499"/>
            <draw:control draw:z-index="28" draw:name="Control 1240" draw:style-name="gr1" draw:text-style-name="P1" svg:width="0.5cm" svg:height="0.5cm" svg:x="0.055cm" svg:y="0cm" draw:control="control151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ToEntityFuzzy()</text:p>
          </table:table-cell>
          <table:table-cell table:style-name="ce25">
            <draw:control draw:z-index="16" draw:name="Control 1239" draw:style-name="gr1" draw:text-style-name="P1" svg:width="0.5cm" svg:height="0.5cm" svg:x="0.009cm" svg:y="0.409cm" draw:control="control150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ToEntityFuzzy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8" draw:name="Control 1273" draw:style-name="gr1" draw:text-style-name="P1" svg:width="0.5cm" svg:height="0.5cm" svg:x="0.009cm" svg:y="0.417cm" draw:control="control1502"/>
            <draw:control draw:z-index="29" draw:name="Control 1278" draw:style-name="gr1" draw:text-style-name="P1" svg:width="0.5cm" svg:height="0.5cm" svg:x="0.055cm" svg:y="0cm" draw:control="control151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LinkableEntityQueryFilter.Builder</text:p>
          </table:table-cell>
          <table:table-cell table:style-name="ce23" office:value-type="string" calcext:value-type="string">
            <text:p>+toEntityFuzzy</text:p>
          </table:table-cell>
          <table:table-cell table:style-name="ce25">
            <draw:control draw:z-index="17" draw:name="Control 1266" draw:style-name="gr1" draw:text-style-name="P1" svg:width="0.5cm" svg:height="0.5cm" svg:x="0.009cm" svg:y="0.415cm" draw:control="control150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toEntityFuzzy()</text:p>
          </table:table-cell>
          <table:table-cell table:style-name="ce25">
            <draw:control draw:z-index="19" draw:name="Control 1280" draw:style-name="gr1" draw:text-style-name="P1" svg:width="0.5cm" svg:height="0.5cm" svg:x="0.009cm" svg:y="0.419cm" draw:control="control150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ToEntityFuzzy(this.toEntityFuzzy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LinkableEntityQueryFilter</text:p>
          </table:table-cell>
          <table:table-cell table:style-name="ce23" office:value-type="string" calcext:value-type="string">
            <text:p>+toEntityFuzzy</text:p>
          </table:table-cell>
          <table:table-cell table:style-name="ce25">
            <draw:control draw:z-index="27" draw:name="Control 1436" draw:style-name="gr1" draw:text-style-name="P1" svg:width="0.5cm" svg:height="0.5cm" svg:x="0.022cm" svg:y="0.005cm" draw:control="control1511"/>
          </table:table-cell>
          <table:table-cell table:style-name="ce5" office:value-type="string" calcext:value-type="string">
            <text:p>The Apollo GraphQL LinkableEntityQueryFilter.toEntityFuzz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schema.ts</text:p>
          </table:table-cell>
          <table:table-cell table:style-name="ce23" office:value-type="string" calcext:value-type="string">
            <text:p>+LinkableEntityQueryFilterInput.toEntityFuzzy</text:p>
          </table:table-cell>
          <table:table-cell table:style-name="ce25">
            <draw:control draw:z-index="30" draw:name="Control 1411" draw:style-name="gr1" draw:text-style-name="P1" svg:width="0.5cm" svg:height="0.5cm" svg:x="0.055cm" svg:y="-0.001cm" draw:control="control1514"/>
          </table:table-cell>
          <table:table-cell table:style-name="ce5" office:value-type="string" calcext:value-type="string">
            <text:p>Only if LinkableEntityQueryFilter is updateable through GraphQL API: the corresponding GraphQL LinkableEntityQueryFilterInput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LinkableEntityQueryFilter.toEntityFuzzy</text:p>
          </table:table-cell>
          <table:table-cell table:style-name="ce25">
            <draw:control draw:z-index="32" draw:name="Control 1300" draw:style-name="gr1" draw:text-style-name="P1" svg:width="0.5cm" svg:height="0.5cm" svg:x="0.055cm" svg:y="0cm" draw:control="control151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LinkableEntityQueryFilter</text:p>
          </table:table-cell>
          <table:table-cell table:style-name="ce23" office:value-type="string" calcext:value-type="string">
            <text:p>+toEntityFuzzy</text:p>
          </table:table-cell>
          <table:table-cell table:style-name="ce25">
            <draw:control draw:z-index="20" draw:name="Control 1299" draw:style-name="gr1" draw:text-style-name="P1" svg:width="0.5cm" svg:height="0.5cm" svg:x="0.009cm" svg:y="0.428cm" draw:control="control1504"/>
            <draw:control draw:z-index="26" draw:name="Control 1416" draw:style-name="gr1" draw:text-style-name="P1" svg:width="0.5cm" svg:height="0.5cm" svg:x="0.022cm" svg:y="0.003cm" draw:control="control151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ToEntityFuzzy()</text:p>
          </table:table-cell>
          <table:table-cell table:style-name="ce25">
            <draw:control draw:z-index="21" draw:name="Control 1301" draw:style-name="gr1" draw:text-style-name="P1" svg:width="0.5cm" svg:height="0.5cm" svg:x="0.009cm" svg:y="0.431cm" draw:control="control150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ToEntityFuzzy()</text:p>
          </table:table-cell>
          <table:table-cell table:style-name="ce25">
            <draw:control draw:z-index="22" draw:name="Control 1302" draw:style-name="gr1" draw:text-style-name="P1" svg:width="0.5cm" svg:height="0.5cm" svg:x="0.009cm" svg:y="0.431cm" draw:control="control150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23" draw:name="Control 1306" draw:style-name="gr1" draw:text-style-name="P1" svg:width="0.5cm" svg:height="0.5cm" svg:x="0.009cm" svg:y="0.433cm" draw:control="control150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LinkableEntityQueryFilter.Builder</text:p>
          </table:table-cell>
          <table:table-cell table:style-name="ce23" office:value-type="string" calcext:value-type="string">
            <text:p>+toEntityFuzzy</text:p>
          </table:table-cell>
          <table:table-cell table:style-name="ce25">
            <draw:control draw:z-index="24" draw:name="Control 1307" draw:style-name="gr1" draw:text-style-name="P1" svg:width="0.5cm" svg:height="0.5cm" svg:x="0.009cm" svg:y="0.433cm" draw:control="control150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toEntityFuzzy()</text:p>
          </table:table-cell>
          <table:table-cell table:style-name="ce25">
            <draw:control draw:z-index="25" draw:name="Control 1313" draw:style-name="gr1" draw:text-style-name="P1" svg:width="0.5cm" svg:height="0.5cm" svg:x="0.009cm" svg:y="0.437cm" draw:control="control150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Call _object.setToEntityFuzzy(this.toEntityFuzzy).</text:p>
          </table:table-cell>
          <table:table-cell table:number-columns-repeated="2"/>
        </table:table-row>
        <table:table-row table:style-name="ro5" table:number-rows-repeated="1048540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Publisher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1" form:control-implementation="ooo:com.sun.star.form.component.CheckBox" xml:id="control1517" form:id="control15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1518" form:id="control15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1519" form:id="control15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520" form:id="control15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521" form:id="control15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522" form:id="control15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523" form:id="control15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1524" form:id="control15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1525" form:id="control15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1526" form:id="control15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1527" form:id="control15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1528" form:id="control15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1529" form:id="control15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1530" form:id="control15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1531" form:id="control15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1532" form:id="control15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1533" form:id="control15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534" form:id="control15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535" form:id="control15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536" form:id="control15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537" form:id="control15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538" form:id="control15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539" form:id="control15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1540" form:id="control15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1541" form:id="control15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1542" form:id="control15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1543" form:id="control15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1544" form:id="control15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1545" form:id="control15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546" form:id="control15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1547" form:id="control15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1548" form:id="control15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1549" form:id="control15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1550" form:id="control15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551" form:id="control15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552" form:id="control15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553" form:id="control15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554" form:id="control15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555" form:id="control15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556" form:id="control15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557" form:id="control15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58" form:id="control15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59" form:id="control15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560" form:id="control15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61" form:id="control15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62" form:id="control15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63" form:id="control15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64" form:id="control15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565" form:id="control15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66" form:id="control15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567" form:id="control15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568" form:id="control156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1569" form:id="control15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32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 table:number-columns-spanned="6" table:number-rows-spanned="1">
            <text:p>Checklist for Publication.publisher implementation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0" draw:name="Control 1262" draw:style-name="gr1" draw:text-style-name="P1" svg:width="0.5cm" svg:height="0.5cm" svg:x="0.009cm" svg:y="0.443cm" draw:control="control1517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publisher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ublisher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ublisher()</text:p>
          </table:table-cell>
          <table:table-cell table:style-name="ce25">
            <draw:control draw:z-index="3" draw:name="Control 1381" draw:style-name="gr1" draw:text-style-name="P1" svg:width="0.5cm" svg:height="0.5cm" svg:x="0.009cm" svg:y="0.414cm" draw:control="control152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4" draw:name="Control 1382" draw:style-name="gr1" draw:text-style-name="P1" svg:width="0.5cm" svg:height="0.5cm" svg:x="0.009cm" svg:y="0.415cm" draw:control="control152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5" draw:name="Control 1383" draw:style-name="gr1" draw:text-style-name="P1" svg:width="0.5cm" svg:height="0.5cm" svg:x="0.009cm" svg:y="0.416cm" draw:control="control152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6" draw:name="Control 1384" draw:style-name="gr1" draw:text-style-name="P1" svg:width="0.5cm" svg:height="0.5cm" svg:x="0.009cm" svg:y="0.417cm" draw:control="control152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.Builder</text:p>
          </table:table-cell>
          <table:table-cell table:style-name="ce23" office:value-type="string" calcext:value-type="string">
            <text:p>+publisher</text:p>
          </table:table-cell>
          <table:table-cell table:style-name="ce25">
            <draw:control draw:z-index="7" draw:name="Control 1385" draw:style-name="gr1" draw:text-style-name="P1" svg:width="0.5cm" svg:height="0.5cm" svg:x="0.009cm" svg:y="0.418cm" draw:control="control152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ublisher()</text:p>
          </table:table-cell>
          <table:table-cell table:style-name="ce25">
            <draw:control draw:z-index="8" draw:name="Control 1386" draw:style-name="gr1" draw:text-style-name="P1" svg:width="0.5cm" svg:height="0.5cm" svg:x="0.009cm" svg:y="0.419cm" draw:control="control152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9" draw:name="Control 1389" draw:style-name="gr1" draw:text-style-name="P1" svg:width="0.5cm" svg:height="0.5cm" svg:x="0.009cm" svg:y="0.419cm" draw:control="control1526"/>
          </table:table-cell>
          <table:table-cell table:style-name="ce5" office:value-type="string" calcext:value-type="string">
            <text:p>Call _object.setPublisher(this.publisher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</text:p>
          </table:table-cell>
          <table:table-cell table:style-name="ce23" office:value-type="string" calcext:value-type="string">
            <text:p>+publisher</text:p>
          </table:table-cell>
          <table:table-cell table:style-name="ce25">
            <draw:control draw:z-index="10" draw:name="Control 1392" draw:style-name="gr1" draw:text-style-name="P1" svg:width="0.5cm" svg:height="0.5cm" svg:x="0.009cm" svg:y="0.42cm" draw:control="control1527"/>
          </table:table-cell>
          <table:table-cell table:style-name="ce5" office:value-type="string" calcext:value-type="string">
            <text:p>Only if Publication is a persistent GraphQL type (not a GraphQL input) and only if publisher is included in Publication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ublisher()</text:p>
          </table:table-cell>
          <table:table-cell table:style-name="ce25">
            <draw:control draw:z-index="11" draw:name="Control 1393" draw:style-name="gr1" draw:text-style-name="P1" svg:width="0.5cm" svg:height="0.5cm" svg:x="0.009cm" svg:y="0.421cm" draw:control="control152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ublisher()</text:p>
          </table:table-cell>
          <table:table-cell table:style-name="ce25">
            <draw:control draw:z-index="12" draw:name="Control 1398" draw:style-name="gr1" draw:text-style-name="P1" svg:width="0.5cm" svg:height="0.5cm" svg:x="0.009cm" svg:y="0.422cm" draw:control="control152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3" draw:name="Control 1399" draw:style-name="gr1" draw:text-style-name="P1" svg:width="0.5cm" svg:height="0.5cm" svg:x="0.009cm" svg:y="0.423cm" draw:control="control153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.Builder</text:p>
          </table:table-cell>
          <table:table-cell table:style-name="ce23" office:value-type="string" calcext:value-type="string">
            <text:p>+publisher</text:p>
          </table:table-cell>
          <table:table-cell table:style-name="ce25">
            <draw:control draw:z-index="14" draw:name="Control 1400" draw:style-name="gr1" draw:text-style-name="P1" svg:width="0.5cm" svg:height="0.5cm" svg:x="0.009cm" svg:y="0.423cm" draw:control="control1531"/>
          </table:table-cell>
          <table:table-cell table:style-name="ce5" office:value-type="string" calcext:value-type="string">
            <text:p>Only if Publication is a persistent GraphQL type (not a GraphQL input) and only if publisher is included in Publication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ublisher()</text:p>
          </table:table-cell>
          <table:table-cell table:style-name="ce25">
            <draw:control draw:z-index="15" draw:name="Control 1404" draw:style-name="gr1" draw:text-style-name="P1" svg:width="0.5cm" svg:height="0.5cm" svg:x="0.009cm" svg:y="0.427cm" draw:control="control153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Publisher(this.publisher)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~PublicationTests</text:p>
          </table:table-cell>
          <table:table-cell table:style-name="ce15"/>
          <table:table-cell table:style-name="ce25">
            <draw:control draw:z-index="51" draw:name="Control 1600" draw:style-name="gr1" draw:text-style-name="P1" svg:width="0.5cm" svg:height="0.5cm" svg:x="0.022cm" svg:y="0.005cm" draw:control="control1568"/>
          </table:table-cell>
          <table:table-cell table:style-name="ce5" office:value-type="string" calcext:value-type="string">
            <text:p>Update JUnit tests to exercise publisher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~PublicationSubject</text:p>
          </table:table-cell>
          <table:table-cell table:style-name="ce23" office:value-type="string" calcext:value-type="string">
            <text:p>+publisher()</text:p>
          </table:table-cell>
          <table:table-cell table:style-name="ce25">
            <draw:control draw:z-index="52" draw:name="Control 1601" draw:style-name="gr1" draw:text-style-name="P1" svg:width="0.5cm" svg:height="0.5cm" svg:x="0.022cm" svg:y="0.005cm" draw:control="control1569"/>
          </table:table-cell>
          <table:table-cell table:style-name="ce5" office:value-type="string" calcext:value-type="string">
            <text:p>Google Truth extension for testing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publisher</text:p>
          </table:table-cell>
          <table:table-cell table:style-name="ce25">
            <draw:control draw:z-index="36" draw:name="Control 1543" draw:style-name="gr1" draw:text-style-name="P1" svg:width="0.5cm" svg:height="0.5cm" svg:x="0.034cm" svg:y="0.432cm" draw:control="control1553"/>
            <draw:control draw:z-index="50" draw:name="Control 1592" draw:style-name="gr1" draw:text-style-name="P1" svg:width="0.5cm" svg:height="0.5cm" svg:x="0.022cm" svg:y="0.005cm" draw:control="control1567"/>
          </table:table-cell>
          <table:table-cell table:style-name="ce5" office:value-type="string" calcext:value-type="string">
            <text:p>The Apollo GraphQL Publication.publisher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publisher</text:p>
          </table:table-cell>
          <table:table-cell table:style-name="ce25">
            <draw:control draw:z-index="37" draw:name="Control 1544" draw:style-name="gr1" draw:text-style-name="P1" svg:width="0.5cm" svg:height="0.5cm" svg:x="0.034cm" svg:y="0.432cm" draw:control="control1554"/>
          </table:table-cell>
          <table:table-cell table:style-name="ce5" office:value-type="string" calcext:value-type="string">
            <text:p>The form validation Publication.publisher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schema.ts</text:p>
          </table:table-cell>
          <table:table-cell table:style-name="ce23" office:value-type="string" calcext:value-type="string">
            <text:p>+PublicationInput.publisher</text:p>
          </table:table-cell>
          <table:table-cell table:style-name="ce25">
            <draw:control draw:z-index="38" draw:name="Control 1547" draw:style-name="gr1" draw:text-style-name="P1" svg:width="0.5cm" svg:height="0.5cm" svg:x="0.034cm" svg:y="0.433cm" draw:control="control1555"/>
          </table:table-cell>
          <table:table-cell table:style-name="ce5" office:value-type="string" calcext:value-type="string">
            <text:p>Only if Publication is updateable through GraphQL API: the corresponding GraphQL Publication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s</text:p>
          </table:table-cell>
          <table:table-cell table:style-name="ce23" office:value-type="string" calcext:value-type="string">
            <text:p>+publisher</text:p>
          </table:table-cell>
          <table:table-cell table:style-name="ce25">
            <draw:control draw:z-index="35" draw:name="Control 1542" draw:style-name="gr1" draw:text-style-name="P1" svg:width="0.5cm" svg:height="0.5cm" svg:x="0.034cm" svg:y="0.433cm" draw:control="control1552"/>
          </table:table-cell>
          <table:table-cell table:style-name="ce5" office:value-type="string" calcext:value-type="string">
            <text:p>If Publication has a corresponding app page and publisher appears on that pag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graphql-queries.ts</text:a></text:p>
          </table:table-cell>
          <table:table-cell table:style-name="ce23" office:value-type="string" calcext:value-type="string">
            <text:p>+publisher</text:p>
          </table:table-cell>
          <table:table-cell table:style-name="ce7">
            <draw:control draw:z-index="34" draw:name="Control 1539" draw:style-name="gr1" draw:text-style-name="P1" svg:width="0.5cm" svg:height="0.5cm" svg:x="0.034cm" svg:y="0.415cm" draw:control="control1551"/>
          </table:table-cell>
          <table:table-cell table:style-name="ce5" office:value-type="string" calcext:value-type="string">
            <text:p>Add to appropriate PublicationFields fragment(s).</text:p>
          </table:table-cell>
          <table:table-cell table:style-name="ce17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Details</text:p>
          </table:table-cell>
          <table:table-cell table:style-name="ce23" office:value-type="string" calcext:value-type="string">
            <text:p>+publisher</text:p>
          </table:table-cell>
          <table:table-cell table:style-name="ce7"/>
          <table:table-cell table:style-name="ce5" office:value-type="string" calcext:value-type="string">
            <text:p>Add the new property to the details component.</text:p>
          </table:table-cell>
          <table:table-cell table:style-name="ce17" table:number-columns-repeated="2"/>
        </table:table-row>
        <table:table-row table:style-name="ro5">
          <table:table-cell table:number-columns-repeated="2"/>
          <table:table-cell table:style-name="ce26" office:value-type="string" calcext:value-type="string">
            <text:p>~Publications</text:p>
          </table:table-cell>
          <table:table-cell table:style-name="ce28" office:value-type="string" calcext:value-type="string">
            <text:p>createFieldValues()</text:p>
          </table:table-cell>
          <table:table-cell table:style-name="ce25">
            <draw:control draw:z-index="46" draw:name="Control 1586" draw:style-name="gr1" draw:text-style-name="P1" svg:width="0.5cm" svg:height="0.5cm" svg:x="0.022cm" svg:y="0.003cm" draw:control="control1563"/>
          </table:table-cell>
          <table:table-cell office:value-type="string" calcext:value-type="string">
            <text:p>The Publications page.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26"/>
          <table:table-cell table:style-name="ce23" office:value-type="string" calcext:value-type="string">
            <text:p>createInput()</text:p>
          </table:table-cell>
          <table:table-cell table:style-name="ce25">
            <draw:control draw:z-index="47" draw:name="Control 1588" draw:style-name="gr1" draw:text-style-name="P1" svg:width="0.5cm" svg:height="0.5cm" svg:x="0.022cm" svg:y="0.003cm" draw:control="control1564"/>
          </table:table-cell>
          <table:table-cell table:number-columns-repeated="3"/>
        </table:table-row>
        <table:table-row table:style-name="ro5">
          <table:table-cell table:style-name="ce25" table:number-columns-repeated="2"/>
          <table:table-cell table:style-name="ce23" office:value-type="string" calcext:value-type="string">
            <text:p>~Publication-columns.ts</text:p>
          </table:table-cell>
          <table:table-cell table:style-name="ce23" office:value-type="string" calcext:value-type="string">
            <text:p>+publisher</text:p>
          </table:table-cell>
          <table:table-cell table:style-name="ce25">
            <draw:control draw:z-index="48" draw:name="Control 1589" draw:style-name="gr1" draw:text-style-name="P1" svg:width="0.5cm" svg:height="0.5cm" svg:x="0.022cm" svg:y="0.005cm" draw:control="control1565"/>
          </table:table-cell>
          <table:table-cell table:style-name="ce5" office:value-type="string" calcext:value-type="string">
            <text:p>Add the new property to the columns array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Publication.publisher</text:p>
          </table:table-cell>
          <table:table-cell table:style-name="ce25">
            <draw:control draw:z-index="16" draw:name="Control 1405" draw:style-name="gr1" draw:text-style-name="P1" svg:width="0.5cm" svg:height="0.5cm" svg:x="0.009cm" svg:y="0.427cm" draw:control="control1533"/>
            <draw:control draw:z-index="43" draw:name="Control 1581" draw:style-name="gr1" draw:text-style-name="P1" svg:width="0.5cm" svg:height="0.5cm" svg:x="0.022cm" svg:y="0.005cm" draw:control="control156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Publication.publisher</text:p>
          </table:table-cell>
          <table:table-cell table:style-name="ce25">
            <draw:control draw:z-index="17" draw:name="Control 1407" draw:style-name="gr1" draw:text-style-name="P1" svg:width="0.5cm" svg:height="0.5cm" svg:x="0.009cm" svg:y="0.429cm" draw:control="control153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Publication.publisher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PublicationInput.publisher</text:p>
          </table:table-cell>
          <table:table-cell table:style-name="ce25">
            <draw:control draw:z-index="40" draw:name="Control 1576" draw:style-name="gr1" draw:text-style-name="P1" svg:width="0.5cm" svg:height="0.5cm" svg:x="0.022cm" svg:y="0.005cm" draw:control="control1557"/>
          </table:table-cell>
          <table:table-cell table:style-name="ce7" office:value-type="string" calcext:value-type="string">
            <text:p>If Publication.publisher is updateable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publisher</text:p>
          </table:table-cell>
          <table:table-cell table:style-name="ce25">
            <draw:control draw:z-index="18" draw:name="Control 1408" draw:style-name="gr1" draw:text-style-name="P1" svg:width="0.5cm" svg:height="0.5cm" svg:x="0.009cm" svg:y="0.431cm" draw:control="control1535"/>
            <draw:control draw:z-index="39" draw:name="Control 1575" draw:style-name="gr1" draw:text-style-name="P1" svg:width="0.5cm" svg:height="0.5cm" svg:x="0.022cm" svg:y="0.004cm" draw:control="control155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ublisher()</text:p>
          </table:table-cell>
          <table:table-cell table:style-name="ce25">
            <draw:control draw:z-index="19" draw:name="Control 1409" draw:style-name="gr1" draw:text-style-name="P1" svg:width="0.5cm" svg:height="0.5cm" svg:x="0.009cm" svg:y="0.431cm" draw:control="control153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ublisher()</text:p>
          </table:table-cell>
          <table:table-cell table:style-name="ce25">
            <draw:control draw:z-index="20" draw:name="Control 1410" draw:style-name="gr1" draw:text-style-name="P1" svg:width="0.5cm" svg:height="0.5cm" svg:x="0.009cm" svg:y="0.432cm" draw:control="control153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21" draw:name="Control 1414" draw:style-name="gr1" draw:text-style-name="P1" svg:width="0.5cm" svg:height="0.5cm" svg:x="0.009cm" svg:y="0.433cm" draw:control="control153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.Builder</text:p>
          </table:table-cell>
          <table:table-cell table:style-name="ce23" office:value-type="string" calcext:value-type="string">
            <text:p>+publisher</text:p>
          </table:table-cell>
          <table:table-cell table:style-name="ce25">
            <draw:control draw:z-index="22" draw:name="Control 1417" draw:style-name="gr1" draw:text-style-name="P1" svg:width="0.5cm" svg:height="0.5cm" svg:x="0.009cm" svg:y="0.434cm" draw:control="control1539"/>
          </table:table-cell>
          <table:table-cell table:style-name="ce7" office:value-type="string" calcext:value-type="string">
            <text:p>Only if Publication is a persistent GraphQL type (not a GraphQL input)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ublisher()</text:p>
          </table:table-cell>
          <table:table-cell table:style-name="ce25">
            <draw:control draw:z-index="23" draw:name="Control 1423" draw:style-name="gr1" draw:text-style-name="P1" svg:width="0.5cm" svg:height="0.5cm" svg:x="0.009cm" svg:y="0.437cm" draw:control="control154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33" draw:name="Control 1459" draw:style-name="gr1" draw:text-style-name="P1" svg:width="0.5cm" svg:height="0.5cm" svg:x="0.009cm" svg:y="0.437cm" draw:control="control1550"/>
          </table:table-cell>
          <table:table-cell table:style-name="ce5" office:value-type="string" calcext:value-type="string">
            <text:p>Call _object.setPublisher(this.publisher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</text:p>
          </table:table-cell>
          <table:table-cell table:style-name="ce23" office:value-type="string" calcext:value-type="string">
            <text:p>+publisher</text:p>
          </table:table-cell>
          <table:table-cell table:style-name="ce25">
            <draw:control draw:z-index="24" draw:name="Control 1427" draw:style-name="gr1" draw:text-style-name="P1" svg:width="0.5cm" svg:height="0.5cm" svg:x="0.009cm" svg:y="0.437cm" draw:control="control1541"/>
          </table:table-cell>
          <table:table-cell table:style-name="ce5" office:value-type="string" calcext:value-type="string">
            <text:p>Only if Publication is a persistent GraphQL type (not a GraphQL input) and only if publisher is included in Publication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ublisher()</text:p>
          </table:table-cell>
          <table:table-cell table:style-name="ce25">
            <draw:control draw:z-index="25" draw:name="Control 1429" draw:style-name="gr1" draw:text-style-name="P1" svg:width="0.5cm" svg:height="0.5cm" svg:x="0.009cm" svg:y="0.438cm" draw:control="control154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ublisher()</text:p>
          </table:table-cell>
          <table:table-cell table:style-name="ce25">
            <draw:control draw:z-index="26" draw:name="Control 1430" draw:style-name="gr1" draw:text-style-name="P1" svg:width="0.5cm" svg:height="0.5cm" svg:x="0.009cm" svg:y="0.439cm" draw:control="control154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27" draw:name="Control 1431" draw:style-name="gr1" draw:text-style-name="P1" svg:width="0.5cm" svg:height="0.5cm" svg:x="0.009cm" svg:y="0.44cm" draw:control="control154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.Builder</text:p>
          </table:table-cell>
          <table:table-cell table:style-name="ce23" office:value-type="string" calcext:value-type="string">
            <text:p>+publisher</text:p>
          </table:table-cell>
          <table:table-cell table:style-name="ce25">
            <draw:control draw:z-index="28" draw:name="Control 1432" draw:style-name="gr1" draw:text-style-name="P1" svg:width="0.5cm" svg:height="0.5cm" svg:x="0.009cm" svg:y="0.44cm" draw:control="control1545"/>
          </table:table-cell>
          <table:table-cell table:style-name="ce5" office:value-type="string" calcext:value-type="string">
            <text:p>Only if publisher is included in Publication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ublisher()</text:p>
          </table:table-cell>
          <table:table-cell table:style-name="ce25">
            <draw:control draw:z-index="29" draw:name="Control 1433" draw:style-name="gr1" draw:text-style-name="P1" svg:width="0.5cm" svg:height="0.5cm" svg:x="0.009cm" svg:y="0.442cm" draw:control="control154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0" draw:name="Control 1438" draw:style-name="gr1" draw:text-style-name="P1" svg:width="0.5cm" svg:height="0.5cm" svg:x="0.009cm" svg:y="0.442cm" draw:control="control1547"/>
          </table:table-cell>
          <table:table-cell table:style-name="ce5" office:value-type="string" calcext:value-type="string">
            <text:p>Call _object.setPublisher(this.publisher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Controller</text:p>
          </table:table-cell>
          <table:table-cell table:style-name="ce23" office:value-type="string" calcext:value-type="string">
            <text:p>+publisher()</text:p>
          </table:table-cell>
          <table:table-cell table:style-name="ce25">
            <draw:control draw:z-index="31" draw:name="Control 1440" draw:style-name="gr1" draw:text-style-name="P1" svg:width="0.5cm" svg:height="0.5cm" svg:x="0.009cm" svg:y="0.443cm" draw:control="control1548"/>
          </table:table-cell>
          <table:table-cell table:style-name="ce5" office:value-type="string" calcext:value-type="string">
            <text:p>Only for structured or parameterised properties of GraphQL types (not GraphQL inpu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Publication</text:p>
          </table:table-cell>
          <table:table-cell table:style-name="ce23" office:value-type="string" calcext:value-type="string">
            <text:p>+publisher()</text:p>
          </table:table-cell>
          <table:table-cell table:style-name="ce25">
            <draw:control draw:z-index="32" draw:name="Control 1441" draw:style-name="gr1" draw:text-style-name="P1" svg:width="0.5cm" svg:height="0.5cm" svg:x="0.009cm" svg:y="0.444cm" draw:control="control1549"/>
          </table:table-cell>
          <table:table-cell table:style-name="ce5" office:value-type="string" calcext:value-type="string">
            <text:p>Only for structured or parameterised properties of GraphQL types (not GraphQL inpu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PublicationImpl</text:p>
          </table:table-cell>
          <table:table-cell table:style-name="ce23" office:value-type="string" calcext:value-type="string">
            <text:p>+publisher()</text:p>
          </table:table-cell>
          <table:table-cell table:style-name="ce25"/>
          <table:table-cell table:style-name="ce5" office:value-type="string" calcext:value-type="string">
            <text:p>Only for structured or parameterised properties of GraphQL types (not GraphQL inputs).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 calcext:value-type="string">
            <text:p>~DataFetchersDelegateMutationImpl</text:p>
          </table:table-cell>
          <table:table-cell table:style-name="ce26" office:value-type="string" calcext:value-type="string">
            <text:p>createPublication()</text:p>
          </table:table-cell>
          <table:table-cell table:style-name="ce25">
            <draw:control draw:z-index="41" draw:name="Control 1578" draw:style-name="gr1" draw:text-style-name="P1" svg:width="0.5cm" svg:height="0.5cm" svg:x="0.022cm" svg:y="0.004cm" draw:control="control1558"/>
          </table:table-cell>
          <table:table-cell table:style-name="ce5" office:value-type="string" calcext:value-type="string">
            <text:p>Only for structured or parameterised properties of GraphQL types (not GraphQL inputs).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26"/>
          <table:table-cell table:style-name="ce26" office:value-type="string" calcext:value-type="string">
            <text:p>updatePublication()</text:p>
          </table:table-cell>
          <table:table-cell table:style-name="ce25">
            <draw:control draw:z-index="42" draw:name="Control 1579" draw:style-name="gr1" draw:text-style-name="P1" svg:width="0.5cm" svg:height="0.5cm" svg:x="0.022cm" svg:y="0.003cm" draw:control="control1559"/>
          </table:table-cell>
          <table:table-cell table:style-name="ce5" office:value-type="string" calcext:value-type="string">
            <text:p>Only for structured or parameterised properties of GraphQL types (not GraphQL inputs).</text:p>
          </table:table-cell>
          <table:table-cell table:number-columns-repeated="2"/>
        </table:table-row>
        <table:table-row table:style-name="ro5">
          <table:table-cell table:style-name="ce25" table:number-columns-repeated="2"/>
          <table:table-cell table:style-name="ce23" office:value-type="string" calcext:value-type="string">
            <text:p>~PublicationColumns</text:p>
          </table:table-cell>
          <table:table-cell table:style-name="ce23" office:value-type="string" calcext:value-type="string">
            <text:p>OWN_COLUMNS</text:p>
          </table:table-cell>
          <table:table-cell table:style-name="ce25">
            <draw:control draw:z-index="49" draw:name="Control 1590" draw:style-name="gr1" draw:text-style-name="P1" svg:width="0.5cm" svg:height="0.5cm" svg:x="0.022cm" svg:y="0.003cm" draw:control="control1566"/>
          </table:table-cell>
          <table:table-cell table:style-name="ce5" office:value-type="string" calcext:value-type="string">
            <text:p>If Publication is exportable, add column descriptor.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ImportApiController</text:a></text:p>
          </table:table-cell>
          <table:table-cell table:style-name="ce23" office:value-type="string" calcext:value-type="string">
            <text:p>~importPublications()</text:p>
          </table:table-cell>
          <table:table-cell table:style-name="ce7">
            <draw:control draw:z-index="1" draw:name="Control 1375" draw:style-name="gr1" draw:text-style-name="P1" svg:width="0.5cm" svg:height="0.5cm" svg:x="0.009cm" svg:y="-22.619cm" draw:control="control1518"/>
            <draw:control draw:z-index="44" draw:name="Control 1582" draw:style-name="gr1" draw:text-style-name="P1" svg:width="0.5cm" svg:height="0.5cm" svg:x="0.022cm" svg:y="0.004cm" draw:control="control1561"/>
          </table:table-cell>
          <table:table-cell table:style-name="ce5" office:value-type="string" calcext:value-type="string">
            <text:p>Importable types only: handle new property.</text:p>
          </table:table-cell>
          <table:table-cell table:style-name="ce17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export-ris.ftl</text:a></text:p>
          </table:table-cell>
          <table:table-cell table:style-name="ce15"/>
          <table:table-cell table:style-name="ce7">
            <draw:control draw:z-index="2" draw:name="Control 1376" draw:style-name="gr1" draw:text-style-name="P1" svg:width="0.5cm" svg:height="0.5cm" svg:x="0.009cm" svg:y="-22.62cm" draw:control="control1519"/>
            <draw:control draw:z-index="45" draw:name="Control 1583" draw:style-name="gr1" draw:text-style-name="P1" svg:width="0.5cm" svg:height="0.5cm" svg:x="0.022cm" svg:y="0.003cm" draw:control="control1562"/>
          </table:table-cell>
          <table:table-cell table:style-name="ce5" office:value-type="string" calcext:value-type="string">
            <text:p>Exportable types only: handle new property.</text:p>
          </table:table-cell>
          <table:table-cell table:style-name="ce17" table:number-columns-repeated="2"/>
        </table:table-row>
        <table:table-row table:style-name="ro5" table:number-rows-repeated="1048519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Console" svg:font-family="'Liberation Console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7">00/00/0000</text:date>, <text:time style:data-style-name="N2" text:time-value="09:58:23.409576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9T11:54:11.630934200</meta:creation-date>
    <dc:date>2026-04-07T20:43:26.362959200</dc:date>
    <meta:editing-duration>P21DT10H15M25S</meta:editing-duration>
    <meta:editing-cycles>262</meta:editing-cycles>
    <meta:generator>LibreOffice/25.8.4.2$Windows_X86_64 LibreOffice_project/290daaa01b999472f0c7a3890eb6a550fd74c6df</meta:generator>
    <dc:creator>Adrian Price</dc:creator>
    <meta:document-statistic meta:table-count="16" meta:cell-count="3421" meta:object-count="1569"/>
  </office:meta>
</office:document-meta>
</file>